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59655" calcext:value-type="float">
            <text:p>59655</text:p>
          </table:table-cell>
          <table:table-cell office:value-type="float" office:value="1004" calcext:value-type="float">
            <text:p>1004</text:p>
          </table:table-cell>
          <table:table-cell office:value-type="float" office:value="3492199172" calcext:value-type="float">
            <text:p>3492199172</text:p>
          </table:table-cell>
          <table:table-cell office:value-type="float" office:value="8813928655" calcext:value-type="float">
            <text:p>8813928655</text:p>
          </table:table-cell>
          <table:table-cell office:value-type="float" office:value="1932603" calcext:value-type="float">
            <text:p>1932603</text:p>
          </table:table-cell>
          <table:table-cell office:value-type="float" office:value="82132530" calcext:value-type="float">
            <text:p>82132530</text:p>
          </table:table-cell>
          <table:table-cell office:value-type="float" office:value="54631793" calcext:value-type="float">
            <text:p>54631793</text:p>
          </table:table-cell>
          <table:table-cell office:value-type="float" office:value="53709507" calcext:value-type="float">
            <text:p>5370950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96214" calcext:value-type="float">
            <text:p>0.396214</text:p>
          </table:table-cell>
          <table:table-cell office:value-type="float" office:value="1932603" calcext:value-type="float">
            <text:p>1932603</text:p>
          </table:table-cell>
          <table:table-cell office:value-type="float" office:value="5.235539" calcext:value-type="float">
            <text:p>5.235539</text:p>
          </table:table-cell>
          <table:table-cell office:value-type="float" office:value="3.482505" calcext:value-type="float">
            <text:p>3.482505</text:p>
          </table:table-cell>
          <table:table-cell office:value-type="float" office:value="3.423714" calcext:value-type="float">
            <text:p>3.423714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53" calcext:value-type="float">
            <text:p>59653</text:p>
          </table:table-cell>
          <table:table-cell office:value-type="float" office:value="1004" calcext:value-type="float">
            <text:p>1004</text:p>
          </table:table-cell>
          <table:table-cell office:value-type="float" office:value="3486137243" calcext:value-type="float">
            <text:p>3486137243</text:p>
          </table:table-cell>
          <table:table-cell office:value-type="float" office:value="8809972344" calcext:value-type="float">
            <text:p>8809972344</text:p>
          </table:table-cell>
          <table:table-cell office:value-type="float" office:value="1908062" calcext:value-type="float">
            <text:p>1908062</text:p>
          </table:table-cell>
          <table:table-cell office:value-type="float" office:value="81607843" calcext:value-type="float">
            <text:p>81607843</text:p>
          </table:table-cell>
          <table:table-cell office:value-type="float" office:value="54198324" calcext:value-type="float">
            <text:p>54198324</text:p>
          </table:table-cell>
          <table:table-cell office:value-type="float" office:value="53341710" calcext:value-type="float">
            <text:p>533417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95704" calcext:value-type="float">
            <text:p>0.395704</text:p>
          </table:table-cell>
          <table:table-cell office:value-type="float" office:value="1908062" calcext:value-type="float">
            <text:p>1908062</text:p>
          </table:table-cell>
          <table:table-cell office:value-type="float" office:value="5.202094" calcext:value-type="float">
            <text:p>5.202094</text:p>
          </table:table-cell>
          <table:table-cell office:value-type="float" office:value="3.454873" calcext:value-type="float">
            <text:p>3.454873</text:p>
          </table:table-cell>
          <table:table-cell office:value-type="float" office:value="3.400269" calcext:value-type="float">
            <text:p>3.400269</text:p>
          </table:table-cell>
          <table:table-cell office:value-type="float" office:value="1.51" calcext:value-type="float">
            <text:p>1.5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51" calcext:value-type="float">
            <text:p>59651</text:p>
          </table:table-cell>
          <table:table-cell office:value-type="float" office:value="1003" calcext:value-type="float">
            <text:p>1003</text:p>
          </table:table-cell>
          <table:table-cell office:value-type="float" office:value="4073765929" calcext:value-type="float">
            <text:p>4073765929</text:p>
          </table:table-cell>
          <table:table-cell office:value-type="float" office:value="8886388268" calcext:value-type="float">
            <text:p>8886388268</text:p>
          </table:table-cell>
          <table:table-cell office:value-type="float" office:value="2577481" calcext:value-type="float">
            <text:p>2577481</text:p>
          </table:table-cell>
          <table:table-cell office:value-type="float" office:value="102918158" calcext:value-type="float">
            <text:p>102918158</text:p>
          </table:table-cell>
          <table:table-cell office:value-type="float" office:value="67983818" calcext:value-type="float">
            <text:p>67983818</text:p>
          </table:table-cell>
          <table:table-cell office:value-type="float" office:value="66901830" calcext:value-type="float">
            <text:p>6690183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8428" calcext:value-type="float">
            <text:p>0.458428</text:p>
          </table:table-cell>
          <table:table-cell office:value-type="float" office:value="2577481" calcext:value-type="float">
            <text:p>2577481</text:p>
          </table:table-cell>
          <table:table-cell office:value-type="float" office:value="6.567061" calcext:value-type="float">
            <text:p>6.567061</text:p>
          </table:table-cell>
          <table:table-cell office:value-type="float" office:value="4.33795" calcext:value-type="float">
            <text:p>4.33795</text:p>
          </table:table-cell>
          <table:table-cell office:value-type="float" office:value="4.26891" calcext:value-type="float">
            <text:p>4.26891</text:p>
          </table:table-cell>
          <table:table-cell office:value-type="float" office:value="1.51" calcext:value-type="float">
            <text:p>1.5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9" calcext:value-type="float">
            <text:p>59649</text:p>
          </table:table-cell>
          <table:table-cell office:value-type="float" office:value="1003" calcext:value-type="float">
            <text:p>1003</text:p>
          </table:table-cell>
          <table:table-cell office:value-type="float" office:value="4076503533" calcext:value-type="float">
            <text:p>4076503533</text:p>
          </table:table-cell>
          <table:table-cell office:value-type="float" office:value="8882780108" calcext:value-type="float">
            <text:p>8882780108</text:p>
          </table:table-cell>
          <table:table-cell office:value-type="float" office:value="2563620" calcext:value-type="float">
            <text:p>2563620</text:p>
          </table:table-cell>
          <table:table-cell office:value-type="float" office:value="101239270" calcext:value-type="float">
            <text:p>101239270</text:p>
          </table:table-cell>
          <table:table-cell office:value-type="float" office:value="67455607" calcext:value-type="float">
            <text:p>67455607</text:p>
          </table:table-cell>
          <table:table-cell office:value-type="float" office:value="66058163" calcext:value-type="float">
            <text:p>66058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8922" calcext:value-type="float">
            <text:p>0.458922</text:p>
          </table:table-cell>
          <table:table-cell office:value-type="float" office:value="2563620" calcext:value-type="float">
            <text:p>2563620</text:p>
          </table:table-cell>
          <table:table-cell office:value-type="float" office:value="6.459934" calcext:value-type="float">
            <text:p>6.459934</text:p>
          </table:table-cell>
          <table:table-cell office:value-type="float" office:value="4.304246" calcext:value-type="float">
            <text:p>4.304246</text:p>
          </table:table-cell>
          <table:table-cell office:value-type="float" office:value="4.215077" calcext:value-type="float">
            <text:p>4.215077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7" calcext:value-type="float">
            <text:p>59647</text:p>
          </table:table-cell>
          <table:table-cell office:value-type="float" office:value="1003" calcext:value-type="float">
            <text:p>1003</text:p>
          </table:table-cell>
          <table:table-cell office:value-type="float" office:value="3726607064" calcext:value-type="float">
            <text:p>3726607064</text:p>
          </table:table-cell>
          <table:table-cell office:value-type="float" office:value="8888636161" calcext:value-type="float">
            <text:p>8888636161</text:p>
          </table:table-cell>
          <table:table-cell office:value-type="float" office:value="2193052" calcext:value-type="float">
            <text:p>2193052</text:p>
          </table:table-cell>
          <table:table-cell office:value-type="float" office:value="90930004" calcext:value-type="float">
            <text:p>90930004</text:p>
          </table:table-cell>
          <table:table-cell office:value-type="float" office:value="60170032" calcext:value-type="float">
            <text:p>60170032</text:p>
          </table:table-cell>
          <table:table-cell office:value-type="float" office:value="59270898" calcext:value-type="float">
            <text:p>5927089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9255" calcext:value-type="float">
            <text:p>0.419255</text:p>
          </table:table-cell>
          <table:table-cell office:value-type="float" office:value="2193052" calcext:value-type="float">
            <text:p>2193052</text:p>
          </table:table-cell>
          <table:table-cell office:value-type="float" office:value="5.802114" calcext:value-type="float">
            <text:p>5.802114</text:p>
          </table:table-cell>
          <table:table-cell office:value-type="float" office:value="3.839364" calcext:value-type="float">
            <text:p>3.839364</text:p>
          </table:table-cell>
          <table:table-cell office:value-type="float" office:value="3.781991" calcext:value-type="float">
            <text:p>3.781991</text:p>
          </table:table-cell>
          <table:table-cell office:value-type="float" office:value="1.51" calcext:value-type="float">
            <text:p>1.5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5" calcext:value-type="float">
            <text:p>59645</text:p>
          </table:table-cell>
          <table:table-cell office:value-type="float" office:value="1003" calcext:value-type="float">
            <text:p>1003</text:p>
          </table:table-cell>
          <table:table-cell office:value-type="float" office:value="3733627516" calcext:value-type="float">
            <text:p>3733627516</text:p>
          </table:table-cell>
          <table:table-cell office:value-type="float" office:value="8883691172" calcext:value-type="float">
            <text:p>8883691172</text:p>
          </table:table-cell>
          <table:table-cell office:value-type="float" office:value="2191069" calcext:value-type="float">
            <text:p>2191069</text:p>
          </table:table-cell>
          <table:table-cell office:value-type="float" office:value="90932731" calcext:value-type="float">
            <text:p>90932731</text:p>
          </table:table-cell>
          <table:table-cell office:value-type="float" office:value="60327279" calcext:value-type="float">
            <text:p>60327279</text:p>
          </table:table-cell>
          <table:table-cell office:value-type="float" office:value="59252828" calcext:value-type="float">
            <text:p>59252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0279" calcext:value-type="float">
            <text:p>0.420279</text:p>
          </table:table-cell>
          <table:table-cell office:value-type="float" office:value="2191069" calcext:value-type="float">
            <text:p>2191069</text:p>
          </table:table-cell>
          <table:table-cell office:value-type="float" office:value="5.802288" calcext:value-type="float">
            <text:p>5.802288</text:p>
          </table:table-cell>
          <table:table-cell office:value-type="float" office:value="3.849398" calcext:value-type="float">
            <text:p>3.849398</text:p>
          </table:table-cell>
          <table:table-cell office:value-type="float" office:value="3.780838" calcext:value-type="float">
            <text:p>3.780838</text:p>
          </table:table-cell>
          <table:table-cell office:value-type="float" office:value="1.51" calcext:value-type="float">
            <text:p>1.5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3" calcext:value-type="float">
            <text:p>59643</text:p>
          </table:table-cell>
          <table:table-cell office:value-type="float" office:value="1003" calcext:value-type="float">
            <text:p>1003</text:p>
          </table:table-cell>
          <table:table-cell office:value-type="float" office:value="3784056308" calcext:value-type="float">
            <text:p>3784056308</text:p>
          </table:table-cell>
          <table:table-cell office:value-type="float" office:value="8885881096" calcext:value-type="float">
            <text:p>8885881096</text:p>
          </table:table-cell>
          <table:table-cell office:value-type="float" office:value="2299338" calcext:value-type="float">
            <text:p>2299338</text:p>
          </table:table-cell>
          <table:table-cell office:value-type="float" office:value="94195427" calcext:value-type="float">
            <text:p>94195427</text:p>
          </table:table-cell>
          <table:table-cell office:value-type="float" office:value="62595413" calcext:value-type="float">
            <text:p>62595413</text:p>
          </table:table-cell>
          <table:table-cell office:value-type="float" office:value="61433819" calcext:value-type="float">
            <text:p>6143381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585" calcext:value-type="float">
            <text:p>0.42585</text:p>
          </table:table-cell>
          <table:table-cell office:value-type="float" office:value="2299338" calcext:value-type="float">
            <text:p>2299338</text:p>
          </table:table-cell>
          <table:table-cell office:value-type="float" office:value="6.010476" calcext:value-type="float">
            <text:p>6.010476</text:p>
          </table:table-cell>
          <table:table-cell office:value-type="float" office:value="3.994124" calcext:value-type="float">
            <text:p>3.994124</text:p>
          </table:table-cell>
          <table:table-cell office:value-type="float" office:value="3.920004" calcext:value-type="float">
            <text:p>3.920004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1" calcext:value-type="float">
            <text:p>59641</text:p>
          </table:table-cell>
          <table:table-cell office:value-type="float" office:value="1003" calcext:value-type="float">
            <text:p>1003</text:p>
          </table:table-cell>
          <table:table-cell office:value-type="float" office:value="3751491069" calcext:value-type="float">
            <text:p>3751491069</text:p>
          </table:table-cell>
          <table:table-cell office:value-type="float" office:value="8883099486" calcext:value-type="float">
            <text:p>8883099486</text:p>
          </table:table-cell>
          <table:table-cell office:value-type="float" office:value="2196173" calcext:value-type="float">
            <text:p>2196173</text:p>
          </table:table-cell>
          <table:table-cell office:value-type="float" office:value="91202420" calcext:value-type="float">
            <text:p>91202420</text:p>
          </table:table-cell>
          <table:table-cell office:value-type="float" office:value="60457202" calcext:value-type="float">
            <text:p>60457202</text:p>
          </table:table-cell>
          <table:table-cell office:value-type="float" office:value="59504301" calcext:value-type="float">
            <text:p>59504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2318" calcext:value-type="float">
            <text:p>0.422318</text:p>
          </table:table-cell>
          <table:table-cell office:value-type="float" office:value="2196173" calcext:value-type="float">
            <text:p>2196173</text:p>
          </table:table-cell>
          <table:table-cell office:value-type="float" office:value="5.819496" calcext:value-type="float">
            <text:p>5.819496</text:p>
          </table:table-cell>
          <table:table-cell office:value-type="float" office:value="3.857688" calcext:value-type="float">
            <text:p>3.857688</text:p>
          </table:table-cell>
          <table:table-cell office:value-type="float" office:value="3.796885" calcext:value-type="float">
            <text:p>3.796885</text:p>
          </table:table-cell>
          <table:table-cell office:value-type="float" office:value="1.51" calcext:value-type="float">
            <text:p>1.5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55" calcext:value-type="float">
            <text:p>59655</text:p>
          </table:table-cell>
          <table:table-cell office:value-type="float" office:value="2007" calcext:value-type="float">
            <text:p>2007</text:p>
          </table:table-cell>
          <table:table-cell office:value-type="float" office:value="3854014430" calcext:value-type="float">
            <text:p>3854014430</text:p>
          </table:table-cell>
          <table:table-cell office:value-type="float" office:value="9131851153" calcext:value-type="float">
            <text:p>9131851153</text:p>
          </table:table-cell>
          <table:table-cell office:value-type="float" office:value="1524826" calcext:value-type="float">
            <text:p>1524826</text:p>
          </table:table-cell>
          <table:table-cell office:value-type="float" office:value="61645372" calcext:value-type="float">
            <text:p>61645372</text:p>
          </table:table-cell>
          <table:table-cell office:value-type="float" office:value="41115887" calcext:value-type="float">
            <text:p>41115887</text:p>
          </table:table-cell>
          <table:table-cell office:value-type="float" office:value="40479533" calcext:value-type="float">
            <text:p>4047953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2041" calcext:value-type="float">
            <text:p>0.422041</text:p>
          </table:table-cell>
          <table:table-cell office:value-type="float" office:value="1524826" calcext:value-type="float">
            <text:p>1524826</text:p>
          </table:table-cell>
          <table:table-cell office:value-type="float" office:value="3.933503" calcext:value-type="float">
            <text:p>3.933503</text:p>
          </table:table-cell>
          <table:table-cell office:value-type="float" office:value="2.623546" calcext:value-type="float">
            <text:p>2.623546</text:p>
          </table:table-cell>
          <table:table-cell office:value-type="float" office:value="2.582941" calcext:value-type="float">
            <text:p>2.582941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53" calcext:value-type="float">
            <text:p>59653</text:p>
          </table:table-cell>
          <table:table-cell office:value-type="float" office:value="2007" calcext:value-type="float">
            <text:p>2007</text:p>
          </table:table-cell>
          <table:table-cell office:value-type="float" office:value="3830150642" calcext:value-type="float">
            <text:p>3830150642</text:p>
          </table:table-cell>
          <table:table-cell office:value-type="float" office:value="9129289067" calcext:value-type="float">
            <text:p>9129289067</text:p>
          </table:table-cell>
          <table:table-cell office:value-type="float" office:value="1434774" calcext:value-type="float">
            <text:p>1434774</text:p>
          </table:table-cell>
          <table:table-cell office:value-type="float" office:value="58018053" calcext:value-type="float">
            <text:p>58018053</text:p>
          </table:table-cell>
          <table:table-cell office:value-type="float" office:value="38601552" calcext:value-type="float">
            <text:p>38601552</text:p>
          </table:table-cell>
          <table:table-cell office:value-type="float" office:value="38024608" calcext:value-type="float">
            <text:p>38024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9545" calcext:value-type="float">
            <text:p>0.419545</text:p>
          </table:table-cell>
          <table:table-cell office:value-type="float" office:value="1434774" calcext:value-type="float">
            <text:p>1434774</text:p>
          </table:table-cell>
          <table:table-cell office:value-type="float" office:value="3.702049" calcext:value-type="float">
            <text:p>3.702049</text:p>
          </table:table-cell>
          <table:table-cell office:value-type="float" office:value="2.46311" calcext:value-type="float">
            <text:p>2.46311</text:p>
          </table:table-cell>
          <table:table-cell office:value-type="float" office:value="2.426296" calcext:value-type="float">
            <text:p>2.426296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51" calcext:value-type="float">
            <text:p>59651</text:p>
          </table:table-cell>
          <table:table-cell office:value-type="float" office:value="2005" calcext:value-type="float">
            <text:p>2005</text:p>
          </table:table-cell>
          <table:table-cell office:value-type="float" office:value="3921573593" calcext:value-type="float">
            <text:p>3921573593</text:p>
          </table:table-cell>
          <table:table-cell office:value-type="float" office:value="9140684276" calcext:value-type="float">
            <text:p>9140684276</text:p>
          </table:table-cell>
          <table:table-cell office:value-type="float" office:value="1519752" calcext:value-type="float">
            <text:p>1519752</text:p>
          </table:table-cell>
          <table:table-cell office:value-type="float" office:value="61223132" calcext:value-type="float">
            <text:p>61223132</text:p>
          </table:table-cell>
          <table:table-cell office:value-type="float" office:value="40755828" calcext:value-type="float">
            <text:p>40755828</text:p>
          </table:table-cell>
          <table:table-cell office:value-type="float" office:value="40058636" calcext:value-type="float">
            <text:p>4005863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9024" calcext:value-type="float">
            <text:p>0.429024</text:p>
          </table:table-cell>
          <table:table-cell office:value-type="float" office:value="1519752" calcext:value-type="float">
            <text:p>1519752</text:p>
          </table:table-cell>
          <table:table-cell office:value-type="float" office:value="3.91046" calcext:value-type="float">
            <text:p>3.91046</text:p>
          </table:table-cell>
          <table:table-cell office:value-type="float" office:value="2.603167" calcext:value-type="float">
            <text:p>2.603167</text:p>
          </table:table-cell>
          <table:table-cell office:value-type="float" office:value="2.558635" calcext:value-type="float">
            <text:p>2.558635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9" calcext:value-type="float">
            <text:p>59649</text:p>
          </table:table-cell>
          <table:table-cell office:value-type="float" office:value="2005" calcext:value-type="float">
            <text:p>2005</text:p>
          </table:table-cell>
          <table:table-cell office:value-type="float" office:value="3888744789" calcext:value-type="float">
            <text:p>3888744789</text:p>
          </table:table-cell>
          <table:table-cell office:value-type="float" office:value="9138216744" calcext:value-type="float">
            <text:p>9138216744</text:p>
          </table:table-cell>
          <table:table-cell office:value-type="float" office:value="1441993" calcext:value-type="float">
            <text:p>1441993</text:p>
          </table:table-cell>
          <table:table-cell office:value-type="float" office:value="57522325" calcext:value-type="float">
            <text:p>57522325</text:p>
          </table:table-cell>
          <table:table-cell office:value-type="float" office:value="38410984" calcext:value-type="float">
            <text:p>38410984</text:p>
          </table:table-cell>
          <table:table-cell office:value-type="float" office:value="37776573" calcext:value-type="float">
            <text:p>37776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5547" calcext:value-type="float">
            <text:p>0.425547</text:p>
          </table:table-cell>
          <table:table-cell office:value-type="float" office:value="1441993" calcext:value-type="float">
            <text:p>1441993</text:p>
          </table:table-cell>
          <table:table-cell office:value-type="float" office:value="3.674081" calcext:value-type="float">
            <text:p>3.674081</text:p>
          </table:table-cell>
          <table:table-cell office:value-type="float" office:value="2.453396" calcext:value-type="float">
            <text:p>2.453396</text:p>
          </table:table-cell>
          <table:table-cell office:value-type="float" office:value="2.412875" calcext:value-type="float">
            <text:p>2.412875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7" calcext:value-type="float">
            <text:p>59647</text:p>
          </table:table-cell>
          <table:table-cell office:value-type="float" office:value="2005" calcext:value-type="float">
            <text:p>2005</text:p>
          </table:table-cell>
          <table:table-cell office:value-type="float" office:value="3944228314" calcext:value-type="float">
            <text:p>3944228314</text:p>
          </table:table-cell>
          <table:table-cell office:value-type="float" office:value="9138009108" calcext:value-type="float">
            <text:p>9138009108</text:p>
          </table:table-cell>
          <table:table-cell office:value-type="float" office:value="1499917" calcext:value-type="float">
            <text:p>1499917</text:p>
          </table:table-cell>
          <table:table-cell office:value-type="float" office:value="59243162" calcext:value-type="float">
            <text:p>59243162</text:p>
          </table:table-cell>
          <table:table-cell office:value-type="float" office:value="39784558" calcext:value-type="float">
            <text:p>39784558</text:p>
          </table:table-cell>
          <table:table-cell office:value-type="float" office:value="39052943" calcext:value-type="float">
            <text:p>3905294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1629" calcext:value-type="float">
            <text:p>0.431629</text:p>
          </table:table-cell>
          <table:table-cell office:value-type="float" office:value="1499917" calcext:value-type="float">
            <text:p>1499917</text:p>
          </table:table-cell>
          <table:table-cell office:value-type="float" office:value="3.783994" calcext:value-type="float">
            <text:p>3.783994</text:p>
          </table:table-cell>
          <table:table-cell office:value-type="float" office:value="2.54113" calcext:value-type="float">
            <text:p>2.54113</text:p>
          </table:table-cell>
          <table:table-cell office:value-type="float" office:value="2.4944" calcext:value-type="float">
            <text:p>2.4944</text:p>
          </table:table-cell>
          <table:table-cell office:value-type="float" office:value="1.49" calcext:value-type="float">
            <text:p>1.49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5" calcext:value-type="float">
            <text:p>59645</text:p>
          </table:table-cell>
          <table:table-cell office:value-type="float" office:value="2005" calcext:value-type="float">
            <text:p>2005</text:p>
          </table:table-cell>
          <table:table-cell office:value-type="float" office:value="3961344460" calcext:value-type="float">
            <text:p>3961344460</text:p>
          </table:table-cell>
          <table:table-cell office:value-type="float" office:value="9135145412" calcext:value-type="float">
            <text:p>9135145412</text:p>
          </table:table-cell>
          <table:table-cell office:value-type="float" office:value="1586380" calcext:value-type="float">
            <text:p>1586380</text:p>
          </table:table-cell>
          <table:table-cell office:value-type="float" office:value="61918317" calcext:value-type="float">
            <text:p>61918317</text:p>
          </table:table-cell>
          <table:table-cell office:value-type="float" office:value="41458677" calcext:value-type="float">
            <text:p>41458677</text:p>
          </table:table-cell>
          <table:table-cell office:value-type="float" office:value="40716221" calcext:value-type="float">
            <text:p>40716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3638" calcext:value-type="float">
            <text:p>0.433638</text:p>
          </table:table-cell>
          <table:table-cell office:value-type="float" office:value="1586380" calcext:value-type="float">
            <text:p>1586380</text:p>
          </table:table-cell>
          <table:table-cell office:value-type="float" office:value="3.954863" calcext:value-type="float">
            <text:p>3.954863</text:p>
          </table:table-cell>
          <table:table-cell office:value-type="float" office:value="2.648059" calcext:value-type="float">
            <text:p>2.648059</text:p>
          </table:table-cell>
          <table:table-cell office:value-type="float" office:value="2.600637" calcext:value-type="float">
            <text:p>2.600637</text:p>
          </table:table-cell>
          <table:table-cell office:value-type="float" office:value="1.49" calcext:value-type="float">
            <text:p>1.49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3" calcext:value-type="float">
            <text:p>59643</text:p>
          </table:table-cell>
          <table:table-cell office:value-type="float" office:value="2006" calcext:value-type="float">
            <text:p>2006</text:p>
          </table:table-cell>
          <table:table-cell office:value-type="float" office:value="3715274284" calcext:value-type="float">
            <text:p>3715274284</text:p>
          </table:table-cell>
          <table:table-cell office:value-type="float" office:value="9140988812" calcext:value-type="float">
            <text:p>9140988812</text:p>
          </table:table-cell>
          <table:table-cell office:value-type="float" office:value="1501366" calcext:value-type="float">
            <text:p>1501366</text:p>
          </table:table-cell>
          <table:table-cell office:value-type="float" office:value="61651328" calcext:value-type="float">
            <text:p>61651328</text:p>
          </table:table-cell>
          <table:table-cell office:value-type="float" office:value="41089954" calcext:value-type="float">
            <text:p>41089954</text:p>
          </table:table-cell>
          <table:table-cell office:value-type="float" office:value="40556627" calcext:value-type="float">
            <text:p>4055662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6441" calcext:value-type="float">
            <text:p>0.406441</text:p>
          </table:table-cell>
          <table:table-cell office:value-type="float" office:value="1501366" calcext:value-type="float">
            <text:p>1501366</text:p>
          </table:table-cell>
          <table:table-cell office:value-type="float" office:value="3.933883" calcext:value-type="float">
            <text:p>3.933883</text:p>
          </table:table-cell>
          <table:table-cell office:value-type="float" office:value="2.621891" calcext:value-type="float">
            <text:p>2.621891</text:p>
          </table:table-cell>
          <table:table-cell office:value-type="float" office:value="2.587861" calcext:value-type="float">
            <text:p>2.587861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1" calcext:value-type="float">
            <text:p>59641</text:p>
          </table:table-cell>
          <table:table-cell office:value-type="float" office:value="2006" calcext:value-type="float">
            <text:p>2006</text:p>
          </table:table-cell>
          <table:table-cell office:value-type="float" office:value="3716103041" calcext:value-type="float">
            <text:p>3716103041</text:p>
          </table:table-cell>
          <table:table-cell office:value-type="float" office:value="9139173402" calcext:value-type="float">
            <text:p>9139173402</text:p>
          </table:table-cell>
          <table:table-cell office:value-type="float" office:value="1516118" calcext:value-type="float">
            <text:p>1516118</text:p>
          </table:table-cell>
          <table:table-cell office:value-type="float" office:value="61826344" calcext:value-type="float">
            <text:p>61826344</text:p>
          </table:table-cell>
          <table:table-cell office:value-type="float" office:value="41255242" calcext:value-type="float">
            <text:p>41255242</text:p>
          </table:table-cell>
          <table:table-cell office:value-type="float" office:value="40709348" calcext:value-type="float">
            <text:p>40709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6613" calcext:value-type="float">
            <text:p>0.406613</text:p>
          </table:table-cell>
          <table:table-cell office:value-type="float" office:value="1516118" calcext:value-type="float">
            <text:p>1516118</text:p>
          </table:table-cell>
          <table:table-cell office:value-type="float" office:value="3.945051" calcext:value-type="float">
            <text:p>3.945051</text:p>
          </table:table-cell>
          <table:table-cell office:value-type="float" office:value="2.632438" calcext:value-type="float">
            <text:p>2.632438</text:p>
          </table:table-cell>
          <table:table-cell office:value-type="float" office:value="2.597605" calcext:value-type="float">
            <text:p>2.597605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55" calcext:value-type="float">
            <text:p>59655</text:p>
          </table:table-cell>
          <table:table-cell office:value-type="float" office:value="3009" calcext:value-type="float">
            <text:p>3009</text:p>
          </table:table-cell>
          <table:table-cell office:value-type="float" office:value="3723128551" calcext:value-type="float">
            <text:p>3723128551</text:p>
          </table:table-cell>
          <table:table-cell office:value-type="float" office:value="9137872208" calcext:value-type="float">
            <text:p>9137872208</text:p>
          </table:table-cell>
          <table:table-cell office:value-type="float" office:value="1492947" calcext:value-type="float">
            <text:p>1492947</text:p>
          </table:table-cell>
          <table:table-cell office:value-type="float" office:value="61422979" calcext:value-type="float">
            <text:p>61422979</text:p>
          </table:table-cell>
          <table:table-cell office:value-type="float" office:value="40862687" calcext:value-type="float">
            <text:p>40862687</text:p>
          </table:table-cell>
          <table:table-cell office:value-type="float" office:value="40337224" calcext:value-type="float">
            <text:p>4033722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7439" calcext:value-type="float">
            <text:p>0.407439</text:p>
          </table:table-cell>
          <table:table-cell office:value-type="float" office:value="1492947" calcext:value-type="float">
            <text:p>1492947</text:p>
          </table:table-cell>
          <table:table-cell office:value-type="float" office:value="3.923224" calcext:value-type="float">
            <text:p>3.923224</text:p>
          </table:table-cell>
          <table:table-cell office:value-type="float" office:value="2.609992" calcext:value-type="float">
            <text:p>2.609992</text:p>
          </table:table-cell>
          <table:table-cell office:value-type="float" office:value="2.576429" calcext:value-type="float">
            <text:p>2.576429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53" calcext:value-type="float">
            <text:p>59653</text:p>
          </table:table-cell>
          <table:table-cell office:value-type="float" office:value="3009" calcext:value-type="float">
            <text:p>3009</text:p>
          </table:table-cell>
          <table:table-cell office:value-type="float" office:value="3728793687" calcext:value-type="float">
            <text:p>3728793687</text:p>
          </table:table-cell>
          <table:table-cell office:value-type="float" office:value="9136305569" calcext:value-type="float">
            <text:p>9136305569</text:p>
          </table:table-cell>
          <table:table-cell office:value-type="float" office:value="1543738" calcext:value-type="float">
            <text:p>1543738</text:p>
          </table:table-cell>
          <table:table-cell office:value-type="float" office:value="62634694" calcext:value-type="float">
            <text:p>62634694</text:p>
          </table:table-cell>
          <table:table-cell office:value-type="float" office:value="41829892" calcext:value-type="float">
            <text:p>41829892</text:p>
          </table:table-cell>
          <table:table-cell office:value-type="float" office:value="41296004" calcext:value-type="float">
            <text:p>41296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8129" calcext:value-type="float">
            <text:p>0.408129</text:p>
          </table:table-cell>
          <table:table-cell office:value-type="float" office:value="1543738" calcext:value-type="float">
            <text:p>1543738</text:p>
          </table:table-cell>
          <table:table-cell office:value-type="float" office:value="4.000619" calcext:value-type="float">
            <text:p>4.000619</text:p>
          </table:table-cell>
          <table:table-cell office:value-type="float" office:value="2.67177" calcext:value-type="float">
            <text:p>2.67177</text:p>
          </table:table-cell>
          <table:table-cell office:value-type="float" office:value="2.637669" calcext:value-type="float">
            <text:p>2.637669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51" calcext:value-type="float">
            <text:p>59651</text:p>
          </table:table-cell>
          <table:table-cell office:value-type="float" office:value="3008" calcext:value-type="float">
            <text:p>3008</text:p>
          </table:table-cell>
          <table:table-cell office:value-type="float" office:value="3676561509" calcext:value-type="float">
            <text:p>3676561509</text:p>
          </table:table-cell>
          <table:table-cell office:value-type="float" office:value="9139849733" calcext:value-type="float">
            <text:p>9139849733</text:p>
          </table:table-cell>
          <table:table-cell office:value-type="float" office:value="1500920" calcext:value-type="float">
            <text:p>1500920</text:p>
          </table:table-cell>
          <table:table-cell office:value-type="float" office:value="61222519" calcext:value-type="float">
            <text:p>61222519</text:p>
          </table:table-cell>
          <table:table-cell office:value-type="float" office:value="40658668" calcext:value-type="float">
            <text:p>40658668</text:p>
          </table:table-cell>
          <table:table-cell office:value-type="float" office:value="40149405" calcext:value-type="float">
            <text:p>4014940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2256" calcext:value-type="float">
            <text:p>0.402256</text:p>
          </table:table-cell>
          <table:table-cell office:value-type="float" office:value="1500920" calcext:value-type="float">
            <text:p>1500920</text:p>
          </table:table-cell>
          <table:table-cell office:value-type="float" office:value="3.906522" calcext:value-type="float">
            <text:p>3.906522</text:p>
          </table:table-cell>
          <table:table-cell office:value-type="float" office:value="2.594372" calcext:value-type="float">
            <text:p>2.594372</text:p>
          </table:table-cell>
          <table:table-cell office:value-type="float" office:value="2.561876" calcext:value-type="float">
            <text:p>2.561876</text:p>
          </table:table-cell>
          <table:table-cell office:value-type="float" office:value="1.51" calcext:value-type="float">
            <text:p>1.5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9" calcext:value-type="float">
            <text:p>59649</text:p>
          </table:table-cell>
          <table:table-cell office:value-type="float" office:value="3008" calcext:value-type="float">
            <text:p>3008</text:p>
          </table:table-cell>
          <table:table-cell office:value-type="float" office:value="3698877096" calcext:value-type="float">
            <text:p>3698877096</text:p>
          </table:table-cell>
          <table:table-cell office:value-type="float" office:value="9138434110" calcext:value-type="float">
            <text:p>9138434110</text:p>
          </table:table-cell>
          <table:table-cell office:value-type="float" office:value="1513685" calcext:value-type="float">
            <text:p>1513685</text:p>
          </table:table-cell>
          <table:table-cell office:value-type="float" office:value="63231870" calcext:value-type="float">
            <text:p>63231870</text:p>
          </table:table-cell>
          <table:table-cell office:value-type="float" office:value="41627725" calcext:value-type="float">
            <text:p>41627725</text:p>
          </table:table-cell>
          <table:table-cell office:value-type="float" office:value="41121536" calcext:value-type="float">
            <text:p>41121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4761" calcext:value-type="float">
            <text:p>0.404761</text:p>
          </table:table-cell>
          <table:table-cell office:value-type="float" office:value="1513685" calcext:value-type="float">
            <text:p>1513685</text:p>
          </table:table-cell>
          <table:table-cell office:value-type="float" office:value="4.034736" calcext:value-type="float">
            <text:p>4.034736</text:p>
          </table:table-cell>
          <table:table-cell office:value-type="float" office:value="2.656206" calcext:value-type="float">
            <text:p>2.656206</text:p>
          </table:table-cell>
          <table:table-cell office:value-type="float" office:value="2.623907" calcext:value-type="float">
            <text:p>2.623907</text:p>
          </table:table-cell>
          <table:table-cell office:value-type="float" office:value="1.52" calcext:value-type="float">
            <text:p>1.52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7" calcext:value-type="float">
            <text:p>59647</text:p>
          </table:table-cell>
          <table:table-cell office:value-type="float" office:value="3007" calcext:value-type="float">
            <text:p>3007</text:p>
          </table:table-cell>
          <table:table-cell office:value-type="float" office:value="3843970604" calcext:value-type="float">
            <text:p>3843970604</text:p>
          </table:table-cell>
          <table:table-cell office:value-type="float" office:value="9138011564" calcext:value-type="float">
            <text:p>9138011564</text:p>
          </table:table-cell>
          <table:table-cell office:value-type="float" office:value="1503818" calcext:value-type="float">
            <text:p>1503818</text:p>
          </table:table-cell>
          <table:table-cell office:value-type="float" office:value="60799130" calcext:value-type="float">
            <text:p>60799130</text:p>
          </table:table-cell>
          <table:table-cell office:value-type="float" office:value="40503219" calcext:value-type="float">
            <text:p>40503219</text:p>
          </table:table-cell>
          <table:table-cell office:value-type="float" office:value="39848783" calcext:value-type="float">
            <text:p>3984878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0657" calcext:value-type="float">
            <text:p>0.420657</text:p>
          </table:table-cell>
          <table:table-cell office:value-type="float" office:value="1503818" calcext:value-type="float">
            <text:p>1503818</text:p>
          </table:table-cell>
          <table:table-cell office:value-type="float" office:value="3.883378" calcext:value-type="float">
            <text:p>3.883378</text:p>
          </table:table-cell>
          <table:table-cell office:value-type="float" office:value="2.587032" calcext:value-type="float">
            <text:p>2.587032</text:p>
          </table:table-cell>
          <table:table-cell office:value-type="float" office:value="2.545232" calcext:value-type="float">
            <text:p>2.545232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5" calcext:value-type="float">
            <text:p>59645</text:p>
          </table:table-cell>
          <table:table-cell office:value-type="float" office:value="3007" calcext:value-type="float">
            <text:p>3007</text:p>
          </table:table-cell>
          <table:table-cell office:value-type="float" office:value="3862790419" calcext:value-type="float">
            <text:p>3862790419</text:p>
          </table:table-cell>
          <table:table-cell office:value-type="float" office:value="9136606734" calcext:value-type="float">
            <text:p>9136606734</text:p>
          </table:table-cell>
          <table:table-cell office:value-type="float" office:value="1524584" calcext:value-type="float">
            <text:p>1524584</text:p>
          </table:table-cell>
          <table:table-cell office:value-type="float" office:value="62706148" calcext:value-type="float">
            <text:p>62706148</text:p>
          </table:table-cell>
          <table:table-cell office:value-type="float" office:value="41532733" calcext:value-type="float">
            <text:p>41532733</text:p>
          </table:table-cell>
          <table:table-cell office:value-type="float" office:value="40864020" calcext:value-type="float">
            <text:p>40864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2782" calcext:value-type="float">
            <text:p>0.422782</text:p>
          </table:table-cell>
          <table:table-cell office:value-type="float" office:value="1524584" calcext:value-type="float">
            <text:p>1524584</text:p>
          </table:table-cell>
          <table:table-cell office:value-type="float" office:value="4.005183" calcext:value-type="float">
            <text:p>4.005183</text:p>
          </table:table-cell>
          <table:table-cell office:value-type="float" office:value="2.652789" calcext:value-type="float">
            <text:p>2.652789</text:p>
          </table:table-cell>
          <table:table-cell office:value-type="float" office:value="2.610077" calcext:value-type="float">
            <text:p>2.610077</text:p>
          </table:table-cell>
          <table:table-cell office:value-type="float" office:value="1.51" calcext:value-type="float">
            <text:p>1.5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3" calcext:value-type="float">
            <text:p>59643</text:p>
          </table:table-cell>
          <table:table-cell office:value-type="float" office:value="3009" calcext:value-type="float">
            <text:p>3009</text:p>
          </table:table-cell>
          <table:table-cell office:value-type="float" office:value="3781810612" calcext:value-type="float">
            <text:p>3781810612</text:p>
          </table:table-cell>
          <table:table-cell office:value-type="float" office:value="9139529396" calcext:value-type="float">
            <text:p>9139529396</text:p>
          </table:table-cell>
          <table:table-cell office:value-type="float" office:value="1433140" calcext:value-type="float">
            <text:p>1433140</text:p>
          </table:table-cell>
          <table:table-cell office:value-type="float" office:value="58412474" calcext:value-type="float">
            <text:p>58412474</text:p>
          </table:table-cell>
          <table:table-cell office:value-type="float" office:value="38899367" calcext:value-type="float">
            <text:p>38899367</text:p>
          </table:table-cell>
          <table:table-cell office:value-type="float" office:value="38307152" calcext:value-type="float">
            <text:p>3830715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3786" calcext:value-type="float">
            <text:p>0.413786</text:p>
          </table:table-cell>
          <table:table-cell office:value-type="float" office:value="1433140" calcext:value-type="float">
            <text:p>1433140</text:p>
          </table:table-cell>
          <table:table-cell office:value-type="float" office:value="3.727216" calcext:value-type="float">
            <text:p>3.727216</text:p>
          </table:table-cell>
          <table:table-cell office:value-type="float" office:value="2.482113" calcext:value-type="float">
            <text:p>2.482113</text:p>
          </table:table-cell>
          <table:table-cell office:value-type="float" office:value="2.444325" calcext:value-type="float">
            <text:p>2.444325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1" calcext:value-type="float">
            <text:p>59641</text:p>
          </table:table-cell>
          <table:table-cell office:value-type="float" office:value="3009" calcext:value-type="float">
            <text:p>3009</text:p>
          </table:table-cell>
          <table:table-cell office:value-type="float" office:value="3819621092" calcext:value-type="float">
            <text:p>3819621092</text:p>
          </table:table-cell>
          <table:table-cell office:value-type="float" office:value="9138524504" calcext:value-type="float">
            <text:p>9138524504</text:p>
          </table:table-cell>
          <table:table-cell office:value-type="float" office:value="1511620" calcext:value-type="float">
            <text:p>1511620</text:p>
          </table:table-cell>
          <table:table-cell office:value-type="float" office:value="62973833" calcext:value-type="float">
            <text:p>62973833</text:p>
          </table:table-cell>
          <table:table-cell office:value-type="float" office:value="41551771" calcext:value-type="float">
            <text:p>41551771</text:p>
          </table:table-cell>
          <table:table-cell office:value-type="float" office:value="40932607" calcext:value-type="float">
            <text:p>40932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7969" calcext:value-type="float">
            <text:p>0.417969</text:p>
          </table:table-cell>
          <table:table-cell office:value-type="float" office:value="1511620" calcext:value-type="float">
            <text:p>1511620</text:p>
          </table:table-cell>
          <table:table-cell office:value-type="float" office:value="4.01827" calcext:value-type="float">
            <text:p>4.01827</text:p>
          </table:table-cell>
          <table:table-cell office:value-type="float" office:value="2.651359" calcext:value-type="float">
            <text:p>2.651359</text:p>
          </table:table-cell>
          <table:table-cell office:value-type="float" office:value="2.611851" calcext:value-type="float">
            <text:p>2.611851</text:p>
          </table:table-cell>
          <table:table-cell office:value-type="float" office:value="1.52" calcext:value-type="float">
            <text:p>1.52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55" calcext:value-type="float">
            <text:p>59655</text:p>
          </table:table-cell>
          <table:table-cell office:value-type="float" office:value="4011" calcext:value-type="float">
            <text:p>4011</text:p>
          </table:table-cell>
          <table:table-cell office:value-type="float" office:value="3790293287" calcext:value-type="float">
            <text:p>3790293287</text:p>
          </table:table-cell>
          <table:table-cell office:value-type="float" office:value="9135890509" calcext:value-type="float">
            <text:p>9135890509</text:p>
          </table:table-cell>
          <table:table-cell office:value-type="float" office:value="1559483" calcext:value-type="float">
            <text:p>1559483</text:p>
          </table:table-cell>
          <table:table-cell office:value-type="float" office:value="64132694" calcext:value-type="float">
            <text:p>64132694</text:p>
          </table:table-cell>
          <table:table-cell office:value-type="float" office:value="42640284" calcext:value-type="float">
            <text:p>42640284</text:p>
          </table:table-cell>
          <table:table-cell office:value-type="float" office:value="42022621" calcext:value-type="float">
            <text:p>4202262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4879" calcext:value-type="float">
            <text:p>0.414879</text:p>
          </table:table-cell>
          <table:table-cell office:value-type="float" office:value="1559483" calcext:value-type="float">
            <text:p>1559483</text:p>
          </table:table-cell>
          <table:table-cell office:value-type="float" office:value="4.0963" calcext:value-type="float">
            <text:p>4.0963</text:p>
          </table:table-cell>
          <table:table-cell office:value-type="float" office:value="2.723531" calcext:value-type="float">
            <text:p>2.723531</text:p>
          </table:table-cell>
          <table:table-cell office:value-type="float" office:value="2.684079" calcext:value-type="float">
            <text:p>2.684079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53" calcext:value-type="float">
            <text:p>59653</text:p>
          </table:table-cell>
          <table:table-cell office:value-type="float" office:value="4011" calcext:value-type="float">
            <text:p>4011</text:p>
          </table:table-cell>
          <table:table-cell office:value-type="float" office:value="3756570025" calcext:value-type="float">
            <text:p>3756570025</text:p>
          </table:table-cell>
          <table:table-cell office:value-type="float" office:value="9134879643" calcext:value-type="float">
            <text:p>9134879643</text:p>
          </table:table-cell>
          <table:table-cell office:value-type="float" office:value="1480767" calcext:value-type="float">
            <text:p>1480767</text:p>
          </table:table-cell>
          <table:table-cell office:value-type="float" office:value="60878925" calcext:value-type="float">
            <text:p>60878925</text:p>
          </table:table-cell>
          <table:table-cell office:value-type="float" office:value="40442773" calcext:value-type="float">
            <text:p>40442773</text:p>
          </table:table-cell>
          <table:table-cell office:value-type="float" office:value="39744757" calcext:value-type="float">
            <text:p>39744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1234" calcext:value-type="float">
            <text:p>0.411234</text:p>
          </table:table-cell>
          <table:table-cell office:value-type="float" office:value="1480767" calcext:value-type="float">
            <text:p>1480767</text:p>
          </table:table-cell>
          <table:table-cell office:value-type="float" office:value="3.888474" calcext:value-type="float">
            <text:p>3.888474</text:p>
          </table:table-cell>
          <table:table-cell office:value-type="float" office:value="2.583171" calcext:value-type="float">
            <text:p>2.583171</text:p>
          </table:table-cell>
          <table:table-cell office:value-type="float" office:value="2.538587" calcext:value-type="float">
            <text:p>2.538587</text:p>
          </table:table-cell>
          <table:table-cell office:value-type="float" office:value="1.51" calcext:value-type="float">
            <text:p>1.5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51" calcext:value-type="float">
            <text:p>59651</text:p>
          </table:table-cell>
          <table:table-cell office:value-type="float" office:value="4011" calcext:value-type="float">
            <text:p>4011</text:p>
          </table:table-cell>
          <table:table-cell office:value-type="float" office:value="3627613450" calcext:value-type="float">
            <text:p>3627613450</text:p>
          </table:table-cell>
          <table:table-cell office:value-type="float" office:value="9138116734" calcext:value-type="float">
            <text:p>9138116734</text:p>
          </table:table-cell>
          <table:table-cell office:value-type="float" office:value="1532572" calcext:value-type="float">
            <text:p>1532572</text:p>
          </table:table-cell>
          <table:table-cell office:value-type="float" office:value="62196537" calcext:value-type="float">
            <text:p>62196537</text:p>
          </table:table-cell>
          <table:table-cell office:value-type="float" office:value="41627061" calcext:value-type="float">
            <text:p>41627061</text:p>
          </table:table-cell>
          <table:table-cell office:value-type="float" office:value="41123418" calcext:value-type="float">
            <text:p>4112341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96976" calcext:value-type="float">
            <text:p>0.396976</text:p>
          </table:table-cell>
          <table:table-cell office:value-type="float" office:value="1532572" calcext:value-type="float">
            <text:p>1532572</text:p>
          </table:table-cell>
          <table:table-cell office:value-type="float" office:value="3.968672" calcext:value-type="float">
            <text:p>3.968672</text:p>
          </table:table-cell>
          <table:table-cell office:value-type="float" office:value="2.656163" calcext:value-type="float">
            <text:p>2.656163</text:p>
          </table:table-cell>
          <table:table-cell office:value-type="float" office:value="2.624027" calcext:value-type="float">
            <text:p>2.624027</text:p>
          </table:table-cell>
          <table:table-cell office:value-type="float" office:value="1.49" calcext:value-type="float">
            <text:p>1.49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9" calcext:value-type="float">
            <text:p>59649</text:p>
          </table:table-cell>
          <table:table-cell office:value-type="float" office:value="4011" calcext:value-type="float">
            <text:p>4011</text:p>
          </table:table-cell>
          <table:table-cell office:value-type="float" office:value="3628537592" calcext:value-type="float">
            <text:p>3628537592</text:p>
          </table:table-cell>
          <table:table-cell office:value-type="float" office:value="9136845599" calcext:value-type="float">
            <text:p>9136845599</text:p>
          </table:table-cell>
          <table:table-cell office:value-type="float" office:value="1550676" calcext:value-type="float">
            <text:p>1550676</text:p>
          </table:table-cell>
          <table:table-cell office:value-type="float" office:value="62201507" calcext:value-type="float">
            <text:p>62201507</text:p>
          </table:table-cell>
          <table:table-cell office:value-type="float" office:value="41623434" calcext:value-type="float">
            <text:p>41623434</text:p>
          </table:table-cell>
          <table:table-cell office:value-type="float" office:value="41127499" calcext:value-type="float">
            <text:p>41127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97132" calcext:value-type="float">
            <text:p>0.397132</text:p>
          </table:table-cell>
          <table:table-cell office:value-type="float" office:value="1550676" calcext:value-type="float">
            <text:p>1550676</text:p>
          </table:table-cell>
          <table:table-cell office:value-type="float" office:value="3.96899" calcext:value-type="float">
            <text:p>3.96899</text:p>
          </table:table-cell>
          <table:table-cell office:value-type="float" office:value="2.655932" calcext:value-type="float">
            <text:p>2.655932</text:p>
          </table:table-cell>
          <table:table-cell office:value-type="float" office:value="2.624287" calcext:value-type="float">
            <text:p>2.624287</text:p>
          </table:table-cell>
          <table:table-cell office:value-type="float" office:value="1.49" calcext:value-type="float">
            <text:p>1.49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7" calcext:value-type="float">
            <text:p>59647</text:p>
          </table:table-cell>
          <table:table-cell office:value-type="float" office:value="4009" calcext:value-type="float">
            <text:p>4009</text:p>
          </table:table-cell>
          <table:table-cell office:value-type="float" office:value="3849328241" calcext:value-type="float">
            <text:p>3849328241</text:p>
          </table:table-cell>
          <table:table-cell office:value-type="float" office:value="9138372810" calcext:value-type="float">
            <text:p>9138372810</text:p>
          </table:table-cell>
          <table:table-cell office:value-type="float" office:value="1431547" calcext:value-type="float">
            <text:p>1431547</text:p>
          </table:table-cell>
          <table:table-cell office:value-type="float" office:value="59781296" calcext:value-type="float">
            <text:p>59781296</text:p>
          </table:table-cell>
          <table:table-cell office:value-type="float" office:value="39532794" calcext:value-type="float">
            <text:p>39532794</text:p>
          </table:table-cell>
          <table:table-cell office:value-type="float" office:value="38910288" calcext:value-type="float">
            <text:p>3891028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1227" calcext:value-type="float">
            <text:p>0.421227</text:p>
          </table:table-cell>
          <table:table-cell office:value-type="float" office:value="1431547" calcext:value-type="float">
            <text:p>1431547</text:p>
          </table:table-cell>
          <table:table-cell office:value-type="float" office:value="3.818366" calcext:value-type="float">
            <text:p>3.818366</text:p>
          </table:table-cell>
          <table:table-cell office:value-type="float" office:value="2.525048" calcext:value-type="float">
            <text:p>2.525048</text:p>
          </table:table-cell>
          <table:table-cell office:value-type="float" office:value="2.485288" calcext:value-type="float">
            <text:p>2.485288</text:p>
          </table:table-cell>
          <table:table-cell office:value-type="float" office:value="1.51" calcext:value-type="float">
            <text:p>1.5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5" calcext:value-type="float">
            <text:p>59645</text:p>
          </table:table-cell>
          <table:table-cell office:value-type="float" office:value="4009" calcext:value-type="float">
            <text:p>4009</text:p>
          </table:table-cell>
          <table:table-cell office:value-type="float" office:value="3851241335" calcext:value-type="float">
            <text:p>3851241335</text:p>
          </table:table-cell>
          <table:table-cell office:value-type="float" office:value="9137278881" calcext:value-type="float">
            <text:p>9137278881</text:p>
          </table:table-cell>
          <table:table-cell office:value-type="float" office:value="1514357" calcext:value-type="float">
            <text:p>1514357</text:p>
          </table:table-cell>
          <table:table-cell office:value-type="float" office:value="61120195" calcext:value-type="float">
            <text:p>61120195</text:p>
          </table:table-cell>
          <table:table-cell office:value-type="float" office:value="40676512" calcext:value-type="float">
            <text:p>40676512</text:p>
          </table:table-cell>
          <table:table-cell office:value-type="float" office:value="40029590" calcext:value-type="float">
            <text:p>40029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1487" calcext:value-type="float">
            <text:p>0.421487</text:p>
          </table:table-cell>
          <table:table-cell office:value-type="float" office:value="1514357" calcext:value-type="float">
            <text:p>1514357</text:p>
          </table:table-cell>
          <table:table-cell office:value-type="float" office:value="3.903885" calcext:value-type="float">
            <text:p>3.903885</text:p>
          </table:table-cell>
          <table:table-cell office:value-type="float" office:value="2.598101" calcext:value-type="float">
            <text:p>2.598101</text:p>
          </table:table-cell>
          <table:table-cell office:value-type="float" office:value="2.55678" calcext:value-type="float">
            <text:p>2.55678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3" calcext:value-type="float">
            <text:p>59643</text:p>
          </table:table-cell>
          <table:table-cell office:value-type="float" office:value="4012" calcext:value-type="float">
            <text:p>4012</text:p>
          </table:table-cell>
          <table:table-cell office:value-type="float" office:value="3973303690" calcext:value-type="float">
            <text:p>3973303690</text:p>
          </table:table-cell>
          <table:table-cell office:value-type="float" office:value="9134798657" calcext:value-type="float">
            <text:p>9134798657</text:p>
          </table:table-cell>
          <table:table-cell office:value-type="float" office:value="1439297" calcext:value-type="float">
            <text:p>1439297</text:p>
          </table:table-cell>
          <table:table-cell office:value-type="float" office:value="59078190" calcext:value-type="float">
            <text:p>59078190</text:p>
          </table:table-cell>
          <table:table-cell office:value-type="float" office:value="39242881" calcext:value-type="float">
            <text:p>39242881</text:p>
          </table:table-cell>
          <table:table-cell office:value-type="float" office:value="38505552" calcext:value-type="float">
            <text:p>3850555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4963" calcext:value-type="float">
            <text:p>0.434963</text:p>
          </table:table-cell>
          <table:table-cell office:value-type="float" office:value="1439297" calcext:value-type="float">
            <text:p>1439297</text:p>
          </table:table-cell>
          <table:table-cell office:value-type="float" office:value="3.769695" calcext:value-type="float">
            <text:p>3.769695</text:p>
          </table:table-cell>
          <table:table-cell office:value-type="float" office:value="2.504032" calcext:value-type="float">
            <text:p>2.504032</text:p>
          </table:table-cell>
          <table:table-cell office:value-type="float" office:value="2.456984" calcext:value-type="float">
            <text:p>2.456984</text:p>
          </table:table-cell>
          <table:table-cell office:value-type="float" office:value="1.51" calcext:value-type="float">
            <text:p>1.5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1" calcext:value-type="float">
            <text:p>59641</text:p>
          </table:table-cell>
          <table:table-cell office:value-type="float" office:value="4012" calcext:value-type="float">
            <text:p>4012</text:p>
          </table:table-cell>
          <table:table-cell office:value-type="float" office:value="3978856802" calcext:value-type="float">
            <text:p>3978856802</text:p>
          </table:table-cell>
          <table:table-cell office:value-type="float" office:value="9136055022" calcext:value-type="float">
            <text:p>9136055022</text:p>
          </table:table-cell>
          <table:table-cell office:value-type="float" office:value="1517248" calcext:value-type="float">
            <text:p>1517248</text:p>
          </table:table-cell>
          <table:table-cell office:value-type="float" office:value="60916161" calcext:value-type="float">
            <text:p>60916161</text:p>
          </table:table-cell>
          <table:table-cell office:value-type="float" office:value="40556275" calcext:value-type="float">
            <text:p>40556275</text:p>
          </table:table-cell>
          <table:table-cell office:value-type="float" office:value="39803147" calcext:value-type="float">
            <text:p>39803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5511" calcext:value-type="float">
            <text:p>0.435511</text:p>
          </table:table-cell>
          <table:table-cell office:value-type="float" office:value="1517248" calcext:value-type="float">
            <text:p>1517248</text:p>
          </table:table-cell>
          <table:table-cell office:value-type="float" office:value="3.886973" calcext:value-type="float">
            <text:p>3.886973</text:p>
          </table:table-cell>
          <table:table-cell office:value-type="float" office:value="2.587838" calcext:value-type="float">
            <text:p>2.587838</text:p>
          </table:table-cell>
          <table:table-cell office:value-type="float" office:value="2.539782" calcext:value-type="float">
            <text:p>2.539782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55" calcext:value-type="float">
            <text:p>59655</text:p>
          </table:table-cell>
          <table:table-cell office:value-type="float" office:value="5014" calcext:value-type="float">
            <text:p>5014</text:p>
          </table:table-cell>
          <table:table-cell office:value-type="float" office:value="3878474292" calcext:value-type="float">
            <text:p>3878474292</text:p>
          </table:table-cell>
          <table:table-cell office:value-type="float" office:value="9112182824" calcext:value-type="float">
            <text:p>9112182824</text:p>
          </table:table-cell>
          <table:table-cell office:value-type="float" office:value="2383666" calcext:value-type="float">
            <text:p>2383666</text:p>
          </table:table-cell>
          <table:table-cell office:value-type="float" office:value="97772539" calcext:value-type="float">
            <text:p>97772539</text:p>
          </table:table-cell>
          <table:table-cell office:value-type="float" office:value="64889302" calcext:value-type="float">
            <text:p>64889302</text:p>
          </table:table-cell>
          <table:table-cell office:value-type="float" office:value="63982115" calcext:value-type="float">
            <text:p>6398211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5636" calcext:value-type="float">
            <text:p>0.425636</text:p>
          </table:table-cell>
          <table:table-cell office:value-type="float" office:value="2383666" calcext:value-type="float">
            <text:p>2383666</text:p>
          </table:table-cell>
          <table:table-cell office:value-type="float" office:value="6.238726" calcext:value-type="float">
            <text:p>6.238726</text:p>
          </table:table-cell>
          <table:table-cell office:value-type="float" office:value="4.140494" calcext:value-type="float">
            <text:p>4.140494</text:p>
          </table:table-cell>
          <table:table-cell office:value-type="float" office:value="4.082608" calcext:value-type="float">
            <text:p>4.082608</text:p>
          </table:table-cell>
          <table:table-cell office:value-type="float" office:value="1.51" calcext:value-type="float">
            <text:p>1.5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53" calcext:value-type="float">
            <text:p>59653</text:p>
          </table:table-cell>
          <table:table-cell office:value-type="float" office:value="5014" calcext:value-type="float">
            <text:p>5014</text:p>
          </table:table-cell>
          <table:table-cell office:value-type="float" office:value="3904990070" calcext:value-type="float">
            <text:p>3904990070</text:p>
          </table:table-cell>
          <table:table-cell office:value-type="float" office:value="9110685256" calcext:value-type="float">
            <text:p>9110685256</text:p>
          </table:table-cell>
          <table:table-cell office:value-type="float" office:value="2461270" calcext:value-type="float">
            <text:p>2461270</text:p>
          </table:table-cell>
          <table:table-cell office:value-type="float" office:value="99988393" calcext:value-type="float">
            <text:p>99988393</text:p>
          </table:table-cell>
          <table:table-cell office:value-type="float" office:value="66258655" calcext:value-type="float">
            <text:p>66258655</text:p>
          </table:table-cell>
          <table:table-cell office:value-type="float" office:value="65153706" calcext:value-type="float">
            <text:p>65153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8616" calcext:value-type="float">
            <text:p>0.428616</text:p>
          </table:table-cell>
          <table:table-cell office:value-type="float" office:value="2461270" calcext:value-type="float">
            <text:p>2461270</text:p>
          </table:table-cell>
          <table:table-cell office:value-type="float" office:value="6.380117" calcext:value-type="float">
            <text:p>6.380117</text:p>
          </table:table-cell>
          <table:table-cell office:value-type="float" office:value="4.22787" calcext:value-type="float">
            <text:p>4.22787</text:p>
          </table:table-cell>
          <table:table-cell office:value-type="float" office:value="4.157365" calcext:value-type="float">
            <text:p>4.157365</text:p>
          </table:table-cell>
          <table:table-cell office:value-type="float" office:value="1.51" calcext:value-type="float">
            <text:p>1.5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51" calcext:value-type="float">
            <text:p>59651</text:p>
          </table:table-cell>
          <table:table-cell office:value-type="float" office:value="5013" calcext:value-type="float">
            <text:p>5013</text:p>
          </table:table-cell>
          <table:table-cell office:value-type="float" office:value="3578863442" calcext:value-type="float">
            <text:p>3578863442</text:p>
          </table:table-cell>
          <table:table-cell office:value-type="float" office:value="9097796721" calcext:value-type="float">
            <text:p>9097796721</text:p>
          </table:table-cell>
          <table:table-cell office:value-type="float" office:value="2191088" calcext:value-type="float">
            <text:p>2191088</text:p>
          </table:table-cell>
          <table:table-cell office:value-type="float" office:value="92244232" calcext:value-type="float">
            <text:p>92244232</text:p>
          </table:table-cell>
          <table:table-cell office:value-type="float" office:value="61609135" calcext:value-type="float">
            <text:p>61609135</text:p>
          </table:table-cell>
          <table:table-cell office:value-type="float" office:value="60703566" calcext:value-type="float">
            <text:p>6070356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93377" calcext:value-type="float">
            <text:p>0.393377</text:p>
          </table:table-cell>
          <table:table-cell office:value-type="float" office:value="2191088" calcext:value-type="float">
            <text:p>2191088</text:p>
          </table:table-cell>
          <table:table-cell office:value-type="float" office:value="5.891847" calcext:value-type="float">
            <text:p>5.891847</text:p>
          </table:table-cell>
          <table:table-cell office:value-type="float" office:value="3.935114" calcext:value-type="float">
            <text:p>3.935114</text:p>
          </table:table-cell>
          <table:table-cell office:value-type="float" office:value="3.877274" calcext:value-type="float">
            <text:p>3.877274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9" calcext:value-type="float">
            <text:p>59649</text:p>
          </table:table-cell>
          <table:table-cell office:value-type="float" office:value="5013" calcext:value-type="float">
            <text:p>5013</text:p>
          </table:table-cell>
          <table:table-cell office:value-type="float" office:value="3582675351" calcext:value-type="float">
            <text:p>3582675351</text:p>
          </table:table-cell>
          <table:table-cell office:value-type="float" office:value="9105403876" calcext:value-type="float">
            <text:p>9105403876</text:p>
          </table:table-cell>
          <table:table-cell office:value-type="float" office:value="2137474" calcext:value-type="float">
            <text:p>2137474</text:p>
          </table:table-cell>
          <table:table-cell office:value-type="float" office:value="91084904" calcext:value-type="float">
            <text:p>91084904</text:p>
          </table:table-cell>
          <table:table-cell office:value-type="float" office:value="60557960" calcext:value-type="float">
            <text:p>60557960</text:p>
          </table:table-cell>
          <table:table-cell office:value-type="float" office:value="59692973" calcext:value-type="float">
            <text:p>59692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93467" calcext:value-type="float">
            <text:p>0.393467</text:p>
          </table:table-cell>
          <table:table-cell office:value-type="float" office:value="2137474" calcext:value-type="float">
            <text:p>2137474</text:p>
          </table:table-cell>
          <table:table-cell office:value-type="float" office:value="5.817798" calcext:value-type="float">
            <text:p>5.817798</text:p>
          </table:table-cell>
          <table:table-cell office:value-type="float" office:value="3.867974" calcext:value-type="float">
            <text:p>3.867974</text:p>
          </table:table-cell>
          <table:table-cell office:value-type="float" office:value="3.812725" calcext:value-type="float">
            <text:p>3.812725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7" calcext:value-type="float">
            <text:p>59647</text:p>
          </table:table-cell>
          <table:table-cell office:value-type="float" office:value="5012" calcext:value-type="float">
            <text:p>5012</text:p>
          </table:table-cell>
          <table:table-cell office:value-type="float" office:value="4201849575" calcext:value-type="float">
            <text:p>4201849575</text:p>
          </table:table-cell>
          <table:table-cell office:value-type="float" office:value="9100864057" calcext:value-type="float">
            <text:p>9100864057</text:p>
          </table:table-cell>
          <table:table-cell office:value-type="float" office:value="2830393" calcext:value-type="float">
            <text:p>2830393</text:p>
          </table:table-cell>
          <table:table-cell office:value-type="float" office:value="111810139" calcext:value-type="float">
            <text:p>111810139</text:p>
          </table:table-cell>
          <table:table-cell office:value-type="float" office:value="74534757" calcext:value-type="float">
            <text:p>74534757</text:p>
          </table:table-cell>
          <table:table-cell office:value-type="float" office:value="73396339" calcext:value-type="float">
            <text:p>7339633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61698" calcext:value-type="float">
            <text:p>0.461698</text:p>
          </table:table-cell>
          <table:table-cell office:value-type="float" office:value="2830393" calcext:value-type="float">
            <text:p>2830393</text:p>
          </table:table-cell>
          <table:table-cell office:value-type="float" office:value="7.134445" calcext:value-type="float">
            <text:p>7.134445</text:p>
          </table:table-cell>
          <table:table-cell office:value-type="float" office:value="4.755957" calcext:value-type="float">
            <text:p>4.755957</text:p>
          </table:table-cell>
          <table:table-cell office:value-type="float" office:value="4.683316" calcext:value-type="float">
            <text:p>4.683316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5" calcext:value-type="float">
            <text:p>59645</text:p>
          </table:table-cell>
          <table:table-cell office:value-type="float" office:value="5012" calcext:value-type="float">
            <text:p>5012</text:p>
          </table:table-cell>
          <table:table-cell office:value-type="float" office:value="4211222401" calcext:value-type="float">
            <text:p>4211222401</text:p>
          </table:table-cell>
          <table:table-cell office:value-type="float" office:value="9098678974" calcext:value-type="float">
            <text:p>9098678974</text:p>
          </table:table-cell>
          <table:table-cell office:value-type="float" office:value="2843320" calcext:value-type="float">
            <text:p>2843320</text:p>
          </table:table-cell>
          <table:table-cell office:value-type="float" office:value="113066840" calcext:value-type="float">
            <text:p>113066840</text:p>
          </table:table-cell>
          <table:table-cell office:value-type="float" office:value="75365487" calcext:value-type="float">
            <text:p>75365487</text:p>
          </table:table-cell>
          <table:table-cell office:value-type="float" office:value="74005174" calcext:value-type="float">
            <text:p>74005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62839" calcext:value-type="float">
            <text:p>0.462839</text:p>
          </table:table-cell>
          <table:table-cell office:value-type="float" office:value="2843320" calcext:value-type="float">
            <text:p>2843320</text:p>
          </table:table-cell>
          <table:table-cell office:value-type="float" office:value="7.214634" calcext:value-type="float">
            <text:p>7.214634</text:p>
          </table:table-cell>
          <table:table-cell office:value-type="float" office:value="4.808964" calcext:value-type="float">
            <text:p>4.808964</text:p>
          </table:table-cell>
          <table:table-cell office:value-type="float" office:value="4.722165" calcext:value-type="float">
            <text:p>4.722165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3" calcext:value-type="float">
            <text:p>59643</text:p>
          </table:table-cell>
          <table:table-cell office:value-type="float" office:value="5014" calcext:value-type="float">
            <text:p>5014</text:p>
          </table:table-cell>
          <table:table-cell office:value-type="float" office:value="3558440567" calcext:value-type="float">
            <text:p>3558440567</text:p>
          </table:table-cell>
          <table:table-cell office:value-type="float" office:value="9100114458" calcext:value-type="float">
            <text:p>9100114458</text:p>
          </table:table-cell>
          <table:table-cell office:value-type="float" office:value="2176208" calcext:value-type="float">
            <text:p>2176208</text:p>
          </table:table-cell>
          <table:table-cell office:value-type="float" office:value="92103599" calcext:value-type="float">
            <text:p>92103599</text:p>
          </table:table-cell>
          <table:table-cell office:value-type="float" office:value="61046446" calcext:value-type="float">
            <text:p>61046446</text:p>
          </table:table-cell>
          <table:table-cell office:value-type="float" office:value="60204607" calcext:value-type="float">
            <text:p>6020460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91032" calcext:value-type="float">
            <text:p>0.391032</text:p>
          </table:table-cell>
          <table:table-cell office:value-type="float" office:value="2176208" calcext:value-type="float">
            <text:p>2176208</text:p>
          </table:table-cell>
          <table:table-cell office:value-type="float" office:value="5.882864" calcext:value-type="float">
            <text:p>5.882864</text:p>
          </table:table-cell>
          <table:table-cell office:value-type="float" office:value="3.899174" calcext:value-type="float">
            <text:p>3.899174</text:p>
          </table:table-cell>
          <table:table-cell office:value-type="float" office:value="3.845404" calcext:value-type="float">
            <text:p>3.845404</text:p>
          </table:table-cell>
          <table:table-cell office:value-type="float" office:value="1.51" calcext:value-type="float">
            <text:p>1.5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1" calcext:value-type="float">
            <text:p>59641</text:p>
          </table:table-cell>
          <table:table-cell office:value-type="float" office:value="5015" calcext:value-type="float">
            <text:p>5015</text:p>
          </table:table-cell>
          <table:table-cell office:value-type="float" office:value="3519470005" calcext:value-type="float">
            <text:p>3519470005</text:p>
          </table:table-cell>
          <table:table-cell office:value-type="float" office:value="9109275360" calcext:value-type="float">
            <text:p>9109275360</text:p>
          </table:table-cell>
          <table:table-cell office:value-type="float" office:value="2174444" calcext:value-type="float">
            <text:p>2174444</text:p>
          </table:table-cell>
          <table:table-cell office:value-type="float" office:value="89672049" calcext:value-type="float">
            <text:p>89672049</text:p>
          </table:table-cell>
          <table:table-cell office:value-type="float" office:value="60010881" calcext:value-type="float">
            <text:p>60010881</text:p>
          </table:table-cell>
          <table:table-cell office:value-type="float" office:value="59144930" calcext:value-type="float">
            <text:p>591449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86361" calcext:value-type="float">
            <text:p>0.386361</text:p>
          </table:table-cell>
          <table:table-cell office:value-type="float" office:value="2174444" calcext:value-type="float">
            <text:p>2174444</text:p>
          </table:table-cell>
          <table:table-cell office:value-type="float" office:value="5.721846" calcext:value-type="float">
            <text:p>5.721846</text:p>
          </table:table-cell>
          <table:table-cell office:value-type="float" office:value="3.829209" calcext:value-type="float">
            <text:p>3.829209</text:p>
          </table:table-cell>
          <table:table-cell office:value-type="float" office:value="3.773953" calcext:value-type="float">
            <text:p>3.773953</text:p>
          </table:table-cell>
          <table:table-cell office:value-type="float" office:value="1.49" calcext:value-type="float">
            <text:p>1.49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55" calcext:value-type="float">
            <text:p>59655</text:p>
          </table:table-cell>
          <table:table-cell office:value-type="float" office:value="6017" calcext:value-type="float">
            <text:p>6017</text:p>
          </table:table-cell>
          <table:table-cell office:value-type="float" office:value="4087248127" calcext:value-type="float">
            <text:p>4087248127</text:p>
          </table:table-cell>
          <table:table-cell office:value-type="float" office:value="9111127818" calcext:value-type="float">
            <text:p>9111127818</text:p>
          </table:table-cell>
          <table:table-cell office:value-type="float" office:value="2759277" calcext:value-type="float">
            <text:p>2759277</text:p>
          </table:table-cell>
          <table:table-cell office:value-type="float" office:value="112377231" calcext:value-type="float">
            <text:p>112377231</text:p>
          </table:table-cell>
          <table:table-cell office:value-type="float" office:value="74312889" calcext:value-type="float">
            <text:p>74312889</text:p>
          </table:table-cell>
          <table:table-cell office:value-type="float" office:value="73216089" calcext:value-type="float">
            <text:p>7321608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86" calcext:value-type="float">
            <text:p>0.4486</text:p>
          </table:table-cell>
          <table:table-cell office:value-type="float" office:value="2759277" calcext:value-type="float">
            <text:p>2759277</text:p>
          </table:table-cell>
          <table:table-cell office:value-type="float" office:value="7.170631" calcext:value-type="float">
            <text:p>7.170631</text:p>
          </table:table-cell>
          <table:table-cell office:value-type="float" office:value="4.741799" calcext:value-type="float">
            <text:p>4.741799</text:p>
          </table:table-cell>
          <table:table-cell office:value-type="float" office:value="4.671814" calcext:value-type="float">
            <text:p>4.671814</text:p>
          </table:table-cell>
          <table:table-cell office:value-type="float" office:value="1.51" calcext:value-type="float">
            <text:p>1.5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53" calcext:value-type="float">
            <text:p>59653</text:p>
          </table:table-cell>
          <table:table-cell office:value-type="float" office:value="6017" calcext:value-type="float">
            <text:p>6017</text:p>
          </table:table-cell>
          <table:table-cell office:value-type="float" office:value="4046787016" calcext:value-type="float">
            <text:p>4046787016</text:p>
          </table:table-cell>
          <table:table-cell office:value-type="float" office:value="9108265584" calcext:value-type="float">
            <text:p>9108265584</text:p>
          </table:table-cell>
          <table:table-cell office:value-type="float" office:value="2628651" calcext:value-type="float">
            <text:p>2628651</text:p>
          </table:table-cell>
          <table:table-cell office:value-type="float" office:value="106421166" calcext:value-type="float">
            <text:p>106421166</text:p>
          </table:table-cell>
          <table:table-cell office:value-type="float" office:value="70785678" calcext:value-type="float">
            <text:p>70785678</text:p>
          </table:table-cell>
          <table:table-cell office:value-type="float" office:value="69531080" calcext:value-type="float">
            <text:p>695310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4298" calcext:value-type="float">
            <text:p>0.444298</text:p>
          </table:table-cell>
          <table:table-cell office:value-type="float" office:value="2628651" calcext:value-type="float">
            <text:p>2628651</text:p>
          </table:table-cell>
          <table:table-cell office:value-type="float" office:value="6.790583" calcext:value-type="float">
            <text:p>6.790583</text:p>
          </table:table-cell>
          <table:table-cell office:value-type="float" office:value="4.516733" calcext:value-type="float">
            <text:p>4.516733</text:p>
          </table:table-cell>
          <table:table-cell office:value-type="float" office:value="4.436679" calcext:value-type="float">
            <text:p>4.436679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51" calcext:value-type="float">
            <text:p>59651</text:p>
          </table:table-cell>
          <table:table-cell office:value-type="float" office:value="6016" calcext:value-type="float">
            <text:p>6016</text:p>
          </table:table-cell>
          <table:table-cell office:value-type="float" office:value="3766787847" calcext:value-type="float">
            <text:p>3766787847</text:p>
          </table:table-cell>
          <table:table-cell office:value-type="float" office:value="9104376433" calcext:value-type="float">
            <text:p>9104376433</text:p>
          </table:table-cell>
          <table:table-cell office:value-type="float" office:value="2478365" calcext:value-type="float">
            <text:p>2478365</text:p>
          </table:table-cell>
          <table:table-cell office:value-type="float" office:value="100675034" calcext:value-type="float">
            <text:p>100675034</text:p>
          </table:table-cell>
          <table:table-cell office:value-type="float" office:value="66780768" calcext:value-type="float">
            <text:p>66780768</text:p>
          </table:table-cell>
          <table:table-cell office:value-type="float" office:value="65766866" calcext:value-type="float">
            <text:p>6576686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3734" calcext:value-type="float">
            <text:p>0.413734</text:p>
          </table:table-cell>
          <table:table-cell office:value-type="float" office:value="2478365" calcext:value-type="float">
            <text:p>2478365</text:p>
          </table:table-cell>
          <table:table-cell office:value-type="float" office:value="6.42393" calcext:value-type="float">
            <text:p>6.42393</text:p>
          </table:table-cell>
          <table:table-cell office:value-type="float" office:value="4.261186" calcext:value-type="float">
            <text:p>4.261186</text:p>
          </table:table-cell>
          <table:table-cell office:value-type="float" office:value="4.19649" calcext:value-type="float">
            <text:p>4.19649</text:p>
          </table:table-cell>
          <table:table-cell office:value-type="float" office:value="1.51" calcext:value-type="float">
            <text:p>1.5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9" calcext:value-type="float">
            <text:p>59649</text:p>
          </table:table-cell>
          <table:table-cell office:value-type="float" office:value="6016" calcext:value-type="float">
            <text:p>6016</text:p>
          </table:table-cell>
          <table:table-cell office:value-type="float" office:value="3736749324" calcext:value-type="float">
            <text:p>3736749324</text:p>
          </table:table-cell>
          <table:table-cell office:value-type="float" office:value="9103891960" calcext:value-type="float">
            <text:p>9103891960</text:p>
          </table:table-cell>
          <table:table-cell office:value-type="float" office:value="2460876" calcext:value-type="float">
            <text:p>2460876</text:p>
          </table:table-cell>
          <table:table-cell office:value-type="float" office:value="98691677" calcext:value-type="float">
            <text:p>98691677</text:p>
          </table:table-cell>
          <table:table-cell office:value-type="float" office:value="65722121" calcext:value-type="float">
            <text:p>65722121</text:p>
          </table:table-cell>
          <table:table-cell office:value-type="float" office:value="64816658" calcext:value-type="float">
            <text:p>64816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0456" calcext:value-type="float">
            <text:p>0.410456</text:p>
          </table:table-cell>
          <table:table-cell office:value-type="float" office:value="2460876" calcext:value-type="float">
            <text:p>2460876</text:p>
          </table:table-cell>
          <table:table-cell office:value-type="float" office:value="6.297375" calcext:value-type="float">
            <text:p>6.297375</text:p>
          </table:table-cell>
          <table:table-cell office:value-type="float" office:value="4.193635" calcext:value-type="float">
            <text:p>4.193635</text:p>
          </table:table-cell>
          <table:table-cell office:value-type="float" office:value="4.135859" calcext:value-type="float">
            <text:p>4.135859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7" calcext:value-type="float">
            <text:p>59647</text:p>
          </table:table-cell>
          <table:table-cell office:value-type="float" office:value="6014" calcext:value-type="float">
            <text:p>6014</text:p>
          </table:table-cell>
          <table:table-cell office:value-type="float" office:value="4117910644" calcext:value-type="float">
            <text:p>4117910644</text:p>
          </table:table-cell>
          <table:table-cell office:value-type="float" office:value="9092518295" calcext:value-type="float">
            <text:p>9092518295</text:p>
          </table:table-cell>
          <table:table-cell office:value-type="float" office:value="2744486" calcext:value-type="float">
            <text:p>2744486</text:p>
          </table:table-cell>
          <table:table-cell office:value-type="float" office:value="110109079" calcext:value-type="float">
            <text:p>110109079</text:p>
          </table:table-cell>
          <table:table-cell office:value-type="float" office:value="73182812" calcext:value-type="float">
            <text:p>73182812</text:p>
          </table:table-cell>
          <table:table-cell office:value-type="float" office:value="72068026" calcext:value-type="float">
            <text:p>7206802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289" calcext:value-type="float">
            <text:p>0.45289</text:p>
          </table:table-cell>
          <table:table-cell office:value-type="float" office:value="2744486" calcext:value-type="float">
            <text:p>2744486</text:p>
          </table:table-cell>
          <table:table-cell office:value-type="float" office:value="7.032915" calcext:value-type="float">
            <text:p>7.032915</text:p>
          </table:table-cell>
          <table:table-cell office:value-type="float" office:value="4.674352" calcext:value-type="float">
            <text:p>4.674352</text:p>
          </table:table-cell>
          <table:table-cell office:value-type="float" office:value="4.603147" calcext:value-type="float">
            <text:p>4.603147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5" calcext:value-type="float">
            <text:p>59645</text:p>
          </table:table-cell>
          <table:table-cell office:value-type="float" office:value="6014" calcext:value-type="float">
            <text:p>6014</text:p>
          </table:table-cell>
          <table:table-cell office:value-type="float" office:value="4128195633" calcext:value-type="float">
            <text:p>4128195633</text:p>
          </table:table-cell>
          <table:table-cell office:value-type="float" office:value="9052678373" calcext:value-type="float">
            <text:p>9052678373</text:p>
          </table:table-cell>
          <table:table-cell office:value-type="float" office:value="2840725" calcext:value-type="float">
            <text:p>2840725</text:p>
          </table:table-cell>
          <table:table-cell office:value-type="float" office:value="111715222" calcext:value-type="float">
            <text:p>111715222</text:p>
          </table:table-cell>
          <table:table-cell office:value-type="float" office:value="74699233" calcext:value-type="float">
            <text:p>74699233</text:p>
          </table:table-cell>
          <table:table-cell office:value-type="float" office:value="73333518" calcext:value-type="float">
            <text:p>73333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6019" calcext:value-type="float">
            <text:p>0.456019</text:p>
          </table:table-cell>
          <table:table-cell office:value-type="float" office:value="2840725" calcext:value-type="float">
            <text:p>2840725</text:p>
          </table:table-cell>
          <table:table-cell office:value-type="float" office:value="7.135503" calcext:value-type="float">
            <text:p>7.135503</text:p>
          </table:table-cell>
          <table:table-cell office:value-type="float" office:value="4.771208" calcext:value-type="float">
            <text:p>4.771208</text:p>
          </table:table-cell>
          <table:table-cell office:value-type="float" office:value="4.683977" calcext:value-type="float">
            <text:p>4.683977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3" calcext:value-type="float">
            <text:p>59643</text:p>
          </table:table-cell>
          <table:table-cell office:value-type="float" office:value="6017" calcext:value-type="float">
            <text:p>6017</text:p>
          </table:table-cell>
          <table:table-cell office:value-type="float" office:value="3779897505" calcext:value-type="float">
            <text:p>3779897505</text:p>
          </table:table-cell>
          <table:table-cell office:value-type="float" office:value="9107909856" calcext:value-type="float">
            <text:p>9107909856</text:p>
          </table:table-cell>
          <table:table-cell office:value-type="float" office:value="2395799" calcext:value-type="float">
            <text:p>2395799</text:p>
          </table:table-cell>
          <table:table-cell office:value-type="float" office:value="97716693" calcext:value-type="float">
            <text:p>97716693</text:p>
          </table:table-cell>
          <table:table-cell office:value-type="float" office:value="65205601" calcext:value-type="float">
            <text:p>65205601</text:p>
          </table:table-cell>
          <table:table-cell office:value-type="float" office:value="64269278" calcext:value-type="float">
            <text:p>6426927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5013" calcext:value-type="float">
            <text:p>0.415013</text:p>
          </table:table-cell>
          <table:table-cell office:value-type="float" office:value="2395799" calcext:value-type="float">
            <text:p>2395799</text:p>
          </table:table-cell>
          <table:table-cell office:value-type="float" office:value="6.235163" calcext:value-type="float">
            <text:p>6.235163</text:p>
          </table:table-cell>
          <table:table-cell office:value-type="float" office:value="4.160676" calcext:value-type="float">
            <text:p>4.160676</text:p>
          </table:table-cell>
          <table:table-cell office:value-type="float" office:value="4.100931" calcext:value-type="float">
            <text:p>4.100931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1" calcext:value-type="float">
            <text:p>59641</text:p>
          </table:table-cell>
          <table:table-cell office:value-type="float" office:value="6018" calcext:value-type="float">
            <text:p>6018</text:p>
          </table:table-cell>
          <table:table-cell office:value-type="float" office:value="3827431151" calcext:value-type="float">
            <text:p>3827431151</text:p>
          </table:table-cell>
          <table:table-cell office:value-type="float" office:value="9107956629" calcext:value-type="float">
            <text:p>9107956629</text:p>
          </table:table-cell>
          <table:table-cell office:value-type="float" office:value="2484802" calcext:value-type="float">
            <text:p>2484802</text:p>
          </table:table-cell>
          <table:table-cell office:value-type="float" office:value="102391472" calcext:value-type="float">
            <text:p>102391472</text:p>
          </table:table-cell>
          <table:table-cell office:value-type="float" office:value="68021055" calcext:value-type="float">
            <text:p>68021055</text:p>
          </table:table-cell>
          <table:table-cell office:value-type="float" office:value="66899022" calcext:value-type="float">
            <text:p>66899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0229" calcext:value-type="float">
            <text:p>0.420229</text:p>
          </table:table-cell>
          <table:table-cell office:value-type="float" office:value="2484802" calcext:value-type="float">
            <text:p>2484802</text:p>
          </table:table-cell>
          <table:table-cell office:value-type="float" office:value="6.533454" calcext:value-type="float">
            <text:p>6.533454</text:p>
          </table:table-cell>
          <table:table-cell office:value-type="float" office:value="4.340327" calcext:value-type="float">
            <text:p>4.340327</text:p>
          </table:table-cell>
          <table:table-cell office:value-type="float" office:value="4.268731" calcext:value-type="float">
            <text:p>4.268731</text:p>
          </table:table-cell>
          <table:table-cell office:value-type="float" office:value="1.51" calcext:value-type="float">
            <text:p>1.5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55" calcext:value-type="float">
            <text:p>59655</text:p>
          </table:table-cell>
          <table:table-cell office:value-type="float" office:value="7019" calcext:value-type="float">
            <text:p>7019</text:p>
          </table:table-cell>
          <table:table-cell office:value-type="float" office:value="4102389915" calcext:value-type="float">
            <text:p>4102389915</text:p>
          </table:table-cell>
          <table:table-cell office:value-type="float" office:value="9112225268" calcext:value-type="float">
            <text:p>9112225268</text:p>
          </table:table-cell>
          <table:table-cell office:value-type="float" office:value="2702199" calcext:value-type="float">
            <text:p>2702199</text:p>
          </table:table-cell>
          <table:table-cell office:value-type="float" office:value="109859095" calcext:value-type="float">
            <text:p>109859095</text:p>
          </table:table-cell>
          <table:table-cell office:value-type="float" office:value="72926565" calcext:value-type="float">
            <text:p>72926565</text:p>
          </table:table-cell>
          <table:table-cell office:value-type="float" office:value="71745302" calcext:value-type="float">
            <text:p>7174530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0207" calcext:value-type="float">
            <text:p>0.450207</text:p>
          </table:table-cell>
          <table:table-cell office:value-type="float" office:value="2702199" calcext:value-type="float">
            <text:p>2702199</text:p>
          </table:table-cell>
          <table:table-cell office:value-type="float" office:value="7.016948" calcext:value-type="float">
            <text:p>7.016948</text:p>
          </table:table-cell>
          <table:table-cell office:value-type="float" office:value="4.657984" calcext:value-type="float">
            <text:p>4.657984</text:p>
          </table:table-cell>
          <table:table-cell office:value-type="float" office:value="4.582534" calcext:value-type="float">
            <text:p>4.582534</text:p>
          </table:table-cell>
          <table:table-cell office:value-type="float" office:value="1.51" calcext:value-type="float">
            <text:p>1.5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53" calcext:value-type="float">
            <text:p>59653</text:p>
          </table:table-cell>
          <table:table-cell office:value-type="float" office:value="7019" calcext:value-type="float">
            <text:p>7019</text:p>
          </table:table-cell>
          <table:table-cell office:value-type="float" office:value="4124307632" calcext:value-type="float">
            <text:p>4124307632</text:p>
          </table:table-cell>
          <table:table-cell office:value-type="float" office:value="9112390716" calcext:value-type="float">
            <text:p>9112390716</text:p>
          </table:table-cell>
          <table:table-cell office:value-type="float" office:value="2800191" calcext:value-type="float">
            <text:p>2800191</text:p>
          </table:table-cell>
          <table:table-cell office:value-type="float" office:value="113494681" calcext:value-type="float">
            <text:p>113494681</text:p>
          </table:table-cell>
          <table:table-cell office:value-type="float" office:value="75502908" calcext:value-type="float">
            <text:p>75502908</text:p>
          </table:table-cell>
          <table:table-cell office:value-type="float" office:value="74236781" calcext:value-type="float">
            <text:p>74236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2604" calcext:value-type="float">
            <text:p>0.452604</text:p>
          </table:table-cell>
          <table:table-cell office:value-type="float" office:value="2800191" calcext:value-type="float">
            <text:p>2800191</text:p>
          </table:table-cell>
          <table:table-cell office:value-type="float" office:value="7.249161" calcext:value-type="float">
            <text:p>7.249161</text:p>
          </table:table-cell>
          <table:table-cell office:value-type="float" office:value="4.822541" calcext:value-type="float">
            <text:p>4.822541</text:p>
          </table:table-cell>
          <table:table-cell office:value-type="float" office:value="4.741671" calcext:value-type="float">
            <text:p>4.741671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51" calcext:value-type="float">
            <text:p>59651</text:p>
          </table:table-cell>
          <table:table-cell office:value-type="float" office:value="7019" calcext:value-type="float">
            <text:p>7019</text:p>
          </table:table-cell>
          <table:table-cell office:value-type="float" office:value="3700684726" calcext:value-type="float">
            <text:p>3700684726</text:p>
          </table:table-cell>
          <table:table-cell office:value-type="float" office:value="9104700295" calcext:value-type="float">
            <text:p>9104700295</text:p>
          </table:table-cell>
          <table:table-cell office:value-type="float" office:value="2325469" calcext:value-type="float">
            <text:p>2325469</text:p>
          </table:table-cell>
          <table:table-cell office:value-type="float" office:value="96615363" calcext:value-type="float">
            <text:p>96615363</text:p>
          </table:table-cell>
          <table:table-cell office:value-type="float" office:value="64254549" calcext:value-type="float">
            <text:p>64254549</text:p>
          </table:table-cell>
          <table:table-cell office:value-type="float" office:value="63302388" calcext:value-type="float">
            <text:p>6330238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6459" calcext:value-type="float">
            <text:p>0.406459</text:p>
          </table:table-cell>
          <table:table-cell office:value-type="float" office:value="2325469" calcext:value-type="float">
            <text:p>2325469</text:p>
          </table:table-cell>
          <table:table-cell office:value-type="float" office:value="6.164888" calcext:value-type="float">
            <text:p>6.164888</text:p>
          </table:table-cell>
          <table:table-cell office:value-type="float" office:value="4.099991" calcext:value-type="float">
            <text:p>4.099991</text:p>
          </table:table-cell>
          <table:table-cell office:value-type="float" office:value="4.039235" calcext:value-type="float">
            <text:p>4.039235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9" calcext:value-type="float">
            <text:p>59649</text:p>
          </table:table-cell>
          <table:table-cell office:value-type="float" office:value="7019" calcext:value-type="float">
            <text:p>7019</text:p>
          </table:table-cell>
          <table:table-cell office:value-type="float" office:value="3681723166" calcext:value-type="float">
            <text:p>3681723166</text:p>
          </table:table-cell>
          <table:table-cell office:value-type="float" office:value="9102800663" calcext:value-type="float">
            <text:p>9102800663</text:p>
          </table:table-cell>
          <table:table-cell office:value-type="float" office:value="2306970" calcext:value-type="float">
            <text:p>2306970</text:p>
          </table:table-cell>
          <table:table-cell office:value-type="float" office:value="94667006" calcext:value-type="float">
            <text:p>94667006</text:p>
          </table:table-cell>
          <table:table-cell office:value-type="float" office:value="63183444" calcext:value-type="float">
            <text:p>63183444</text:p>
          </table:table-cell>
          <table:table-cell office:value-type="float" office:value="62311419" calcext:value-type="float">
            <text:p>62311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446" calcext:value-type="float">
            <text:p>0.40446</text:p>
          </table:table-cell>
          <table:table-cell office:value-type="float" office:value="2306970" calcext:value-type="float">
            <text:p>2306970</text:p>
          </table:table-cell>
          <table:table-cell office:value-type="float" office:value="6.040567" calcext:value-type="float">
            <text:p>6.040567</text:p>
          </table:table-cell>
          <table:table-cell office:value-type="float" office:value="4.031645" calcext:value-type="float">
            <text:p>4.031645</text:p>
          </table:table-cell>
          <table:table-cell office:value-type="float" office:value="3.976003" calcext:value-type="float">
            <text:p>3.976003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7" calcext:value-type="float">
            <text:p>59647</text:p>
          </table:table-cell>
          <table:table-cell office:value-type="float" office:value="7016" calcext:value-type="float">
            <text:p>7016</text:p>
          </table:table-cell>
          <table:table-cell office:value-type="float" office:value="3713911761" calcext:value-type="float">
            <text:p>3713911761</text:p>
          </table:table-cell>
          <table:table-cell office:value-type="float" office:value="9121774892" calcext:value-type="float">
            <text:p>9121774892</text:p>
          </table:table-cell>
          <table:table-cell office:value-type="float" office:value="1934267" calcext:value-type="float">
            <text:p>1934267</text:p>
          </table:table-cell>
          <table:table-cell office:value-type="float" office:value="79338694" calcext:value-type="float">
            <text:p>79338694</text:p>
          </table:table-cell>
          <table:table-cell office:value-type="float" office:value="52662098" calcext:value-type="float">
            <text:p>52662098</text:p>
          </table:table-cell>
          <table:table-cell office:value-type="float" office:value="51912960" calcext:value-type="float">
            <text:p>5191296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7148" calcext:value-type="float">
            <text:p>0.407148</text:p>
          </table:table-cell>
          <table:table-cell office:value-type="float" office:value="1934267" calcext:value-type="float">
            <text:p>1934267</text:p>
          </table:table-cell>
          <table:table-cell office:value-type="float" office:value="5.067542" calcext:value-type="float">
            <text:p>5.067542</text:p>
          </table:table-cell>
          <table:table-cell office:value-type="float" office:value="3.363647" calcext:value-type="float">
            <text:p>3.363647</text:p>
          </table:table-cell>
          <table:table-cell office:value-type="float" office:value="3.315798" calcext:value-type="float">
            <text:p>3.315798</text:p>
          </table:table-cell>
          <table:table-cell office:value-type="float" office:value="1.51" calcext:value-type="float">
            <text:p>1.5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5" calcext:value-type="float">
            <text:p>59645</text:p>
          </table:table-cell>
          <table:table-cell office:value-type="float" office:value="7016" calcext:value-type="float">
            <text:p>7016</text:p>
          </table:table-cell>
          <table:table-cell office:value-type="float" office:value="3734155088" calcext:value-type="float">
            <text:p>3734155088</text:p>
          </table:table-cell>
          <table:table-cell office:value-type="float" office:value="9119659296" calcext:value-type="float">
            <text:p>9119659296</text:p>
          </table:table-cell>
          <table:table-cell office:value-type="float" office:value="2003492" calcext:value-type="float">
            <text:p>2003492</text:p>
          </table:table-cell>
          <table:table-cell office:value-type="float" office:value="82047986" calcext:value-type="float">
            <text:p>82047986</text:p>
          </table:table-cell>
          <table:table-cell office:value-type="float" office:value="54439856" calcext:value-type="float">
            <text:p>54439856</text:p>
          </table:table-cell>
          <table:table-cell office:value-type="float" office:value="53613514" calcext:value-type="float">
            <text:p>53613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9462" calcext:value-type="float">
            <text:p>0.409462</text:p>
          </table:table-cell>
          <table:table-cell office:value-type="float" office:value="2003492" calcext:value-type="float">
            <text:p>2003492</text:p>
          </table:table-cell>
          <table:table-cell office:value-type="float" office:value="5.24059" calcext:value-type="float">
            <text:p>5.24059</text:p>
          </table:table-cell>
          <table:table-cell office:value-type="float" office:value="3.477196" calcext:value-type="float">
            <text:p>3.477196</text:p>
          </table:table-cell>
          <table:table-cell office:value-type="float" office:value="3.424416" calcext:value-type="float">
            <text:p>3.424416</text:p>
          </table:table-cell>
          <table:table-cell office:value-type="float" office:value="1.51" calcext:value-type="float">
            <text:p>1.5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3" calcext:value-type="float">
            <text:p>59643</text:p>
          </table:table-cell>
          <table:table-cell office:value-type="float" office:value="7020" calcext:value-type="float">
            <text:p>7020</text:p>
          </table:table-cell>
          <table:table-cell office:value-type="float" office:value="3853613073" calcext:value-type="float">
            <text:p>3853613073</text:p>
          </table:table-cell>
          <table:table-cell office:value-type="float" office:value="9111149353" calcext:value-type="float">
            <text:p>9111149353</text:p>
          </table:table-cell>
          <table:table-cell office:value-type="float" office:value="2282844" calcext:value-type="float">
            <text:p>2282844</text:p>
          </table:table-cell>
          <table:table-cell office:value-type="float" office:value="93768735" calcext:value-type="float">
            <text:p>93768735</text:p>
          </table:table-cell>
          <table:table-cell office:value-type="float" office:value="62708818" calcext:value-type="float">
            <text:p>62708818</text:p>
          </table:table-cell>
          <table:table-cell office:value-type="float" office:value="61783049" calcext:value-type="float">
            <text:p>6178304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2956" calcext:value-type="float">
            <text:p>0.422956</text:p>
          </table:table-cell>
          <table:table-cell office:value-type="float" office:value="2282844" calcext:value-type="float">
            <text:p>2282844</text:p>
          </table:table-cell>
          <table:table-cell office:value-type="float" office:value="5.983249" calcext:value-type="float">
            <text:p>5.983249</text:p>
          </table:table-cell>
          <table:table-cell office:value-type="float" office:value="4.00136" calcext:value-type="float">
            <text:p>4.00136</text:p>
          </table:table-cell>
          <table:table-cell office:value-type="float" office:value="3.942288" calcext:value-type="float">
            <text:p>3.942288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1" calcext:value-type="float">
            <text:p>59641</text:p>
          </table:table-cell>
          <table:table-cell office:value-type="float" office:value="7020" calcext:value-type="float">
            <text:p>7020</text:p>
          </table:table-cell>
          <table:table-cell office:value-type="float" office:value="3875185587" calcext:value-type="float">
            <text:p>3875185587</text:p>
          </table:table-cell>
          <table:table-cell office:value-type="float" office:value="9111265963" calcext:value-type="float">
            <text:p>9111265963</text:p>
          </table:table-cell>
          <table:table-cell office:value-type="float" office:value="2362658" calcext:value-type="float">
            <text:p>2362658</text:p>
          </table:table-cell>
          <table:table-cell office:value-type="float" office:value="96330240" calcext:value-type="float">
            <text:p>96330240</text:p>
          </table:table-cell>
          <table:table-cell office:value-type="float" office:value="64380939" calcext:value-type="float">
            <text:p>64380939</text:p>
          </table:table-cell>
          <table:table-cell office:value-type="float" office:value="63296987" calcext:value-type="float">
            <text:p>63296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5318" calcext:value-type="float">
            <text:p>0.425318</text:p>
          </table:table-cell>
          <table:table-cell office:value-type="float" office:value="2362658" calcext:value-type="float">
            <text:p>2362658</text:p>
          </table:table-cell>
          <table:table-cell office:value-type="float" office:value="6.15283" calcext:value-type="float">
            <text:p>6.15283</text:p>
          </table:table-cell>
          <table:table-cell office:value-type="float" office:value="4.112156" calcext:value-type="float">
            <text:p>4.112156</text:p>
          </table:table-cell>
          <table:table-cell office:value-type="float" office:value="4.042922" calcext:value-type="float">
            <text:p>4.042922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55" calcext:value-type="float">
            <text:p>59655</text:p>
          </table:table-cell>
          <table:table-cell office:value-type="float" office:value="8021" calcext:value-type="float">
            <text:p>8021</text:p>
          </table:table-cell>
          <table:table-cell office:value-type="float" office:value="3899260191" calcext:value-type="float">
            <text:p>3899260191</text:p>
          </table:table-cell>
          <table:table-cell office:value-type="float" office:value="9131207953" calcext:value-type="float">
            <text:p>9131207953</text:p>
          </table:table-cell>
          <table:table-cell office:value-type="float" office:value="1505276" calcext:value-type="float">
            <text:p>1505276</text:p>
          </table:table-cell>
          <table:table-cell office:value-type="float" office:value="60745765" calcext:value-type="float">
            <text:p>60745765</text:p>
          </table:table-cell>
          <table:table-cell office:value-type="float" office:value="40461295" calcext:value-type="float">
            <text:p>40461295</text:p>
          </table:table-cell>
          <table:table-cell office:value-type="float" office:value="39767215" calcext:value-type="float">
            <text:p>3976721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26" calcext:value-type="float">
            <text:p>0.427026</text:p>
          </table:table-cell>
          <table:table-cell office:value-type="float" office:value="1505276" calcext:value-type="float">
            <text:p>1505276</text:p>
          </table:table-cell>
          <table:table-cell office:value-type="float" office:value="3.879969" calcext:value-type="float">
            <text:p>3.879969</text:p>
          </table:table-cell>
          <table:table-cell office:value-type="float" office:value="2.584354" calcext:value-type="float">
            <text:p>2.584354</text:p>
          </table:table-cell>
          <table:table-cell office:value-type="float" office:value="2.540022" calcext:value-type="float">
            <text:p>2.540022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53" calcext:value-type="float">
            <text:p>59653</text:p>
          </table:table-cell>
          <table:table-cell office:value-type="float" office:value="8021" calcext:value-type="float">
            <text:p>8021</text:p>
          </table:table-cell>
          <table:table-cell office:value-type="float" office:value="3880834177" calcext:value-type="float">
            <text:p>3880834177</text:p>
          </table:table-cell>
          <table:table-cell office:value-type="float" office:value="9128718448" calcext:value-type="float">
            <text:p>9128718448</text:p>
          </table:table-cell>
          <table:table-cell office:value-type="float" office:value="1437668" calcext:value-type="float">
            <text:p>1437668</text:p>
          </table:table-cell>
          <table:table-cell office:value-type="float" office:value="58267128" calcext:value-type="float">
            <text:p>58267128</text:p>
          </table:table-cell>
          <table:table-cell office:value-type="float" office:value="38759082" calcext:value-type="float">
            <text:p>38759082</text:p>
          </table:table-cell>
          <table:table-cell office:value-type="float" office:value="38142862" calcext:value-type="float">
            <text:p>38142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5124" calcext:value-type="float">
            <text:p>0.425124</text:p>
          </table:table-cell>
          <table:table-cell office:value-type="float" office:value="1437668" calcext:value-type="float">
            <text:p>1437668</text:p>
          </table:table-cell>
          <table:table-cell office:value-type="float" office:value="3.721653" calcext:value-type="float">
            <text:p>3.721653</text:p>
          </table:table-cell>
          <table:table-cell office:value-type="float" office:value="2.47563" calcext:value-type="float">
            <text:p>2.47563</text:p>
          </table:table-cell>
          <table:table-cell office:value-type="float" office:value="2.436271" calcext:value-type="float">
            <text:p>2.436271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51" calcext:value-type="float">
            <text:p>59651</text:p>
          </table:table-cell>
          <table:table-cell office:value-type="float" office:value="8021" calcext:value-type="float">
            <text:p>8021</text:p>
          </table:table-cell>
          <table:table-cell office:value-type="float" office:value="3969174803" calcext:value-type="float">
            <text:p>3969174803</text:p>
          </table:table-cell>
          <table:table-cell office:value-type="float" office:value="9136482266" calcext:value-type="float">
            <text:p>9136482266</text:p>
          </table:table-cell>
          <table:table-cell office:value-type="float" office:value="1494029" calcext:value-type="float">
            <text:p>1494029</text:p>
          </table:table-cell>
          <table:table-cell office:value-type="float" office:value="59144088" calcext:value-type="float">
            <text:p>59144088</text:p>
          </table:table-cell>
          <table:table-cell office:value-type="float" office:value="39644834" calcext:value-type="float">
            <text:p>39644834</text:p>
          </table:table-cell>
          <table:table-cell office:value-type="float" office:value="38906500" calcext:value-type="float">
            <text:p>3890650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4431" calcext:value-type="float">
            <text:p>0.434431</text:p>
          </table:table-cell>
          <table:table-cell office:value-type="float" office:value="1494029" calcext:value-type="float">
            <text:p>1494029</text:p>
          </table:table-cell>
          <table:table-cell office:value-type="float" office:value="3.777666" calcext:value-type="float">
            <text:p>3.777666</text:p>
          </table:table-cell>
          <table:table-cell office:value-type="float" office:value="2.532205" calcext:value-type="float">
            <text:p>2.532205</text:p>
          </table:table-cell>
          <table:table-cell office:value-type="float" office:value="2.485046" calcext:value-type="float">
            <text:p>2.485046</text:p>
          </table:table-cell>
          <table:table-cell office:value-type="float" office:value="1.49" calcext:value-type="float">
            <text:p>1.49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9" calcext:value-type="float">
            <text:p>59649</text:p>
          </table:table-cell>
          <table:table-cell office:value-type="float" office:value="8021" calcext:value-type="float">
            <text:p>8021</text:p>
          </table:table-cell>
          <table:table-cell office:value-type="float" office:value="3969956349" calcext:value-type="float">
            <text:p>3969956349</text:p>
          </table:table-cell>
          <table:table-cell office:value-type="float" office:value="9134202724" calcext:value-type="float">
            <text:p>9134202724</text:p>
          </table:table-cell>
          <table:table-cell office:value-type="float" office:value="1479758" calcext:value-type="float">
            <text:p>1479758</text:p>
          </table:table-cell>
          <table:table-cell office:value-type="float" office:value="58321143" calcext:value-type="float">
            <text:p>58321143</text:p>
          </table:table-cell>
          <table:table-cell office:value-type="float" office:value="38885635" calcext:value-type="float">
            <text:p>38885635</text:p>
          </table:table-cell>
          <table:table-cell office:value-type="float" office:value="38196374" calcext:value-type="float">
            <text:p>38196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4625" calcext:value-type="float">
            <text:p>0.434625</text:p>
          </table:table-cell>
          <table:table-cell office:value-type="float" office:value="1479758" calcext:value-type="float">
            <text:p>1479758</text:p>
          </table:table-cell>
          <table:table-cell office:value-type="float" office:value="3.725103" calcext:value-type="float">
            <text:p>3.725103</text:p>
          </table:table-cell>
          <table:table-cell office:value-type="float" office:value="2.483713" calcext:value-type="float">
            <text:p>2.483713</text:p>
          </table:table-cell>
          <table:table-cell office:value-type="float" office:value="2.439689" calcext:value-type="float">
            <text:p>2.439689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7" calcext:value-type="float">
            <text:p>59647</text:p>
          </table:table-cell>
          <table:table-cell office:value-type="float" office:value="8019" calcext:value-type="float">
            <text:p>8019</text:p>
          </table:table-cell>
          <table:table-cell office:value-type="float" office:value="3715171454" calcext:value-type="float">
            <text:p>3715171454</text:p>
          </table:table-cell>
          <table:table-cell office:value-type="float" office:value="9140453426" calcext:value-type="float">
            <text:p>9140453426</text:p>
          </table:table-cell>
          <table:table-cell office:value-type="float" office:value="1495839" calcext:value-type="float">
            <text:p>1495839</text:p>
          </table:table-cell>
          <table:table-cell office:value-type="float" office:value="62989472" calcext:value-type="float">
            <text:p>62989472</text:p>
          </table:table-cell>
          <table:table-cell office:value-type="float" office:value="41539470" calcext:value-type="float">
            <text:p>41539470</text:p>
          </table:table-cell>
          <table:table-cell office:value-type="float" office:value="41036278" calcext:value-type="float">
            <text:p>4103627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6454" calcext:value-type="float">
            <text:p>0.406454</text:p>
          </table:table-cell>
          <table:table-cell office:value-type="float" office:value="1495839" calcext:value-type="float">
            <text:p>1495839</text:p>
          </table:table-cell>
          <table:table-cell office:value-type="float" office:value="4.019269" calcext:value-type="float">
            <text:p>4.019269</text:p>
          </table:table-cell>
          <table:table-cell office:value-type="float" office:value="2.650574" calcext:value-type="float">
            <text:p>2.650574</text:p>
          </table:table-cell>
          <table:table-cell office:value-type="float" office:value="2.618467" calcext:value-type="float">
            <text:p>2.618467</text:p>
          </table:table-cell>
          <table:table-cell office:value-type="float" office:value="1.52" calcext:value-type="float">
            <text:p>1.52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5" calcext:value-type="float">
            <text:p>59645</text:p>
          </table:table-cell>
          <table:table-cell office:value-type="float" office:value="8019" calcext:value-type="float">
            <text:p>8019</text:p>
          </table:table-cell>
          <table:table-cell office:value-type="float" office:value="3671455908" calcext:value-type="float">
            <text:p>3671455908</text:p>
          </table:table-cell>
          <table:table-cell office:value-type="float" office:value="9137945328" calcext:value-type="float">
            <text:p>9137945328</text:p>
          </table:table-cell>
          <table:table-cell office:value-type="float" office:value="1420136" calcext:value-type="float">
            <text:p>1420136</text:p>
          </table:table-cell>
          <table:table-cell office:value-type="float" office:value="58493093" calcext:value-type="float">
            <text:p>58493093</text:p>
          </table:table-cell>
          <table:table-cell office:value-type="float" office:value="38876602" calcext:value-type="float">
            <text:p>38876602</text:p>
          </table:table-cell>
          <table:table-cell office:value-type="float" office:value="38375322" calcext:value-type="float">
            <text:p>38375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1781" calcext:value-type="float">
            <text:p>0.401781</text:p>
          </table:table-cell>
          <table:table-cell office:value-type="float" office:value="1420136" calcext:value-type="float">
            <text:p>1420136</text:p>
          </table:table-cell>
          <table:table-cell office:value-type="float" office:value="3.732361" calcext:value-type="float">
            <text:p>3.732361</text:p>
          </table:table-cell>
          <table:table-cell office:value-type="float" office:value="2.48066" calcext:value-type="float">
            <text:p>2.48066</text:p>
          </table:table-cell>
          <table:table-cell office:value-type="float" office:value="2.448674" calcext:value-type="float">
            <text:p>2.448674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3" calcext:value-type="float">
            <text:p>59643</text:p>
          </table:table-cell>
          <table:table-cell office:value-type="float" office:value="8022" calcext:value-type="float">
            <text:p>8022</text:p>
          </table:table-cell>
          <table:table-cell office:value-type="float" office:value="3841506137" calcext:value-type="float">
            <text:p>3841506137</text:p>
          </table:table-cell>
          <table:table-cell office:value-type="float" office:value="9137366863" calcext:value-type="float">
            <text:p>9137366863</text:p>
          </table:table-cell>
          <table:table-cell office:value-type="float" office:value="1422548" calcext:value-type="float">
            <text:p>1422548</text:p>
          </table:table-cell>
          <table:table-cell office:value-type="float" office:value="58269052" calcext:value-type="float">
            <text:p>58269052</text:p>
          </table:table-cell>
          <table:table-cell office:value-type="float" office:value="38810765" calcext:value-type="float">
            <text:p>38810765</text:p>
          </table:table-cell>
          <table:table-cell office:value-type="float" office:value="38186276" calcext:value-type="float">
            <text:p>3818627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0417" calcext:value-type="float">
            <text:p>0.420417</text:p>
          </table:table-cell>
          <table:table-cell office:value-type="float" office:value="1422548" calcext:value-type="float">
            <text:p>1422548</text:p>
          </table:table-cell>
          <table:table-cell office:value-type="float" office:value="3.721776" calcext:value-type="float">
            <text:p>3.721776</text:p>
          </table:table-cell>
          <table:table-cell office:value-type="float" office:value="2.478931" calcext:value-type="float">
            <text:p>2.478931</text:p>
          </table:table-cell>
          <table:table-cell office:value-type="float" office:value="2.439044" calcext:value-type="float">
            <text:p>2.439044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1" calcext:value-type="float">
            <text:p>59641</text:p>
          </table:table-cell>
          <table:table-cell office:value-type="float" office:value="8022" calcext:value-type="float">
            <text:p>8022</text:p>
          </table:table-cell>
          <table:table-cell office:value-type="float" office:value="3861658335" calcext:value-type="float">
            <text:p>3861658335</text:p>
          </table:table-cell>
          <table:table-cell office:value-type="float" office:value="9136695153" calcext:value-type="float">
            <text:p>9136695153</text:p>
          </table:table-cell>
          <table:table-cell office:value-type="float" office:value="1484034" calcext:value-type="float">
            <text:p>1484034</text:p>
          </table:table-cell>
          <table:table-cell office:value-type="float" office:value="60493199" calcext:value-type="float">
            <text:p>60493199</text:p>
          </table:table-cell>
          <table:table-cell office:value-type="float" office:value="39977780" calcext:value-type="float">
            <text:p>39977780</text:p>
          </table:table-cell>
          <table:table-cell office:value-type="float" office:value="39353669" calcext:value-type="float">
            <text:p>39353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2654" calcext:value-type="float">
            <text:p>0.422654</text:p>
          </table:table-cell>
          <table:table-cell office:value-type="float" office:value="1484034" calcext:value-type="float">
            <text:p>1484034</text:p>
          </table:table-cell>
          <table:table-cell office:value-type="float" office:value="3.863837" calcext:value-type="float">
            <text:p>3.863837</text:p>
          </table:table-cell>
          <table:table-cell office:value-type="float" office:value="2.553471" calcext:value-type="float">
            <text:p>2.553471</text:p>
          </table:table-cell>
          <table:table-cell office:value-type="float" office:value="2.513608" calcext:value-type="float">
            <text:p>2.513608</text:p>
          </table:table-cell>
          <table:table-cell office:value-type="float" office:value="1.51" calcext:value-type="float">
            <text:p>1.5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55" calcext:value-type="float">
            <text:p>59655</text:p>
          </table:table-cell>
          <table:table-cell office:value-type="float" office:value="9023" calcext:value-type="float">
            <text:p>9023</text:p>
          </table:table-cell>
          <table:table-cell office:value-type="float" office:value="3920271365" calcext:value-type="float">
            <text:p>3920271365</text:p>
          </table:table-cell>
          <table:table-cell office:value-type="float" office:value="9132697256" calcext:value-type="float">
            <text:p>9132697256</text:p>
          </table:table-cell>
          <table:table-cell office:value-type="float" office:value="1544144" calcext:value-type="float">
            <text:p>1544144</text:p>
          </table:table-cell>
          <table:table-cell office:value-type="float" office:value="62143622" calcext:value-type="float">
            <text:p>62143622</text:p>
          </table:table-cell>
          <table:table-cell office:value-type="float" office:value="41487732" calcext:value-type="float">
            <text:p>41487732</text:p>
          </table:table-cell>
          <table:table-cell office:value-type="float" office:value="40781533" calcext:value-type="float">
            <text:p>4078153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9257" calcext:value-type="float">
            <text:p>0.429257</text:p>
          </table:table-cell>
          <table:table-cell office:value-type="float" office:value="1544144" calcext:value-type="float">
            <text:p>1544144</text:p>
          </table:table-cell>
          <table:table-cell office:value-type="float" office:value="3.969254" calcext:value-type="float">
            <text:p>3.969254</text:p>
          </table:table-cell>
          <table:table-cell office:value-type="float" office:value="2.649915" calcext:value-type="float">
            <text:p>2.649915</text:p>
          </table:table-cell>
          <table:table-cell office:value-type="float" office:value="2.604808" calcext:value-type="float">
            <text:p>2.604808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53" calcext:value-type="float">
            <text:p>59653</text:p>
          </table:table-cell>
          <table:table-cell office:value-type="float" office:value="9024" calcext:value-type="float">
            <text:p>9024</text:p>
          </table:table-cell>
          <table:table-cell office:value-type="float" office:value="3910964135" calcext:value-type="float">
            <text:p>3910964135</text:p>
          </table:table-cell>
          <table:table-cell office:value-type="float" office:value="9131045406" calcext:value-type="float">
            <text:p>9131045406</text:p>
          </table:table-cell>
          <table:table-cell office:value-type="float" office:value="1500460" calcext:value-type="float">
            <text:p>1500460</text:p>
          </table:table-cell>
          <table:table-cell office:value-type="float" office:value="60966044" calcext:value-type="float">
            <text:p>60966044</text:p>
          </table:table-cell>
          <table:table-cell office:value-type="float" office:value="40562569" calcext:value-type="float">
            <text:p>40562569</text:p>
          </table:table-cell>
          <table:table-cell office:value-type="float" office:value="39868806" calcext:value-type="float">
            <text:p>39868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8315" calcext:value-type="float">
            <text:p>0.428315</text:p>
          </table:table-cell>
          <table:table-cell office:value-type="float" office:value="1500460" calcext:value-type="float">
            <text:p>1500460</text:p>
          </table:table-cell>
          <table:table-cell office:value-type="float" office:value="3.890156" calcext:value-type="float">
            <text:p>3.890156</text:p>
          </table:table-cell>
          <table:table-cell office:value-type="float" office:value="2.58824" calcext:value-type="float">
            <text:p>2.58824</text:p>
          </table:table-cell>
          <table:table-cell office:value-type="float" office:value="2.543972" calcext:value-type="float">
            <text:p>2.543972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51" calcext:value-type="float">
            <text:p>59651</text:p>
          </table:table-cell>
          <table:table-cell office:value-type="float" office:value="9023" calcext:value-type="float">
            <text:p>9023</text:p>
          </table:table-cell>
          <table:table-cell office:value-type="float" office:value="3890146558" calcext:value-type="float">
            <text:p>3890146558</text:p>
          </table:table-cell>
          <table:table-cell office:value-type="float" office:value="9139100428" calcext:value-type="float">
            <text:p>9139100428</text:p>
          </table:table-cell>
          <table:table-cell office:value-type="float" office:value="1426900" calcext:value-type="float">
            <text:p>1426900</text:p>
          </table:table-cell>
          <table:table-cell office:value-type="float" office:value="58211427" calcext:value-type="float">
            <text:p>58211427</text:p>
          </table:table-cell>
          <table:table-cell office:value-type="float" office:value="38785923" calcext:value-type="float">
            <text:p>38785923</text:p>
          </table:table-cell>
          <table:table-cell office:value-type="float" office:value="38128189" calcext:value-type="float">
            <text:p>3812818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566" calcext:value-type="float">
            <text:p>0.42566</text:p>
          </table:table-cell>
          <table:table-cell office:value-type="float" office:value="1426900" calcext:value-type="float">
            <text:p>1426900</text:p>
          </table:table-cell>
          <table:table-cell office:value-type="float" office:value="3.718095" calcext:value-type="float">
            <text:p>3.718095</text:p>
          </table:table-cell>
          <table:table-cell office:value-type="float" office:value="2.477345" calcext:value-type="float">
            <text:p>2.477345</text:p>
          </table:table-cell>
          <table:table-cell office:value-type="float" office:value="2.435333" calcext:value-type="float">
            <text:p>2.435333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9" calcext:value-type="float">
            <text:p>59649</text:p>
          </table:table-cell>
          <table:table-cell office:value-type="float" office:value="9023" calcext:value-type="float">
            <text:p>9023</text:p>
          </table:table-cell>
          <table:table-cell office:value-type="float" office:value="3911600303" calcext:value-type="float">
            <text:p>3911600303</text:p>
          </table:table-cell>
          <table:table-cell office:value-type="float" office:value="9136860839" calcext:value-type="float">
            <text:p>9136860839</text:p>
          </table:table-cell>
          <table:table-cell office:value-type="float" office:value="1506678" calcext:value-type="float">
            <text:p>1506678</text:p>
          </table:table-cell>
          <table:table-cell office:value-type="float" office:value="61023556" calcext:value-type="float">
            <text:p>61023556</text:p>
          </table:table-cell>
          <table:table-cell office:value-type="float" office:value="40562845" calcext:value-type="float">
            <text:p>40562845</text:p>
          </table:table-cell>
          <table:table-cell office:value-type="float" office:value="39865258" calcext:value-type="float">
            <text:p>39865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8112" calcext:value-type="float">
            <text:p>0.428112</text:p>
          </table:table-cell>
          <table:table-cell office:value-type="float" office:value="1506678" calcext:value-type="float">
            <text:p>1506678</text:p>
          </table:table-cell>
          <table:table-cell office:value-type="float" office:value="3.897712" calcext:value-type="float">
            <text:p>3.897712</text:p>
          </table:table-cell>
          <table:table-cell office:value-type="float" office:value="2.59084" calcext:value-type="float">
            <text:p>2.59084</text:p>
          </table:table-cell>
          <table:table-cell office:value-type="float" office:value="2.546284" calcext:value-type="float">
            <text:p>2.546284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7" calcext:value-type="float">
            <text:p>59647</text:p>
          </table:table-cell>
          <table:table-cell office:value-type="float" office:value="9022" calcext:value-type="float">
            <text:p>9022</text:p>
          </table:table-cell>
          <table:table-cell office:value-type="float" office:value="3687016602" calcext:value-type="float">
            <text:p>3687016602</text:p>
          </table:table-cell>
          <table:table-cell office:value-type="float" office:value="9138775423" calcext:value-type="float">
            <text:p>9138775423</text:p>
          </table:table-cell>
          <table:table-cell office:value-type="float" office:value="1508771" calcext:value-type="float">
            <text:p>1508771</text:p>
          </table:table-cell>
          <table:table-cell office:value-type="float" office:value="61506591" calcext:value-type="float">
            <text:p>61506591</text:p>
          </table:table-cell>
          <table:table-cell office:value-type="float" office:value="40933494" calcext:value-type="float">
            <text:p>40933494</text:p>
          </table:table-cell>
          <table:table-cell office:value-type="float" office:value="40417357" calcext:value-type="float">
            <text:p>4041735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3448" calcext:value-type="float">
            <text:p>0.403448</text:p>
          </table:table-cell>
          <table:table-cell office:value-type="float" office:value="1508771" calcext:value-type="float">
            <text:p>1508771</text:p>
          </table:table-cell>
          <table:table-cell office:value-type="float" office:value="3.924648" calcext:value-type="float">
            <text:p>3.924648</text:p>
          </table:table-cell>
          <table:table-cell office:value-type="float" office:value="2.611908" calcext:value-type="float">
            <text:p>2.611908</text:p>
          </table:table-cell>
          <table:table-cell office:value-type="float" office:value="2.578974" calcext:value-type="float">
            <text:p>2.578974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5" calcext:value-type="float">
            <text:p>59645</text:p>
          </table:table-cell>
          <table:table-cell office:value-type="float" office:value="9022" calcext:value-type="float">
            <text:p>9022</text:p>
          </table:table-cell>
          <table:table-cell office:value-type="float" office:value="3681295040" calcext:value-type="float">
            <text:p>3681295040</text:p>
          </table:table-cell>
          <table:table-cell office:value-type="float" office:value="9136476694" calcext:value-type="float">
            <text:p>9136476694</text:p>
          </table:table-cell>
          <table:table-cell office:value-type="float" office:value="1441893" calcext:value-type="float">
            <text:p>1441893</text:p>
          </table:table-cell>
          <table:table-cell office:value-type="float" office:value="60288333" calcext:value-type="float">
            <text:p>60288333</text:p>
          </table:table-cell>
          <table:table-cell office:value-type="float" office:value="39933257" calcext:value-type="float">
            <text:p>39933257</text:p>
          </table:table-cell>
          <table:table-cell office:value-type="float" office:value="39400776" calcext:value-type="float">
            <text:p>39400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2923" calcext:value-type="float">
            <text:p>0.402923</text:p>
          </table:table-cell>
          <table:table-cell office:value-type="float" office:value="1441893" calcext:value-type="float">
            <text:p>1441893</text:p>
          </table:table-cell>
          <table:table-cell office:value-type="float" office:value="3.846913" calcext:value-type="float">
            <text:p>3.846913</text:p>
          </table:table-cell>
          <table:table-cell office:value-type="float" office:value="2.548084" calcext:value-type="float">
            <text:p>2.548084</text:p>
          </table:table-cell>
          <table:table-cell office:value-type="float" office:value="2.514107" calcext:value-type="float">
            <text:p>2.514107</text:p>
          </table:table-cell>
          <table:table-cell office:value-type="float" office:value="1.51" calcext:value-type="float">
            <text:p>1.5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3" calcext:value-type="float">
            <text:p>59643</text:p>
          </table:table-cell>
          <table:table-cell office:value-type="float" office:value="9024" calcext:value-type="float">
            <text:p>9024</text:p>
          </table:table-cell>
          <table:table-cell office:value-type="float" office:value="3704764450" calcext:value-type="float">
            <text:p>3704764450</text:p>
          </table:table-cell>
          <table:table-cell office:value-type="float" office:value="9141266324" calcext:value-type="float">
            <text:p>9141266324</text:p>
          </table:table-cell>
          <table:table-cell office:value-type="float" office:value="1412885" calcext:value-type="float">
            <text:p>1412885</text:p>
          </table:table-cell>
          <table:table-cell office:value-type="float" office:value="60218882" calcext:value-type="float">
            <text:p>60218882</text:p>
          </table:table-cell>
          <table:table-cell office:value-type="float" office:value="39650818" calcext:value-type="float">
            <text:p>39650818</text:p>
          </table:table-cell>
          <table:table-cell office:value-type="float" office:value="39127959" calcext:value-type="float">
            <text:p>3912795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5279" calcext:value-type="float">
            <text:p>0.405279</text:p>
          </table:table-cell>
          <table:table-cell office:value-type="float" office:value="1412885" calcext:value-type="float">
            <text:p>1412885</text:p>
          </table:table-cell>
          <table:table-cell office:value-type="float" office:value="3.846316" calcext:value-type="float">
            <text:p>3.846316</text:p>
          </table:table-cell>
          <table:table-cell office:value-type="float" office:value="2.532587" calcext:value-type="float">
            <text:p>2.532587</text:p>
          </table:table-cell>
          <table:table-cell office:value-type="float" office:value="2.499191" calcext:value-type="float">
            <text:p>2.499191</text:p>
          </table:table-cell>
          <table:table-cell office:value-type="float" office:value="1.52" calcext:value-type="float">
            <text:p>1.52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1" calcext:value-type="float">
            <text:p>59641</text:p>
          </table:table-cell>
          <table:table-cell office:value-type="float" office:value="9024" calcext:value-type="float">
            <text:p>9024</text:p>
          </table:table-cell>
          <table:table-cell office:value-type="float" office:value="3698921402" calcext:value-type="float">
            <text:p>3698921402</text:p>
          </table:table-cell>
          <table:table-cell office:value-type="float" office:value="9139938227" calcext:value-type="float">
            <text:p>9139938227</text:p>
          </table:table-cell>
          <table:table-cell office:value-type="float" office:value="1502956" calcext:value-type="float">
            <text:p>1502956</text:p>
          </table:table-cell>
          <table:table-cell office:value-type="float" office:value="60828116" calcext:value-type="float">
            <text:p>60828116</text:p>
          </table:table-cell>
          <table:table-cell office:value-type="float" office:value="40432476" calcext:value-type="float">
            <text:p>40432476</text:p>
          </table:table-cell>
          <table:table-cell office:value-type="float" office:value="39929451" calcext:value-type="float">
            <text:p>39929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4699" calcext:value-type="float">
            <text:p>0.404699</text:p>
          </table:table-cell>
          <table:table-cell office:value-type="float" office:value="1502956" calcext:value-type="float">
            <text:p>1502956</text:p>
          </table:table-cell>
          <table:table-cell office:value-type="float" office:value="3.885229" calcext:value-type="float">
            <text:p>3.885229</text:p>
          </table:table-cell>
          <table:table-cell office:value-type="float" office:value="2.582513" calcext:value-type="float">
            <text:p>2.582513</text:p>
          </table:table-cell>
          <table:table-cell office:value-type="float" office:value="2.550384" calcext:value-type="float">
            <text:p>2.550384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55" calcext:value-type="float">
            <text:p>59655</text:p>
          </table:table-cell>
          <table:table-cell office:value-type="float" office:value="10025" calcext:value-type="float">
            <text:p>10025</text:p>
          </table:table-cell>
          <table:table-cell office:value-type="float" office:value="3696202798" calcext:value-type="float">
            <text:p>3696202798</text:p>
          </table:table-cell>
          <table:table-cell office:value-type="float" office:value="9135969926" calcext:value-type="float">
            <text:p>9135969926</text:p>
          </table:table-cell>
          <table:table-cell office:value-type="float" office:value="1498464" calcext:value-type="float">
            <text:p>1498464</text:p>
          </table:table-cell>
          <table:table-cell office:value-type="float" office:value="61488070" calcext:value-type="float">
            <text:p>61488070</text:p>
          </table:table-cell>
          <table:table-cell office:value-type="float" office:value="40880942" calcext:value-type="float">
            <text:p>40880942</text:p>
          </table:table-cell>
          <table:table-cell office:value-type="float" office:value="40392921" calcext:value-type="float">
            <text:p>4039292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4577" calcext:value-type="float">
            <text:p>0.404577</text:p>
          </table:table-cell>
          <table:table-cell office:value-type="float" office:value="1498464" calcext:value-type="float">
            <text:p>1498464</text:p>
          </table:table-cell>
          <table:table-cell office:value-type="float" office:value="3.927382" calcext:value-type="float">
            <text:p>3.927382</text:p>
          </table:table-cell>
          <table:table-cell office:value-type="float" office:value="2.611158" calcext:value-type="float">
            <text:p>2.611158</text:p>
          </table:table-cell>
          <table:table-cell office:value-type="float" office:value="2.579987" calcext:value-type="float">
            <text:p>2.579987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53" calcext:value-type="float">
            <text:p>59653</text:p>
          </table:table-cell>
          <table:table-cell office:value-type="float" office:value="10026" calcext:value-type="float">
            <text:p>10026</text:p>
          </table:table-cell>
          <table:table-cell office:value-type="float" office:value="3671510425" calcext:value-type="float">
            <text:p>3671510425</text:p>
          </table:table-cell>
          <table:table-cell office:value-type="float" office:value="9133883771" calcext:value-type="float">
            <text:p>9133883771</text:p>
          </table:table-cell>
          <table:table-cell office:value-type="float" office:value="1405526" calcext:value-type="float">
            <text:p>1405526</text:p>
          </table:table-cell>
          <table:table-cell office:value-type="float" office:value="58310196" calcext:value-type="float">
            <text:p>58310196</text:p>
          </table:table-cell>
          <table:table-cell office:value-type="float" office:value="38685743" calcext:value-type="float">
            <text:p>38685743</text:p>
          </table:table-cell>
          <table:table-cell office:value-type="float" office:value="38242222" calcext:value-type="float">
            <text:p>38242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1966" calcext:value-type="float">
            <text:p>0.401966</text:p>
          </table:table-cell>
          <table:table-cell office:value-type="float" office:value="1405526" calcext:value-type="float">
            <text:p>1405526</text:p>
          </table:table-cell>
          <table:table-cell office:value-type="float" office:value="3.724404" calcext:value-type="float">
            <text:p>3.724404</text:p>
          </table:table-cell>
          <table:table-cell office:value-type="float" office:value="2.470946" calcext:value-type="float">
            <text:p>2.470946</text:p>
          </table:table-cell>
          <table:table-cell office:value-type="float" office:value="2.442617" calcext:value-type="float">
            <text:p>2.442617</text:p>
          </table:table-cell>
          <table:table-cell office:value-type="float" office:value="1.51" calcext:value-type="float">
            <text:p>1.5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51" calcext:value-type="float">
            <text:p>59651</text:p>
          </table:table-cell>
          <table:table-cell office:value-type="float" office:value="10025" calcext:value-type="float">
            <text:p>10025</text:p>
          </table:table-cell>
          <table:table-cell office:value-type="float" office:value="3650693780" calcext:value-type="float">
            <text:p>3650693780</text:p>
          </table:table-cell>
          <table:table-cell office:value-type="float" office:value="9138625994" calcext:value-type="float">
            <text:p>9138625994</text:p>
          </table:table-cell>
          <table:table-cell office:value-type="float" office:value="1425430" calcext:value-type="float">
            <text:p>1425430</text:p>
          </table:table-cell>
          <table:table-cell office:value-type="float" office:value="58412267" calcext:value-type="float">
            <text:p>58412267</text:p>
          </table:table-cell>
          <table:table-cell office:value-type="float" office:value="38869862" calcext:value-type="float">
            <text:p>38869862</text:p>
          </table:table-cell>
          <table:table-cell office:value-type="float" office:value="38408531" calcext:value-type="float">
            <text:p>3840853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9948" calcext:value-type="float">
            <text:p>0.39948</text:p>
          </table:table-cell>
          <table:table-cell office:value-type="float" office:value="1425430" calcext:value-type="float">
            <text:p>1425430</text:p>
          </table:table-cell>
          <table:table-cell office:value-type="float" office:value="3.730923" calcext:value-type="float">
            <text:p>3.730923</text:p>
          </table:table-cell>
          <table:table-cell office:value-type="float" office:value="2.482706" calcext:value-type="float">
            <text:p>2.482706</text:p>
          </table:table-cell>
          <table:table-cell office:value-type="float" office:value="2.45324" calcext:value-type="float">
            <text:p>2.45324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9" calcext:value-type="float">
            <text:p>59649</text:p>
          </table:table-cell>
          <table:table-cell office:value-type="float" office:value="10025" calcext:value-type="float">
            <text:p>10025</text:p>
          </table:table-cell>
          <table:table-cell office:value-type="float" office:value="3674706299" calcext:value-type="float">
            <text:p>3674706299</text:p>
          </table:table-cell>
          <table:table-cell office:value-type="float" office:value="9137453844" calcext:value-type="float">
            <text:p>9137453844</text:p>
          </table:table-cell>
          <table:table-cell office:value-type="float" office:value="1504179" calcext:value-type="float">
            <text:p>1504179</text:p>
          </table:table-cell>
          <table:table-cell office:value-type="float" office:value="61423243" calcext:value-type="float">
            <text:p>61423243</text:p>
          </table:table-cell>
          <table:table-cell office:value-type="float" office:value="40848735" calcext:value-type="float">
            <text:p>40848735</text:p>
          </table:table-cell>
          <table:table-cell office:value-type="float" office:value="40348718" calcext:value-type="float">
            <text:p>40348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2159" calcext:value-type="float">
            <text:p>0.402159</text:p>
          </table:table-cell>
          <table:table-cell office:value-type="float" office:value="1504179" calcext:value-type="float">
            <text:p>1504179</text:p>
          </table:table-cell>
          <table:table-cell office:value-type="float" office:value="3.923241" calcext:value-type="float">
            <text:p>3.923241</text:p>
          </table:table-cell>
          <table:table-cell office:value-type="float" office:value="2.609101" calcext:value-type="float">
            <text:p>2.609101</text:p>
          </table:table-cell>
          <table:table-cell office:value-type="float" office:value="2.577164" calcext:value-type="float">
            <text:p>2.577164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7" calcext:value-type="float">
            <text:p>59647</text:p>
          </table:table-cell>
          <table:table-cell office:value-type="float" office:value="10025" calcext:value-type="float">
            <text:p>10025</text:p>
          </table:table-cell>
          <table:table-cell office:value-type="float" office:value="3795577969" calcext:value-type="float">
            <text:p>3795577969</text:p>
          </table:table-cell>
          <table:table-cell office:value-type="float" office:value="9140157729" calcext:value-type="float">
            <text:p>9140157729</text:p>
          </table:table-cell>
          <table:table-cell office:value-type="float" office:value="1461832" calcext:value-type="float">
            <text:p>1461832</text:p>
          </table:table-cell>
          <table:table-cell office:value-type="float" office:value="60638880" calcext:value-type="float">
            <text:p>60638880</text:p>
          </table:table-cell>
          <table:table-cell office:value-type="float" office:value="40113851" calcext:value-type="float">
            <text:p>40113851</text:p>
          </table:table-cell>
          <table:table-cell office:value-type="float" office:value="39519355" calcext:value-type="float">
            <text:p>3951935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5264" calcext:value-type="float">
            <text:p>0.415264</text:p>
          </table:table-cell>
          <table:table-cell office:value-type="float" office:value="1461832" calcext:value-type="float">
            <text:p>1461832</text:p>
          </table:table-cell>
          <table:table-cell office:value-type="float" office:value="3.869281" calcext:value-type="float">
            <text:p>3.869281</text:p>
          </table:table-cell>
          <table:table-cell office:value-type="float" office:value="2.559608" calcext:value-type="float">
            <text:p>2.559608</text:p>
          </table:table-cell>
          <table:table-cell office:value-type="float" office:value="2.521674" calcext:value-type="float">
            <text:p>2.521674</text:p>
          </table:table-cell>
          <table:table-cell office:value-type="float" office:value="1.51" calcext:value-type="float">
            <text:p>1.5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5" calcext:value-type="float">
            <text:p>59645</text:p>
          </table:table-cell>
          <table:table-cell office:value-type="float" office:value="10025" calcext:value-type="float">
            <text:p>10025</text:p>
          </table:table-cell>
          <table:table-cell office:value-type="float" office:value="3776686989" calcext:value-type="float">
            <text:p>3776686989</text:p>
          </table:table-cell>
          <table:table-cell office:value-type="float" office:value="9137746349" calcext:value-type="float">
            <text:p>9137746349</text:p>
          </table:table-cell>
          <table:table-cell office:value-type="float" office:value="1455570" calcext:value-type="float">
            <text:p>1455570</text:p>
          </table:table-cell>
          <table:table-cell office:value-type="float" office:value="58598861" calcext:value-type="float">
            <text:p>58598861</text:p>
          </table:table-cell>
          <table:table-cell office:value-type="float" office:value="39085345" calcext:value-type="float">
            <text:p>39085345</text:p>
          </table:table-cell>
          <table:table-cell office:value-type="float" office:value="38536052" calcext:value-type="float">
            <text:p>38536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3306" calcext:value-type="float">
            <text:p>0.413306</text:p>
          </table:table-cell>
          <table:table-cell office:value-type="float" office:value="1455570" calcext:value-type="float">
            <text:p>1455570</text:p>
          </table:table-cell>
          <table:table-cell office:value-type="float" office:value="3.73911" calcext:value-type="float">
            <text:p>3.73911</text:p>
          </table:table-cell>
          <table:table-cell office:value-type="float" office:value="2.49398" calcext:value-type="float">
            <text:p>2.49398</text:p>
          </table:table-cell>
          <table:table-cell office:value-type="float" office:value="2.45893" calcext:value-type="float">
            <text:p>2.45893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3" calcext:value-type="float">
            <text:p>59643</text:p>
          </table:table-cell>
          <table:table-cell office:value-type="float" office:value="10026" calcext:value-type="float">
            <text:p>10026</text:p>
          </table:table-cell>
          <table:table-cell office:value-type="float" office:value="3673267976" calcext:value-type="float">
            <text:p>3673267976</text:p>
          </table:table-cell>
          <table:table-cell office:value-type="float" office:value="9138505552" calcext:value-type="float">
            <text:p>9138505552</text:p>
          </table:table-cell>
          <table:table-cell office:value-type="float" office:value="1490194" calcext:value-type="float">
            <text:p>1490194</text:p>
          </table:table-cell>
          <table:table-cell office:value-type="float" office:value="61538592" calcext:value-type="float">
            <text:p>61538592</text:p>
          </table:table-cell>
          <table:table-cell office:value-type="float" office:value="40996115" calcext:value-type="float">
            <text:p>40996115</text:p>
          </table:table-cell>
          <table:table-cell office:value-type="float" office:value="40451250" calcext:value-type="float">
            <text:p>4045125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1955" calcext:value-type="float">
            <text:p>0.401955</text:p>
          </table:table-cell>
          <table:table-cell office:value-type="float" office:value="1490194" calcext:value-type="float">
            <text:p>1490194</text:p>
          </table:table-cell>
          <table:table-cell office:value-type="float" office:value="3.930609" calcext:value-type="float">
            <text:p>3.930609</text:p>
          </table:table-cell>
          <table:table-cell office:value-type="float" office:value="2.618514" calcext:value-type="float">
            <text:p>2.618514</text:p>
          </table:table-cell>
          <table:table-cell office:value-type="float" office:value="2.583712" calcext:value-type="float">
            <text:p>2.583712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1" calcext:value-type="float">
            <text:p>59641</text:p>
          </table:table-cell>
          <table:table-cell office:value-type="float" office:value="10026" calcext:value-type="float">
            <text:p>10026</text:p>
          </table:table-cell>
          <table:table-cell office:value-type="float" office:value="3679250733" calcext:value-type="float">
            <text:p>3679250733</text:p>
          </table:table-cell>
          <table:table-cell office:value-type="float" office:value="9137696601" calcext:value-type="float">
            <text:p>9137696601</text:p>
          </table:table-cell>
          <table:table-cell office:value-type="float" office:value="1498860" calcext:value-type="float">
            <text:p>1498860</text:p>
          </table:table-cell>
          <table:table-cell office:value-type="float" office:value="61851930" calcext:value-type="float">
            <text:p>61851930</text:p>
          </table:table-cell>
          <table:table-cell office:value-type="float" office:value="41141258" calcext:value-type="float">
            <text:p>41141258</text:p>
          </table:table-cell>
          <table:table-cell office:value-type="float" office:value="40617670" calcext:value-type="float">
            <text:p>406176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2645" calcext:value-type="float">
            <text:p>0.402645</text:p>
          </table:table-cell>
          <table:table-cell office:value-type="float" office:value="1498860" calcext:value-type="float">
            <text:p>1498860</text:p>
          </table:table-cell>
          <table:table-cell office:value-type="float" office:value="3.950622" calcext:value-type="float">
            <text:p>3.950622</text:p>
          </table:table-cell>
          <table:table-cell office:value-type="float" office:value="2.627785" calcext:value-type="float">
            <text:p>2.627785</text:p>
          </table:table-cell>
          <table:table-cell office:value-type="float" office:value="2.594342" calcext:value-type="float">
            <text:p>2.594342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55" calcext:value-type="float">
            <text:p>59655</text:p>
          </table:table-cell>
          <table:table-cell office:value-type="float" office:value="11027" calcext:value-type="float">
            <text:p>11027</text:p>
          </table:table-cell>
          <table:table-cell office:value-type="float" office:value="3945855179" calcext:value-type="float">
            <text:p>3945855179</text:p>
          </table:table-cell>
          <table:table-cell office:value-type="float" office:value="9126338621" calcext:value-type="float">
            <text:p>9126338621</text:p>
          </table:table-cell>
          <table:table-cell office:value-type="float" office:value="1502636" calcext:value-type="float">
            <text:p>1502636</text:p>
          </table:table-cell>
          <table:table-cell office:value-type="float" office:value="60856013" calcext:value-type="float">
            <text:p>60856013</text:p>
          </table:table-cell>
          <table:table-cell office:value-type="float" office:value="40518586" calcext:value-type="float">
            <text:p>40518586</text:p>
          </table:table-cell>
          <table:table-cell office:value-type="float" office:value="39779442" calcext:value-type="float">
            <text:p>3977944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2359" calcext:value-type="float">
            <text:p>0.432359</text:p>
          </table:table-cell>
          <table:table-cell office:value-type="float" office:value="1502636" calcext:value-type="float">
            <text:p>1502636</text:p>
          </table:table-cell>
          <table:table-cell office:value-type="float" office:value="3.887011" calcext:value-type="float">
            <text:p>3.887011</text:p>
          </table:table-cell>
          <table:table-cell office:value-type="float" office:value="2.588013" calcext:value-type="float">
            <text:p>2.588013</text:p>
          </table:table-cell>
          <table:table-cell office:value-type="float" office:value="2.540802" calcext:value-type="float">
            <text:p>2.540802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53" calcext:value-type="float">
            <text:p>59653</text:p>
          </table:table-cell>
          <table:table-cell office:value-type="float" office:value="11029" calcext:value-type="float">
            <text:p>11029</text:p>
          </table:table-cell>
          <table:table-cell office:value-type="float" office:value="3951376625" calcext:value-type="float">
            <text:p>3951376625</text:p>
          </table:table-cell>
          <table:table-cell office:value-type="float" office:value="9123731108" calcext:value-type="float">
            <text:p>9123731108</text:p>
          </table:table-cell>
          <table:table-cell office:value-type="float" office:value="1577328" calcext:value-type="float">
            <text:p>1577328</text:p>
          </table:table-cell>
          <table:table-cell office:value-type="float" office:value="62233154" calcext:value-type="float">
            <text:p>62233154</text:p>
          </table:table-cell>
          <table:table-cell office:value-type="float" office:value="41761157" calcext:value-type="float">
            <text:p>41761157</text:p>
          </table:table-cell>
          <table:table-cell office:value-type="float" office:value="41017214" calcext:value-type="float">
            <text:p>41017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3088" calcext:value-type="float">
            <text:p>0.433088</text:p>
          </table:table-cell>
          <table:table-cell office:value-type="float" office:value="1577328" calcext:value-type="float">
            <text:p>1577328</text:p>
          </table:table-cell>
          <table:table-cell office:value-type="float" office:value="3.971009" calcext:value-type="float">
            <text:p>3.971009</text:p>
          </table:table-cell>
          <table:table-cell office:value-type="float" office:value="2.66472" calcext:value-type="float">
            <text:p>2.66472</text:p>
          </table:table-cell>
          <table:table-cell office:value-type="float" office:value="2.61725" calcext:value-type="float">
            <text:p>2.61725</text:p>
          </table:table-cell>
          <table:table-cell office:value-type="float" office:value="1.49" calcext:value-type="float">
            <text:p>1.49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51" calcext:value-type="float">
            <text:p>59651</text:p>
          </table:table-cell>
          <table:table-cell office:value-type="float" office:value="11027" calcext:value-type="float">
            <text:p>11027</text:p>
          </table:table-cell>
          <table:table-cell office:value-type="float" office:value="3772722572" calcext:value-type="float">
            <text:p>3772722572</text:p>
          </table:table-cell>
          <table:table-cell office:value-type="float" office:value="9139865661" calcext:value-type="float">
            <text:p>9139865661</text:p>
          </table:table-cell>
          <table:table-cell office:value-type="float" office:value="1429849" calcext:value-type="float">
            <text:p>1429849</text:p>
          </table:table-cell>
          <table:table-cell office:value-type="float" office:value="59650715" calcext:value-type="float">
            <text:p>59650715</text:p>
          </table:table-cell>
          <table:table-cell office:value-type="float" office:value="39449679" calcext:value-type="float">
            <text:p>39449679</text:p>
          </table:table-cell>
          <table:table-cell office:value-type="float" office:value="38874179" calcext:value-type="float">
            <text:p>3887417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2777" calcext:value-type="float">
            <text:p>0.412777</text:p>
          </table:table-cell>
          <table:table-cell office:value-type="float" office:value="1429849" calcext:value-type="float">
            <text:p>1429849</text:p>
          </table:table-cell>
          <table:table-cell office:value-type="float" office:value="3.810026" calcext:value-type="float">
            <text:p>3.810026</text:p>
          </table:table-cell>
          <table:table-cell office:value-type="float" office:value="2.51974" calcext:value-type="float">
            <text:p>2.51974</text:p>
          </table:table-cell>
          <table:table-cell office:value-type="float" office:value="2.482981" calcext:value-type="float">
            <text:p>2.482981</text:p>
          </table:table-cell>
          <table:table-cell office:value-type="float" office:value="1.51" calcext:value-type="float">
            <text:p>1.5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9" calcext:value-type="float">
            <text:p>59649</text:p>
          </table:table-cell>
          <table:table-cell office:value-type="float" office:value="11027" calcext:value-type="float">
            <text:p>11027</text:p>
          </table:table-cell>
          <table:table-cell office:value-type="float" office:value="3779098300" calcext:value-type="float">
            <text:p>3779098300</text:p>
          </table:table-cell>
          <table:table-cell office:value-type="float" office:value="9137765299" calcext:value-type="float">
            <text:p>9137765299</text:p>
          </table:table-cell>
          <table:table-cell office:value-type="float" office:value="1520603" calcext:value-type="float">
            <text:p>1520603</text:p>
          </table:table-cell>
          <table:table-cell office:value-type="float" office:value="61223371" calcext:value-type="float">
            <text:p>61223371</text:p>
          </table:table-cell>
          <table:table-cell office:value-type="float" office:value="40705664" calcext:value-type="float">
            <text:p>40705664</text:p>
          </table:table-cell>
          <table:table-cell office:value-type="float" office:value="40119370" calcext:value-type="float">
            <text:p>40119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3569" calcext:value-type="float">
            <text:p>0.413569</text:p>
          </table:table-cell>
          <table:table-cell office:value-type="float" office:value="1520603" calcext:value-type="float">
            <text:p>1520603</text:p>
          </table:table-cell>
          <table:table-cell office:value-type="float" office:value="3.910475" calcext:value-type="float">
            <text:p>3.910475</text:p>
          </table:table-cell>
          <table:table-cell office:value-type="float" office:value="2.599962" calcext:value-type="float">
            <text:p>2.599962</text:p>
          </table:table-cell>
          <table:table-cell office:value-type="float" office:value="2.562515" calcext:value-type="float">
            <text:p>2.562515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7" calcext:value-type="float">
            <text:p>59647</text:p>
          </table:table-cell>
          <table:table-cell office:value-type="float" office:value="11028" calcext:value-type="float">
            <text:p>11028</text:p>
          </table:table-cell>
          <table:table-cell office:value-type="float" office:value="3867893746" calcext:value-type="float">
            <text:p>3867893746</text:p>
          </table:table-cell>
          <table:table-cell office:value-type="float" office:value="9137562944" calcext:value-type="float">
            <text:p>9137562944</text:p>
          </table:table-cell>
          <table:table-cell office:value-type="float" office:value="1500106" calcext:value-type="float">
            <text:p>1500106</text:p>
          </table:table-cell>
          <table:table-cell office:value-type="float" office:value="60947950" calcext:value-type="float">
            <text:p>60947950</text:p>
          </table:table-cell>
          <table:table-cell office:value-type="float" office:value="40604845" calcext:value-type="float">
            <text:p>40604845</text:p>
          </table:table-cell>
          <table:table-cell office:value-type="float" office:value="39956554" calcext:value-type="float">
            <text:p>3995655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3296" calcext:value-type="float">
            <text:p>0.423296</text:p>
          </table:table-cell>
          <table:table-cell office:value-type="float" office:value="1500106" calcext:value-type="float">
            <text:p>1500106</text:p>
          </table:table-cell>
          <table:table-cell office:value-type="float" office:value="3.889002" calcext:value-type="float">
            <text:p>3.889002</text:p>
          </table:table-cell>
          <table:table-cell office:value-type="float" office:value="2.590937" calcext:value-type="float">
            <text:p>2.590937</text:p>
          </table:table-cell>
          <table:table-cell office:value-type="float" office:value="2.549571" calcext:value-type="float">
            <text:p>2.549571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5" calcext:value-type="float">
            <text:p>59645</text:p>
          </table:table-cell>
          <table:table-cell office:value-type="float" office:value="11028" calcext:value-type="float">
            <text:p>11028</text:p>
          </table:table-cell>
          <table:table-cell office:value-type="float" office:value="3870008566" calcext:value-type="float">
            <text:p>3870008566</text:p>
          </table:table-cell>
          <table:table-cell office:value-type="float" office:value="9134610958" calcext:value-type="float">
            <text:p>9134610958</text:p>
          </table:table-cell>
          <table:table-cell office:value-type="float" office:value="1492210" calcext:value-type="float">
            <text:p>1492210</text:p>
          </table:table-cell>
          <table:table-cell office:value-type="float" office:value="60840958" calcext:value-type="float">
            <text:p>60840958</text:p>
          </table:table-cell>
          <table:table-cell office:value-type="float" office:value="40467883" calcext:value-type="float">
            <text:p>40467883</text:p>
          </table:table-cell>
          <table:table-cell office:value-type="float" office:value="39771737" calcext:value-type="float">
            <text:p>39771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3664" calcext:value-type="float">
            <text:p>0.423664</text:p>
          </table:table-cell>
          <table:table-cell office:value-type="float" office:value="1492210" calcext:value-type="float">
            <text:p>1492210</text:p>
          </table:table-cell>
          <table:table-cell office:value-type="float" office:value="3.882175" calcext:value-type="float">
            <text:p>3.882175</text:p>
          </table:table-cell>
          <table:table-cell office:value-type="float" office:value="2.582198" calcext:value-type="float">
            <text:p>2.582198</text:p>
          </table:table-cell>
          <table:table-cell office:value-type="float" office:value="2.537778" calcext:value-type="float">
            <text:p>2.537778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3" calcext:value-type="float">
            <text:p>59643</text:p>
          </table:table-cell>
          <table:table-cell office:value-type="float" office:value="11028" calcext:value-type="float">
            <text:p>11028</text:p>
          </table:table-cell>
          <table:table-cell office:value-type="float" office:value="3697069038" calcext:value-type="float">
            <text:p>3697069038</text:p>
          </table:table-cell>
          <table:table-cell office:value-type="float" office:value="9139896833" calcext:value-type="float">
            <text:p>9139896833</text:p>
          </table:table-cell>
          <table:table-cell office:value-type="float" office:value="1434505" calcext:value-type="float">
            <text:p>1434505</text:p>
          </table:table-cell>
          <table:table-cell office:value-type="float" office:value="58591067" calcext:value-type="float">
            <text:p>58591067</text:p>
          </table:table-cell>
          <table:table-cell office:value-type="float" office:value="39065331" calcext:value-type="float">
            <text:p>39065331</text:p>
          </table:table-cell>
          <table:table-cell office:value-type="float" office:value="38570334" calcext:value-type="float">
            <text:p>3857033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4498" calcext:value-type="float">
            <text:p>0.404498</text:p>
          </table:table-cell>
          <table:table-cell office:value-type="float" office:value="1434505" calcext:value-type="float">
            <text:p>1434505</text:p>
          </table:table-cell>
          <table:table-cell office:value-type="float" office:value="3.742344" calcext:value-type="float">
            <text:p>3.742344</text:p>
          </table:table-cell>
          <table:table-cell office:value-type="float" office:value="2.495191" calcext:value-type="float">
            <text:p>2.495191</text:p>
          </table:table-cell>
          <table:table-cell office:value-type="float" office:value="2.463574" calcext:value-type="float">
            <text:p>2.463574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1" calcext:value-type="float">
            <text:p>59641</text:p>
          </table:table-cell>
          <table:table-cell office:value-type="float" office:value="11028" calcext:value-type="float">
            <text:p>11028</text:p>
          </table:table-cell>
          <table:table-cell office:value-type="float" office:value="3719346273" calcext:value-type="float">
            <text:p>3719346273</text:p>
          </table:table-cell>
          <table:table-cell office:value-type="float" office:value="9137350592" calcext:value-type="float">
            <text:p>9137350592</text:p>
          </table:table-cell>
          <table:table-cell office:value-type="float" office:value="1465554" calcext:value-type="float">
            <text:p>1465554</text:p>
          </table:table-cell>
          <table:table-cell office:value-type="float" office:value="60755859" calcext:value-type="float">
            <text:p>60755859</text:p>
          </table:table-cell>
          <table:table-cell office:value-type="float" office:value="40210147" calcext:value-type="float">
            <text:p>40210147</text:p>
          </table:table-cell>
          <table:table-cell office:value-type="float" office:value="39676616" calcext:value-type="float">
            <text:p>39676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7049" calcext:value-type="float">
            <text:p>0.407049</text:p>
          </table:table-cell>
          <table:table-cell office:value-type="float" office:value="1465554" calcext:value-type="float">
            <text:p>1465554</text:p>
          </table:table-cell>
          <table:table-cell office:value-type="float" office:value="3.880614" calcext:value-type="float">
            <text:p>3.880614</text:p>
          </table:table-cell>
          <table:table-cell office:value-type="float" office:value="2.568313" calcext:value-type="float">
            <text:p>2.568313</text:p>
          </table:table-cell>
          <table:table-cell office:value-type="float" office:value="2.534235" calcext:value-type="float">
            <text:p>2.534235</text:p>
          </table:table-cell>
          <table:table-cell office:value-type="float" office:value="1.51" calcext:value-type="float">
            <text:p>1.5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55" calcext:value-type="float">
            <text:p>59655</text:p>
          </table:table-cell>
          <table:table-cell office:value-type="float" office:value="12030" calcext:value-type="float">
            <text:p>12030</text:p>
          </table:table-cell>
          <table:table-cell office:value-type="float" office:value="3891039810" calcext:value-type="float">
            <text:p>3891039810</text:p>
          </table:table-cell>
          <table:table-cell office:value-type="float" office:value="9135271690" calcext:value-type="float">
            <text:p>9135271690</text:p>
          </table:table-cell>
          <table:table-cell office:value-type="float" office:value="1454057" calcext:value-type="float">
            <text:p>1454057</text:p>
          </table:table-cell>
          <table:table-cell office:value-type="float" office:value="60301591" calcext:value-type="float">
            <text:p>60301591</text:p>
          </table:table-cell>
          <table:table-cell office:value-type="float" office:value="39893411" calcext:value-type="float">
            <text:p>39893411</text:p>
          </table:table-cell>
          <table:table-cell office:value-type="float" office:value="39233204" calcext:value-type="float">
            <text:p>3923320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5936" calcext:value-type="float">
            <text:p>0.425936</text:p>
          </table:table-cell>
          <table:table-cell office:value-type="float" office:value="1454057" calcext:value-type="float">
            <text:p>1454057</text:p>
          </table:table-cell>
          <table:table-cell office:value-type="float" office:value="3.847759" calcext:value-type="float">
            <text:p>3.847759</text:p>
          </table:table-cell>
          <table:table-cell office:value-type="float" office:value="2.545542" calcext:value-type="float">
            <text:p>2.545542</text:p>
          </table:table-cell>
          <table:table-cell office:value-type="float" office:value="2.503415" calcext:value-type="float">
            <text:p>2.503415</text:p>
          </table:table-cell>
          <table:table-cell office:value-type="float" office:value="1.51" calcext:value-type="float">
            <text:p>1.5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53" calcext:value-type="float">
            <text:p>59653</text:p>
          </table:table-cell>
          <table:table-cell office:value-type="float" office:value="12032" calcext:value-type="float">
            <text:p>12032</text:p>
          </table:table-cell>
          <table:table-cell office:value-type="float" office:value="3925375844" calcext:value-type="float">
            <text:p>3925375844</text:p>
          </table:table-cell>
          <table:table-cell office:value-type="float" office:value="9133351985" calcext:value-type="float">
            <text:p>9133351985</text:p>
          </table:table-cell>
          <table:table-cell office:value-type="float" office:value="1596465" calcext:value-type="float">
            <text:p>1596465</text:p>
          </table:table-cell>
          <table:table-cell office:value-type="float" office:value="65125993" calcext:value-type="float">
            <text:p>65125993</text:p>
          </table:table-cell>
          <table:table-cell office:value-type="float" office:value="43170708" calcext:value-type="float">
            <text:p>43170708</text:p>
          </table:table-cell>
          <table:table-cell office:value-type="float" office:value="42450264" calcext:value-type="float">
            <text:p>42450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9785" calcext:value-type="float">
            <text:p>0.429785</text:p>
          </table:table-cell>
          <table:table-cell office:value-type="float" office:value="1596465" calcext:value-type="float">
            <text:p>1596465</text:p>
          </table:table-cell>
          <table:table-cell office:value-type="float" office:value="4.155597" calcext:value-type="float">
            <text:p>4.155597</text:p>
          </table:table-cell>
          <table:table-cell office:value-type="float" office:value="2.754661" calcext:value-type="float">
            <text:p>2.754661</text:p>
          </table:table-cell>
          <table:table-cell office:value-type="float" office:value="2.708691" calcext:value-type="float">
            <text:p>2.708691</text:p>
          </table:table-cell>
          <table:table-cell office:value-type="float" office:value="1.51" calcext:value-type="float">
            <text:p>1.5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51" calcext:value-type="float">
            <text:p>59651</text:p>
          </table:table-cell>
          <table:table-cell office:value-type="float" office:value="12029" calcext:value-type="float">
            <text:p>12029</text:p>
          </table:table-cell>
          <table:table-cell office:value-type="float" office:value="3963688349" calcext:value-type="float">
            <text:p>3963688349</text:p>
          </table:table-cell>
          <table:table-cell office:value-type="float" office:value="9130879095" calcext:value-type="float">
            <text:p>9130879095</text:p>
          </table:table-cell>
          <table:table-cell office:value-type="float" office:value="1494119" calcext:value-type="float">
            <text:p>1494119</text:p>
          </table:table-cell>
          <table:table-cell office:value-type="float" office:value="59377420" calcext:value-type="float">
            <text:p>59377420</text:p>
          </table:table-cell>
          <table:table-cell office:value-type="float" office:value="39803857" calcext:value-type="float">
            <text:p>39803857</text:p>
          </table:table-cell>
          <table:table-cell office:value-type="float" office:value="39064449" calcext:value-type="float">
            <text:p>3906444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4097" calcext:value-type="float">
            <text:p>0.434097</text:p>
          </table:table-cell>
          <table:table-cell office:value-type="float" office:value="1494119" calcext:value-type="float">
            <text:p>1494119</text:p>
          </table:table-cell>
          <table:table-cell office:value-type="float" office:value="3.79257" calcext:value-type="float">
            <text:p>3.79257</text:p>
          </table:table-cell>
          <table:table-cell office:value-type="float" office:value="2.542362" calcext:value-type="float">
            <text:p>2.542362</text:p>
          </table:table-cell>
          <table:table-cell office:value-type="float" office:value="2.495134" calcext:value-type="float">
            <text:p>2.495134</text:p>
          </table:table-cell>
          <table:table-cell office:value-type="float" office:value="1.49" calcext:value-type="float">
            <text:p>1.49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9" calcext:value-type="float">
            <text:p>59649</text:p>
          </table:table-cell>
          <table:table-cell office:value-type="float" office:value="12029" calcext:value-type="float">
            <text:p>12029</text:p>
          </table:table-cell>
          <table:table-cell office:value-type="float" office:value="3999281843" calcext:value-type="float">
            <text:p>3999281843</text:p>
          </table:table-cell>
          <table:table-cell office:value-type="float" office:value="9131173480" calcext:value-type="float">
            <text:p>9131173480</text:p>
          </table:table-cell>
          <table:table-cell office:value-type="float" office:value="1537220" calcext:value-type="float">
            <text:p>1537220</text:p>
          </table:table-cell>
          <table:table-cell office:value-type="float" office:value="63011224" calcext:value-type="float">
            <text:p>63011224</text:p>
          </table:table-cell>
          <table:table-cell office:value-type="float" office:value="41691191" calcext:value-type="float">
            <text:p>41691191</text:p>
          </table:table-cell>
          <table:table-cell office:value-type="float" office:value="40929070" calcext:value-type="float">
            <text:p>409290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7981" calcext:value-type="float">
            <text:p>0.437981</text:p>
          </table:table-cell>
          <table:table-cell office:value-type="float" office:value="1537220" calcext:value-type="float">
            <text:p>1537220</text:p>
          </table:table-cell>
          <table:table-cell office:value-type="float" office:value="4.024669" calcext:value-type="float">
            <text:p>4.024669</text:p>
          </table:table-cell>
          <table:table-cell office:value-type="float" office:value="2.66291" calcext:value-type="float">
            <text:p>2.66291</text:p>
          </table:table-cell>
          <table:table-cell office:value-type="float" office:value="2.614232" calcext:value-type="float">
            <text:p>2.614232</text:p>
          </table:table-cell>
          <table:table-cell office:value-type="float" office:value="1.51" calcext:value-type="float">
            <text:p>1.5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7" calcext:value-type="float">
            <text:p>59647</text:p>
          </table:table-cell>
          <table:table-cell office:value-type="float" office:value="12031" calcext:value-type="float">
            <text:p>12031</text:p>
          </table:table-cell>
          <table:table-cell office:value-type="float" office:value="3680858327" calcext:value-type="float">
            <text:p>3680858327</text:p>
          </table:table-cell>
          <table:table-cell office:value-type="float" office:value="9139864832" calcext:value-type="float">
            <text:p>9139864832</text:p>
          </table:table-cell>
          <table:table-cell office:value-type="float" office:value="1519490" calcext:value-type="float">
            <text:p>1519490</text:p>
          </table:table-cell>
          <table:table-cell office:value-type="float" office:value="61848423" calcext:value-type="float">
            <text:p>61848423</text:p>
          </table:table-cell>
          <table:table-cell office:value-type="float" office:value="41188075" calcext:value-type="float">
            <text:p>41188075</text:p>
          </table:table-cell>
          <table:table-cell office:value-type="float" office:value="40687408" calcext:value-type="float">
            <text:p>4068740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2726" calcext:value-type="float">
            <text:p>0.402726</text:p>
          </table:table-cell>
          <table:table-cell office:value-type="float" office:value="1519490" calcext:value-type="float">
            <text:p>1519490</text:p>
          </table:table-cell>
          <table:table-cell office:value-type="float" office:value="3.94646" calcext:value-type="float">
            <text:p>3.94646</text:p>
          </table:table-cell>
          <table:table-cell office:value-type="float" office:value="2.628152" calcext:value-type="float">
            <text:p>2.628152</text:p>
          </table:table-cell>
          <table:table-cell office:value-type="float" office:value="2.596205" calcext:value-type="float">
            <text:p>2.596205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5" calcext:value-type="float">
            <text:p>59645</text:p>
          </table:table-cell>
          <table:table-cell office:value-type="float" office:value="12031" calcext:value-type="float">
            <text:p>12031</text:p>
          </table:table-cell>
          <table:table-cell office:value-type="float" office:value="3660500166" calcext:value-type="float">
            <text:p>3660500166</text:p>
          </table:table-cell>
          <table:table-cell office:value-type="float" office:value="9138031255" calcext:value-type="float">
            <text:p>9138031255</text:p>
          </table:table-cell>
          <table:table-cell office:value-type="float" office:value="1414960" calcext:value-type="float">
            <text:p>1414960</text:p>
          </table:table-cell>
          <table:table-cell office:value-type="float" office:value="59114623" calcext:value-type="float">
            <text:p>59114623</text:p>
          </table:table-cell>
          <table:table-cell office:value-type="float" office:value="39108827" calcext:value-type="float">
            <text:p>39108827</text:p>
          </table:table-cell>
          <table:table-cell office:value-type="float" office:value="38643120" calcext:value-type="float">
            <text:p>38643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0579" calcext:value-type="float">
            <text:p>0.400579</text:p>
          </table:table-cell>
          <table:table-cell office:value-type="float" office:value="1414960" calcext:value-type="float">
            <text:p>1414960</text:p>
          </table:table-cell>
          <table:table-cell office:value-type="float" office:value="3.77202" calcext:value-type="float">
            <text:p>3.77202</text:p>
          </table:table-cell>
          <table:table-cell office:value-type="float" office:value="2.495479" calcext:value-type="float">
            <text:p>2.495479</text:p>
          </table:table-cell>
          <table:table-cell office:value-type="float" office:value="2.465762" calcext:value-type="float">
            <text:p>2.465762</text:p>
          </table:table-cell>
          <table:table-cell office:value-type="float" office:value="1.51" calcext:value-type="float">
            <text:p>1.5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3" calcext:value-type="float">
            <text:p>59643</text:p>
          </table:table-cell>
          <table:table-cell office:value-type="float" office:value="12030" calcext:value-type="float">
            <text:p>12030</text:p>
          </table:table-cell>
          <table:table-cell office:value-type="float" office:value="3691155560" calcext:value-type="float">
            <text:p>3691155560</text:p>
          </table:table-cell>
          <table:table-cell office:value-type="float" office:value="9139798462" calcext:value-type="float">
            <text:p>9139798462</text:p>
          </table:table-cell>
          <table:table-cell office:value-type="float" office:value="1471316" calcext:value-type="float">
            <text:p>1471316</text:p>
          </table:table-cell>
          <table:table-cell office:value-type="float" office:value="60960899" calcext:value-type="float">
            <text:p>60960899</text:p>
          </table:table-cell>
          <table:table-cell office:value-type="float" office:value="40382459" calcext:value-type="float">
            <text:p>40382459</text:p>
          </table:table-cell>
          <table:table-cell office:value-type="float" office:value="39831202" calcext:value-type="float">
            <text:p>3983120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3855" calcext:value-type="float">
            <text:p>0.403855</text:p>
          </table:table-cell>
          <table:table-cell office:value-type="float" office:value="1471316" calcext:value-type="float">
            <text:p>1471316</text:p>
          </table:table-cell>
          <table:table-cell office:value-type="float" office:value="3.89371" calcext:value-type="float">
            <text:p>3.89371</text:p>
          </table:table-cell>
          <table:table-cell office:value-type="float" office:value="2.579319" calcext:value-type="float">
            <text:p>2.579319</text:p>
          </table:table-cell>
          <table:table-cell office:value-type="float" office:value="2.544109" calcext:value-type="float">
            <text:p>2.544109</text:p>
          </table:table-cell>
          <table:table-cell office:value-type="float" office:value="1.51" calcext:value-type="float">
            <text:p>1.5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1" calcext:value-type="float">
            <text:p>59641</text:p>
          </table:table-cell>
          <table:table-cell office:value-type="float" office:value="12030" calcext:value-type="float">
            <text:p>12030</text:p>
          </table:table-cell>
          <table:table-cell office:value-type="float" office:value="3691212385" calcext:value-type="float">
            <text:p>3691212385</text:p>
          </table:table-cell>
          <table:table-cell office:value-type="float" office:value="9138633710" calcext:value-type="float">
            <text:p>9138633710</text:p>
          </table:table-cell>
          <table:table-cell office:value-type="float" office:value="1555032" calcext:value-type="float">
            <text:p>1555032</text:p>
          </table:table-cell>
          <table:table-cell office:value-type="float" office:value="62032674" calcext:value-type="float">
            <text:p>62032674</text:p>
          </table:table-cell>
          <table:table-cell office:value-type="float" office:value="41429999" calcext:value-type="float">
            <text:p>41429999</text:p>
          </table:table-cell>
          <table:table-cell office:value-type="float" office:value="40918876" calcext:value-type="float">
            <text:p>40918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3913" calcext:value-type="float">
            <text:p>0.403913</text:p>
          </table:table-cell>
          <table:table-cell office:value-type="float" office:value="1555032" calcext:value-type="float">
            <text:p>1555032</text:p>
          </table:table-cell>
          <table:table-cell office:value-type="float" office:value="3.962167" calcext:value-type="float">
            <text:p>3.962167</text:p>
          </table:table-cell>
          <table:table-cell office:value-type="float" office:value="2.646228" calcext:value-type="float">
            <text:p>2.646228</text:p>
          </table:table-cell>
          <table:table-cell office:value-type="float" office:value="2.613581" calcext:value-type="float">
            <text:p>2.613581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55" calcext:value-type="float">
            <text:p>59655</text:p>
          </table:table-cell>
          <table:table-cell office:value-type="float" office:value="13032" calcext:value-type="float">
            <text:p>13032</text:p>
          </table:table-cell>
          <table:table-cell office:value-type="float" office:value="3979005422" calcext:value-type="float">
            <text:p>3979005422</text:p>
          </table:table-cell>
          <table:table-cell office:value-type="float" office:value="9134741072" calcext:value-type="float">
            <text:p>9134741072</text:p>
          </table:table-cell>
          <table:table-cell office:value-type="float" office:value="1510680" calcext:value-type="float">
            <text:p>1510680</text:p>
          </table:table-cell>
          <table:table-cell office:value-type="float" office:value="59237378" calcext:value-type="float">
            <text:p>59237378</text:p>
          </table:table-cell>
          <table:table-cell office:value-type="float" office:value="39801707" calcext:value-type="float">
            <text:p>39801707</text:p>
          </table:table-cell>
          <table:table-cell office:value-type="float" office:value="39074739" calcext:value-type="float">
            <text:p>3907473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559" calcext:value-type="float">
            <text:p>0.43559</text:p>
          </table:table-cell>
          <table:table-cell office:value-type="float" office:value="1510680" calcext:value-type="float">
            <text:p>1510680</text:p>
          </table:table-cell>
          <table:table-cell office:value-type="float" office:value="3.783625" calcext:value-type="float">
            <text:p>3.783625</text:p>
          </table:table-cell>
          <table:table-cell office:value-type="float" office:value="2.542225" calcext:value-type="float">
            <text:p>2.542225</text:p>
          </table:table-cell>
          <table:table-cell office:value-type="float" office:value="2.495792" calcext:value-type="float">
            <text:p>2.495792</text:p>
          </table:table-cell>
          <table:table-cell office:value-type="float" office:value="1.49" calcext:value-type="float">
            <text:p>1.49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53" calcext:value-type="float">
            <text:p>59653</text:p>
          </table:table-cell>
          <table:table-cell office:value-type="float" office:value="13035" calcext:value-type="float">
            <text:p>13035</text:p>
          </table:table-cell>
          <table:table-cell office:value-type="float" office:value="3998922509" calcext:value-type="float">
            <text:p>3998922509</text:p>
          </table:table-cell>
          <table:table-cell office:value-type="float" office:value="9132581562" calcext:value-type="float">
            <text:p>9132581562</text:p>
          </table:table-cell>
          <table:table-cell office:value-type="float" office:value="1534060" calcext:value-type="float">
            <text:p>1534060</text:p>
          </table:table-cell>
          <table:table-cell office:value-type="float" office:value="61297731" calcext:value-type="float">
            <text:p>61297731</text:p>
          </table:table-cell>
          <table:table-cell office:value-type="float" office:value="40816384" calcext:value-type="float">
            <text:p>40816384</text:p>
          </table:table-cell>
          <table:table-cell office:value-type="float" office:value="40025379" calcext:value-type="float">
            <text:p>40025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7874" calcext:value-type="float">
            <text:p>0.437874</text:p>
          </table:table-cell>
          <table:table-cell office:value-type="float" office:value="1534060" calcext:value-type="float">
            <text:p>1534060</text:p>
          </table:table-cell>
          <table:table-cell office:value-type="float" office:value="3.911321" calcext:value-type="float">
            <text:p>3.911321</text:p>
          </table:table-cell>
          <table:table-cell office:value-type="float" office:value="2.604435" calcext:value-type="float">
            <text:p>2.604435</text:p>
          </table:table-cell>
          <table:table-cell office:value-type="float" office:value="2.553962" calcext:value-type="float">
            <text:p>2.553962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51" calcext:value-type="float">
            <text:p>59651</text:p>
          </table:table-cell>
          <table:table-cell office:value-type="float" office:value="13031" calcext:value-type="float">
            <text:p>13031</text:p>
          </table:table-cell>
          <table:table-cell office:value-type="float" office:value="3726882213" calcext:value-type="float">
            <text:p>3726882213</text:p>
          </table:table-cell>
          <table:table-cell office:value-type="float" office:value="9137481703" calcext:value-type="float">
            <text:p>9137481703</text:p>
          </table:table-cell>
          <table:table-cell office:value-type="float" office:value="1431449" calcext:value-type="float">
            <text:p>1431449</text:p>
          </table:table-cell>
          <table:table-cell office:value-type="float" office:value="59089356" calcext:value-type="float">
            <text:p>59089356</text:p>
          </table:table-cell>
          <table:table-cell office:value-type="float" office:value="39238791" calcext:value-type="float">
            <text:p>39238791</text:p>
          </table:table-cell>
          <table:table-cell office:value-type="float" office:value="38676302" calcext:value-type="float">
            <text:p>3867630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7868" calcext:value-type="float">
            <text:p>0.407868</text:p>
          </table:table-cell>
          <table:table-cell office:value-type="float" office:value="1431449" calcext:value-type="float">
            <text:p>1431449</text:p>
          </table:table-cell>
          <table:table-cell office:value-type="float" office:value="3.77417" calcext:value-type="float">
            <text:p>3.77417</text:p>
          </table:table-cell>
          <table:table-cell office:value-type="float" office:value="2.50627" calcext:value-type="float">
            <text:p>2.50627</text:p>
          </table:table-cell>
          <table:table-cell office:value-type="float" office:value="2.470343" calcext:value-type="float">
            <text:p>2.470343</text:p>
          </table:table-cell>
          <table:table-cell office:value-type="float" office:value="1.51" calcext:value-type="float">
            <text:p>1.5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9" calcext:value-type="float">
            <text:p>59649</text:p>
          </table:table-cell>
          <table:table-cell office:value-type="float" office:value="13031" calcext:value-type="float">
            <text:p>13031</text:p>
          </table:table-cell>
          <table:table-cell office:value-type="float" office:value="3746662525" calcext:value-type="float">
            <text:p>3746662525</text:p>
          </table:table-cell>
          <table:table-cell office:value-type="float" office:value="9135754306" calcext:value-type="float">
            <text:p>9135754306</text:p>
          </table:table-cell>
          <table:table-cell office:value-type="float" office:value="1548011" calcext:value-type="float">
            <text:p>1548011</text:p>
          </table:table-cell>
          <table:table-cell office:value-type="float" office:value="62005528" calcext:value-type="float">
            <text:p>62005528</text:p>
          </table:table-cell>
          <table:table-cell office:value-type="float" office:value="41443040" calcext:value-type="float">
            <text:p>41443040</text:p>
          </table:table-cell>
          <table:table-cell office:value-type="float" office:value="40897133" calcext:value-type="float">
            <text:p>40897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011" calcext:value-type="float">
            <text:p>0.41011</text:p>
          </table:table-cell>
          <table:table-cell office:value-type="float" office:value="1548011" calcext:value-type="float">
            <text:p>1548011</text:p>
          </table:table-cell>
          <table:table-cell office:value-type="float" office:value="3.960433" calcext:value-type="float">
            <text:p>3.960433</text:p>
          </table:table-cell>
          <table:table-cell office:value-type="float" office:value="2.64706" calcext:value-type="float">
            <text:p>2.64706</text:p>
          </table:table-cell>
          <table:table-cell office:value-type="float" office:value="2.612192" calcext:value-type="float">
            <text:p>2.612192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7" calcext:value-type="float">
            <text:p>59647</text:p>
          </table:table-cell>
          <table:table-cell office:value-type="float" office:value="13034" calcext:value-type="float">
            <text:p>13034</text:p>
          </table:table-cell>
          <table:table-cell office:value-type="float" office:value="3652294903" calcext:value-type="float">
            <text:p>3652294903</text:p>
          </table:table-cell>
          <table:table-cell office:value-type="float" office:value="9141495050" calcext:value-type="float">
            <text:p>9141495050</text:p>
          </table:table-cell>
          <table:table-cell office:value-type="float" office:value="1501923" calcext:value-type="float">
            <text:p>1501923</text:p>
          </table:table-cell>
          <table:table-cell office:value-type="float" office:value="61622001" calcext:value-type="float">
            <text:p>61622001</text:p>
          </table:table-cell>
          <table:table-cell office:value-type="float" office:value="41015901" calcext:value-type="float">
            <text:p>41015901</text:p>
          </table:table-cell>
          <table:table-cell office:value-type="float" office:value="40557820" calcext:value-type="float">
            <text:p>4055782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99529" calcext:value-type="float">
            <text:p>0.399529</text:p>
          </table:table-cell>
          <table:table-cell office:value-type="float" office:value="1501923" calcext:value-type="float">
            <text:p>1501923</text:p>
          </table:table-cell>
          <table:table-cell office:value-type="float" office:value="3.932012" calcext:value-type="float">
            <text:p>3.932012</text:p>
          </table:table-cell>
          <table:table-cell office:value-type="float" office:value="2.617166" calcext:value-type="float">
            <text:p>2.617166</text:p>
          </table:table-cell>
          <table:table-cell office:value-type="float" office:value="2.587937" calcext:value-type="float">
            <text:p>2.587937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5" calcext:value-type="float">
            <text:p>59645</text:p>
          </table:table-cell>
          <table:table-cell office:value-type="float" office:value="13034" calcext:value-type="float">
            <text:p>13034</text:p>
          </table:table-cell>
          <table:table-cell office:value-type="float" office:value="3658314371" calcext:value-type="float">
            <text:p>3658314371</text:p>
          </table:table-cell>
          <table:table-cell office:value-type="float" office:value="9139262458" calcext:value-type="float">
            <text:p>9139262458</text:p>
          </table:table-cell>
          <table:table-cell office:value-type="float" office:value="1495308" calcext:value-type="float">
            <text:p>1495308</text:p>
          </table:table-cell>
          <table:table-cell office:value-type="float" office:value="62050176" calcext:value-type="float">
            <text:p>62050176</text:p>
          </table:table-cell>
          <table:table-cell office:value-type="float" office:value="41046730" calcext:value-type="float">
            <text:p>41046730</text:p>
          </table:table-cell>
          <table:table-cell office:value-type="float" office:value="40572819" calcext:value-type="float">
            <text:p>40572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0286" calcext:value-type="float">
            <text:p>0.400286</text:p>
          </table:table-cell>
          <table:table-cell office:value-type="float" office:value="1495308" calcext:value-type="float">
            <text:p>1495308</text:p>
          </table:table-cell>
          <table:table-cell office:value-type="float" office:value="3.959333" calcext:value-type="float">
            <text:p>3.959333</text:p>
          </table:table-cell>
          <table:table-cell office:value-type="float" office:value="2.619133" calcext:value-type="float">
            <text:p>2.619133</text:p>
          </table:table-cell>
          <table:table-cell office:value-type="float" office:value="2.588894" calcext:value-type="float">
            <text:p>2.588894</text:p>
          </table:table-cell>
          <table:table-cell office:value-type="float" office:value="1.51" calcext:value-type="float">
            <text:p>1.5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3" calcext:value-type="float">
            <text:p>59643</text:p>
          </table:table-cell>
          <table:table-cell office:value-type="float" office:value="13032" calcext:value-type="float">
            <text:p>13032</text:p>
          </table:table-cell>
          <table:table-cell office:value-type="float" office:value="3721312049" calcext:value-type="float">
            <text:p>3721312049</text:p>
          </table:table-cell>
          <table:table-cell office:value-type="float" office:value="9138208263" calcext:value-type="float">
            <text:p>9138208263</text:p>
          </table:table-cell>
          <table:table-cell office:value-type="float" office:value="1475476" calcext:value-type="float">
            <text:p>1475476</text:p>
          </table:table-cell>
          <table:table-cell office:value-type="float" office:value="60829952" calcext:value-type="float">
            <text:p>60829952</text:p>
          </table:table-cell>
          <table:table-cell office:value-type="float" office:value="40314156" calcext:value-type="float">
            <text:p>40314156</text:p>
          </table:table-cell>
          <table:table-cell office:value-type="float" office:value="39771160" calcext:value-type="float">
            <text:p>3977116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7226" calcext:value-type="float">
            <text:p>0.407226</text:p>
          </table:table-cell>
          <table:table-cell office:value-type="float" office:value="1475476" calcext:value-type="float">
            <text:p>1475476</text:p>
          </table:table-cell>
          <table:table-cell office:value-type="float" office:value="3.885346" calcext:value-type="float">
            <text:p>3.885346</text:p>
          </table:table-cell>
          <table:table-cell office:value-type="float" office:value="2.574956" calcext:value-type="float">
            <text:p>2.574956</text:p>
          </table:table-cell>
          <table:table-cell office:value-type="float" office:value="2.540274" calcext:value-type="float">
            <text:p>2.540274</text:p>
          </table:table-cell>
          <table:table-cell office:value-type="float" office:value="1.51" calcext:value-type="float">
            <text:p>1.5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1" calcext:value-type="float">
            <text:p>59641</text:p>
          </table:table-cell>
          <table:table-cell office:value-type="float" office:value="13032" calcext:value-type="float">
            <text:p>13032</text:p>
          </table:table-cell>
          <table:table-cell office:value-type="float" office:value="3722175695" calcext:value-type="float">
            <text:p>3722175695</text:p>
          </table:table-cell>
          <table:table-cell office:value-type="float" office:value="9136868745" calcext:value-type="float">
            <text:p>9136868745</text:p>
          </table:table-cell>
          <table:table-cell office:value-type="float" office:value="1504176" calcext:value-type="float">
            <text:p>1504176</text:p>
          </table:table-cell>
          <table:table-cell office:value-type="float" office:value="61431389" calcext:value-type="float">
            <text:p>61431389</text:p>
          </table:table-cell>
          <table:table-cell office:value-type="float" office:value="40874947" calcext:value-type="float">
            <text:p>40874947</text:p>
          </table:table-cell>
          <table:table-cell office:value-type="float" office:value="40335010" calcext:value-type="float">
            <text:p>40335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738" calcext:value-type="float">
            <text:p>0.40738</text:p>
          </table:table-cell>
          <table:table-cell office:value-type="float" office:value="1504176" calcext:value-type="float">
            <text:p>1504176</text:p>
          </table:table-cell>
          <table:table-cell office:value-type="float" office:value="3.923761" calcext:value-type="float">
            <text:p>3.923761</text:p>
          </table:table-cell>
          <table:table-cell office:value-type="float" office:value="2.610775" calcext:value-type="float">
            <text:p>2.610775</text:p>
          </table:table-cell>
          <table:table-cell office:value-type="float" office:value="2.576288" calcext:value-type="float">
            <text:p>2.576288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55" calcext:value-type="float">
            <text:p>59655</text:p>
          </table:table-cell>
          <table:table-cell office:value-type="float" office:value="14034" calcext:value-type="float">
            <text:p>14034</text:p>
          </table:table-cell>
          <table:table-cell office:value-type="float" office:value="3746981008" calcext:value-type="float">
            <text:p>3746981008</text:p>
          </table:table-cell>
          <table:table-cell office:value-type="float" office:value="9131855287" calcext:value-type="float">
            <text:p>9131855287</text:p>
          </table:table-cell>
          <table:table-cell office:value-type="float" office:value="1422810" calcext:value-type="float">
            <text:p>1422810</text:p>
          </table:table-cell>
          <table:table-cell office:value-type="float" office:value="59656347" calcext:value-type="float">
            <text:p>59656347</text:p>
          </table:table-cell>
          <table:table-cell office:value-type="float" office:value="39412335" calcext:value-type="float">
            <text:p>39412335</text:p>
          </table:table-cell>
          <table:table-cell office:value-type="float" office:value="38880780" calcext:value-type="float">
            <text:p>3888078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032" calcext:value-type="float">
            <text:p>0.41032</text:p>
          </table:table-cell>
          <table:table-cell office:value-type="float" office:value="1422810" calcext:value-type="float">
            <text:p>1422810</text:p>
          </table:table-cell>
          <table:table-cell office:value-type="float" office:value="3.810385" calcext:value-type="float">
            <text:p>3.810385</text:p>
          </table:table-cell>
          <table:table-cell office:value-type="float" office:value="2.517355" calcext:value-type="float">
            <text:p>2.517355</text:p>
          </table:table-cell>
          <table:table-cell office:value-type="float" office:value="2.483403" calcext:value-type="float">
            <text:p>2.483403</text:p>
          </table:table-cell>
          <table:table-cell office:value-type="float" office:value="1.51" calcext:value-type="float">
            <text:p>1.5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53" calcext:value-type="float">
            <text:p>59653</text:p>
          </table:table-cell>
          <table:table-cell office:value-type="float" office:value="14038" calcext:value-type="float">
            <text:p>14038</text:p>
          </table:table-cell>
          <table:table-cell office:value-type="float" office:value="3765920919" calcext:value-type="float">
            <text:p>3765920919</text:p>
          </table:table-cell>
          <table:table-cell office:value-type="float" office:value="9130171413" calcext:value-type="float">
            <text:p>9130171413</text:p>
          </table:table-cell>
          <table:table-cell office:value-type="float" office:value="1542663" calcext:value-type="float">
            <text:p>1542663</text:p>
          </table:table-cell>
          <table:table-cell office:value-type="float" office:value="62434971" calcext:value-type="float">
            <text:p>62434971</text:p>
          </table:table-cell>
          <table:table-cell office:value-type="float" office:value="41620360" calcext:value-type="float">
            <text:p>41620360</text:p>
          </table:table-cell>
          <table:table-cell office:value-type="float" office:value="41062549" calcext:value-type="float">
            <text:p>41062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247" calcext:value-type="float">
            <text:p>0.41247</text:p>
          </table:table-cell>
          <table:table-cell office:value-type="float" office:value="1542663" calcext:value-type="float">
            <text:p>1542663</text:p>
          </table:table-cell>
          <table:table-cell office:value-type="float" office:value="3.983886" calcext:value-type="float">
            <text:p>3.983886</text:p>
          </table:table-cell>
          <table:table-cell office:value-type="float" office:value="2.655736" calcext:value-type="float">
            <text:p>2.655736</text:p>
          </table:table-cell>
          <table:table-cell office:value-type="float" office:value="2.620143" calcext:value-type="float">
            <text:p>2.620143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51" calcext:value-type="float">
            <text:p>59651</text:p>
          </table:table-cell>
          <table:table-cell office:value-type="float" office:value="14033" calcext:value-type="float">
            <text:p>14033</text:p>
          </table:table-cell>
          <table:table-cell office:value-type="float" office:value="3919904740" calcext:value-type="float">
            <text:p>3919904740</text:p>
          </table:table-cell>
          <table:table-cell office:value-type="float" office:value="9137999026" calcext:value-type="float">
            <text:p>9137999026</text:p>
          </table:table-cell>
          <table:table-cell office:value-type="float" office:value="1444090" calcext:value-type="float">
            <text:p>1444090</text:p>
          </table:table-cell>
          <table:table-cell office:value-type="float" office:value="58793823" calcext:value-type="float">
            <text:p>58793823</text:p>
          </table:table-cell>
          <table:table-cell office:value-type="float" office:value="39067501" calcext:value-type="float">
            <text:p>39067501</text:p>
          </table:table-cell>
          <table:table-cell office:value-type="float" office:value="38367656" calcext:value-type="float">
            <text:p>3836765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8968" calcext:value-type="float">
            <text:p>0.428968</text:p>
          </table:table-cell>
          <table:table-cell office:value-type="float" office:value="1444090" calcext:value-type="float">
            <text:p>1444090</text:p>
          </table:table-cell>
          <table:table-cell office:value-type="float" office:value="3.755294" calcext:value-type="float">
            <text:p>3.755294</text:p>
          </table:table-cell>
          <table:table-cell office:value-type="float" office:value="2.495329" calcext:value-type="float">
            <text:p>2.495329</text:p>
          </table:table-cell>
          <table:table-cell office:value-type="float" office:value="2.450629" calcext:value-type="float">
            <text:p>2.450629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9" calcext:value-type="float">
            <text:p>59649</text:p>
          </table:table-cell>
          <table:table-cell office:value-type="float" office:value="14033" calcext:value-type="float">
            <text:p>14033</text:p>
          </table:table-cell>
          <table:table-cell office:value-type="float" office:value="3913479621" calcext:value-type="float">
            <text:p>3913479621</text:p>
          </table:table-cell>
          <table:table-cell office:value-type="float" office:value="9136806776" calcext:value-type="float">
            <text:p>9136806776</text:p>
          </table:table-cell>
          <table:table-cell office:value-type="float" office:value="1461646" calcext:value-type="float">
            <text:p>1461646</text:p>
          </table:table-cell>
          <table:table-cell office:value-type="float" office:value="58291541" calcext:value-type="float">
            <text:p>58291541</text:p>
          </table:table-cell>
          <table:table-cell office:value-type="float" office:value="38849708" calcext:value-type="float">
            <text:p>38849708</text:p>
          </table:table-cell>
          <table:table-cell office:value-type="float" office:value="38197095" calcext:value-type="float">
            <text:p>38197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832" calcext:value-type="float">
            <text:p>0.42832</text:p>
          </table:table-cell>
          <table:table-cell office:value-type="float" office:value="1461646" calcext:value-type="float">
            <text:p>1461646</text:p>
          </table:table-cell>
          <table:table-cell office:value-type="float" office:value="3.723212" calcext:value-type="float">
            <text:p>3.723212</text:p>
          </table:table-cell>
          <table:table-cell office:value-type="float" office:value="2.481418" calcext:value-type="float">
            <text:p>2.481418</text:p>
          </table:table-cell>
          <table:table-cell office:value-type="float" office:value="2.439735" calcext:value-type="float">
            <text:p>2.439735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7" calcext:value-type="float">
            <text:p>59647</text:p>
          </table:table-cell>
          <table:table-cell office:value-type="float" office:value="14037" calcext:value-type="float">
            <text:p>14037</text:p>
          </table:table-cell>
          <table:table-cell office:value-type="float" office:value="3858061998" calcext:value-type="float">
            <text:p>3858061998</text:p>
          </table:table-cell>
          <table:table-cell office:value-type="float" office:value="9135760428" calcext:value-type="float">
            <text:p>9135760428</text:p>
          </table:table-cell>
          <table:table-cell office:value-type="float" office:value="1509561" calcext:value-type="float">
            <text:p>1509561</text:p>
          </table:table-cell>
          <table:table-cell office:value-type="float" office:value="63131585" calcext:value-type="float">
            <text:p>63131585</text:p>
          </table:table-cell>
          <table:table-cell office:value-type="float" office:value="41740356" calcext:value-type="float">
            <text:p>41740356</text:p>
          </table:table-cell>
          <table:table-cell office:value-type="float" office:value="41077143" calcext:value-type="float">
            <text:p>4107714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2303" calcext:value-type="float">
            <text:p>0.422303</text:p>
          </table:table-cell>
          <table:table-cell office:value-type="float" office:value="1509561" calcext:value-type="float">
            <text:p>1509561</text:p>
          </table:table-cell>
          <table:table-cell office:value-type="float" office:value="4.028337" calcext:value-type="float">
            <text:p>4.028337</text:p>
          </table:table-cell>
          <table:table-cell office:value-type="float" office:value="2.663393" calcext:value-type="float">
            <text:p>2.663393</text:p>
          </table:table-cell>
          <table:table-cell office:value-type="float" office:value="2.621074" calcext:value-type="float">
            <text:p>2.621074</text:p>
          </table:table-cell>
          <table:table-cell office:value-type="float" office:value="1.51" calcext:value-type="float">
            <text:p>1.5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5" calcext:value-type="float">
            <text:p>59645</text:p>
          </table:table-cell>
          <table:table-cell office:value-type="float" office:value="14037" calcext:value-type="float">
            <text:p>14037</text:p>
          </table:table-cell>
          <table:table-cell office:value-type="float" office:value="3834032366" calcext:value-type="float">
            <text:p>3834032366</text:p>
          </table:table-cell>
          <table:table-cell office:value-type="float" office:value="9133654321" calcext:value-type="float">
            <text:p>9133654321</text:p>
          </table:table-cell>
          <table:table-cell office:value-type="float" office:value="1515326" calcext:value-type="float">
            <text:p>1515326</text:p>
          </table:table-cell>
          <table:table-cell office:value-type="float" office:value="61299807" calcext:value-type="float">
            <text:p>61299807</text:p>
          </table:table-cell>
          <table:table-cell office:value-type="float" office:value="40846967" calcext:value-type="float">
            <text:p>40846967</text:p>
          </table:table-cell>
          <table:table-cell office:value-type="float" office:value="40187845" calcext:value-type="float">
            <text:p>40187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977" calcext:value-type="float">
            <text:p>0.41977</text:p>
          </table:table-cell>
          <table:table-cell office:value-type="float" office:value="1515326" calcext:value-type="float">
            <text:p>1515326</text:p>
          </table:table-cell>
          <table:table-cell office:value-type="float" office:value="3.911453" calcext:value-type="float">
            <text:p>3.911453</text:p>
          </table:table-cell>
          <table:table-cell office:value-type="float" office:value="2.606387" calcext:value-type="float">
            <text:p>2.606387</text:p>
          </table:table-cell>
          <table:table-cell office:value-type="float" office:value="2.564329" calcext:value-type="float">
            <text:p>2.564329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3" calcext:value-type="float">
            <text:p>59643</text:p>
          </table:table-cell>
          <table:table-cell office:value-type="float" office:value="14034" calcext:value-type="float">
            <text:p>14034</text:p>
          </table:table-cell>
          <table:table-cell office:value-type="float" office:value="3718386335" calcext:value-type="float">
            <text:p>3718386335</text:p>
          </table:table-cell>
          <table:table-cell office:value-type="float" office:value="9138186963" calcext:value-type="float">
            <text:p>9138186963</text:p>
          </table:table-cell>
          <table:table-cell office:value-type="float" office:value="1428754" calcext:value-type="float">
            <text:p>1428754</text:p>
          </table:table-cell>
          <table:table-cell office:value-type="float" office:value="60043502" calcext:value-type="float">
            <text:p>60043502</text:p>
          </table:table-cell>
          <table:table-cell office:value-type="float" office:value="39513238" calcext:value-type="float">
            <text:p>39513238</text:p>
          </table:table-cell>
          <table:table-cell office:value-type="float" office:value="39004220" calcext:value-type="float">
            <text:p>3900422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6906" calcext:value-type="float">
            <text:p>0.406906</text:p>
          </table:table-cell>
          <table:table-cell office:value-type="float" office:value="1428754" calcext:value-type="float">
            <text:p>1428754</text:p>
          </table:table-cell>
          <table:table-cell office:value-type="float" office:value="3.835114" calcext:value-type="float">
            <text:p>3.835114</text:p>
          </table:table-cell>
          <table:table-cell office:value-type="float" office:value="2.5238" calcext:value-type="float">
            <text:p>2.5238</text:p>
          </table:table-cell>
          <table:table-cell office:value-type="float" office:value="2.491287" calcext:value-type="float">
            <text:p>2.491287</text:p>
          </table:table-cell>
          <table:table-cell office:value-type="float" office:value="1.52" calcext:value-type="float">
            <text:p>1.52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1" calcext:value-type="float">
            <text:p>59641</text:p>
          </table:table-cell>
          <table:table-cell office:value-type="float" office:value="14034" calcext:value-type="float">
            <text:p>14034</text:p>
          </table:table-cell>
          <table:table-cell office:value-type="float" office:value="3720744433" calcext:value-type="float">
            <text:p>3720744433</text:p>
          </table:table-cell>
          <table:table-cell office:value-type="float" office:value="9137341939" calcext:value-type="float">
            <text:p>9137341939</text:p>
          </table:table-cell>
          <table:table-cell office:value-type="float" office:value="1494669" calcext:value-type="float">
            <text:p>1494669</text:p>
          </table:table-cell>
          <table:table-cell office:value-type="float" office:value="61230624" calcext:value-type="float">
            <text:p>61230624</text:p>
          </table:table-cell>
          <table:table-cell office:value-type="float" office:value="40658320" calcext:value-type="float">
            <text:p>40658320</text:p>
          </table:table-cell>
          <table:table-cell office:value-type="float" office:value="40133205" calcext:value-type="float">
            <text:p>40133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7202" calcext:value-type="float">
            <text:p>0.407202</text:p>
          </table:table-cell>
          <table:table-cell office:value-type="float" office:value="1494669" calcext:value-type="float">
            <text:p>1494669</text:p>
          </table:table-cell>
          <table:table-cell office:value-type="float" office:value="3.910938" calcext:value-type="float">
            <text:p>3.910938</text:p>
          </table:table-cell>
          <table:table-cell office:value-type="float" office:value="2.596939" calcext:value-type="float">
            <text:p>2.596939</text:p>
          </table:table-cell>
          <table:table-cell office:value-type="float" office:value="2.563398" calcext:value-type="float">
            <text:p>2.563398</text:p>
          </table:table-cell>
          <table:table-cell office:value-type="float" office:value="1.51" calcext:value-type="float">
            <text:p>1.5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55" calcext:value-type="float">
            <text:p>59655</text:p>
          </table:table-cell>
          <table:table-cell office:value-type="float" office:value="15036" calcext:value-type="float">
            <text:p>15036</text:p>
          </table:table-cell>
          <table:table-cell office:value-type="float" office:value="3759433160" calcext:value-type="float">
            <text:p>3759433160</text:p>
          </table:table-cell>
          <table:table-cell office:value-type="float" office:value="9138040436" calcext:value-type="float">
            <text:p>9138040436</text:p>
          </table:table-cell>
          <table:table-cell office:value-type="float" office:value="1421752" calcext:value-type="float">
            <text:p>1421752</text:p>
          </table:table-cell>
          <table:table-cell office:value-type="float" office:value="58583781" calcext:value-type="float">
            <text:p>58583781</text:p>
          </table:table-cell>
          <table:table-cell office:value-type="float" office:value="38882744" calcext:value-type="float">
            <text:p>38882744</text:p>
          </table:table-cell>
          <table:table-cell office:value-type="float" office:value="38317418" calcext:value-type="float">
            <text:p>3831741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1405" calcext:value-type="float">
            <text:p>0.411405</text:p>
          </table:table-cell>
          <table:table-cell office:value-type="float" office:value="1421752" calcext:value-type="float">
            <text:p>1421752</text:p>
          </table:table-cell>
          <table:table-cell office:value-type="float" office:value="3.741878" calcext:value-type="float">
            <text:p>3.741878</text:p>
          </table:table-cell>
          <table:table-cell office:value-type="float" office:value="2.483529" calcext:value-type="float">
            <text:p>2.483529</text:p>
          </table:table-cell>
          <table:table-cell office:value-type="float" office:value="2.44742" calcext:value-type="float">
            <text:p>2.44742</text:p>
          </table:table-cell>
          <table:table-cell office:value-type="float" office:value="1.51" calcext:value-type="float">
            <text:p>1.5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53" calcext:value-type="float">
            <text:p>59653</text:p>
          </table:table-cell>
          <table:table-cell office:value-type="float" office:value="15040" calcext:value-type="float">
            <text:p>15040</text:p>
          </table:table-cell>
          <table:table-cell office:value-type="float" office:value="3778394618" calcext:value-type="float">
            <text:p>3778394618</text:p>
          </table:table-cell>
          <table:table-cell office:value-type="float" office:value="9135937802" calcext:value-type="float">
            <text:p>9135937802</text:p>
          </table:table-cell>
          <table:table-cell office:value-type="float" office:value="1532531" calcext:value-type="float">
            <text:p>1532531</text:p>
          </table:table-cell>
          <table:table-cell office:value-type="float" office:value="61429137" calcext:value-type="float">
            <text:p>61429137</text:p>
          </table:table-cell>
          <table:table-cell office:value-type="float" office:value="40840833" calcext:value-type="float">
            <text:p>40840833</text:p>
          </table:table-cell>
          <table:table-cell office:value-type="float" office:value="40301563" calcext:value-type="float">
            <text:p>40301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3575" calcext:value-type="float">
            <text:p>0.413575</text:p>
          </table:table-cell>
          <table:table-cell office:value-type="float" office:value="1532531" calcext:value-type="float">
            <text:p>1532531</text:p>
          </table:table-cell>
          <table:table-cell office:value-type="float" office:value="3.923617" calcext:value-type="float">
            <text:p>3.923617</text:p>
          </table:table-cell>
          <table:table-cell office:value-type="float" office:value="2.608596" calcext:value-type="float">
            <text:p>2.608596</text:p>
          </table:table-cell>
          <table:table-cell office:value-type="float" office:value="2.574152" calcext:value-type="float">
            <text:p>2.574152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51" calcext:value-type="float">
            <text:p>59651</text:p>
          </table:table-cell>
          <table:table-cell office:value-type="float" office:value="15036" calcext:value-type="float">
            <text:p>15036</text:p>
          </table:table-cell>
          <table:table-cell office:value-type="float" office:value="3908596493" calcext:value-type="float">
            <text:p>3908596493</text:p>
          </table:table-cell>
          <table:table-cell office:value-type="float" office:value="9133953032" calcext:value-type="float">
            <text:p>9133953032</text:p>
          </table:table-cell>
          <table:table-cell office:value-type="float" office:value="1499340" calcext:value-type="float">
            <text:p>1499340</text:p>
          </table:table-cell>
          <table:table-cell office:value-type="float" office:value="59327580" calcext:value-type="float">
            <text:p>59327580</text:p>
          </table:table-cell>
          <table:table-cell office:value-type="float" office:value="39715523" calcext:value-type="float">
            <text:p>39715523</text:p>
          </table:table-cell>
          <table:table-cell office:value-type="float" office:value="38918169" calcext:value-type="float">
            <text:p>3891816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919" calcext:value-type="float">
            <text:p>0.427919</text:p>
          </table:table-cell>
          <table:table-cell office:value-type="float" office:value="1499340" calcext:value-type="float">
            <text:p>1499340</text:p>
          </table:table-cell>
          <table:table-cell office:value-type="float" office:value="3.785608" calcext:value-type="float">
            <text:p>3.785608</text:p>
          </table:table-cell>
          <table:table-cell office:value-type="float" office:value="2.534191" calcext:value-type="float">
            <text:p>2.534191</text:p>
          </table:table-cell>
          <table:table-cell office:value-type="float" office:value="2.483313" calcext:value-type="float">
            <text:p>2.483313</text:p>
          </table:table-cell>
          <table:table-cell office:value-type="float" office:value="1.49" calcext:value-type="float">
            <text:p>1.49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9" calcext:value-type="float">
            <text:p>59649</text:p>
          </table:table-cell>
          <table:table-cell office:value-type="float" office:value="15036" calcext:value-type="float">
            <text:p>15036</text:p>
          </table:table-cell>
          <table:table-cell office:value-type="float" office:value="3925308191" calcext:value-type="float">
            <text:p>3925308191</text:p>
          </table:table-cell>
          <table:table-cell office:value-type="float" office:value="9131776813" calcext:value-type="float">
            <text:p>9131776813</text:p>
          </table:table-cell>
          <table:table-cell office:value-type="float" office:value="1465747" calcext:value-type="float">
            <text:p>1465747</text:p>
          </table:table-cell>
          <table:table-cell office:value-type="float" office:value="60221007" calcext:value-type="float">
            <text:p>60221007</text:p>
          </table:table-cell>
          <table:table-cell office:value-type="float" office:value="39767164" calcext:value-type="float">
            <text:p>39767164</text:p>
          </table:table-cell>
          <table:table-cell office:value-type="float" office:value="39081749" calcext:value-type="float">
            <text:p>39081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9852" calcext:value-type="float">
            <text:p>0.429852</text:p>
          </table:table-cell>
          <table:table-cell office:value-type="float" office:value="1465747" calcext:value-type="float">
            <text:p>1465747</text:p>
          </table:table-cell>
          <table:table-cell office:value-type="float" office:value="3.842617" calcext:value-type="float">
            <text:p>3.842617</text:p>
          </table:table-cell>
          <table:table-cell office:value-type="float" office:value="2.537486" calcext:value-type="float">
            <text:p>2.537486</text:p>
          </table:table-cell>
          <table:table-cell office:value-type="float" office:value="2.493751" calcext:value-type="float">
            <text:p>2.493751</text:p>
          </table:table-cell>
          <table:table-cell office:value-type="float" office:value="1.51" calcext:value-type="float">
            <text:p>1.5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7" calcext:value-type="float">
            <text:p>59647</text:p>
          </table:table-cell>
          <table:table-cell office:value-type="float" office:value="15039" calcext:value-type="float">
            <text:p>15039</text:p>
          </table:table-cell>
          <table:table-cell office:value-type="float" office:value="3627087427" calcext:value-type="float">
            <text:p>3627087427</text:p>
          </table:table-cell>
          <table:table-cell office:value-type="float" office:value="9130425508" calcext:value-type="float">
            <text:p>9130425508</text:p>
          </table:table-cell>
          <table:table-cell office:value-type="float" office:value="1678059" calcext:value-type="float">
            <text:p>1678059</text:p>
          </table:table-cell>
          <table:table-cell office:value-type="float" office:value="70110447" calcext:value-type="float">
            <text:p>70110447</text:p>
          </table:table-cell>
          <table:table-cell office:value-type="float" office:value="46512243" calcext:value-type="float">
            <text:p>46512243</text:p>
          </table:table-cell>
          <table:table-cell office:value-type="float" office:value="45935337" calcext:value-type="float">
            <text:p>4593533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97253" calcext:value-type="float">
            <text:p>0.397253</text:p>
          </table:table-cell>
          <table:table-cell office:value-type="float" office:value="1678059" calcext:value-type="float">
            <text:p>1678059</text:p>
          </table:table-cell>
          <table:table-cell office:value-type="float" office:value="4.478112" calcext:value-type="float">
            <text:p>4.478112</text:p>
          </table:table-cell>
          <table:table-cell office:value-type="float" office:value="2.970842" calcext:value-type="float">
            <text:p>2.970842</text:p>
          </table:table-cell>
          <table:table-cell office:value-type="float" office:value="2.933994" calcext:value-type="float">
            <text:p>2.933994</text:p>
          </table:table-cell>
          <table:table-cell office:value-type="float" office:value="1.51" calcext:value-type="float">
            <text:p>1.5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5" calcext:value-type="float">
            <text:p>59645</text:p>
          </table:table-cell>
          <table:table-cell office:value-type="float" office:value="15040" calcext:value-type="float">
            <text:p>15040</text:p>
          </table:table-cell>
          <table:table-cell office:value-type="float" office:value="3627371125" calcext:value-type="float">
            <text:p>3627371125</text:p>
          </table:table-cell>
          <table:table-cell office:value-type="float" office:value="9128153590" calcext:value-type="float">
            <text:p>9128153590</text:p>
          </table:table-cell>
          <table:table-cell office:value-type="float" office:value="1739744" calcext:value-type="float">
            <text:p>1739744</text:p>
          </table:table-cell>
          <table:table-cell office:value-type="float" office:value="70825930" calcext:value-type="float">
            <text:p>70825930</text:p>
          </table:table-cell>
          <table:table-cell office:value-type="float" office:value="47236391" calcext:value-type="float">
            <text:p>47236391</text:p>
          </table:table-cell>
          <table:table-cell office:value-type="float" office:value="46627886" calcext:value-type="float">
            <text:p>46627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97383" calcext:value-type="float">
            <text:p>0.397383</text:p>
          </table:table-cell>
          <table:table-cell office:value-type="float" office:value="1739744" calcext:value-type="float">
            <text:p>1739744</text:p>
          </table:table-cell>
          <table:table-cell office:value-type="float" office:value="4.519301" calcext:value-type="float">
            <text:p>4.519301</text:p>
          </table:table-cell>
          <table:table-cell office:value-type="float" office:value="3.014087" calcext:value-type="float">
            <text:p>3.014087</text:p>
          </table:table-cell>
          <table:table-cell office:value-type="float" office:value="2.975259" calcext:value-type="float">
            <text:p>2.975259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3" calcext:value-type="float">
            <text:p>59643</text:p>
          </table:table-cell>
          <table:table-cell office:value-type="float" office:value="15036" calcext:value-type="float">
            <text:p>15036</text:p>
          </table:table-cell>
          <table:table-cell office:value-type="float" office:value="3748078334" calcext:value-type="float">
            <text:p>3748078334</text:p>
          </table:table-cell>
          <table:table-cell office:value-type="float" office:value="9112676958" calcext:value-type="float">
            <text:p>9112676958</text:p>
          </table:table-cell>
          <table:table-cell office:value-type="float" office:value="2139943" calcext:value-type="float">
            <text:p>2139943</text:p>
          </table:table-cell>
          <table:table-cell office:value-type="float" office:value="89270680" calcext:value-type="float">
            <text:p>89270680</text:p>
          </table:table-cell>
          <table:table-cell office:value-type="float" office:value="59497534" calcext:value-type="float">
            <text:p>59497534</text:p>
          </table:table-cell>
          <table:table-cell office:value-type="float" office:value="58679896" calcext:value-type="float">
            <text:p>5867989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1304" calcext:value-type="float">
            <text:p>0.411304</text:p>
          </table:table-cell>
          <table:table-cell office:value-type="float" office:value="2139943" calcext:value-type="float">
            <text:p>2139943</text:p>
          </table:table-cell>
          <table:table-cell office:value-type="float" office:value="5.70192" calcext:value-type="float">
            <text:p>5.70192</text:p>
          </table:table-cell>
          <table:table-cell office:value-type="float" office:value="3.800242" calcext:value-type="float">
            <text:p>3.800242</text:p>
          </table:table-cell>
          <table:table-cell office:value-type="float" office:value="3.748017" calcext:value-type="float">
            <text:p>3.748017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1" calcext:value-type="float">
            <text:p>59641</text:p>
          </table:table-cell>
          <table:table-cell office:value-type="float" office:value="15036" calcext:value-type="float">
            <text:p>15036</text:p>
          </table:table-cell>
          <table:table-cell office:value-type="float" office:value="3815245763" calcext:value-type="float">
            <text:p>3815245763</text:p>
          </table:table-cell>
          <table:table-cell office:value-type="float" office:value="9113203952" calcext:value-type="float">
            <text:p>9113203952</text:p>
          </table:table-cell>
          <table:table-cell office:value-type="float" office:value="2337108" calcext:value-type="float">
            <text:p>2337108</text:p>
          </table:table-cell>
          <table:table-cell office:value-type="float" office:value="96204828" calcext:value-type="float">
            <text:p>96204828</text:p>
          </table:table-cell>
          <table:table-cell office:value-type="float" office:value="63508634" calcext:value-type="float">
            <text:p>63508634</text:p>
          </table:table-cell>
          <table:table-cell office:value-type="float" office:value="62546072" calcext:value-type="float">
            <text:p>62546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865" calcext:value-type="float">
            <text:p>0.41865</text:p>
          </table:table-cell>
          <table:table-cell office:value-type="float" office:value="2337108" calcext:value-type="float">
            <text:p>2337108</text:p>
          </table:table-cell>
          <table:table-cell office:value-type="float" office:value="6.14482" calcext:value-type="float">
            <text:p>6.14482</text:p>
          </table:table-cell>
          <table:table-cell office:value-type="float" office:value="4.056439" calcext:value-type="float">
            <text:p>4.056439</text:p>
          </table:table-cell>
          <table:table-cell office:value-type="float" office:value="3.994959" calcext:value-type="float">
            <text:p>3.994959</text:p>
          </table:table-cell>
          <table:table-cell office:value-type="float" office:value="1.51" calcext:value-type="float">
            <text:p>1.5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55" calcext:value-type="float">
            <text:p>59655</text:p>
          </table:table-cell>
          <table:table-cell office:value-type="float" office:value="16038" calcext:value-type="float">
            <text:p>16038</text:p>
          </table:table-cell>
          <table:table-cell office:value-type="float" office:value="3951839260" calcext:value-type="float">
            <text:p>3951839260</text:p>
          </table:table-cell>
          <table:table-cell office:value-type="float" office:value="9131070225" calcext:value-type="float">
            <text:p>9131070225</text:p>
          </table:table-cell>
          <table:table-cell office:value-type="float" office:value="1534571" calcext:value-type="float">
            <text:p>1534571</text:p>
          </table:table-cell>
          <table:table-cell office:value-type="float" office:value="60821812" calcext:value-type="float">
            <text:p>60821812</text:p>
          </table:table-cell>
          <table:table-cell office:value-type="float" office:value="40596658" calcext:value-type="float">
            <text:p>40596658</text:p>
          </table:table-cell>
          <table:table-cell office:value-type="float" office:value="39826232" calcext:value-type="float">
            <text:p>3982623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279" calcext:value-type="float">
            <text:p>0.43279</text:p>
          </table:table-cell>
          <table:table-cell office:value-type="float" office:value="1534571" calcext:value-type="float">
            <text:p>1534571</text:p>
          </table:table-cell>
          <table:table-cell office:value-type="float" office:value="3.884826" calcext:value-type="float">
            <text:p>3.884826</text:p>
          </table:table-cell>
          <table:table-cell office:value-type="float" office:value="2.593" calcext:value-type="float">
            <text:p>2.593</text:p>
          </table:table-cell>
          <table:table-cell office:value-type="float" office:value="2.543791" calcext:value-type="float">
            <text:p>2.543791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53" calcext:value-type="float">
            <text:p>59653</text:p>
          </table:table-cell>
          <table:table-cell office:value-type="float" office:value="16042" calcext:value-type="float">
            <text:p>16042</text:p>
          </table:table-cell>
          <table:table-cell office:value-type="float" office:value="3979966213" calcext:value-type="float">
            <text:p>3979966213</text:p>
          </table:table-cell>
          <table:table-cell office:value-type="float" office:value="9129719519" calcext:value-type="float">
            <text:p>9129719519</text:p>
          </table:table-cell>
          <table:table-cell office:value-type="float" office:value="1521694" calcext:value-type="float">
            <text:p>1521694</text:p>
          </table:table-cell>
          <table:table-cell office:value-type="float" office:value="62982339" calcext:value-type="float">
            <text:p>62982339</text:p>
          </table:table-cell>
          <table:table-cell office:value-type="float" office:value="41640438" calcext:value-type="float">
            <text:p>41640438</text:p>
          </table:table-cell>
          <table:table-cell office:value-type="float" office:value="40882169" calcext:value-type="float">
            <text:p>40882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5935" calcext:value-type="float">
            <text:p>0.435935</text:p>
          </table:table-cell>
          <table:table-cell office:value-type="float" office:value="1521694" calcext:value-type="float">
            <text:p>1521694</text:p>
          </table:table-cell>
          <table:table-cell office:value-type="float" office:value="4.022824" calcext:value-type="float">
            <text:p>4.022824</text:p>
          </table:table-cell>
          <table:table-cell office:value-type="float" office:value="2.659669" calcext:value-type="float">
            <text:p>2.659669</text:p>
          </table:table-cell>
          <table:table-cell office:value-type="float" office:value="2.611236" calcext:value-type="float">
            <text:p>2.611236</text:p>
          </table:table-cell>
          <table:table-cell office:value-type="float" office:value="1.51" calcext:value-type="float">
            <text:p>1.5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51" calcext:value-type="float">
            <text:p>59651</text:p>
          </table:table-cell>
          <table:table-cell office:value-type="float" office:value="16038" calcext:value-type="float">
            <text:p>16038</text:p>
          </table:table-cell>
          <table:table-cell office:value-type="float" office:value="3652833603" calcext:value-type="float">
            <text:p>3652833603</text:p>
          </table:table-cell>
          <table:table-cell office:value-type="float" office:value="9138755979" calcext:value-type="float">
            <text:p>9138755979</text:p>
          </table:table-cell>
          <table:table-cell office:value-type="float" office:value="1426710" calcext:value-type="float">
            <text:p>1426710</text:p>
          </table:table-cell>
          <table:table-cell office:value-type="float" office:value="58412354" calcext:value-type="float">
            <text:p>58412354</text:p>
          </table:table-cell>
          <table:table-cell office:value-type="float" office:value="38867631" calcext:value-type="float">
            <text:p>38867631</text:p>
          </table:table-cell>
          <table:table-cell office:value-type="float" office:value="38405456" calcext:value-type="float">
            <text:p>3840545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99708" calcext:value-type="float">
            <text:p>0.399708</text:p>
          </table:table-cell>
          <table:table-cell office:value-type="float" office:value="1426710" calcext:value-type="float">
            <text:p>1426710</text:p>
          </table:table-cell>
          <table:table-cell office:value-type="float" office:value="3.730929" calcext:value-type="float">
            <text:p>3.730929</text:p>
          </table:table-cell>
          <table:table-cell office:value-type="float" office:value="2.482563" calcext:value-type="float">
            <text:p>2.482563</text:p>
          </table:table-cell>
          <table:table-cell office:value-type="float" office:value="2.453043" calcext:value-type="float">
            <text:p>2.453043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9" calcext:value-type="float">
            <text:p>59649</text:p>
          </table:table-cell>
          <table:table-cell office:value-type="float" office:value="16038" calcext:value-type="float">
            <text:p>16038</text:p>
          </table:table-cell>
          <table:table-cell office:value-type="float" office:value="3676645376" calcext:value-type="float">
            <text:p>3676645376</text:p>
          </table:table-cell>
          <table:table-cell office:value-type="float" office:value="9136638008" calcext:value-type="float">
            <text:p>9136638008</text:p>
          </table:table-cell>
          <table:table-cell office:value-type="float" office:value="1554374" calcext:value-type="float">
            <text:p>1554374</text:p>
          </table:table-cell>
          <table:table-cell office:value-type="float" office:value="62088261" calcext:value-type="float">
            <text:p>62088261</text:p>
          </table:table-cell>
          <table:table-cell office:value-type="float" office:value="41494235" calcext:value-type="float">
            <text:p>41494235</text:p>
          </table:table-cell>
          <table:table-cell office:value-type="float" office:value="40992311" calcext:value-type="float">
            <text:p>40992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2407" calcext:value-type="float">
            <text:p>0.402407</text:p>
          </table:table-cell>
          <table:table-cell office:value-type="float" office:value="1554374" calcext:value-type="float">
            <text:p>1554374</text:p>
          </table:table-cell>
          <table:table-cell office:value-type="float" office:value="3.965717" calcext:value-type="float">
            <text:p>3.965717</text:p>
          </table:table-cell>
          <table:table-cell office:value-type="float" office:value="2.650331" calcext:value-type="float">
            <text:p>2.650331</text:p>
          </table:table-cell>
          <table:table-cell office:value-type="float" office:value="2.618271" calcext:value-type="float">
            <text:p>2.618271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7" calcext:value-type="float">
            <text:p>59647</text:p>
          </table:table-cell>
          <table:table-cell office:value-type="float" office:value="16041" calcext:value-type="float">
            <text:p>16041</text:p>
          </table:table-cell>
          <table:table-cell office:value-type="float" office:value="3737107180" calcext:value-type="float">
            <text:p>3737107180</text:p>
          </table:table-cell>
          <table:table-cell office:value-type="float" office:value="9139679323" calcext:value-type="float">
            <text:p>9139679323</text:p>
          </table:table-cell>
          <table:table-cell office:value-type="float" office:value="1500364" calcext:value-type="float">
            <text:p>1500364</text:p>
          </table:table-cell>
          <table:table-cell office:value-type="float" office:value="59015323" calcext:value-type="float">
            <text:p>59015323</text:p>
          </table:table-cell>
          <table:table-cell office:value-type="float" office:value="39492043" calcext:value-type="float">
            <text:p>39492043</text:p>
          </table:table-cell>
          <table:table-cell office:value-type="float" office:value="38949657" calcext:value-type="float">
            <text:p>3894965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8888" calcext:value-type="float">
            <text:p>0.408888</text:p>
          </table:table-cell>
          <table:table-cell office:value-type="float" office:value="1500364" calcext:value-type="float">
            <text:p>1500364</text:p>
          </table:table-cell>
          <table:table-cell office:value-type="float" office:value="3.769442" calcext:value-type="float">
            <text:p>3.769442</text:p>
          </table:table-cell>
          <table:table-cell office:value-type="float" office:value="2.522446" calcext:value-type="float">
            <text:p>2.522446</text:p>
          </table:table-cell>
          <table:table-cell office:value-type="float" office:value="2.487802" calcext:value-type="float">
            <text:p>2.487802</text:p>
          </table:table-cell>
          <table:table-cell office:value-type="float" office:value="1.49" calcext:value-type="float">
            <text:p>1.49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5" calcext:value-type="float">
            <text:p>59645</text:p>
          </table:table-cell>
          <table:table-cell office:value-type="float" office:value="16043" calcext:value-type="float">
            <text:p>16043</text:p>
          </table:table-cell>
          <table:table-cell office:value-type="float" office:value="3736302951" calcext:value-type="float">
            <text:p>3736302951</text:p>
          </table:table-cell>
          <table:table-cell office:value-type="float" office:value="9137153087" calcext:value-type="float">
            <text:p>9137153087</text:p>
          </table:table-cell>
          <table:table-cell office:value-type="float" office:value="1445843" calcext:value-type="float">
            <text:p>1445843</text:p>
          </table:table-cell>
          <table:table-cell office:value-type="float" office:value="58375910" calcext:value-type="float">
            <text:p>58375910</text:p>
          </table:table-cell>
          <table:table-cell office:value-type="float" office:value="38874848" calcext:value-type="float">
            <text:p>38874848</text:p>
          </table:table-cell>
          <table:table-cell office:value-type="float" office:value="38318401" calcext:value-type="float">
            <text:p>38318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8913" calcext:value-type="float">
            <text:p>0.408913</text:p>
          </table:table-cell>
          <table:table-cell office:value-type="float" office:value="1445843" calcext:value-type="float">
            <text:p>1445843</text:p>
          </table:table-cell>
          <table:table-cell office:value-type="float" office:value="3.724884" calcext:value-type="float">
            <text:p>3.724884</text:p>
          </table:table-cell>
          <table:table-cell office:value-type="float" office:value="2.480549" calcext:value-type="float">
            <text:p>2.480549</text:p>
          </table:table-cell>
          <table:table-cell office:value-type="float" office:value="2.445042" calcext:value-type="float">
            <text:p>2.445042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3" calcext:value-type="float">
            <text:p>59643</text:p>
          </table:table-cell>
          <table:table-cell office:value-type="float" office:value="16038" calcext:value-type="float">
            <text:p>16038</text:p>
          </table:table-cell>
          <table:table-cell office:value-type="float" office:value="3701783076" calcext:value-type="float">
            <text:p>3701783076</text:p>
          </table:table-cell>
          <table:table-cell office:value-type="float" office:value="9137828964" calcext:value-type="float">
            <text:p>9137828964</text:p>
          </table:table-cell>
          <table:table-cell office:value-type="float" office:value="1549659" calcext:value-type="float">
            <text:p>1549659</text:p>
          </table:table-cell>
          <table:table-cell office:value-type="float" office:value="62132085" calcext:value-type="float">
            <text:p>62132085</text:p>
          </table:table-cell>
          <table:table-cell office:value-type="float" office:value="41528534" calcext:value-type="float">
            <text:p>41528534</text:p>
          </table:table-cell>
          <table:table-cell office:value-type="float" office:value="41019093" calcext:value-type="float">
            <text:p>4101909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5105" calcext:value-type="float">
            <text:p>0.405105</text:p>
          </table:table-cell>
          <table:table-cell office:value-type="float" office:value="1549659" calcext:value-type="float">
            <text:p>1549659</text:p>
          </table:table-cell>
          <table:table-cell office:value-type="float" office:value="3.968516" calcext:value-type="float">
            <text:p>3.968516</text:p>
          </table:table-cell>
          <table:table-cell office:value-type="float" office:value="2.652521" calcext:value-type="float">
            <text:p>2.652521</text:p>
          </table:table-cell>
          <table:table-cell office:value-type="float" office:value="2.619982" calcext:value-type="float">
            <text:p>2.619982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1" calcext:value-type="float">
            <text:p>59641</text:p>
          </table:table-cell>
          <table:table-cell office:value-type="float" office:value="16038" calcext:value-type="float">
            <text:p>16038</text:p>
          </table:table-cell>
          <table:table-cell office:value-type="float" office:value="3670946559" calcext:value-type="float">
            <text:p>3670946559</text:p>
          </table:table-cell>
          <table:table-cell office:value-type="float" office:value="9135525884" calcext:value-type="float">
            <text:p>9135525884</text:p>
          </table:table-cell>
          <table:table-cell office:value-type="float" office:value="1426866" calcext:value-type="float">
            <text:p>1426866</text:p>
          </table:table-cell>
          <table:table-cell office:value-type="float" office:value="58219834" calcext:value-type="float">
            <text:p>58219834</text:p>
          </table:table-cell>
          <table:table-cell office:value-type="float" office:value="38655368" calcext:value-type="float">
            <text:p>38655368</text:p>
          </table:table-cell>
          <table:table-cell office:value-type="float" office:value="38203852" calcext:value-type="float">
            <text:p>38203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1832" calcext:value-type="float">
            <text:p>0.401832</text:p>
          </table:table-cell>
          <table:table-cell office:value-type="float" office:value="1426866" calcext:value-type="float">
            <text:p>1426866</text:p>
          </table:table-cell>
          <table:table-cell office:value-type="float" office:value="3.718632" calcext:value-type="float">
            <text:p>3.718632</text:p>
          </table:table-cell>
          <table:table-cell office:value-type="float" office:value="2.469006" calcext:value-type="float">
            <text:p>2.469006</text:p>
          </table:table-cell>
          <table:table-cell office:value-type="float" office:value="2.440166" calcext:value-type="float">
            <text:p>2.440166</text:p>
          </table:table-cell>
          <table:table-cell office:value-type="float" office:value="1.51" calcext:value-type="float">
            <text:p>1.5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55" calcext:value-type="float">
            <text:p>59655</text:p>
          </table:table-cell>
          <table:table-cell office:value-type="float" office:value="17040" calcext:value-type="float">
            <text:p>17040</text:p>
          </table:table-cell>
          <table:table-cell office:value-type="float" office:value="3636106438" calcext:value-type="float">
            <text:p>3636106438</text:p>
          </table:table-cell>
          <table:table-cell office:value-type="float" office:value="9132047596" calcext:value-type="float">
            <text:p>9132047596</text:p>
          </table:table-cell>
          <table:table-cell office:value-type="float" office:value="1517690" calcext:value-type="float">
            <text:p>1517690</text:p>
          </table:table-cell>
          <table:table-cell office:value-type="float" office:value="62327438" calcext:value-type="float">
            <text:p>62327438</text:p>
          </table:table-cell>
          <table:table-cell office:value-type="float" office:value="41606207" calcext:value-type="float">
            <text:p>41606207</text:p>
          </table:table-cell>
          <table:table-cell office:value-type="float" office:value="41110860" calcext:value-type="float">
            <text:p>4111086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9817" calcext:value-type="float">
            <text:p>0.39817</text:p>
          </table:table-cell>
          <table:table-cell office:value-type="float" office:value="1517690" calcext:value-type="float">
            <text:p>1517690</text:p>
          </table:table-cell>
          <table:table-cell office:value-type="float" office:value="3.980994" calcext:value-type="float">
            <text:p>3.980994</text:p>
          </table:table-cell>
          <table:table-cell office:value-type="float" office:value="2.657482" calcext:value-type="float">
            <text:p>2.657482</text:p>
          </table:table-cell>
          <table:table-cell office:value-type="float" office:value="2.625843" calcext:value-type="float">
            <text:p>2.625843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53" calcext:value-type="float">
            <text:p>59653</text:p>
          </table:table-cell>
          <table:table-cell office:value-type="float" office:value="17044" calcext:value-type="float">
            <text:p>17044</text:p>
          </table:table-cell>
          <table:table-cell office:value-type="float" office:value="3630722363" calcext:value-type="float">
            <text:p>3630722363</text:p>
          </table:table-cell>
          <table:table-cell office:value-type="float" office:value="9129999380" calcext:value-type="float">
            <text:p>9129999380</text:p>
          </table:table-cell>
          <table:table-cell office:value-type="float" office:value="1521656" calcext:value-type="float">
            <text:p>1521656</text:p>
          </table:table-cell>
          <table:table-cell office:value-type="float" office:value="62031897" calcext:value-type="float">
            <text:p>62031897</text:p>
          </table:table-cell>
          <table:table-cell office:value-type="float" office:value="41443542" calcext:value-type="float">
            <text:p>41443542</text:p>
          </table:table-cell>
          <table:table-cell office:value-type="float" office:value="40950733" calcext:value-type="float">
            <text:p>40950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97669" calcext:value-type="float">
            <text:p>0.397669</text:p>
          </table:table-cell>
          <table:table-cell office:value-type="float" office:value="1521656" calcext:value-type="float">
            <text:p>1521656</text:p>
          </table:table-cell>
          <table:table-cell office:value-type="float" office:value="3.962117" calcext:value-type="float">
            <text:p>3.962117</text:p>
          </table:table-cell>
          <table:table-cell office:value-type="float" office:value="2.647093" calcext:value-type="float">
            <text:p>2.647093</text:p>
          </table:table-cell>
          <table:table-cell office:value-type="float" office:value="2.615616" calcext:value-type="float">
            <text:p>2.615616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51" calcext:value-type="float">
            <text:p>59651</text:p>
          </table:table-cell>
          <table:table-cell office:value-type="float" office:value="17041" calcext:value-type="float">
            <text:p>17041</text:p>
          </table:table-cell>
          <table:table-cell office:value-type="float" office:value="3972190001" calcext:value-type="float">
            <text:p>3972190001</text:p>
          </table:table-cell>
          <table:table-cell office:value-type="float" office:value="9133968568" calcext:value-type="float">
            <text:p>9133968568</text:p>
          </table:table-cell>
          <table:table-cell office:value-type="float" office:value="1504579" calcext:value-type="float">
            <text:p>1504579</text:p>
          </table:table-cell>
          <table:table-cell office:value-type="float" office:value="60839788" calcext:value-type="float">
            <text:p>60839788</text:p>
          </table:table-cell>
          <table:table-cell office:value-type="float" office:value="40497605" calcext:value-type="float">
            <text:p>40497605</text:p>
          </table:table-cell>
          <table:table-cell office:value-type="float" office:value="39713116" calcext:value-type="float">
            <text:p>3971311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4881" calcext:value-type="float">
            <text:p>0.434881</text:p>
          </table:table-cell>
          <table:table-cell office:value-type="float" office:value="1504579" calcext:value-type="float">
            <text:p>1504579</text:p>
          </table:table-cell>
          <table:table-cell office:value-type="float" office:value="3.8821" calcext:value-type="float">
            <text:p>3.8821</text:p>
          </table:table-cell>
          <table:table-cell office:value-type="float" office:value="2.584094" calcext:value-type="float">
            <text:p>2.584094</text:p>
          </table:table-cell>
          <table:table-cell office:value-type="float" office:value="2.534037" calcext:value-type="float">
            <text:p>2.534037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9" calcext:value-type="float">
            <text:p>59649</text:p>
          </table:table-cell>
          <table:table-cell office:value-type="float" office:value="17041" calcext:value-type="float">
            <text:p>17041</text:p>
          </table:table-cell>
          <table:table-cell office:value-type="float" office:value="3976256096" calcext:value-type="float">
            <text:p>3976256096</text:p>
          </table:table-cell>
          <table:table-cell office:value-type="float" office:value="9132561610" calcext:value-type="float">
            <text:p>9132561610</text:p>
          </table:table-cell>
          <table:table-cell office:value-type="float" office:value="1513537" calcext:value-type="float">
            <text:p>1513537</text:p>
          </table:table-cell>
          <table:table-cell office:value-type="float" office:value="61223949" calcext:value-type="float">
            <text:p>61223949</text:p>
          </table:table-cell>
          <table:table-cell office:value-type="float" office:value="40778567" calcext:value-type="float">
            <text:p>40778567</text:p>
          </table:table-cell>
          <table:table-cell office:value-type="float" office:value="40057530" calcext:value-type="float">
            <text:p>400575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5393" calcext:value-type="float">
            <text:p>0.435393</text:p>
          </table:table-cell>
          <table:table-cell office:value-type="float" office:value="1513537" calcext:value-type="float">
            <text:p>1513537</text:p>
          </table:table-cell>
          <table:table-cell office:value-type="float" office:value="3.906613" calcext:value-type="float">
            <text:p>3.906613</text:p>
          </table:table-cell>
          <table:table-cell office:value-type="float" office:value="2.602022" calcext:value-type="float">
            <text:p>2.602022</text:p>
          </table:table-cell>
          <table:table-cell office:value-type="float" office:value="2.556014" calcext:value-type="float">
            <text:p>2.556014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7" calcext:value-type="float">
            <text:p>59647</text:p>
          </table:table-cell>
          <table:table-cell office:value-type="float" office:value="17043" calcext:value-type="float">
            <text:p>17043</text:p>
          </table:table-cell>
          <table:table-cell office:value-type="float" office:value="3621174237" calcext:value-type="float">
            <text:p>3621174237</text:p>
          </table:table-cell>
          <table:table-cell office:value-type="float" office:value="9138333642" calcext:value-type="float">
            <text:p>9138333642</text:p>
          </table:table-cell>
          <table:table-cell office:value-type="float" office:value="1433758" calcext:value-type="float">
            <text:p>1433758</text:p>
          </table:table-cell>
          <table:table-cell office:value-type="float" office:value="59793687" calcext:value-type="float">
            <text:p>59793687</text:p>
          </table:table-cell>
          <table:table-cell office:value-type="float" office:value="39472511" calcext:value-type="float">
            <text:p>39472511</text:p>
          </table:table-cell>
          <table:table-cell office:value-type="float" office:value="38991652" calcext:value-type="float">
            <text:p>3899165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96262" calcext:value-type="float">
            <text:p>0.396262</text:p>
          </table:table-cell>
          <table:table-cell office:value-type="float" office:value="1433758" calcext:value-type="float">
            <text:p>1433758</text:p>
          </table:table-cell>
          <table:table-cell office:value-type="float" office:value="3.819158" calcext:value-type="float">
            <text:p>3.819158</text:p>
          </table:table-cell>
          <table:table-cell office:value-type="float" office:value="2.521198" calcext:value-type="float">
            <text:p>2.521198</text:p>
          </table:table-cell>
          <table:table-cell office:value-type="float" office:value="2.490485" calcext:value-type="float">
            <text:p>2.490485</text:p>
          </table:table-cell>
          <table:table-cell office:value-type="float" office:value="1.51" calcext:value-type="float">
            <text:p>1.5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5" calcext:value-type="float">
            <text:p>59645</text:p>
          </table:table-cell>
          <table:table-cell office:value-type="float" office:value="17045" calcext:value-type="float">
            <text:p>17045</text:p>
          </table:table-cell>
          <table:table-cell office:value-type="float" office:value="3619904425" calcext:value-type="float">
            <text:p>3619904425</text:p>
          </table:table-cell>
          <table:table-cell office:value-type="float" office:value="9135787062" calcext:value-type="float">
            <text:p>9135787062</text:p>
          </table:table-cell>
          <table:table-cell office:value-type="float" office:value="1424506" calcext:value-type="float">
            <text:p>1424506</text:p>
          </table:table-cell>
          <table:table-cell office:value-type="float" office:value="59752600" calcext:value-type="float">
            <text:p>59752600</text:p>
          </table:table-cell>
          <table:table-cell office:value-type="float" office:value="39458827" calcext:value-type="float">
            <text:p>39458827</text:p>
          </table:table-cell>
          <table:table-cell office:value-type="float" office:value="38982921" calcext:value-type="float">
            <text:p>38982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96233" calcext:value-type="float">
            <text:p>0.396233</text:p>
          </table:table-cell>
          <table:table-cell office:value-type="float" office:value="1424506" calcext:value-type="float">
            <text:p>1424506</text:p>
          </table:table-cell>
          <table:table-cell office:value-type="float" office:value="3.816533" calcext:value-type="float">
            <text:p>3.816533</text:p>
          </table:table-cell>
          <table:table-cell office:value-type="float" office:value="2.520324" calcext:value-type="float">
            <text:p>2.520324</text:p>
          </table:table-cell>
          <table:table-cell office:value-type="float" office:value="2.489927" calcext:value-type="float">
            <text:p>2.489927</text:p>
          </table:table-cell>
          <table:table-cell office:value-type="float" office:value="1.51" calcext:value-type="float">
            <text:p>1.5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3" calcext:value-type="float">
            <text:p>59643</text:p>
          </table:table-cell>
          <table:table-cell office:value-type="float" office:value="17041" calcext:value-type="float">
            <text:p>17041</text:p>
          </table:table-cell>
          <table:table-cell office:value-type="float" office:value="3853998249" calcext:value-type="float">
            <text:p>3853998249</text:p>
          </table:table-cell>
          <table:table-cell office:value-type="float" office:value="9133505490" calcext:value-type="float">
            <text:p>9133505490</text:p>
          </table:table-cell>
          <table:table-cell office:value-type="float" office:value="1524887" calcext:value-type="float">
            <text:p>1524887</text:p>
          </table:table-cell>
          <table:table-cell office:value-type="float" office:value="62345466" calcext:value-type="float">
            <text:p>62345466</text:p>
          </table:table-cell>
          <table:table-cell office:value-type="float" office:value="41250298" calcext:value-type="float">
            <text:p>41250298</text:p>
          </table:table-cell>
          <table:table-cell office:value-type="float" office:value="40614706" calcext:value-type="float">
            <text:p>4061470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1963" calcext:value-type="float">
            <text:p>0.421963</text:p>
          </table:table-cell>
          <table:table-cell office:value-type="float" office:value="1524887" calcext:value-type="float">
            <text:p>1524887</text:p>
          </table:table-cell>
          <table:table-cell office:value-type="float" office:value="3.978175" calcext:value-type="float">
            <text:p>3.978175</text:p>
          </table:table-cell>
          <table:table-cell office:value-type="float" office:value="2.632123" calcext:value-type="float">
            <text:p>2.632123</text:p>
          </table:table-cell>
          <table:table-cell office:value-type="float" office:value="2.591566" calcext:value-type="float">
            <text:p>2.591566</text:p>
          </table:table-cell>
          <table:table-cell office:value-type="float" office:value="1.51" calcext:value-type="float">
            <text:p>1.5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1" calcext:value-type="float">
            <text:p>59641</text:p>
          </table:table-cell>
          <table:table-cell office:value-type="float" office:value="17041" calcext:value-type="float">
            <text:p>17041</text:p>
          </table:table-cell>
          <table:table-cell office:value-type="float" office:value="3814545937" calcext:value-type="float">
            <text:p>3814545937</text:p>
          </table:table-cell>
          <table:table-cell office:value-type="float" office:value="9133059567" calcext:value-type="float">
            <text:p>9133059567</text:p>
          </table:table-cell>
          <table:table-cell office:value-type="float" office:value="1479386" calcext:value-type="float">
            <text:p>1479386</text:p>
          </table:table-cell>
          <table:table-cell office:value-type="float" office:value="58917858" calcext:value-type="float">
            <text:p>58917858</text:p>
          </table:table-cell>
          <table:table-cell office:value-type="float" office:value="39413242" calcext:value-type="float">
            <text:p>39413242</text:p>
          </table:table-cell>
          <table:table-cell office:value-type="float" office:value="38825224" calcext:value-type="float">
            <text:p>3882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7664" calcext:value-type="float">
            <text:p>0.417664</text:p>
          </table:table-cell>
          <table:table-cell office:value-type="float" office:value="1479386" calcext:value-type="float">
            <text:p>1479386</text:p>
          </table:table-cell>
          <table:table-cell office:value-type="float" office:value="3.759465" calcext:value-type="float">
            <text:p>3.759465</text:p>
          </table:table-cell>
          <table:table-cell office:value-type="float" office:value="2.514903" calcext:value-type="float">
            <text:p>2.514903</text:p>
          </table:table-cell>
          <table:table-cell office:value-type="float" office:value="2.477382" calcext:value-type="float">
            <text:p>2.477382</text:p>
          </table:table-cell>
          <table:table-cell office:value-type="float" office:value="1.49" calcext:value-type="float">
            <text:p>1.49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55" calcext:value-type="float">
            <text:p>59655</text:p>
          </table:table-cell>
          <table:table-cell office:value-type="float" office:value="18042" calcext:value-type="float">
            <text:p>18042</text:p>
          </table:table-cell>
          <table:table-cell office:value-type="float" office:value="3696569642" calcext:value-type="float">
            <text:p>3696569642</text:p>
          </table:table-cell>
          <table:table-cell office:value-type="float" office:value="9139202486" calcext:value-type="float">
            <text:p>9139202486</text:p>
          </table:table-cell>
          <table:table-cell office:value-type="float" office:value="1422216" calcext:value-type="float">
            <text:p>1422216</text:p>
          </table:table-cell>
          <table:table-cell office:value-type="float" office:value="59011866" calcext:value-type="float">
            <text:p>59011866</text:p>
          </table:table-cell>
          <table:table-cell office:value-type="float" office:value="39149352" calcext:value-type="float">
            <text:p>39149352</text:p>
          </table:table-cell>
          <table:table-cell office:value-type="float" office:value="38668921" calcext:value-type="float">
            <text:p>3866892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4474" calcext:value-type="float">
            <text:p>0.404474</text:p>
          </table:table-cell>
          <table:table-cell office:value-type="float" office:value="1422216" calcext:value-type="float">
            <text:p>1422216</text:p>
          </table:table-cell>
          <table:table-cell office:value-type="float" office:value="3.769221" calcext:value-type="float">
            <text:p>3.769221</text:p>
          </table:table-cell>
          <table:table-cell office:value-type="float" office:value="2.500557" calcext:value-type="float">
            <text:p>2.500557</text:p>
          </table:table-cell>
          <table:table-cell office:value-type="float" office:value="2.469871" calcext:value-type="float">
            <text:p>2.469871</text:p>
          </table:table-cell>
          <table:table-cell office:value-type="float" office:value="1.51" calcext:value-type="float">
            <text:p>1.5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53" calcext:value-type="float">
            <text:p>59653</text:p>
          </table:table-cell>
          <table:table-cell office:value-type="float" office:value="18046" calcext:value-type="float">
            <text:p>18046</text:p>
          </table:table-cell>
          <table:table-cell office:value-type="float" office:value="3692488946" calcext:value-type="float">
            <text:p>3692488946</text:p>
          </table:table-cell>
          <table:table-cell office:value-type="float" office:value="9137551853" calcext:value-type="float">
            <text:p>9137551853</text:p>
          </table:table-cell>
          <table:table-cell office:value-type="float" office:value="1422811" calcext:value-type="float">
            <text:p>1422811</text:p>
          </table:table-cell>
          <table:table-cell office:value-type="float" office:value="59011952" calcext:value-type="float">
            <text:p>59011952</text:p>
          </table:table-cell>
          <table:table-cell office:value-type="float" office:value="39127328" calcext:value-type="float">
            <text:p>39127328</text:p>
          </table:table-cell>
          <table:table-cell office:value-type="float" office:value="38653516" calcext:value-type="float">
            <text:p>38653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41" calcext:value-type="float">
            <text:p>0.4041</text:p>
          </table:table-cell>
          <table:table-cell office:value-type="float" office:value="1422811" calcext:value-type="float">
            <text:p>1422811</text:p>
          </table:table-cell>
          <table:table-cell office:value-type="float" office:value="3.769227" calcext:value-type="float">
            <text:p>3.769227</text:p>
          </table:table-cell>
          <table:table-cell office:value-type="float" office:value="2.499151" calcext:value-type="float">
            <text:p>2.499151</text:p>
          </table:table-cell>
          <table:table-cell office:value-type="float" office:value="2.468887" calcext:value-type="float">
            <text:p>2.468887</text:p>
          </table:table-cell>
          <table:table-cell office:value-type="float" office:value="1.51" calcext:value-type="float">
            <text:p>1.5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51" calcext:value-type="float">
            <text:p>59651</text:p>
          </table:table-cell>
          <table:table-cell office:value-type="float" office:value="18044" calcext:value-type="float">
            <text:p>18044</text:p>
          </table:table-cell>
          <table:table-cell office:value-type="float" office:value="3794271718" calcext:value-type="float">
            <text:p>3794271718</text:p>
          </table:table-cell>
          <table:table-cell office:value-type="float" office:value="9138484796" calcext:value-type="float">
            <text:p>9138484796</text:p>
          </table:table-cell>
          <table:table-cell office:value-type="float" office:value="1450337" calcext:value-type="float">
            <text:p>1450337</text:p>
          </table:table-cell>
          <table:table-cell office:value-type="float" office:value="58389571" calcext:value-type="float">
            <text:p>58389571</text:p>
          </table:table-cell>
          <table:table-cell office:value-type="float" office:value="38887110" calcext:value-type="float">
            <text:p>38887110</text:p>
          </table:table-cell>
          <table:table-cell office:value-type="float" office:value="38324549" calcext:value-type="float">
            <text:p>3832454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5197" calcext:value-type="float">
            <text:p>0.415197</text:p>
          </table:table-cell>
          <table:table-cell office:value-type="float" office:value="1450337" calcext:value-type="float">
            <text:p>1450337</text:p>
          </table:table-cell>
          <table:table-cell office:value-type="float" office:value="3.725755" calcext:value-type="float">
            <text:p>3.725755</text:p>
          </table:table-cell>
          <table:table-cell office:value-type="float" office:value="2.481331" calcext:value-type="float">
            <text:p>2.481331</text:p>
          </table:table-cell>
          <table:table-cell office:value-type="float" office:value="2.445435" calcext:value-type="float">
            <text:p>2.445435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9" calcext:value-type="float">
            <text:p>59649</text:p>
          </table:table-cell>
          <table:table-cell office:value-type="float" office:value="18044" calcext:value-type="float">
            <text:p>18044</text:p>
          </table:table-cell>
          <table:table-cell office:value-type="float" office:value="3835830385" calcext:value-type="float">
            <text:p>3835830385</text:p>
          </table:table-cell>
          <table:table-cell office:value-type="float" office:value="9136049159" calcext:value-type="float">
            <text:p>9136049159</text:p>
          </table:table-cell>
          <table:table-cell office:value-type="float" office:value="1516303" calcext:value-type="float">
            <text:p>1516303</text:p>
          </table:table-cell>
          <table:table-cell office:value-type="float" office:value="63013119" calcext:value-type="float">
            <text:p>63013119</text:p>
          </table:table-cell>
          <table:table-cell office:value-type="float" office:value="41576359" calcext:value-type="float">
            <text:p>41576359</text:p>
          </table:table-cell>
          <table:table-cell office:value-type="float" office:value="40963205" calcext:value-type="float">
            <text:p>40963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9857" calcext:value-type="float">
            <text:p>0.419857</text:p>
          </table:table-cell>
          <table:table-cell office:value-type="float" office:value="1516303" calcext:value-type="float">
            <text:p>1516303</text:p>
          </table:table-cell>
          <table:table-cell office:value-type="float" office:value="4.020777" calcext:value-type="float">
            <text:p>4.020777</text:p>
          </table:table-cell>
          <table:table-cell office:value-type="float" office:value="2.652928" calcext:value-type="float">
            <text:p>2.652928</text:p>
          </table:table-cell>
          <table:table-cell office:value-type="float" office:value="2.613804" calcext:value-type="float">
            <text:p>2.613804</text:p>
          </table:table-cell>
          <table:table-cell office:value-type="float" office:value="1.52" calcext:value-type="float">
            <text:p>1.52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7" calcext:value-type="float">
            <text:p>59647</text:p>
          </table:table-cell>
          <table:table-cell office:value-type="float" office:value="18045" calcext:value-type="float">
            <text:p>18045</text:p>
          </table:table-cell>
          <table:table-cell office:value-type="float" office:value="3712840237" calcext:value-type="float">
            <text:p>3712840237</text:p>
          </table:table-cell>
          <table:table-cell office:value-type="float" office:value="9136937594" calcext:value-type="float">
            <text:p>9136937594</text:p>
          </table:table-cell>
          <table:table-cell office:value-type="float" office:value="1496705" calcext:value-type="float">
            <text:p>1496705</text:p>
          </table:table-cell>
          <table:table-cell office:value-type="float" office:value="61403944" calcext:value-type="float">
            <text:p>61403944</text:p>
          </table:table-cell>
          <table:table-cell office:value-type="float" office:value="40738106" calcext:value-type="float">
            <text:p>40738106</text:p>
          </table:table-cell>
          <table:table-cell office:value-type="float" office:value="40224369" calcext:value-type="float">
            <text:p>4022436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6355" calcext:value-type="float">
            <text:p>0.406355</text:p>
          </table:table-cell>
          <table:table-cell office:value-type="float" office:value="1496705" calcext:value-type="float">
            <text:p>1496705</text:p>
          </table:table-cell>
          <table:table-cell office:value-type="float" office:value="3.922009" calcext:value-type="float">
            <text:p>3.922009</text:p>
          </table:table-cell>
          <table:table-cell office:value-type="float" office:value="2.602035" calcext:value-type="float">
            <text:p>2.602035</text:p>
          </table:table-cell>
          <table:table-cell office:value-type="float" office:value="2.569221" calcext:value-type="float">
            <text:p>2.569221</text:p>
          </table:table-cell>
          <table:table-cell office:value-type="float" office:value="1.51" calcext:value-type="float">
            <text:p>1.5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5" calcext:value-type="float">
            <text:p>59645</text:p>
          </table:table-cell>
          <table:table-cell office:value-type="float" office:value="18047" calcext:value-type="float">
            <text:p>18047</text:p>
          </table:table-cell>
          <table:table-cell office:value-type="float" office:value="3691969851" calcext:value-type="float">
            <text:p>3691969851</text:p>
          </table:table-cell>
          <table:table-cell office:value-type="float" office:value="9134822873" calcext:value-type="float">
            <text:p>9134822873</text:p>
          </table:table-cell>
          <table:table-cell office:value-type="float" office:value="1476727" calcext:value-type="float">
            <text:p>1476727</text:p>
          </table:table-cell>
          <table:table-cell office:value-type="float" office:value="59354705" calcext:value-type="float">
            <text:p>59354705</text:p>
          </table:table-cell>
          <table:table-cell office:value-type="float" office:value="39752600" calcext:value-type="float">
            <text:p>39752600</text:p>
          </table:table-cell>
          <table:table-cell office:value-type="float" office:value="39229282" calcext:value-type="float">
            <text:p>39229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4164" calcext:value-type="float">
            <text:p>0.404164</text:p>
          </table:table-cell>
          <table:table-cell office:value-type="float" office:value="1476727" calcext:value-type="float">
            <text:p>1476727</text:p>
          </table:table-cell>
          <table:table-cell office:value-type="float" office:value="3.791119" calcext:value-type="float">
            <text:p>3.791119</text:p>
          </table:table-cell>
          <table:table-cell office:value-type="float" office:value="2.539088" calcext:value-type="float">
            <text:p>2.539088</text:p>
          </table:table-cell>
          <table:table-cell office:value-type="float" office:value="2.505663" calcext:value-type="float">
            <text:p>2.505663</text:p>
          </table:table-cell>
          <table:table-cell office:value-type="float" office:value="1.49" calcext:value-type="float">
            <text:p>1.49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3" calcext:value-type="float">
            <text:p>59643</text:p>
          </table:table-cell>
          <table:table-cell office:value-type="float" office:value="18044" calcext:value-type="float">
            <text:p>18044</text:p>
          </table:table-cell>
          <table:table-cell office:value-type="float" office:value="3851477142" calcext:value-type="float">
            <text:p>3851477142</text:p>
          </table:table-cell>
          <table:table-cell office:value-type="float" office:value="9137985586" calcext:value-type="float">
            <text:p>9137985586</text:p>
          </table:table-cell>
          <table:table-cell office:value-type="float" office:value="1511238" calcext:value-type="float">
            <text:p>1511238</text:p>
          </table:table-cell>
          <table:table-cell office:value-type="float" office:value="61316026" calcext:value-type="float">
            <text:p>61316026</text:p>
          </table:table-cell>
          <table:table-cell office:value-type="float" office:value="40753019" calcext:value-type="float">
            <text:p>40753019</text:p>
          </table:table-cell>
          <table:table-cell office:value-type="float" office:value="40121132" calcext:value-type="float">
            <text:p>4012113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148" calcext:value-type="float">
            <text:p>0.42148</text:p>
          </table:table-cell>
          <table:table-cell office:value-type="float" office:value="1511238" calcext:value-type="float">
            <text:p>1511238</text:p>
          </table:table-cell>
          <table:table-cell office:value-type="float" office:value="3.912488" calcext:value-type="float">
            <text:p>3.912488</text:p>
          </table:table-cell>
          <table:table-cell office:value-type="float" office:value="2.600392" calcext:value-type="float">
            <text:p>2.600392</text:p>
          </table:table-cell>
          <table:table-cell office:value-type="float" office:value="2.560072" calcext:value-type="float">
            <text:p>2.560072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1" calcext:value-type="float">
            <text:p>59641</text:p>
          </table:table-cell>
          <table:table-cell office:value-type="float" office:value="18044" calcext:value-type="float">
            <text:p>18044</text:p>
          </table:table-cell>
          <table:table-cell office:value-type="float" office:value="3827215378" calcext:value-type="float">
            <text:p>3827215378</text:p>
          </table:table-cell>
          <table:table-cell office:value-type="float" office:value="9136373567" calcext:value-type="float">
            <text:p>9136373567</text:p>
          </table:table-cell>
          <table:table-cell office:value-type="float" office:value="1437926" calcext:value-type="float">
            <text:p>1437926</text:p>
          </table:table-cell>
          <table:table-cell office:value-type="float" office:value="58403941" calcext:value-type="float">
            <text:p>58403941</text:p>
          </table:table-cell>
          <table:table-cell office:value-type="float" office:value="38884468" calcext:value-type="float">
            <text:p>38884468</text:p>
          </table:table-cell>
          <table:table-cell office:value-type="float" office:value="38319066" calcext:value-type="float">
            <text:p>38319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8899" calcext:value-type="float">
            <text:p>0.418899</text:p>
          </table:table-cell>
          <table:table-cell office:value-type="float" office:value="1437926" calcext:value-type="float">
            <text:p>1437926</text:p>
          </table:table-cell>
          <table:table-cell office:value-type="float" office:value="3.726672" calcext:value-type="float">
            <text:p>3.726672</text:p>
          </table:table-cell>
          <table:table-cell office:value-type="float" office:value="2.481163" calcext:value-type="float">
            <text:p>2.481163</text:p>
          </table:table-cell>
          <table:table-cell office:value-type="float" office:value="2.445085" calcext:value-type="float">
            <text:p>2.445085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55" calcext:value-type="float">
            <text:p>59655</text:p>
          </table:table-cell>
          <table:table-cell office:value-type="float" office:value="19044" calcext:value-type="float">
            <text:p>19044</text:p>
          </table:table-cell>
          <table:table-cell office:value-type="float" office:value="3716534127" calcext:value-type="float">
            <text:p>3716534127</text:p>
          </table:table-cell>
          <table:table-cell office:value-type="float" office:value="9136266103" calcext:value-type="float">
            <text:p>9136266103</text:p>
          </table:table-cell>
          <table:table-cell office:value-type="float" office:value="1459843" calcext:value-type="float">
            <text:p>1459843</text:p>
          </table:table-cell>
          <table:table-cell office:value-type="float" office:value="60104954" calcext:value-type="float">
            <text:p>60104954</text:p>
          </table:table-cell>
          <table:table-cell office:value-type="float" office:value="39993188" calcext:value-type="float">
            <text:p>39993188</text:p>
          </table:table-cell>
          <table:table-cell office:value-type="float" office:value="39467618" calcext:value-type="float">
            <text:p>3946761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6789" calcext:value-type="float">
            <text:p>0.406789</text:p>
          </table:table-cell>
          <table:table-cell office:value-type="float" office:value="1459843" calcext:value-type="float">
            <text:p>1459843</text:p>
          </table:table-cell>
          <table:table-cell office:value-type="float" office:value="3.839039" calcext:value-type="float">
            <text:p>3.839039</text:p>
          </table:table-cell>
          <table:table-cell office:value-type="float" office:value="2.554455" calcext:value-type="float">
            <text:p>2.554455</text:p>
          </table:table-cell>
          <table:table-cell office:value-type="float" office:value="2.520886" calcext:value-type="float">
            <text:p>2.520886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53" calcext:value-type="float">
            <text:p>59653</text:p>
          </table:table-cell>
          <table:table-cell office:value-type="float" office:value="19048" calcext:value-type="float">
            <text:p>19048</text:p>
          </table:table-cell>
          <table:table-cell office:value-type="float" office:value="3724920469" calcext:value-type="float">
            <text:p>3724920469</text:p>
          </table:table-cell>
          <table:table-cell office:value-type="float" office:value="9134144929" calcext:value-type="float">
            <text:p>9134144929</text:p>
          </table:table-cell>
          <table:table-cell office:value-type="float" office:value="1498748" calcext:value-type="float">
            <text:p>1498748</text:p>
          </table:table-cell>
          <table:table-cell office:value-type="float" office:value="61696018" calcext:value-type="float">
            <text:p>61696018</text:p>
          </table:table-cell>
          <table:table-cell office:value-type="float" office:value="40890928" calcext:value-type="float">
            <text:p>40890928</text:p>
          </table:table-cell>
          <table:table-cell office:value-type="float" office:value="40354648" calcext:value-type="float">
            <text:p>40354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7802" calcext:value-type="float">
            <text:p>0.407802</text:p>
          </table:table-cell>
          <table:table-cell office:value-type="float" office:value="1498748" calcext:value-type="float">
            <text:p>1498748</text:p>
          </table:table-cell>
          <table:table-cell office:value-type="float" office:value="3.940664" calcext:value-type="float">
            <text:p>3.940664</text:p>
          </table:table-cell>
          <table:table-cell office:value-type="float" office:value="2.611796" calcext:value-type="float">
            <text:p>2.611796</text:p>
          </table:table-cell>
          <table:table-cell office:value-type="float" office:value="2.577542" calcext:value-type="float">
            <text:p>2.577542</text:p>
          </table:table-cell>
          <table:table-cell office:value-type="float" office:value="1.51" calcext:value-type="float">
            <text:p>1.5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51" calcext:value-type="float">
            <text:p>59651</text:p>
          </table:table-cell>
          <table:table-cell office:value-type="float" office:value="19046" calcext:value-type="float">
            <text:p>19046</text:p>
          </table:table-cell>
          <table:table-cell office:value-type="float" office:value="3723072699" calcext:value-type="float">
            <text:p>3723072699</text:p>
          </table:table-cell>
          <table:table-cell office:value-type="float" office:value="9139187877" calcext:value-type="float">
            <text:p>9139187877</text:p>
          </table:table-cell>
          <table:table-cell office:value-type="float" office:value="1420370" calcext:value-type="float">
            <text:p>1420370</text:p>
          </table:table-cell>
          <table:table-cell office:value-type="float" office:value="57976505" calcext:value-type="float">
            <text:p>57976505</text:p>
          </table:table-cell>
          <table:table-cell office:value-type="float" office:value="38534137" calcext:value-type="float">
            <text:p>38534137</text:p>
          </table:table-cell>
          <table:table-cell office:value-type="float" office:value="38030593" calcext:value-type="float">
            <text:p>3803059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7375" calcext:value-type="float">
            <text:p>0.407375</text:p>
          </table:table-cell>
          <table:table-cell office:value-type="float" office:value="1420370" calcext:value-type="float">
            <text:p>1420370</text:p>
          </table:table-cell>
          <table:table-cell office:value-type="float" office:value="3.70309" calcext:value-type="float">
            <text:p>3.70309</text:p>
          </table:table-cell>
          <table:table-cell office:value-type="float" office:value="2.461262" calcext:value-type="float">
            <text:p>2.461262</text:p>
          </table:table-cell>
          <table:table-cell office:value-type="float" office:value="2.4291" calcext:value-type="float">
            <text:p>2.4291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9" calcext:value-type="float">
            <text:p>59649</text:p>
          </table:table-cell>
          <table:table-cell office:value-type="float" office:value="19046" calcext:value-type="float">
            <text:p>19046</text:p>
          </table:table-cell>
          <table:table-cell office:value-type="float" office:value="3747882035" calcext:value-type="float">
            <text:p>3747882035</text:p>
          </table:table-cell>
          <table:table-cell office:value-type="float" office:value="9136859909" calcext:value-type="float">
            <text:p>9136859909</text:p>
          </table:table-cell>
          <table:table-cell office:value-type="float" office:value="1522525" calcext:value-type="float">
            <text:p>1522525</text:p>
          </table:table-cell>
          <table:table-cell office:value-type="float" office:value="61589620" calcext:value-type="float">
            <text:p>61589620</text:p>
          </table:table-cell>
          <table:table-cell office:value-type="float" office:value="41023352" calcext:value-type="float">
            <text:p>41023352</text:p>
          </table:table-cell>
          <table:table-cell office:value-type="float" office:value="40476168" calcext:value-type="float">
            <text:p>40476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0194" calcext:value-type="float">
            <text:p>0.410194</text:p>
          </table:table-cell>
          <table:table-cell office:value-type="float" office:value="1522525" calcext:value-type="float">
            <text:p>1522525</text:p>
          </table:table-cell>
          <table:table-cell office:value-type="float" office:value="3.933868" calcext:value-type="float">
            <text:p>3.933868</text:p>
          </table:table-cell>
          <table:table-cell office:value-type="float" office:value="2.620254" calcext:value-type="float">
            <text:p>2.620254</text:p>
          </table:table-cell>
          <table:table-cell office:value-type="float" office:value="2.585304" calcext:value-type="float">
            <text:p>2.585304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7" calcext:value-type="float">
            <text:p>59647</text:p>
          </table:table-cell>
          <table:table-cell office:value-type="float" office:value="19048" calcext:value-type="float">
            <text:p>19048</text:p>
          </table:table-cell>
          <table:table-cell office:value-type="float" office:value="3673294125" calcext:value-type="float">
            <text:p>3673294125</text:p>
          </table:table-cell>
          <table:table-cell office:value-type="float" office:value="9140370471" calcext:value-type="float">
            <text:p>9140370471</text:p>
          </table:table-cell>
          <table:table-cell office:value-type="float" office:value="1539177" calcext:value-type="float">
            <text:p>1539177</text:p>
          </table:table-cell>
          <table:table-cell office:value-type="float" office:value="61966936" calcext:value-type="float">
            <text:p>61966936</text:p>
          </table:table-cell>
          <table:table-cell office:value-type="float" office:value="41351375" calcext:value-type="float">
            <text:p>41351375</text:p>
          </table:table-cell>
          <table:table-cell office:value-type="float" office:value="40875867" calcext:value-type="float">
            <text:p>4087586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1876" calcext:value-type="float">
            <text:p>0.401876</text:p>
          </table:table-cell>
          <table:table-cell office:value-type="float" office:value="1539177" calcext:value-type="float">
            <text:p>1539177</text:p>
          </table:table-cell>
          <table:table-cell office:value-type="float" office:value="3.954022" calcext:value-type="float">
            <text:p>3.954022</text:p>
          </table:table-cell>
          <table:table-cell office:value-type="float" office:value="2.638572" calcext:value-type="float">
            <text:p>2.638572</text:p>
          </table:table-cell>
          <table:table-cell office:value-type="float" office:value="2.608231" calcext:value-type="float">
            <text:p>2.608231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5" calcext:value-type="float">
            <text:p>59645</text:p>
          </table:table-cell>
          <table:table-cell office:value-type="float" office:value="19050" calcext:value-type="float">
            <text:p>19050</text:p>
          </table:table-cell>
          <table:table-cell office:value-type="float" office:value="3664901059" calcext:value-type="float">
            <text:p>3664901059</text:p>
          </table:table-cell>
          <table:table-cell office:value-type="float" office:value="9137118117" calcext:value-type="float">
            <text:p>9137118117</text:p>
          </table:table-cell>
          <table:table-cell office:value-type="float" office:value="1417297" calcext:value-type="float">
            <text:p>1417297</text:p>
          </table:table-cell>
          <table:table-cell office:value-type="float" office:value="59668667" calcext:value-type="float">
            <text:p>59668667</text:p>
          </table:table-cell>
          <table:table-cell office:value-type="float" office:value="39380980" calcext:value-type="float">
            <text:p>39380980</text:p>
          </table:table-cell>
          <table:table-cell office:value-type="float" office:value="38911225" calcext:value-type="float">
            <text:p>38911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11" calcext:value-type="float">
            <text:p>0.4011</text:p>
          </table:table-cell>
          <table:table-cell office:value-type="float" office:value="1417297" calcext:value-type="float">
            <text:p>1417297</text:p>
          </table:table-cell>
          <table:table-cell office:value-type="float" office:value="3.807373" calcext:value-type="float">
            <text:p>3.807373</text:p>
          </table:table-cell>
          <table:table-cell office:value-type="float" office:value="2.512844" calcext:value-type="float">
            <text:p>2.512844</text:p>
          </table:table-cell>
          <table:table-cell office:value-type="float" office:value="2.48287" calcext:value-type="float">
            <text:p>2.48287</text:p>
          </table:table-cell>
          <table:table-cell office:value-type="float" office:value="1.52" calcext:value-type="float">
            <text:p>1.52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3" calcext:value-type="float">
            <text:p>59643</text:p>
          </table:table-cell>
          <table:table-cell office:value-type="float" office:value="19046" calcext:value-type="float">
            <text:p>19046</text:p>
          </table:table-cell>
          <table:table-cell office:value-type="float" office:value="3838680875" calcext:value-type="float">
            <text:p>3838680875</text:p>
          </table:table-cell>
          <table:table-cell office:value-type="float" office:value="9132561145" calcext:value-type="float">
            <text:p>9132561145</text:p>
          </table:table-cell>
          <table:table-cell office:value-type="float" office:value="1493997" calcext:value-type="float">
            <text:p>1493997</text:p>
          </table:table-cell>
          <table:table-cell office:value-type="float" office:value="60272402" calcext:value-type="float">
            <text:p>60272402</text:p>
          </table:table-cell>
          <table:table-cell office:value-type="float" office:value="40245364" calcext:value-type="float">
            <text:p>40245364</text:p>
          </table:table-cell>
          <table:table-cell office:value-type="float" office:value="39613690" calcext:value-type="float">
            <text:p>3961369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0329" calcext:value-type="float">
            <text:p>0.420329</text:p>
          </table:table-cell>
          <table:table-cell office:value-type="float" office:value="1493997" calcext:value-type="float">
            <text:p>1493997</text:p>
          </table:table-cell>
          <table:table-cell office:value-type="float" office:value="3.849734" calcext:value-type="float">
            <text:p>3.849734</text:p>
          </table:table-cell>
          <table:table-cell office:value-type="float" office:value="2.570562" calcext:value-type="float">
            <text:p>2.570562</text:p>
          </table:table-cell>
          <table:table-cell office:value-type="float" office:value="2.530216" calcext:value-type="float">
            <text:p>2.530216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1" calcext:value-type="float">
            <text:p>59641</text:p>
          </table:table-cell>
          <table:table-cell office:value-type="float" office:value="19046" calcext:value-type="float">
            <text:p>19046</text:p>
          </table:table-cell>
          <table:table-cell office:value-type="float" office:value="3827827695" calcext:value-type="float">
            <text:p>3827827695</text:p>
          </table:table-cell>
          <table:table-cell office:value-type="float" office:value="9132071160" calcext:value-type="float">
            <text:p>9132071160</text:p>
          </table:table-cell>
          <table:table-cell office:value-type="float" office:value="1439098" calcext:value-type="float">
            <text:p>1439098</text:p>
          </table:table-cell>
          <table:table-cell office:value-type="float" office:value="58888111" calcext:value-type="float">
            <text:p>58888111</text:p>
          </table:table-cell>
          <table:table-cell office:value-type="float" office:value="39085438" calcext:value-type="float">
            <text:p>39085438</text:p>
          </table:table-cell>
          <table:table-cell office:value-type="float" office:value="38476401" calcext:value-type="float">
            <text:p>38476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9163" calcext:value-type="float">
            <text:p>0.419163</text:p>
          </table:table-cell>
          <table:table-cell office:value-type="float" office:value="1439098" calcext:value-type="float">
            <text:p>1439098</text:p>
          </table:table-cell>
          <table:table-cell office:value-type="float" office:value="3.761317" calcext:value-type="float">
            <text:p>3.761317</text:p>
          </table:table-cell>
          <table:table-cell office:value-type="float" office:value="2.496475" calcext:value-type="float">
            <text:p>2.496475</text:p>
          </table:table-cell>
          <table:table-cell office:value-type="float" office:value="2.457574" calcext:value-type="float">
            <text:p>2.457574</text:p>
          </table:table-cell>
          <table:table-cell office:value-type="float" office:value="1.51" calcext:value-type="float">
            <text:p>1.5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55" calcext:value-type="float">
            <text:p>59655</text:p>
          </table:table-cell>
          <table:table-cell office:value-type="float" office:value="20046" calcext:value-type="float">
            <text:p>20046</text:p>
          </table:table-cell>
          <table:table-cell office:value-type="float" office:value="3895939667" calcext:value-type="float">
            <text:p>3895939667</text:p>
          </table:table-cell>
          <table:table-cell office:value-type="float" office:value="9125483439" calcext:value-type="float">
            <text:p>9125483439</text:p>
          </table:table-cell>
          <table:table-cell office:value-type="float" office:value="1544469" calcext:value-type="float">
            <text:p>1544469</text:p>
          </table:table-cell>
          <table:table-cell office:value-type="float" office:value="63028290" calcext:value-type="float">
            <text:p>63028290</text:p>
          </table:table-cell>
          <table:table-cell office:value-type="float" office:value="41717867" calcext:value-type="float">
            <text:p>41717867</text:p>
          </table:table-cell>
          <table:table-cell office:value-type="float" office:value="41044811" calcext:value-type="float">
            <text:p>4104481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3" calcext:value-type="float">
            <text:p>0.42693</text:p>
          </table:table-cell>
          <table:table-cell office:value-type="float" office:value="1544469" calcext:value-type="float">
            <text:p>1544469</text:p>
          </table:table-cell>
          <table:table-cell office:value-type="float" office:value="4.025759" calcext:value-type="float">
            <text:p>4.025759</text:p>
          </table:table-cell>
          <table:table-cell office:value-type="float" office:value="2.664614" calcext:value-type="float">
            <text:p>2.664614</text:p>
          </table:table-cell>
          <table:table-cell office:value-type="float" office:value="2.621625" calcext:value-type="float">
            <text:p>2.621625</text:p>
          </table:table-cell>
          <table:table-cell office:value-type="float" office:value="1.51" calcext:value-type="float">
            <text:p>1.5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53" calcext:value-type="float">
            <text:p>59653</text:p>
          </table:table-cell>
          <table:table-cell office:value-type="float" office:value="20051" calcext:value-type="float">
            <text:p>20051</text:p>
          </table:table-cell>
          <table:table-cell office:value-type="float" office:value="3857047213" calcext:value-type="float">
            <text:p>3857047213</text:p>
          </table:table-cell>
          <table:table-cell office:value-type="float" office:value="9124476126" calcext:value-type="float">
            <text:p>9124476126</text:p>
          </table:table-cell>
          <table:table-cell office:value-type="float" office:value="1493335" calcext:value-type="float">
            <text:p>1493335</text:p>
          </table:table-cell>
          <table:table-cell office:value-type="float" office:value="59621188" calcext:value-type="float">
            <text:p>59621188</text:p>
          </table:table-cell>
          <table:table-cell office:value-type="float" office:value="39935081" calcext:value-type="float">
            <text:p>39935081</text:p>
          </table:table-cell>
          <table:table-cell office:value-type="float" office:value="39258646" calcext:value-type="float">
            <text:p>39258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2714" calcext:value-type="float">
            <text:p>0.422714</text:p>
          </table:table-cell>
          <table:table-cell office:value-type="float" office:value="1493335" calcext:value-type="float">
            <text:p>1493335</text:p>
          </table:table-cell>
          <table:table-cell office:value-type="float" office:value="3.804343" calcext:value-type="float">
            <text:p>3.804343</text:p>
          </table:table-cell>
          <table:table-cell office:value-type="float" office:value="2.548201" calcext:value-type="float">
            <text:p>2.548201</text:p>
          </table:table-cell>
          <table:table-cell office:value-type="float" office:value="2.505038" calcext:value-type="float">
            <text:p>2.505038</text:p>
          </table:table-cell>
          <table:table-cell office:value-type="float" office:value="1.49" calcext:value-type="float">
            <text:p>1.49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51" calcext:value-type="float">
            <text:p>59651</text:p>
          </table:table-cell>
          <table:table-cell office:value-type="float" office:value="20048" calcext:value-type="float">
            <text:p>20048</text:p>
          </table:table-cell>
          <table:table-cell office:value-type="float" office:value="3945919797" calcext:value-type="float">
            <text:p>3945919797</text:p>
          </table:table-cell>
          <table:table-cell office:value-type="float" office:value="9134118286" calcext:value-type="float">
            <text:p>9134118286</text:p>
          </table:table-cell>
          <table:table-cell office:value-type="float" office:value="1517248" calcext:value-type="float">
            <text:p>1517248</text:p>
          </table:table-cell>
          <table:table-cell office:value-type="float" office:value="60595098" calcext:value-type="float">
            <text:p>60595098</text:p>
          </table:table-cell>
          <table:table-cell office:value-type="float" office:value="40159532" calcext:value-type="float">
            <text:p>40159532</text:p>
          </table:table-cell>
          <table:table-cell office:value-type="float" office:value="39467870" calcext:value-type="float">
            <text:p>3946787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1998" calcext:value-type="float">
            <text:p>0.431998</text:p>
          </table:table-cell>
          <table:table-cell office:value-type="float" office:value="1517248" calcext:value-type="float">
            <text:p>1517248</text:p>
          </table:table-cell>
          <table:table-cell office:value-type="float" office:value="3.870345" calcext:value-type="float">
            <text:p>3.870345</text:p>
          </table:table-cell>
          <table:table-cell office:value-type="float" office:value="2.56508" calcext:value-type="float">
            <text:p>2.56508</text:p>
          </table:table-cell>
          <table:table-cell office:value-type="float" office:value="2.520902" calcext:value-type="float">
            <text:p>2.520902</text:p>
          </table:table-cell>
          <table:table-cell office:value-type="float" office:value="1.51" calcext:value-type="float">
            <text:p>1.5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9" calcext:value-type="float">
            <text:p>59649</text:p>
          </table:table-cell>
          <table:table-cell office:value-type="float" office:value="20048" calcext:value-type="float">
            <text:p>20048</text:p>
          </table:table-cell>
          <table:table-cell office:value-type="float" office:value="3944879507" calcext:value-type="float">
            <text:p>3944879507</text:p>
          </table:table-cell>
          <table:table-cell office:value-type="float" office:value="9132435675" calcext:value-type="float">
            <text:p>9132435675</text:p>
          </table:table-cell>
          <table:table-cell office:value-type="float" office:value="1529257" calcext:value-type="float">
            <text:p>1529257</text:p>
          </table:table-cell>
          <table:table-cell office:value-type="float" office:value="61447537" calcext:value-type="float">
            <text:p>61447537</text:p>
          </table:table-cell>
          <table:table-cell office:value-type="float" office:value="41001453" calcext:value-type="float">
            <text:p>41001453</text:p>
          </table:table-cell>
          <table:table-cell office:value-type="float" office:value="40288731" calcext:value-type="float">
            <text:p>40288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1964" calcext:value-type="float">
            <text:p>0.431964</text:p>
          </table:table-cell>
          <table:table-cell office:value-type="float" office:value="1529257" calcext:value-type="float">
            <text:p>1529257</text:p>
          </table:table-cell>
          <table:table-cell office:value-type="float" office:value="3.924793" calcext:value-type="float">
            <text:p>3.924793</text:p>
          </table:table-cell>
          <table:table-cell office:value-type="float" office:value="2.618855" calcext:value-type="float">
            <text:p>2.618855</text:p>
          </table:table-cell>
          <table:table-cell office:value-type="float" office:value="2.573332" calcext:value-type="float">
            <text:p>2.573332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7" calcext:value-type="float">
            <text:p>59647</text:p>
          </table:table-cell>
          <table:table-cell office:value-type="float" office:value="20051" calcext:value-type="float">
            <text:p>20051</text:p>
          </table:table-cell>
          <table:table-cell office:value-type="float" office:value="3931276345" calcext:value-type="float">
            <text:p>3931276345</text:p>
          </table:table-cell>
          <table:table-cell office:value-type="float" office:value="9135792157" calcext:value-type="float">
            <text:p>9135792157</text:p>
          </table:table-cell>
          <table:table-cell office:value-type="float" office:value="1484567" calcext:value-type="float">
            <text:p>1484567</text:p>
          </table:table-cell>
          <table:table-cell office:value-type="float" office:value="60502322" calcext:value-type="float">
            <text:p>60502322</text:p>
          </table:table-cell>
          <table:table-cell office:value-type="float" office:value="40035925" calcext:value-type="float">
            <text:p>40035925</text:p>
          </table:table-cell>
          <table:table-cell office:value-type="float" office:value="39349108" calcext:value-type="float">
            <text:p>3934910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0316" calcext:value-type="float">
            <text:p>0.430316</text:p>
          </table:table-cell>
          <table:table-cell office:value-type="float" office:value="1484567" calcext:value-type="float">
            <text:p>1484567</text:p>
          </table:table-cell>
          <table:table-cell office:value-type="float" office:value="3.860567" calcext:value-type="float">
            <text:p>3.860567</text:p>
          </table:table-cell>
          <table:table-cell office:value-type="float" office:value="2.554635" calcext:value-type="float">
            <text:p>2.554635</text:p>
          </table:table-cell>
          <table:table-cell office:value-type="float" office:value="2.51081" calcext:value-type="float">
            <text:p>2.51081</text:p>
          </table:table-cell>
          <table:table-cell office:value-type="float" office:value="1.51" calcext:value-type="float">
            <text:p>1.5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5" calcext:value-type="float">
            <text:p>59645</text:p>
          </table:table-cell>
          <table:table-cell office:value-type="float" office:value="20053" calcext:value-type="float">
            <text:p>20053</text:p>
          </table:table-cell>
          <table:table-cell office:value-type="float" office:value="3913776134" calcext:value-type="float">
            <text:p>3913776134</text:p>
          </table:table-cell>
          <table:table-cell office:value-type="float" office:value="9133752545" calcext:value-type="float">
            <text:p>9133752545</text:p>
          </table:table-cell>
          <table:table-cell office:value-type="float" office:value="1496790" calcext:value-type="float">
            <text:p>1496790</text:p>
          </table:table-cell>
          <table:table-cell office:value-type="float" office:value="59331700" calcext:value-type="float">
            <text:p>59331700</text:p>
          </table:table-cell>
          <table:table-cell office:value-type="float" office:value="39732844" calcext:value-type="float">
            <text:p>39732844</text:p>
          </table:table-cell>
          <table:table-cell office:value-type="float" office:value="39052016" calcext:value-type="float">
            <text:p>3905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8496" calcext:value-type="float">
            <text:p>0.428496</text:p>
          </table:table-cell>
          <table:table-cell office:value-type="float" office:value="1496790" calcext:value-type="float">
            <text:p>1496790</text:p>
          </table:table-cell>
          <table:table-cell office:value-type="float" office:value="3.785871" calcext:value-type="float">
            <text:p>3.785871</text:p>
          </table:table-cell>
          <table:table-cell office:value-type="float" office:value="2.535296" calcext:value-type="float">
            <text:p>2.535296</text:p>
          </table:table-cell>
          <table:table-cell office:value-type="float" office:value="2.491853" calcext:value-type="float">
            <text:p>2.491853</text:p>
          </table:table-cell>
          <table:table-cell office:value-type="float" office:value="1.49" calcext:value-type="float">
            <text:p>1.49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3" calcext:value-type="float">
            <text:p>59643</text:p>
          </table:table-cell>
          <table:table-cell office:value-type="float" office:value="20048" calcext:value-type="float">
            <text:p>20048</text:p>
          </table:table-cell>
          <table:table-cell office:value-type="float" office:value="3714259470" calcext:value-type="float">
            <text:p>3714259470</text:p>
          </table:table-cell>
          <table:table-cell office:value-type="float" office:value="9139330964" calcext:value-type="float">
            <text:p>9139330964</text:p>
          </table:table-cell>
          <table:table-cell office:value-type="float" office:value="1487832" calcext:value-type="float">
            <text:p>1487832</text:p>
          </table:table-cell>
          <table:table-cell office:value-type="float" office:value="62357469" calcext:value-type="float">
            <text:p>62357469</text:p>
          </table:table-cell>
          <table:table-cell office:value-type="float" office:value="41219774" calcext:value-type="float">
            <text:p>41219774</text:p>
          </table:table-cell>
          <table:table-cell office:value-type="float" office:value="40693142" calcext:value-type="float">
            <text:p>4069314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6404" calcext:value-type="float">
            <text:p>0.406404</text:p>
          </table:table-cell>
          <table:table-cell office:value-type="float" office:value="1487832" calcext:value-type="float">
            <text:p>1487832</text:p>
          </table:table-cell>
          <table:table-cell office:value-type="float" office:value="3.982912" calcext:value-type="float">
            <text:p>3.982912</text:p>
          </table:table-cell>
          <table:table-cell office:value-type="float" office:value="2.6328" calcext:value-type="float">
            <text:p>2.6328</text:p>
          </table:table-cell>
          <table:table-cell office:value-type="float" office:value="2.599163" calcext:value-type="float">
            <text:p>2.599163</text:p>
          </table:table-cell>
          <table:table-cell office:value-type="float" office:value="1.51" calcext:value-type="float">
            <text:p>1.5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1" calcext:value-type="float">
            <text:p>59641</text:p>
          </table:table-cell>
          <table:table-cell office:value-type="float" office:value="20048" calcext:value-type="float">
            <text:p>20048</text:p>
          </table:table-cell>
          <table:table-cell office:value-type="float" office:value="3684289091" calcext:value-type="float">
            <text:p>3684289091</text:p>
          </table:table-cell>
          <table:table-cell office:value-type="float" office:value="9136294502" calcext:value-type="float">
            <text:p>9136294502</text:p>
          </table:table-cell>
          <table:table-cell office:value-type="float" office:value="1427261" calcext:value-type="float">
            <text:p>1427261</text:p>
          </table:table-cell>
          <table:table-cell office:value-type="float" office:value="59289708" calcext:value-type="float">
            <text:p>59289708</text:p>
          </table:table-cell>
          <table:table-cell office:value-type="float" office:value="39193591" calcext:value-type="float">
            <text:p>39193591</text:p>
          </table:table-cell>
          <table:table-cell office:value-type="float" office:value="38721082" calcext:value-type="float">
            <text:p>38721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3259" calcext:value-type="float">
            <text:p>0.403259</text:p>
          </table:table-cell>
          <table:table-cell office:value-type="float" office:value="1427261" calcext:value-type="float">
            <text:p>1427261</text:p>
          </table:table-cell>
          <table:table-cell office:value-type="float" office:value="3.786967" calcext:value-type="float">
            <text:p>3.786967</text:p>
          </table:table-cell>
          <table:table-cell office:value-type="float" office:value="2.503383" calcext:value-type="float">
            <text:p>2.503383</text:p>
          </table:table-cell>
          <table:table-cell office:value-type="float" office:value="2.473203" calcext:value-type="float">
            <text:p>2.473203</text:p>
          </table:table-cell>
          <table:table-cell office:value-type="float" office:value="1.51" calcext:value-type="float">
            <text:p>1.5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55" calcext:value-type="float">
            <text:p>59655</text:p>
          </table:table-cell>
          <table:table-cell office:value-type="float" office:value="21049" calcext:value-type="float">
            <text:p>21049</text:p>
          </table:table-cell>
          <table:table-cell office:value-type="float" office:value="3695638460" calcext:value-type="float">
            <text:p>3695638460</text:p>
          </table:table-cell>
          <table:table-cell office:value-type="float" office:value="9136911492" calcext:value-type="float">
            <text:p>9136911492</text:p>
          </table:table-cell>
          <table:table-cell office:value-type="float" office:value="1482954" calcext:value-type="float">
            <text:p>1482954</text:p>
          </table:table-cell>
          <table:table-cell office:value-type="float" office:value="60293442" calcext:value-type="float">
            <text:p>60293442</text:p>
          </table:table-cell>
          <table:table-cell office:value-type="float" office:value="40199841" calcext:value-type="float">
            <text:p>40199841</text:p>
          </table:table-cell>
          <table:table-cell office:value-type="float" office:value="39661031" calcext:value-type="float">
            <text:p>3966103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4474" calcext:value-type="float">
            <text:p>0.404474</text:p>
          </table:table-cell>
          <table:table-cell office:value-type="float" office:value="1482954" calcext:value-type="float">
            <text:p>1482954</text:p>
          </table:table-cell>
          <table:table-cell office:value-type="float" office:value="3.847239" calcext:value-type="float">
            <text:p>3.847239</text:p>
          </table:table-cell>
          <table:table-cell office:value-type="float" office:value="2.565094" calcext:value-type="float">
            <text:p>2.565094</text:p>
          </table:table-cell>
          <table:table-cell office:value-type="float" office:value="2.530714" calcext:value-type="float">
            <text:p>2.530714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53" calcext:value-type="float">
            <text:p>59653</text:p>
          </table:table-cell>
          <table:table-cell office:value-type="float" office:value="21054" calcext:value-type="float">
            <text:p>21054</text:p>
          </table:table-cell>
          <table:table-cell office:value-type="float" office:value="3705142842" calcext:value-type="float">
            <text:p>3705142842</text:p>
          </table:table-cell>
          <table:table-cell office:value-type="float" office:value="9134433885" calcext:value-type="float">
            <text:p>9134433885</text:p>
          </table:table-cell>
          <table:table-cell office:value-type="float" office:value="1494539" calcext:value-type="float">
            <text:p>1494539</text:p>
          </table:table-cell>
          <table:table-cell office:value-type="float" office:value="61697672" calcext:value-type="float">
            <text:p>61697672</text:p>
          </table:table-cell>
          <table:table-cell office:value-type="float" office:value="40870922" calcext:value-type="float">
            <text:p>40870922</text:p>
          </table:table-cell>
          <table:table-cell office:value-type="float" office:value="40307359" calcext:value-type="float">
            <text:p>40307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5624" calcext:value-type="float">
            <text:p>0.405624</text:p>
          </table:table-cell>
          <table:table-cell office:value-type="float" office:value="1494539" calcext:value-type="float">
            <text:p>1494539</text:p>
          </table:table-cell>
          <table:table-cell office:value-type="float" office:value="3.936841" calcext:value-type="float">
            <text:p>3.936841</text:p>
          </table:table-cell>
          <table:table-cell office:value-type="float" office:value="2.607915" calcext:value-type="float">
            <text:p>2.607915</text:p>
          </table:table-cell>
          <table:table-cell office:value-type="float" office:value="2.571955" calcext:value-type="float">
            <text:p>2.571955</text:p>
          </table:table-cell>
          <table:table-cell office:value-type="float" office:value="1.51" calcext:value-type="float">
            <text:p>1.5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51" calcext:value-type="float">
            <text:p>59651</text:p>
          </table:table-cell>
          <table:table-cell office:value-type="float" office:value="21050" calcext:value-type="float">
            <text:p>21050</text:p>
          </table:table-cell>
          <table:table-cell office:value-type="float" office:value="3766358498" calcext:value-type="float">
            <text:p>3766358498</text:p>
          </table:table-cell>
          <table:table-cell office:value-type="float" office:value="9136976706" calcext:value-type="float">
            <text:p>9136976706</text:p>
          </table:table-cell>
          <table:table-cell office:value-type="float" office:value="1483636" calcext:value-type="float">
            <text:p>1483636</text:p>
          </table:table-cell>
          <table:table-cell office:value-type="float" office:value="60672585" calcext:value-type="float">
            <text:p>60672585</text:p>
          </table:table-cell>
          <table:table-cell office:value-type="float" office:value="40165303" calcext:value-type="float">
            <text:p>40165303</text:p>
          </table:table-cell>
          <table:table-cell office:value-type="float" office:value="39594325" calcext:value-type="float">
            <text:p>3959432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2211" calcext:value-type="float">
            <text:p>0.412211</text:p>
          </table:table-cell>
          <table:table-cell office:value-type="float" office:value="1483636" calcext:value-type="float">
            <text:p>1483636</text:p>
          </table:table-cell>
          <table:table-cell office:value-type="float" office:value="3.875295" calcext:value-type="float">
            <text:p>3.875295</text:p>
          </table:table-cell>
          <table:table-cell office:value-type="float" office:value="2.565449" calcext:value-type="float">
            <text:p>2.565449</text:p>
          </table:table-cell>
          <table:table-cell office:value-type="float" office:value="2.528979" calcext:value-type="float">
            <text:p>2.528979</text:p>
          </table:table-cell>
          <table:table-cell office:value-type="float" office:value="1.51" calcext:value-type="float">
            <text:p>1.5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9" calcext:value-type="float">
            <text:p>59649</text:p>
          </table:table-cell>
          <table:table-cell office:value-type="float" office:value="21050" calcext:value-type="float">
            <text:p>21050</text:p>
          </table:table-cell>
          <table:table-cell office:value-type="float" office:value="3789122732" calcext:value-type="float">
            <text:p>3789122732</text:p>
          </table:table-cell>
          <table:table-cell office:value-type="float" office:value="9134889438" calcext:value-type="float">
            <text:p>9134889438</text:p>
          </table:table-cell>
          <table:table-cell office:value-type="float" office:value="1521117" calcext:value-type="float">
            <text:p>1521117</text:p>
          </table:table-cell>
          <table:table-cell office:value-type="float" office:value="62954351" calcext:value-type="float">
            <text:p>62954351</text:p>
          </table:table-cell>
          <table:table-cell office:value-type="float" office:value="41599699" calcext:value-type="float">
            <text:p>41599699</text:p>
          </table:table-cell>
          <table:table-cell office:value-type="float" office:value="41018870" calcext:value-type="float">
            <text:p>410188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4797" calcext:value-type="float">
            <text:p>0.414797</text:p>
          </table:table-cell>
          <table:table-cell office:value-type="float" office:value="1521117" calcext:value-type="float">
            <text:p>1521117</text:p>
          </table:table-cell>
          <table:table-cell office:value-type="float" office:value="4.021037" calcext:value-type="float">
            <text:p>4.021037</text:p>
          </table:table-cell>
          <table:table-cell office:value-type="float" office:value="2.657067" calcext:value-type="float">
            <text:p>2.657067</text:p>
          </table:table-cell>
          <table:table-cell office:value-type="float" office:value="2.619968" calcext:value-type="float">
            <text:p>2.619968</text:p>
          </table:table-cell>
          <table:table-cell office:value-type="float" office:value="1.51" calcext:value-type="float">
            <text:p>1.5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7" calcext:value-type="float">
            <text:p>59647</text:p>
          </table:table-cell>
          <table:table-cell office:value-type="float" office:value="21054" calcext:value-type="float">
            <text:p>21054</text:p>
          </table:table-cell>
          <table:table-cell office:value-type="float" office:value="3860110205" calcext:value-type="float">
            <text:p>3860110205</text:p>
          </table:table-cell>
          <table:table-cell office:value-type="float" office:value="9137024160" calcext:value-type="float">
            <text:p>9137024160</text:p>
          </table:table-cell>
          <table:table-cell office:value-type="float" office:value="1524665" calcext:value-type="float">
            <text:p>1524665</text:p>
          </table:table-cell>
          <table:table-cell office:value-type="float" office:value="61445716" calcext:value-type="float">
            <text:p>61445716</text:p>
          </table:table-cell>
          <table:table-cell office:value-type="float" office:value="40948029" calcext:value-type="float">
            <text:p>40948029</text:p>
          </table:table-cell>
          <table:table-cell office:value-type="float" office:value="40286083" calcext:value-type="float">
            <text:p>4028608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2469" calcext:value-type="float">
            <text:p>0.422469</text:p>
          </table:table-cell>
          <table:table-cell office:value-type="float" office:value="1524665" calcext:value-type="float">
            <text:p>1524665</text:p>
          </table:table-cell>
          <table:table-cell office:value-type="float" office:value="3.920763" calcext:value-type="float">
            <text:p>3.920763</text:p>
          </table:table-cell>
          <table:table-cell office:value-type="float" office:value="2.612835" calcext:value-type="float">
            <text:p>2.612835</text:p>
          </table:table-cell>
          <table:table-cell office:value-type="float" office:value="2.570598" calcext:value-type="float">
            <text:p>2.570598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5" calcext:value-type="float">
            <text:p>59645</text:p>
          </table:table-cell>
          <table:table-cell office:value-type="float" office:value="21056" calcext:value-type="float">
            <text:p>21056</text:p>
          </table:table-cell>
          <table:table-cell office:value-type="float" office:value="3848257709" calcext:value-type="float">
            <text:p>3848257709</text:p>
          </table:table-cell>
          <table:table-cell office:value-type="float" office:value="9135575322" calcext:value-type="float">
            <text:p>9135575322</text:p>
          </table:table-cell>
          <table:table-cell office:value-type="float" office:value="1434570" calcext:value-type="float">
            <text:p>1434570</text:p>
          </table:table-cell>
          <table:table-cell office:value-type="float" office:value="59256192" calcext:value-type="float">
            <text:p>59256192</text:p>
          </table:table-cell>
          <table:table-cell office:value-type="float" office:value="39314658" calcext:value-type="float">
            <text:p>39314658</text:p>
          </table:table-cell>
          <table:table-cell office:value-type="float" office:value="38697155" calcext:value-type="float">
            <text:p>38697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1239" calcext:value-type="float">
            <text:p>0.421239</text:p>
          </table:table-cell>
          <table:table-cell office:value-type="float" office:value="1434570" calcext:value-type="float">
            <text:p>1434570</text:p>
          </table:table-cell>
          <table:table-cell office:value-type="float" office:value="3.781053" calcext:value-type="float">
            <text:p>3.781053</text:p>
          </table:table-cell>
          <table:table-cell office:value-type="float" office:value="2.508612" calcext:value-type="float">
            <text:p>2.508612</text:p>
          </table:table-cell>
          <table:table-cell office:value-type="float" office:value="2.46921" calcext:value-type="float">
            <text:p>2.46921</text:p>
          </table:table-cell>
          <table:table-cell office:value-type="float" office:value="1.51" calcext:value-type="float">
            <text:p>1.5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3" calcext:value-type="float">
            <text:p>59643</text:p>
          </table:table-cell>
          <table:table-cell office:value-type="float" office:value="21050" calcext:value-type="float">
            <text:p>21050</text:p>
          </table:table-cell>
          <table:table-cell office:value-type="float" office:value="3697613599" calcext:value-type="float">
            <text:p>3697613599</text:p>
          </table:table-cell>
          <table:table-cell office:value-type="float" office:value="9137125735" calcext:value-type="float">
            <text:p>9137125735</text:p>
          </table:table-cell>
          <table:table-cell office:value-type="float" office:value="1476028" calcext:value-type="float">
            <text:p>1476028</text:p>
          </table:table-cell>
          <table:table-cell office:value-type="float" office:value="61222540" calcext:value-type="float">
            <text:p>61222540</text:p>
          </table:table-cell>
          <table:table-cell office:value-type="float" office:value="40661823" calcext:value-type="float">
            <text:p>40661823</text:p>
          </table:table-cell>
          <table:table-cell office:value-type="float" office:value="40145468" calcext:value-type="float">
            <text:p>4014546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468" calcext:value-type="float">
            <text:p>0.40468</text:p>
          </table:table-cell>
          <table:table-cell office:value-type="float" office:value="1476028" calcext:value-type="float">
            <text:p>1476028</text:p>
          </table:table-cell>
          <table:table-cell office:value-type="float" office:value="3.910422" calcext:value-type="float">
            <text:p>3.910422</text:p>
          </table:table-cell>
          <table:table-cell office:value-type="float" office:value="2.597162" calcext:value-type="float">
            <text:p>2.597162</text:p>
          </table:table-cell>
          <table:table-cell office:value-type="float" office:value="2.564182" calcext:value-type="float">
            <text:p>2.564182</text:p>
          </table:table-cell>
          <table:table-cell office:value-type="float" office:value="1.51" calcext:value-type="float">
            <text:p>1.5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1" calcext:value-type="float">
            <text:p>59641</text:p>
          </table:table-cell>
          <table:table-cell office:value-type="float" office:value="21050" calcext:value-type="float">
            <text:p>21050</text:p>
          </table:table-cell>
          <table:table-cell office:value-type="float" office:value="3672073436" calcext:value-type="float">
            <text:p>3672073436</text:p>
          </table:table-cell>
          <table:table-cell office:value-type="float" office:value="9135042884" calcext:value-type="float">
            <text:p>9135042884</text:p>
          </table:table-cell>
          <table:table-cell office:value-type="float" office:value="1485532" calcext:value-type="float">
            <text:p>1485532</text:p>
          </table:table-cell>
          <table:table-cell office:value-type="float" office:value="59221768" calcext:value-type="float">
            <text:p>59221768</text:p>
          </table:table-cell>
          <table:table-cell office:value-type="float" office:value="39640488" calcext:value-type="float">
            <text:p>39640488</text:p>
          </table:table-cell>
          <table:table-cell office:value-type="float" office:value="39107214" calcext:value-type="float">
            <text:p>39107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1977" calcext:value-type="float">
            <text:p>0.401977</text:p>
          </table:table-cell>
          <table:table-cell office:value-type="float" office:value="1485532" calcext:value-type="float">
            <text:p>1485532</text:p>
          </table:table-cell>
          <table:table-cell office:value-type="float" office:value="3.782628" calcext:value-type="float">
            <text:p>3.782628</text:p>
          </table:table-cell>
          <table:table-cell office:value-type="float" office:value="2.531927" calcext:value-type="float">
            <text:p>2.531927</text:p>
          </table:table-cell>
          <table:table-cell office:value-type="float" office:value="2.497866" calcext:value-type="float">
            <text:p>2.497866</text:p>
          </table:table-cell>
          <table:table-cell office:value-type="float" office:value="1.49" calcext:value-type="float">
            <text:p>1.49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55" calcext:value-type="float">
            <text:p>59655</text:p>
          </table:table-cell>
          <table:table-cell office:value-type="float" office:value="22052" calcext:value-type="float">
            <text:p>22052</text:p>
          </table:table-cell>
          <table:table-cell office:value-type="float" office:value="3849471824" calcext:value-type="float">
            <text:p>3849471824</text:p>
          </table:table-cell>
          <table:table-cell office:value-type="float" office:value="9127270178" calcext:value-type="float">
            <text:p>9127270178</text:p>
          </table:table-cell>
          <table:table-cell office:value-type="float" office:value="1520642" calcext:value-type="float">
            <text:p>1520642</text:p>
          </table:table-cell>
          <table:table-cell office:value-type="float" office:value="61886400" calcext:value-type="float">
            <text:p>61886400</text:p>
          </table:table-cell>
          <table:table-cell office:value-type="float" office:value="41063955" calcext:value-type="float">
            <text:p>41063955</text:p>
          </table:table-cell>
          <table:table-cell office:value-type="float" office:value="40252918" calcext:value-type="float">
            <text:p>4025291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1755" calcext:value-type="float">
            <text:p>0.421755</text:p>
          </table:table-cell>
          <table:table-cell office:value-type="float" office:value="1520642" calcext:value-type="float">
            <text:p>1520642</text:p>
          </table:table-cell>
          <table:table-cell office:value-type="float" office:value="3.948883" calcext:value-type="float">
            <text:p>3.948883</text:p>
          </table:table-cell>
          <table:table-cell office:value-type="float" office:value="2.620233" calcext:value-type="float">
            <text:p>2.620233</text:p>
          </table:table-cell>
          <table:table-cell office:value-type="float" office:value="2.568481" calcext:value-type="float">
            <text:p>2.568481</text:p>
          </table:table-cell>
          <table:table-cell office:value-type="float" office:value="1.51" calcext:value-type="float">
            <text:p>1.5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53" calcext:value-type="float">
            <text:p>59653</text:p>
          </table:table-cell>
          <table:table-cell office:value-type="float" office:value="22057" calcext:value-type="float">
            <text:p>22057</text:p>
          </table:table-cell>
          <table:table-cell office:value-type="float" office:value="3830975313" calcext:value-type="float">
            <text:p>3830975313</text:p>
          </table:table-cell>
          <table:table-cell office:value-type="float" office:value="9125048734" calcext:value-type="float">
            <text:p>9125048734</text:p>
          </table:table-cell>
          <table:table-cell office:value-type="float" office:value="1426980" calcext:value-type="float">
            <text:p>1426980</text:p>
          </table:table-cell>
          <table:table-cell office:value-type="float" office:value="59212676" calcext:value-type="float">
            <text:p>59212676</text:p>
          </table:table-cell>
          <table:table-cell office:value-type="float" office:value="39239313" calcext:value-type="float">
            <text:p>39239313</text:p>
          </table:table-cell>
          <table:table-cell office:value-type="float" office:value="38625389" calcext:value-type="float">
            <text:p>38625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9831" calcext:value-type="float">
            <text:p>0.419831</text:p>
          </table:table-cell>
          <table:table-cell office:value-type="float" office:value="1426980" calcext:value-type="float">
            <text:p>1426980</text:p>
          </table:table-cell>
          <table:table-cell office:value-type="float" office:value="3.778276" calcext:value-type="float">
            <text:p>3.778276</text:p>
          </table:table-cell>
          <table:table-cell office:value-type="float" office:value="2.503804" calcext:value-type="float">
            <text:p>2.503804</text:p>
          </table:table-cell>
          <table:table-cell office:value-type="float" office:value="2.464631" calcext:value-type="float">
            <text:p>2.464631</text:p>
          </table:table-cell>
          <table:table-cell office:value-type="float" office:value="1.51" calcext:value-type="float">
            <text:p>1.5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51" calcext:value-type="float">
            <text:p>59651</text:p>
          </table:table-cell>
          <table:table-cell office:value-type="float" office:value="22052" calcext:value-type="float">
            <text:p>22052</text:p>
          </table:table-cell>
          <table:table-cell office:value-type="float" office:value="3878100450" calcext:value-type="float">
            <text:p>3878100450</text:p>
          </table:table-cell>
          <table:table-cell office:value-type="float" office:value="9136801615" calcext:value-type="float">
            <text:p>9136801615</text:p>
          </table:table-cell>
          <table:table-cell office:value-type="float" office:value="1403711" calcext:value-type="float">
            <text:p>1403711</text:p>
          </table:table-cell>
          <table:table-cell office:value-type="float" office:value="57646786" calcext:value-type="float">
            <text:p>57646786</text:p>
          </table:table-cell>
          <table:table-cell office:value-type="float" office:value="38205295" calcext:value-type="float">
            <text:p>38205295</text:p>
          </table:table-cell>
          <table:table-cell office:value-type="float" office:value="37580579" calcext:value-type="float">
            <text:p>3758057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4448" calcext:value-type="float">
            <text:p>0.424448</text:p>
          </table:table-cell>
          <table:table-cell office:value-type="float" office:value="1403711" calcext:value-type="float">
            <text:p>1403711</text:p>
          </table:table-cell>
          <table:table-cell office:value-type="float" office:value="3.68203" calcext:value-type="float">
            <text:p>3.68203</text:p>
          </table:table-cell>
          <table:table-cell office:value-type="float" office:value="2.440259" calcext:value-type="float">
            <text:p>2.440259</text:p>
          </table:table-cell>
          <table:table-cell office:value-type="float" office:value="2.400356" calcext:value-type="float">
            <text:p>2.400356</text:p>
          </table:table-cell>
          <table:table-cell office:value-type="float" office:value="1.51" calcext:value-type="float">
            <text:p>1.5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9" calcext:value-type="float">
            <text:p>59649</text:p>
          </table:table-cell>
          <table:table-cell office:value-type="float" office:value="22052" calcext:value-type="float">
            <text:p>22052</text:p>
          </table:table-cell>
          <table:table-cell office:value-type="float" office:value="3889780970" calcext:value-type="float">
            <text:p>3889780970</text:p>
          </table:table-cell>
          <table:table-cell office:value-type="float" office:value="9134634684" calcext:value-type="float">
            <text:p>9134634684</text:p>
          </table:table-cell>
          <table:table-cell office:value-type="float" office:value="1509028" calcext:value-type="float">
            <text:p>1509028</text:p>
          </table:table-cell>
          <table:table-cell office:value-type="float" office:value="59969213" calcext:value-type="float">
            <text:p>59969213</text:p>
          </table:table-cell>
          <table:table-cell office:value-type="float" office:value="40109847" calcext:value-type="float">
            <text:p>40109847</text:p>
          </table:table-cell>
          <table:table-cell office:value-type="float" office:value="39453346" calcext:value-type="float">
            <text:p>39453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5828" calcext:value-type="float">
            <text:p>0.425828</text:p>
          </table:table-cell>
          <table:table-cell office:value-type="float" office:value="1509028" calcext:value-type="float">
            <text:p>1509028</text:p>
          </table:table-cell>
          <table:table-cell office:value-type="float" office:value="3.830369" calcext:value-type="float">
            <text:p>3.830369</text:p>
          </table:table-cell>
          <table:table-cell office:value-type="float" office:value="2.561907" calcext:value-type="float">
            <text:p>2.561907</text:p>
          </table:table-cell>
          <table:table-cell office:value-type="float" office:value="2.519974" calcext:value-type="float">
            <text:p>2.519974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7" calcext:value-type="float">
            <text:p>59647</text:p>
          </table:table-cell>
          <table:table-cell office:value-type="float" office:value="22056" calcext:value-type="float">
            <text:p>22056</text:p>
          </table:table-cell>
          <table:table-cell office:value-type="float" office:value="3886084743" calcext:value-type="float">
            <text:p>3886084743</text:p>
          </table:table-cell>
          <table:table-cell office:value-type="float" office:value="9138132734" calcext:value-type="float">
            <text:p>9138132734</text:p>
          </table:table-cell>
          <table:table-cell office:value-type="float" office:value="1483055" calcext:value-type="float">
            <text:p>1483055</text:p>
          </table:table-cell>
          <table:table-cell office:value-type="float" office:value="60614589" calcext:value-type="float">
            <text:p>60614589</text:p>
          </table:table-cell>
          <table:table-cell office:value-type="float" office:value="40095562" calcext:value-type="float">
            <text:p>40095562</text:p>
          </table:table-cell>
          <table:table-cell office:value-type="float" office:value="39472843" calcext:value-type="float">
            <text:p>3947284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526" calcext:value-type="float">
            <text:p>0.42526</text:p>
          </table:table-cell>
          <table:table-cell office:value-type="float" office:value="1483055" calcext:value-type="float">
            <text:p>1483055</text:p>
          </table:table-cell>
          <table:table-cell office:value-type="float" office:value="3.87159" calcext:value-type="float">
            <text:p>3.87159</text:p>
          </table:table-cell>
          <table:table-cell office:value-type="float" office:value="2.560994" calcext:value-type="float">
            <text:p>2.560994</text:p>
          </table:table-cell>
          <table:table-cell office:value-type="float" office:value="2.521219" calcext:value-type="float">
            <text:p>2.521219</text:p>
          </table:table-cell>
          <table:table-cell office:value-type="float" office:value="1.51" calcext:value-type="float">
            <text:p>1.5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5" calcext:value-type="float">
            <text:p>59645</text:p>
          </table:table-cell>
          <table:table-cell office:value-type="float" office:value="22058" calcext:value-type="float">
            <text:p>22058</text:p>
          </table:table-cell>
          <table:table-cell office:value-type="float" office:value="3870770907" calcext:value-type="float">
            <text:p>3870770907</text:p>
          </table:table-cell>
          <table:table-cell office:value-type="float" office:value="9134496364" calcext:value-type="float">
            <text:p>9134496364</text:p>
          </table:table-cell>
          <table:table-cell office:value-type="float" office:value="1437074" calcext:value-type="float">
            <text:p>1437074</text:p>
          </table:table-cell>
          <table:table-cell office:value-type="float" office:value="59010509" calcext:value-type="float">
            <text:p>59010509</text:p>
          </table:table-cell>
          <table:table-cell office:value-type="float" office:value="39146120" calcext:value-type="float">
            <text:p>39146120</text:p>
          </table:table-cell>
          <table:table-cell office:value-type="float" office:value="38482246" calcext:value-type="float">
            <text:p>38482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3753" calcext:value-type="float">
            <text:p>0.423753</text:p>
          </table:table-cell>
          <table:table-cell office:value-type="float" office:value="1437074" calcext:value-type="float">
            <text:p>1437074</text:p>
          </table:table-cell>
          <table:table-cell office:value-type="float" office:value="3.769134" calcext:value-type="float">
            <text:p>3.769134</text:p>
          </table:table-cell>
          <table:table-cell office:value-type="float" office:value="2.500351" calcext:value-type="float">
            <text:p>2.500351</text:p>
          </table:table-cell>
          <table:table-cell office:value-type="float" office:value="2.457948" calcext:value-type="float">
            <text:p>2.457948</text:p>
          </table:table-cell>
          <table:table-cell office:value-type="float" office:value="1.51" calcext:value-type="float">
            <text:p>1.5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3" calcext:value-type="float">
            <text:p>59643</text:p>
          </table:table-cell>
          <table:table-cell office:value-type="float" office:value="22053" calcext:value-type="float">
            <text:p>22053</text:p>
          </table:table-cell>
          <table:table-cell office:value-type="float" office:value="3678443291" calcext:value-type="float">
            <text:p>3678443291</text:p>
          </table:table-cell>
          <table:table-cell office:value-type="float" office:value="9138334028" calcext:value-type="float">
            <text:p>9138334028</text:p>
          </table:table-cell>
          <table:table-cell office:value-type="float" office:value="1533623" calcext:value-type="float">
            <text:p>1533623</text:p>
          </table:table-cell>
          <table:table-cell office:value-type="float" office:value="62161573" calcext:value-type="float">
            <text:p>62161573</text:p>
          </table:table-cell>
          <table:table-cell office:value-type="float" office:value="41539268" calcext:value-type="float">
            <text:p>41539268</text:p>
          </table:table-cell>
          <table:table-cell office:value-type="float" office:value="41062052" calcext:value-type="float">
            <text:p>4106205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2529" calcext:value-type="float">
            <text:p>0.402529</text:p>
          </table:table-cell>
          <table:table-cell office:value-type="float" office:value="1533623" calcext:value-type="float">
            <text:p>1533623</text:p>
          </table:table-cell>
          <table:table-cell office:value-type="float" office:value="3.966441" calcext:value-type="float">
            <text:p>3.966441</text:p>
          </table:table-cell>
          <table:table-cell office:value-type="float" office:value="2.650562" calcext:value-type="float">
            <text:p>2.650562</text:p>
          </table:table-cell>
          <table:table-cell office:value-type="float" office:value="2.620111" calcext:value-type="float">
            <text:p>2.620111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1" calcext:value-type="float">
            <text:p>59641</text:p>
          </table:table-cell>
          <table:table-cell office:value-type="float" office:value="22053" calcext:value-type="float">
            <text:p>22053</text:p>
          </table:table-cell>
          <table:table-cell office:value-type="float" office:value="3669216256" calcext:value-type="float">
            <text:p>3669216256</text:p>
          </table:table-cell>
          <table:table-cell office:value-type="float" office:value="9135089795" calcext:value-type="float">
            <text:p>9135089795</text:p>
          </table:table-cell>
          <table:table-cell office:value-type="float" office:value="1433172" calcext:value-type="float">
            <text:p>1433172</text:p>
          </table:table-cell>
          <table:table-cell office:value-type="float" office:value="60052376" calcext:value-type="float">
            <text:p>60052376</text:p>
          </table:table-cell>
          <table:table-cell office:value-type="float" office:value="39552945" calcext:value-type="float">
            <text:p>39552945</text:p>
          </table:table-cell>
          <table:table-cell office:value-type="float" office:value="39098358" calcext:value-type="float">
            <text:p>39098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1662" calcext:value-type="float">
            <text:p>0.401662</text:p>
          </table:table-cell>
          <table:table-cell office:value-type="float" office:value="1433172" calcext:value-type="float">
            <text:p>1433172</text:p>
          </table:table-cell>
          <table:table-cell office:value-type="float" office:value="3.831856" calcext:value-type="float">
            <text:p>3.831856</text:p>
          </table:table-cell>
          <table:table-cell office:value-type="float" office:value="2.523817" calcext:value-type="float">
            <text:p>2.523817</text:p>
          </table:table-cell>
          <table:table-cell office:value-type="float" office:value="2.494811" calcext:value-type="float">
            <text:p>2.494811</text:p>
          </table:table-cell>
          <table:table-cell office:value-type="float" office:value="1.52" calcext:value-type="float">
            <text:p>1.52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55" calcext:value-type="float">
            <text:p>59655</text:p>
          </table:table-cell>
          <table:table-cell office:value-type="float" office:value="23054" calcext:value-type="float">
            <text:p>23054</text:p>
          </table:table-cell>
          <table:table-cell office:value-type="float" office:value="3611403603" calcext:value-type="float">
            <text:p>3611403603</text:p>
          </table:table-cell>
          <table:table-cell office:value-type="float" office:value="9130967215" calcext:value-type="float">
            <text:p>9130967215</text:p>
          </table:table-cell>
          <table:table-cell office:value-type="float" office:value="1475306" calcext:value-type="float">
            <text:p>1475306</text:p>
          </table:table-cell>
          <table:table-cell office:value-type="float" office:value="61533623" calcext:value-type="float">
            <text:p>61533623</text:p>
          </table:table-cell>
          <table:table-cell office:value-type="float" office:value="40815236" calcext:value-type="float">
            <text:p>40815236</text:p>
          </table:table-cell>
          <table:table-cell office:value-type="float" office:value="40357330" calcext:value-type="float">
            <text:p>4035733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95512" calcext:value-type="float">
            <text:p>0.395512</text:p>
          </table:table-cell>
          <table:table-cell office:value-type="float" office:value="1475306" calcext:value-type="float">
            <text:p>1475306</text:p>
          </table:table-cell>
          <table:table-cell office:value-type="float" office:value="3.930291" calcext:value-type="float">
            <text:p>3.930291</text:p>
          </table:table-cell>
          <table:table-cell office:value-type="float" office:value="2.606961" calcext:value-type="float">
            <text:p>2.606961</text:p>
          </table:table-cell>
          <table:table-cell office:value-type="float" office:value="2.577713" calcext:value-type="float">
            <text:p>2.577713</text:p>
          </table:table-cell>
          <table:table-cell office:value-type="float" office:value="1.51" calcext:value-type="float">
            <text:p>1.5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53" calcext:value-type="float">
            <text:p>59653</text:p>
          </table:table-cell>
          <table:table-cell office:value-type="float" office:value="23059" calcext:value-type="float">
            <text:p>23059</text:p>
          </table:table-cell>
          <table:table-cell office:value-type="float" office:value="3606806604" calcext:value-type="float">
            <text:p>3606806604</text:p>
          </table:table-cell>
          <table:table-cell office:value-type="float" office:value="9129209022" calcext:value-type="float">
            <text:p>9129209022</text:p>
          </table:table-cell>
          <table:table-cell office:value-type="float" office:value="1468404" calcext:value-type="float">
            <text:p>1468404</text:p>
          </table:table-cell>
          <table:table-cell office:value-type="float" office:value="61237317" calcext:value-type="float">
            <text:p>61237317</text:p>
          </table:table-cell>
          <table:table-cell office:value-type="float" office:value="40646666" calcext:value-type="float">
            <text:p>40646666</text:p>
          </table:table-cell>
          <table:table-cell office:value-type="float" office:value="40193650" calcext:value-type="float">
            <text:p>40193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95084" calcext:value-type="float">
            <text:p>0.395084</text:p>
          </table:table-cell>
          <table:table-cell office:value-type="float" office:value="1468404" calcext:value-type="float">
            <text:p>1468404</text:p>
          </table:table-cell>
          <table:table-cell office:value-type="float" office:value="3.911366" calcext:value-type="float">
            <text:p>3.911366</text:p>
          </table:table-cell>
          <table:table-cell office:value-type="float" office:value="2.596194" calcext:value-type="float">
            <text:p>2.596194</text:p>
          </table:table-cell>
          <table:table-cell office:value-type="float" office:value="2.567259" calcext:value-type="float">
            <text:p>2.567259</text:p>
          </table:table-cell>
          <table:table-cell office:value-type="float" office:value="1.51" calcext:value-type="float">
            <text:p>1.5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51" calcext:value-type="float">
            <text:p>59651</text:p>
          </table:table-cell>
          <table:table-cell office:value-type="float" office:value="23055" calcext:value-type="float">
            <text:p>23055</text:p>
          </table:table-cell>
          <table:table-cell office:value-type="float" office:value="3861680054" calcext:value-type="float">
            <text:p>3861680054</text:p>
          </table:table-cell>
          <table:table-cell office:value-type="float" office:value="9138128612" calcext:value-type="float">
            <text:p>9138128612</text:p>
          </table:table-cell>
          <table:table-cell office:value-type="float" office:value="1455348" calcext:value-type="float">
            <text:p>1455348</text:p>
          </table:table-cell>
          <table:table-cell office:value-type="float" office:value="58550595" calcext:value-type="float">
            <text:p>58550595</text:p>
          </table:table-cell>
          <table:table-cell office:value-type="float" office:value="39087573" calcext:value-type="float">
            <text:p>39087573</text:p>
          </table:table-cell>
          <table:table-cell office:value-type="float" office:value="38459466" calcext:value-type="float">
            <text:p>3845946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259" calcext:value-type="float">
            <text:p>0.42259</text:p>
          </table:table-cell>
          <table:table-cell office:value-type="float" office:value="1455348" calcext:value-type="float">
            <text:p>1455348</text:p>
          </table:table-cell>
          <table:table-cell office:value-type="float" office:value="3.73603" calcext:value-type="float">
            <text:p>3.73603</text:p>
          </table:table-cell>
          <table:table-cell office:value-type="float" office:value="2.494122" calcext:value-type="float">
            <text:p>2.494122</text:p>
          </table:table-cell>
          <table:table-cell office:value-type="float" office:value="2.454044" calcext:value-type="float">
            <text:p>2.454044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9" calcext:value-type="float">
            <text:p>59649</text:p>
          </table:table-cell>
          <table:table-cell office:value-type="float" office:value="23055" calcext:value-type="float">
            <text:p>23055</text:p>
          </table:table-cell>
          <table:table-cell office:value-type="float" office:value="3893944723" calcext:value-type="float">
            <text:p>3893944723</text:p>
          </table:table-cell>
          <table:table-cell office:value-type="float" office:value="9134718978" calcext:value-type="float">
            <text:p>9134718978</text:p>
          </table:table-cell>
          <table:table-cell office:value-type="float" office:value="1518715" calcext:value-type="float">
            <text:p>1518715</text:p>
          </table:table-cell>
          <table:table-cell office:value-type="float" office:value="61787281" calcext:value-type="float">
            <text:p>61787281</text:p>
          </table:table-cell>
          <table:table-cell office:value-type="float" office:value="40964550" calcext:value-type="float">
            <text:p>40964550</text:p>
          </table:table-cell>
          <table:table-cell office:value-type="float" office:value="40341615" calcext:value-type="float">
            <text:p>40341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28" calcext:value-type="float">
            <text:p>0.42628</text:p>
          </table:table-cell>
          <table:table-cell office:value-type="float" office:value="1518715" calcext:value-type="float">
            <text:p>1518715</text:p>
          </table:table-cell>
          <table:table-cell office:value-type="float" office:value="3.942558" calcext:value-type="float">
            <text:p>3.942558</text:p>
          </table:table-cell>
          <table:table-cell office:value-type="float" office:value="2.61389" calcext:value-type="float">
            <text:p>2.61389</text:p>
          </table:table-cell>
          <table:table-cell office:value-type="float" office:value="2.574141" calcext:value-type="float">
            <text:p>2.574141</text:p>
          </table:table-cell>
          <table:table-cell office:value-type="float" office:value="1.51" calcext:value-type="float">
            <text:p>1.5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7" calcext:value-type="float">
            <text:p>59647</text:p>
          </table:table-cell>
          <table:table-cell office:value-type="float" office:value="23059" calcext:value-type="float">
            <text:p>23059</text:p>
          </table:table-cell>
          <table:table-cell office:value-type="float" office:value="3829272315" calcext:value-type="float">
            <text:p>3829272315</text:p>
          </table:table-cell>
          <table:table-cell office:value-type="float" office:value="9125984426" calcext:value-type="float">
            <text:p>9125984426</text:p>
          </table:table-cell>
          <table:table-cell office:value-type="float" office:value="1787764" calcext:value-type="float">
            <text:p>1787764</text:p>
          </table:table-cell>
          <table:table-cell office:value-type="float" office:value="71493625" calcext:value-type="float">
            <text:p>71493625</text:p>
          </table:table-cell>
          <table:table-cell office:value-type="float" office:value="47781789" calcext:value-type="float">
            <text:p>47781789</text:p>
          </table:table-cell>
          <table:table-cell office:value-type="float" office:value="47022296" calcext:value-type="float">
            <text:p>4702229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9601" calcext:value-type="float">
            <text:p>0.419601</text:p>
          </table:table-cell>
          <table:table-cell office:value-type="float" office:value="1787764" calcext:value-type="float">
            <text:p>1787764</text:p>
          </table:table-cell>
          <table:table-cell office:value-type="float" office:value="4.561906" calcext:value-type="float">
            <text:p>4.561906</text:p>
          </table:table-cell>
          <table:table-cell office:value-type="float" office:value="3.048888" calcext:value-type="float">
            <text:p>3.048888</text:p>
          </table:table-cell>
          <table:table-cell office:value-type="float" office:value="3.000426" calcext:value-type="float">
            <text:p>3.000426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5" calcext:value-type="float">
            <text:p>59645</text:p>
          </table:table-cell>
          <table:table-cell office:value-type="float" office:value="23061" calcext:value-type="float">
            <text:p>23061</text:p>
          </table:table-cell>
          <table:table-cell office:value-type="float" office:value="3801681483" calcext:value-type="float">
            <text:p>3801681483</text:p>
          </table:table-cell>
          <table:table-cell office:value-type="float" office:value="9125234698" calcext:value-type="float">
            <text:p>9125234698</text:p>
          </table:table-cell>
          <table:table-cell office:value-type="float" office:value="1706744" calcext:value-type="float">
            <text:p>1706744</text:p>
          </table:table-cell>
          <table:table-cell office:value-type="float" office:value="68593850" calcext:value-type="float">
            <text:p>68593850</text:p>
          </table:table-cell>
          <table:table-cell office:value-type="float" office:value="45900085" calcext:value-type="float">
            <text:p>45900085</text:p>
          </table:table-cell>
          <table:table-cell office:value-type="float" office:value="45183684" calcext:value-type="float">
            <text:p>45183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6612" calcext:value-type="float">
            <text:p>0.416612</text:p>
          </table:table-cell>
          <table:table-cell office:value-type="float" office:value="1706744" calcext:value-type="float">
            <text:p>1706744</text:p>
          </table:table-cell>
          <table:table-cell office:value-type="float" office:value="4.376876" calcext:value-type="float">
            <text:p>4.376876</text:p>
          </table:table-cell>
          <table:table-cell office:value-type="float" office:value="2.928819" calcext:value-type="float">
            <text:p>2.928819</text:p>
          </table:table-cell>
          <table:table-cell office:value-type="float" office:value="2.883106" calcext:value-type="float">
            <text:p>2.883106</text:p>
          </table:table-cell>
          <table:table-cell office:value-type="float" office:value="1.49" calcext:value-type="float">
            <text:p>1.49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3" calcext:value-type="float">
            <text:p>59643</text:p>
          </table:table-cell>
          <table:table-cell office:value-type="float" office:value="23055" calcext:value-type="float">
            <text:p>23055</text:p>
          </table:table-cell>
          <table:table-cell office:value-type="float" office:value="3662261045" calcext:value-type="float">
            <text:p>3662261045</text:p>
          </table:table-cell>
          <table:table-cell office:value-type="float" office:value="9099720471" calcext:value-type="float">
            <text:p>9099720471</text:p>
          </table:table-cell>
          <table:table-cell office:value-type="float" office:value="2225014" calcext:value-type="float">
            <text:p>2225014</text:p>
          </table:table-cell>
          <table:table-cell office:value-type="float" office:value="92601262" calcext:value-type="float">
            <text:p>92601262</text:p>
          </table:table-cell>
          <table:table-cell office:value-type="float" office:value="61828621" calcext:value-type="float">
            <text:p>61828621</text:p>
          </table:table-cell>
          <table:table-cell office:value-type="float" office:value="60852167" calcext:value-type="float">
            <text:p>6085216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2459" calcext:value-type="float">
            <text:p>0.402459</text:p>
          </table:table-cell>
          <table:table-cell office:value-type="float" office:value="2225014" calcext:value-type="float">
            <text:p>2225014</text:p>
          </table:table-cell>
          <table:table-cell office:value-type="float" office:value="5.914651" calcext:value-type="float">
            <text:p>5.914651</text:p>
          </table:table-cell>
          <table:table-cell office:value-type="float" office:value="3.949133" calcext:value-type="float">
            <text:p>3.949133</text:p>
          </table:table-cell>
          <table:table-cell office:value-type="float" office:value="3.886765" calcext:value-type="float">
            <text:p>3.886765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1" calcext:value-type="float">
            <text:p>59641</text:p>
          </table:table-cell>
          <table:table-cell office:value-type="float" office:value="23055" calcext:value-type="float">
            <text:p>23055</text:p>
          </table:table-cell>
          <table:table-cell office:value-type="float" office:value="3639778458" calcext:value-type="float">
            <text:p>3639778458</text:p>
          </table:table-cell>
          <table:table-cell office:value-type="float" office:value="9108915616" calcext:value-type="float">
            <text:p>9108915616</text:p>
          </table:table-cell>
          <table:table-cell office:value-type="float" office:value="2206107" calcext:value-type="float">
            <text:p>2206107</text:p>
          </table:table-cell>
          <table:table-cell office:value-type="float" office:value="90345246" calcext:value-type="float">
            <text:p>90345246</text:p>
          </table:table-cell>
          <table:table-cell office:value-type="float" office:value="60603656" calcext:value-type="float">
            <text:p>60603656</text:p>
          </table:table-cell>
          <table:table-cell office:value-type="float" office:value="59779913" calcext:value-type="float">
            <text:p>59779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99584" calcext:value-type="float">
            <text:p>0.399584</text:p>
          </table:table-cell>
          <table:table-cell office:value-type="float" office:value="2206107" calcext:value-type="float">
            <text:p>2206107</text:p>
          </table:table-cell>
          <table:table-cell office:value-type="float" office:value="5.770555" calcext:value-type="float">
            <text:p>5.770555</text:p>
          </table:table-cell>
          <table:table-cell office:value-type="float" office:value="3.870892" calcext:value-type="float">
            <text:p>3.870892</text:p>
          </table:table-cell>
          <table:table-cell office:value-type="float" office:value="3.818278" calcext:value-type="float">
            <text:p>3.818278</text:p>
          </table:table-cell>
          <table:table-cell office:value-type="float" office:value="1.49" calcext:value-type="float">
            <text:p>1.49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55" calcext:value-type="float">
            <text:p>59655</text:p>
          </table:table-cell>
          <table:table-cell office:value-type="float" office:value="24057" calcext:value-type="float">
            <text:p>24057</text:p>
          </table:table-cell>
          <table:table-cell office:value-type="float" office:value="3951616816" calcext:value-type="float">
            <text:p>3951616816</text:p>
          </table:table-cell>
          <table:table-cell office:value-type="float" office:value="9100800296" calcext:value-type="float">
            <text:p>9100800296</text:p>
          </table:table-cell>
          <table:table-cell office:value-type="float" office:value="2601612" calcext:value-type="float">
            <text:p>2601612</text:p>
          </table:table-cell>
          <table:table-cell office:value-type="float" office:value="105225060" calcext:value-type="float">
            <text:p>105225060</text:p>
          </table:table-cell>
          <table:table-cell office:value-type="float" office:value="70284942" calcext:value-type="float">
            <text:p>70284942</text:p>
          </table:table-cell>
          <table:table-cell office:value-type="float" office:value="69263463" calcext:value-type="float">
            <text:p>6926346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4205" calcext:value-type="float">
            <text:p>0.434205</text:p>
          </table:table-cell>
          <table:table-cell office:value-type="float" office:value="2601612" calcext:value-type="float">
            <text:p>2601612</text:p>
          </table:table-cell>
          <table:table-cell office:value-type="float" office:value="6.714261" calcext:value-type="float">
            <text:p>6.714261</text:p>
          </table:table-cell>
          <table:table-cell office:value-type="float" office:value="4.484782" calcext:value-type="float">
            <text:p>4.484782</text:p>
          </table:table-cell>
          <table:table-cell office:value-type="float" office:value="4.419603" calcext:value-type="float">
            <text:p>4.419603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53" calcext:value-type="float">
            <text:p>59653</text:p>
          </table:table-cell>
          <table:table-cell office:value-type="float" office:value="24062" calcext:value-type="float">
            <text:p>24062</text:p>
          </table:table-cell>
          <table:table-cell office:value-type="float" office:value="3964199454" calcext:value-type="float">
            <text:p>3964199454</text:p>
          </table:table-cell>
          <table:table-cell office:value-type="float" office:value="9108053363" calcext:value-type="float">
            <text:p>9108053363</text:p>
          </table:table-cell>
          <table:table-cell office:value-type="float" office:value="2623992" calcext:value-type="float">
            <text:p>2623992</text:p>
          </table:table-cell>
          <table:table-cell office:value-type="float" office:value="106530661" calcext:value-type="float">
            <text:p>106530661</text:p>
          </table:table-cell>
          <table:table-cell office:value-type="float" office:value="71149039" calcext:value-type="float">
            <text:p>71149039</text:p>
          </table:table-cell>
          <table:table-cell office:value-type="float" office:value="69904645" calcext:value-type="float">
            <text:p>69904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5241" calcext:value-type="float">
            <text:p>0.435241</text:p>
          </table:table-cell>
          <table:table-cell office:value-type="float" office:value="2623992" calcext:value-type="float">
            <text:p>2623992</text:p>
          </table:table-cell>
          <table:table-cell office:value-type="float" office:value="6.79757" calcext:value-type="float">
            <text:p>6.79757</text:p>
          </table:table-cell>
          <table:table-cell office:value-type="float" office:value="4.539919" calcext:value-type="float">
            <text:p>4.539919</text:p>
          </table:table-cell>
          <table:table-cell office:value-type="float" office:value="4.460516" calcext:value-type="float">
            <text:p>4.460516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51" calcext:value-type="float">
            <text:p>59651</text:p>
          </table:table-cell>
          <table:table-cell office:value-type="float" office:value="24057" calcext:value-type="float">
            <text:p>24057</text:p>
          </table:table-cell>
          <table:table-cell office:value-type="float" office:value="4050076137" calcext:value-type="float">
            <text:p>4050076137</text:p>
          </table:table-cell>
          <table:table-cell office:value-type="float" office:value="9100809613" calcext:value-type="float">
            <text:p>9100809613</text:p>
          </table:table-cell>
          <table:table-cell office:value-type="float" office:value="2626228" calcext:value-type="float">
            <text:p>2626228</text:p>
          </table:table-cell>
          <table:table-cell office:value-type="float" office:value="104586601" calcext:value-type="float">
            <text:p>104586601</text:p>
          </table:table-cell>
          <table:table-cell office:value-type="float" office:value="69581360" calcext:value-type="float">
            <text:p>69581360</text:p>
          </table:table-cell>
          <table:table-cell office:value-type="float" office:value="68581618" calcext:value-type="float">
            <text:p>6858161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5024" calcext:value-type="float">
            <text:p>0.445024</text:p>
          </table:table-cell>
          <table:table-cell office:value-type="float" office:value="2626228" calcext:value-type="float">
            <text:p>2626228</text:p>
          </table:table-cell>
          <table:table-cell office:value-type="float" office:value="6.680182" calcext:value-type="float">
            <text:p>6.680182</text:p>
          </table:table-cell>
          <table:table-cell office:value-type="float" office:value="4.444318" calcext:value-type="float">
            <text:p>4.444318</text:p>
          </table:table-cell>
          <table:table-cell office:value-type="float" office:value="4.380463" calcext:value-type="float">
            <text:p>4.380463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9" calcext:value-type="float">
            <text:p>59649</text:p>
          </table:table-cell>
          <table:table-cell office:value-type="float" office:value="24057" calcext:value-type="float">
            <text:p>24057</text:p>
          </table:table-cell>
          <table:table-cell office:value-type="float" office:value="4114603372" calcext:value-type="float">
            <text:p>4114603372</text:p>
          </table:table-cell>
          <table:table-cell office:value-type="float" office:value="9099578778" calcext:value-type="float">
            <text:p>9099578778</text:p>
          </table:table-cell>
          <table:table-cell office:value-type="float" office:value="2774247" calcext:value-type="float">
            <text:p>2774247</text:p>
          </table:table-cell>
          <table:table-cell office:value-type="float" office:value="110819204" calcext:value-type="float">
            <text:p>110819204</text:p>
          </table:table-cell>
          <table:table-cell office:value-type="float" office:value="73801549" calcext:value-type="float">
            <text:p>73801549</text:p>
          </table:table-cell>
          <table:table-cell office:value-type="float" office:value="72464600" calcext:value-type="float">
            <text:p>72464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2175" calcext:value-type="float">
            <text:p>0.452175</text:p>
          </table:table-cell>
          <table:table-cell office:value-type="float" office:value="2774247" calcext:value-type="float">
            <text:p>2774247</text:p>
          </table:table-cell>
          <table:table-cell office:value-type="float" office:value="7.078272" calcext:value-type="float">
            <text:p>7.078272</text:p>
          </table:table-cell>
          <table:table-cell office:value-type="float" office:value="4.713871" calcext:value-type="float">
            <text:p>4.713871</text:p>
          </table:table-cell>
          <table:table-cell office:value-type="float" office:value="4.628478" calcext:value-type="float">
            <text:p>4.628478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7" calcext:value-type="float">
            <text:p>59647</text:p>
          </table:table-cell>
          <table:table-cell office:value-type="float" office:value="24062" calcext:value-type="float">
            <text:p>24062</text:p>
          </table:table-cell>
          <table:table-cell office:value-type="float" office:value="4003239622" calcext:value-type="float">
            <text:p>4003239622</text:p>
          </table:table-cell>
          <table:table-cell office:value-type="float" office:value="9103375649" calcext:value-type="float">
            <text:p>9103375649</text:p>
          </table:table-cell>
          <table:table-cell office:value-type="float" office:value="2600627" calcext:value-type="float">
            <text:p>2600627</text:p>
          </table:table-cell>
          <table:table-cell office:value-type="float" office:value="106116291" calcext:value-type="float">
            <text:p>106116291</text:p>
          </table:table-cell>
          <table:table-cell office:value-type="float" office:value="70539863" calcext:value-type="float">
            <text:p>70539863</text:p>
          </table:table-cell>
          <table:table-cell office:value-type="float" office:value="69388493" calcext:value-type="float">
            <text:p>6938849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9753" calcext:value-type="float">
            <text:p>0.439753</text:p>
          </table:table-cell>
          <table:table-cell office:value-type="float" office:value="2600627" calcext:value-type="float">
            <text:p>2600627</text:p>
          </table:table-cell>
          <table:table-cell office:value-type="float" office:value="6.771129" calcext:value-type="float">
            <text:p>6.771129</text:p>
          </table:table-cell>
          <table:table-cell office:value-type="float" office:value="4.501048" calcext:value-type="float">
            <text:p>4.501048</text:p>
          </table:table-cell>
          <table:table-cell office:value-type="float" office:value="4.427581" calcext:value-type="float">
            <text:p>4.427581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5" calcext:value-type="float">
            <text:p>59645</text:p>
          </table:table-cell>
          <table:table-cell office:value-type="float" office:value="24064" calcext:value-type="float">
            <text:p>24064</text:p>
          </table:table-cell>
          <table:table-cell office:value-type="float" office:value="3964215982" calcext:value-type="float">
            <text:p>3964215982</text:p>
          </table:table-cell>
          <table:table-cell office:value-type="float" office:value="9102840012" calcext:value-type="float">
            <text:p>9102840012</text:p>
          </table:table-cell>
          <table:table-cell office:value-type="float" office:value="2491268" calcext:value-type="float">
            <text:p>2491268</text:p>
          </table:table-cell>
          <table:table-cell office:value-type="float" office:value="102454168" calcext:value-type="float">
            <text:p>102454168</text:p>
          </table:table-cell>
          <table:table-cell office:value-type="float" office:value="68061730" calcext:value-type="float">
            <text:p>68061730</text:p>
          </table:table-cell>
          <table:table-cell office:value-type="float" office:value="66999122" calcext:value-type="float">
            <text:p>66999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5492" calcext:value-type="float">
            <text:p>0.435492</text:p>
          </table:table-cell>
          <table:table-cell office:value-type="float" office:value="2491268" calcext:value-type="float">
            <text:p>2491268</text:p>
          </table:table-cell>
          <table:table-cell office:value-type="float" office:value="6.537455" calcext:value-type="float">
            <text:p>6.537455</text:p>
          </table:table-cell>
          <table:table-cell office:value-type="float" office:value="4.342922" calcext:value-type="float">
            <text:p>4.342922</text:p>
          </table:table-cell>
          <table:table-cell office:value-type="float" office:value="4.275118" calcext:value-type="float">
            <text:p>4.275118</text:p>
          </table:table-cell>
          <table:table-cell office:value-type="float" office:value="1.51" calcext:value-type="float">
            <text:p>1.5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3" calcext:value-type="float">
            <text:p>59643</text:p>
          </table:table-cell>
          <table:table-cell office:value-type="float" office:value="24058" calcext:value-type="float">
            <text:p>24058</text:p>
          </table:table-cell>
          <table:table-cell office:value-type="float" office:value="3612868847" calcext:value-type="float">
            <text:p>3612868847</text:p>
          </table:table-cell>
          <table:table-cell office:value-type="float" office:value="9115271453" calcext:value-type="float">
            <text:p>9115271453</text:p>
          </table:table-cell>
          <table:table-cell office:value-type="float" office:value="2051595" calcext:value-type="float">
            <text:p>2051595</text:p>
          </table:table-cell>
          <table:table-cell office:value-type="float" office:value="84671800" calcext:value-type="float">
            <text:p>84671800</text:p>
          </table:table-cell>
          <table:table-cell office:value-type="float" office:value="56290222" calcext:value-type="float">
            <text:p>56290222</text:p>
          </table:table-cell>
          <table:table-cell office:value-type="float" office:value="55511839" calcext:value-type="float">
            <text:p>5551183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96353" calcext:value-type="float">
            <text:p>0.396353</text:p>
          </table:table-cell>
          <table:table-cell office:value-type="float" office:value="2051595" calcext:value-type="float">
            <text:p>2051595</text:p>
          </table:table-cell>
          <table:table-cell office:value-type="float" office:value="5.402787" calcext:value-type="float">
            <text:p>5.402787</text:p>
          </table:table-cell>
          <table:table-cell office:value-type="float" office:value="3.591799" calcext:value-type="float">
            <text:p>3.591799</text:p>
          </table:table-cell>
          <table:table-cell office:value-type="float" office:value="3.542131" calcext:value-type="float">
            <text:p>3.542131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1" calcext:value-type="float">
            <text:p>59641</text:p>
          </table:table-cell>
          <table:table-cell office:value-type="float" office:value="24058" calcext:value-type="float">
            <text:p>24058</text:p>
          </table:table-cell>
          <table:table-cell office:value-type="float" office:value="3610529068" calcext:value-type="float">
            <text:p>3610529068</text:p>
          </table:table-cell>
          <table:table-cell office:value-type="float" office:value="9114442771" calcext:value-type="float">
            <text:p>9114442771</text:p>
          </table:table-cell>
          <table:table-cell office:value-type="float" office:value="2057607" calcext:value-type="float">
            <text:p>2057607</text:p>
          </table:table-cell>
          <table:table-cell office:value-type="float" office:value="85058480" calcext:value-type="float">
            <text:p>85058480</text:p>
          </table:table-cell>
          <table:table-cell office:value-type="float" office:value="56454012" calcext:value-type="float">
            <text:p>56454012</text:p>
          </table:table-cell>
          <table:table-cell office:value-type="float" office:value="55696540" calcext:value-type="float">
            <text:p>55696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96133" calcext:value-type="float">
            <text:p>0.396133</text:p>
          </table:table-cell>
          <table:table-cell office:value-type="float" office:value="2057607" calcext:value-type="float">
            <text:p>2057607</text:p>
          </table:table-cell>
          <table:table-cell office:value-type="float" office:value="5.42746" calcext:value-type="float">
            <text:p>5.42746</text:p>
          </table:table-cell>
          <table:table-cell office:value-type="float" office:value="3.60225" calcext:value-type="float">
            <text:p>3.60225</text:p>
          </table:table-cell>
          <table:table-cell office:value-type="float" office:value="3.553917" calcext:value-type="float">
            <text:p>3.553917</text:p>
          </table:table-cell>
          <table:table-cell office:value-type="float" office:value="1.51" calcext:value-type="float">
            <text:p>1.5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55" calcext:value-type="float">
            <text:p>59655</text:p>
          </table:table-cell>
          <table:table-cell office:value-type="float" office:value="25060" calcext:value-type="float">
            <text:p>25060</text:p>
          </table:table-cell>
          <table:table-cell office:value-type="float" office:value="3803395308" calcext:value-type="float">
            <text:p>3803395308</text:p>
          </table:table-cell>
          <table:table-cell office:value-type="float" office:value="9128072944" calcext:value-type="float">
            <text:p>9128072944</text:p>
          </table:table-cell>
          <table:table-cell office:value-type="float" office:value="1421661" calcext:value-type="float">
            <text:p>1421661</text:p>
          </table:table-cell>
          <table:table-cell office:value-type="float" office:value="60218439" calcext:value-type="float">
            <text:p>60218439</text:p>
          </table:table-cell>
          <table:table-cell office:value-type="float" office:value="39747377" calcext:value-type="float">
            <text:p>39747377</text:p>
          </table:table-cell>
          <table:table-cell office:value-type="float" office:value="39140125" calcext:value-type="float">
            <text:p>3914012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667" calcext:value-type="float">
            <text:p>0.41667</text:p>
          </table:table-cell>
          <table:table-cell office:value-type="float" office:value="1421661" calcext:value-type="float">
            <text:p>1421661</text:p>
          </table:table-cell>
          <table:table-cell office:value-type="float" office:value="3.842453" calcext:value-type="float">
            <text:p>3.842453</text:p>
          </table:table-cell>
          <table:table-cell office:value-type="float" office:value="2.536223" calcext:value-type="float">
            <text:p>2.536223</text:p>
          </table:table-cell>
          <table:table-cell office:value-type="float" office:value="2.497476" calcext:value-type="float">
            <text:p>2.497476</text:p>
          </table:table-cell>
          <table:table-cell office:value-type="float" office:value="1.52" calcext:value-type="float">
            <text:p>1.52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53" calcext:value-type="float">
            <text:p>59653</text:p>
          </table:table-cell>
          <table:table-cell office:value-type="float" office:value="25065" calcext:value-type="float">
            <text:p>25065</text:p>
          </table:table-cell>
          <table:table-cell office:value-type="float" office:value="3784871799" calcext:value-type="float">
            <text:p>3784871799</text:p>
          </table:table-cell>
          <table:table-cell office:value-type="float" office:value="9125122223" calcext:value-type="float">
            <text:p>9125122223</text:p>
          </table:table-cell>
          <table:table-cell office:value-type="float" office:value="1410263" calcext:value-type="float">
            <text:p>1410263</text:p>
          </table:table-cell>
          <table:table-cell office:value-type="float" office:value="58602878" calcext:value-type="float">
            <text:p>58602878</text:p>
          </table:table-cell>
          <table:table-cell office:value-type="float" office:value="38920716" calcext:value-type="float">
            <text:p>38920716</text:p>
          </table:table-cell>
          <table:table-cell office:value-type="float" office:value="38287357" calcext:value-type="float">
            <text:p>38287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4775" calcext:value-type="float">
            <text:p>0.414775</text:p>
          </table:table-cell>
          <table:table-cell office:value-type="float" office:value="1410263" calcext:value-type="float">
            <text:p>1410263</text:p>
          </table:table-cell>
          <table:table-cell office:value-type="float" office:value="3.739366" calcext:value-type="float">
            <text:p>3.739366</text:p>
          </table:table-cell>
          <table:table-cell office:value-type="float" office:value="2.483475" calcext:value-type="float">
            <text:p>2.483475</text:p>
          </table:table-cell>
          <table:table-cell office:value-type="float" office:value="2.443062" calcext:value-type="float">
            <text:p>2.443062</text:p>
          </table:table-cell>
          <table:table-cell office:value-type="float" office:value="1.51" calcext:value-type="float">
            <text:p>1.5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51" calcext:value-type="float">
            <text:p>59651</text:p>
          </table:table-cell>
          <table:table-cell office:value-type="float" office:value="25059" calcext:value-type="float">
            <text:p>25059</text:p>
          </table:table-cell>
          <table:table-cell office:value-type="float" office:value="3990742855" calcext:value-type="float">
            <text:p>3990742855</text:p>
          </table:table-cell>
          <table:table-cell office:value-type="float" office:value="9135212719" calcext:value-type="float">
            <text:p>9135212719</text:p>
          </table:table-cell>
          <table:table-cell office:value-type="float" office:value="1464359" calcext:value-type="float">
            <text:p>1464359</text:p>
          </table:table-cell>
          <table:table-cell office:value-type="float" office:value="59302751" calcext:value-type="float">
            <text:p>59302751</text:p>
          </table:table-cell>
          <table:table-cell office:value-type="float" office:value="39353249" calcext:value-type="float">
            <text:p>39353249</text:p>
          </table:table-cell>
          <table:table-cell office:value-type="float" office:value="38623535" calcext:value-type="float">
            <text:p>3862353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6853" calcext:value-type="float">
            <text:p>0.436853</text:p>
          </table:table-cell>
          <table:table-cell office:value-type="float" office:value="1464359" calcext:value-type="float">
            <text:p>1464359</text:p>
          </table:table-cell>
          <table:table-cell office:value-type="float" office:value="3.787801" calcext:value-type="float">
            <text:p>3.787801</text:p>
          </table:table-cell>
          <table:table-cell office:value-type="float" office:value="2.513581" calcext:value-type="float">
            <text:p>2.513581</text:p>
          </table:table-cell>
          <table:table-cell office:value-type="float" office:value="2.466972" calcext:value-type="float">
            <text:p>2.466972</text:p>
          </table:table-cell>
          <table:table-cell office:value-type="float" office:value="1.51" calcext:value-type="float">
            <text:p>1.5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9" calcext:value-type="float">
            <text:p>59649</text:p>
          </table:table-cell>
          <table:table-cell office:value-type="float" office:value="25060" calcext:value-type="float">
            <text:p>25060</text:p>
          </table:table-cell>
          <table:table-cell office:value-type="float" office:value="3981767024" calcext:value-type="float">
            <text:p>3981767024</text:p>
          </table:table-cell>
          <table:table-cell office:value-type="float" office:value="9133455452" calcext:value-type="float">
            <text:p>9133455452</text:p>
          </table:table-cell>
          <table:table-cell office:value-type="float" office:value="1519432" calcext:value-type="float">
            <text:p>1519432</text:p>
          </table:table-cell>
          <table:table-cell office:value-type="float" office:value="59026055" calcext:value-type="float">
            <text:p>59026055</text:p>
          </table:table-cell>
          <table:table-cell office:value-type="float" office:value="39612428" calcext:value-type="float">
            <text:p>39612428</text:p>
          </table:table-cell>
          <table:table-cell office:value-type="float" office:value="38883101" calcext:value-type="float">
            <text:p>38883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5954" calcext:value-type="float">
            <text:p>0.435954</text:p>
          </table:table-cell>
          <table:table-cell office:value-type="float" office:value="1519432" calcext:value-type="float">
            <text:p>1519432</text:p>
          </table:table-cell>
          <table:table-cell office:value-type="float" office:value="3.766368" calcext:value-type="float">
            <text:p>3.766368</text:p>
          </table:table-cell>
          <table:table-cell office:value-type="float" office:value="2.527612" calcext:value-type="float">
            <text:p>2.527612</text:p>
          </table:table-cell>
          <table:table-cell office:value-type="float" office:value="2.481075" calcext:value-type="float">
            <text:p>2.481075</text:p>
          </table:table-cell>
          <table:table-cell office:value-type="float" office:value="1.49" calcext:value-type="float">
            <text:p>1.49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7" calcext:value-type="float">
            <text:p>59647</text:p>
          </table:table-cell>
          <table:table-cell office:value-type="float" office:value="25064" calcext:value-type="float">
            <text:p>25064</text:p>
          </table:table-cell>
          <table:table-cell office:value-type="float" office:value="3943246860" calcext:value-type="float">
            <text:p>3943246860</text:p>
          </table:table-cell>
          <table:table-cell office:value-type="float" office:value="9134004845" calcext:value-type="float">
            <text:p>9134004845</text:p>
          </table:table-cell>
          <table:table-cell office:value-type="float" office:value="1506400" calcext:value-type="float">
            <text:p>1506400</text:p>
          </table:table-cell>
          <table:table-cell office:value-type="float" office:value="60386723" calcext:value-type="float">
            <text:p>60386723</text:p>
          </table:table-cell>
          <table:table-cell office:value-type="float" office:value="40144023" calcext:value-type="float">
            <text:p>40144023</text:p>
          </table:table-cell>
          <table:table-cell office:value-type="float" office:value="39437794" calcext:value-type="float">
            <text:p>3943779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1711" calcext:value-type="float">
            <text:p>0.431711</text:p>
          </table:table-cell>
          <table:table-cell office:value-type="float" office:value="1506400" calcext:value-type="float">
            <text:p>1506400</text:p>
          </table:table-cell>
          <table:table-cell office:value-type="float" office:value="3.857036" calcext:value-type="float">
            <text:p>3.857036</text:p>
          </table:table-cell>
          <table:table-cell office:value-type="float" office:value="2.564089" calcext:value-type="float">
            <text:p>2.564089</text:p>
          </table:table-cell>
          <table:table-cell office:value-type="float" office:value="2.518981" calcext:value-type="float">
            <text:p>2.518981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5" calcext:value-type="float">
            <text:p>59645</text:p>
          </table:table-cell>
          <table:table-cell office:value-type="float" office:value="25066" calcext:value-type="float">
            <text:p>25066</text:p>
          </table:table-cell>
          <table:table-cell office:value-type="float" office:value="3944907066" calcext:value-type="float">
            <text:p>3944907066</text:p>
          </table:table-cell>
          <table:table-cell office:value-type="float" office:value="9132583110" calcext:value-type="float">
            <text:p>9132583110</text:p>
          </table:table-cell>
          <table:table-cell office:value-type="float" office:value="1536270" calcext:value-type="float">
            <text:p>1536270</text:p>
          </table:table-cell>
          <table:table-cell office:value-type="float" office:value="61025555" calcext:value-type="float">
            <text:p>61025555</text:p>
          </table:table-cell>
          <table:table-cell office:value-type="float" office:value="40672192" calcext:value-type="float">
            <text:p>40672192</text:p>
          </table:table-cell>
          <table:table-cell office:value-type="float" office:value="39966888" calcext:value-type="float">
            <text:p>39966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196" calcext:value-type="float">
            <text:p>0.43196</text:p>
          </table:table-cell>
          <table:table-cell office:value-type="float" office:value="1536270" calcext:value-type="float">
            <text:p>1536270</text:p>
          </table:table-cell>
          <table:table-cell office:value-type="float" office:value="3.89784" calcext:value-type="float">
            <text:p>3.89784</text:p>
          </table:table-cell>
          <table:table-cell office:value-type="float" office:value="2.597825" calcext:value-type="float">
            <text:p>2.597825</text:p>
          </table:table-cell>
          <table:table-cell office:value-type="float" office:value="2.552775" calcext:value-type="float">
            <text:p>2.552775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3" calcext:value-type="float">
            <text:p>59643</text:p>
          </table:table-cell>
          <table:table-cell office:value-type="float" office:value="25061" calcext:value-type="float">
            <text:p>25061</text:p>
          </table:table-cell>
          <table:table-cell office:value-type="float" office:value="3648376761" calcext:value-type="float">
            <text:p>3648376761</text:p>
          </table:table-cell>
          <table:table-cell office:value-type="float" office:value="9137696482" calcext:value-type="float">
            <text:p>9137696482</text:p>
          </table:table-cell>
          <table:table-cell office:value-type="float" office:value="1454238" calcext:value-type="float">
            <text:p>1454238</text:p>
          </table:table-cell>
          <table:table-cell office:value-type="float" office:value="60712119" calcext:value-type="float">
            <text:p>60712119</text:p>
          </table:table-cell>
          <table:table-cell office:value-type="float" office:value="40178573" calcext:value-type="float">
            <text:p>40178573</text:p>
          </table:table-cell>
          <table:table-cell office:value-type="float" office:value="39672323" calcext:value-type="float">
            <text:p>3967232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99267" calcext:value-type="float">
            <text:p>0.399267</text:p>
          </table:table-cell>
          <table:table-cell office:value-type="float" office:value="1454238" calcext:value-type="float">
            <text:p>1454238</text:p>
          </table:table-cell>
          <table:table-cell office:value-type="float" office:value="3.873954" calcext:value-type="float">
            <text:p>3.873954</text:p>
          </table:table-cell>
          <table:table-cell office:value-type="float" office:value="2.563737" calcext:value-type="float">
            <text:p>2.563737</text:p>
          </table:table-cell>
          <table:table-cell office:value-type="float" office:value="2.531435" calcext:value-type="float">
            <text:p>2.531435</text:p>
          </table:table-cell>
          <table:table-cell office:value-type="float" office:value="1.51" calcext:value-type="float">
            <text:p>1.5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1" calcext:value-type="float">
            <text:p>59641</text:p>
          </table:table-cell>
          <table:table-cell office:value-type="float" office:value="25061" calcext:value-type="float">
            <text:p>25061</text:p>
          </table:table-cell>
          <table:table-cell office:value-type="float" office:value="3656735020" calcext:value-type="float">
            <text:p>3656735020</text:p>
          </table:table-cell>
          <table:table-cell office:value-type="float" office:value="9135309420" calcext:value-type="float">
            <text:p>9135309420</text:p>
          </table:table-cell>
          <table:table-cell office:value-type="float" office:value="1507479" calcext:value-type="float">
            <text:p>1507479</text:p>
          </table:table-cell>
          <table:table-cell office:value-type="float" office:value="62113428" calcext:value-type="float">
            <text:p>62113428</text:p>
          </table:table-cell>
          <table:table-cell office:value-type="float" office:value="41116261" calcext:value-type="float">
            <text:p>41116261</text:p>
          </table:table-cell>
          <table:table-cell office:value-type="float" office:value="40600574" calcext:value-type="float">
            <text:p>40600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0286" calcext:value-type="float">
            <text:p>0.400286</text:p>
          </table:table-cell>
          <table:table-cell office:value-type="float" office:value="1507479" calcext:value-type="float">
            <text:p>1507479</text:p>
          </table:table-cell>
          <table:table-cell office:value-type="float" office:value="3.963369" calcext:value-type="float">
            <text:p>3.963369</text:p>
          </table:table-cell>
          <table:table-cell office:value-type="float" office:value="2.62357" calcext:value-type="float">
            <text:p>2.62357</text:p>
          </table:table-cell>
          <table:table-cell office:value-type="float" office:value="2.590665" calcext:value-type="float">
            <text:p>2.590665</text:p>
          </table:table-cell>
          <table:table-cell office:value-type="float" office:value="1.51" calcext:value-type="float">
            <text:p>1.5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55" calcext:value-type="float">
            <text:p>59655</text:p>
          </table:table-cell>
          <table:table-cell office:value-type="float" office:value="26063" calcext:value-type="float">
            <text:p>26063</text:p>
          </table:table-cell>
          <table:table-cell office:value-type="float" office:value="3710933545" calcext:value-type="float">
            <text:p>3710933545</text:p>
          </table:table-cell>
          <table:table-cell office:value-type="float" office:value="9130311763" calcext:value-type="float">
            <text:p>9130311763</text:p>
          </table:table-cell>
          <table:table-cell office:value-type="float" office:value="1470241" calcext:value-type="float">
            <text:p>1470241</text:p>
          </table:table-cell>
          <table:table-cell office:value-type="float" office:value="59479996" calcext:value-type="float">
            <text:p>59479996</text:p>
          </table:table-cell>
          <table:table-cell office:value-type="float" office:value="39831614" calcext:value-type="float">
            <text:p>39831614</text:p>
          </table:table-cell>
          <table:table-cell office:value-type="float" office:value="39236803" calcext:value-type="float">
            <text:p>3923680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6441" calcext:value-type="float">
            <text:p>0.406441</text:p>
          </table:table-cell>
          <table:table-cell office:value-type="float" office:value="1470241" calcext:value-type="float">
            <text:p>1470241</text:p>
          </table:table-cell>
          <table:table-cell office:value-type="float" office:value="3.795334" calcext:value-type="float">
            <text:p>3.795334</text:p>
          </table:table-cell>
          <table:table-cell office:value-type="float" office:value="2.541599" calcext:value-type="float">
            <text:p>2.541599</text:p>
          </table:table-cell>
          <table:table-cell office:value-type="float" office:value="2.503644" calcext:value-type="float">
            <text:p>2.503644</text:p>
          </table:table-cell>
          <table:table-cell office:value-type="float" office:value="1.49" calcext:value-type="float">
            <text:p>1.49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53" calcext:value-type="float">
            <text:p>59653</text:p>
          </table:table-cell>
          <table:table-cell office:value-type="float" office:value="26068" calcext:value-type="float">
            <text:p>26068</text:p>
          </table:table-cell>
          <table:table-cell office:value-type="float" office:value="3705470301" calcext:value-type="float">
            <text:p>3705470301</text:p>
          </table:table-cell>
          <table:table-cell office:value-type="float" office:value="9128050373" calcext:value-type="float">
            <text:p>9128050373</text:p>
          </table:table-cell>
          <table:table-cell office:value-type="float" office:value="1455990" calcext:value-type="float">
            <text:p>1455990</text:p>
          </table:table-cell>
          <table:table-cell office:value-type="float" office:value="59060949" calcext:value-type="float">
            <text:p>59060949</text:p>
          </table:table-cell>
          <table:table-cell office:value-type="float" office:value="39527448" calcext:value-type="float">
            <text:p>39527448</text:p>
          </table:table-cell>
          <table:table-cell office:value-type="float" office:value="39000455" calcext:value-type="float">
            <text:p>39000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5943" calcext:value-type="float">
            <text:p>0.405943</text:p>
          </table:table-cell>
          <table:table-cell office:value-type="float" office:value="1455990" calcext:value-type="float">
            <text:p>1455990</text:p>
          </table:table-cell>
          <table:table-cell office:value-type="float" office:value="3.768595" calcext:value-type="float">
            <text:p>3.768595</text:p>
          </table:table-cell>
          <table:table-cell office:value-type="float" office:value="2.52219" calcext:value-type="float">
            <text:p>2.52219</text:p>
          </table:table-cell>
          <table:table-cell office:value-type="float" office:value="2.488564" calcext:value-type="float">
            <text:p>2.488564</text:p>
          </table:table-cell>
          <table:table-cell office:value-type="float" office:value="1.49" calcext:value-type="float">
            <text:p>1.49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51" calcext:value-type="float">
            <text:p>59651</text:p>
          </table:table-cell>
          <table:table-cell office:value-type="float" office:value="26061" calcext:value-type="float">
            <text:p>26061</text:p>
          </table:table-cell>
          <table:table-cell office:value-type="float" office:value="3951155711" calcext:value-type="float">
            <text:p>3951155711</text:p>
          </table:table-cell>
          <table:table-cell office:value-type="float" office:value="9133930906" calcext:value-type="float">
            <text:p>9133930906</text:p>
          </table:table-cell>
          <table:table-cell office:value-type="float" office:value="1454475" calcext:value-type="float">
            <text:p>1454475</text:p>
          </table:table-cell>
          <table:table-cell office:value-type="float" office:value="58829720" calcext:value-type="float">
            <text:p>58829720</text:p>
          </table:table-cell>
          <table:table-cell office:value-type="float" office:value="39111369" calcext:value-type="float">
            <text:p>39111369</text:p>
          </table:table-cell>
          <table:table-cell office:value-type="float" office:value="38409481" calcext:value-type="float">
            <text:p>3840948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258" calcext:value-type="float">
            <text:p>0.43258</text:p>
          </table:table-cell>
          <table:table-cell office:value-type="float" office:value="1454475" calcext:value-type="float">
            <text:p>1454475</text:p>
          </table:table-cell>
          <table:table-cell office:value-type="float" office:value="3.757587" calcext:value-type="float">
            <text:p>3.757587</text:p>
          </table:table-cell>
          <table:table-cell office:value-type="float" office:value="2.498131" calcext:value-type="float">
            <text:p>2.498131</text:p>
          </table:table-cell>
          <table:table-cell office:value-type="float" office:value="2.4533" calcext:value-type="float">
            <text:p>2.4533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9" calcext:value-type="float">
            <text:p>59649</text:p>
          </table:table-cell>
          <table:table-cell office:value-type="float" office:value="26062" calcext:value-type="float">
            <text:p>26062</text:p>
          </table:table-cell>
          <table:table-cell office:value-type="float" office:value="3966583517" calcext:value-type="float">
            <text:p>3966583517</text:p>
          </table:table-cell>
          <table:table-cell office:value-type="float" office:value="9131109349" calcext:value-type="float">
            <text:p>9131109349</text:p>
          </table:table-cell>
          <table:table-cell office:value-type="float" office:value="1531081" calcext:value-type="float">
            <text:p>1531081</text:p>
          </table:table-cell>
          <table:table-cell office:value-type="float" office:value="61223816" calcext:value-type="float">
            <text:p>61223816</text:p>
          </table:table-cell>
          <table:table-cell office:value-type="float" office:value="40771644" calcext:value-type="float">
            <text:p>40771644</text:p>
          </table:table-cell>
          <table:table-cell office:value-type="float" office:value="40041685" calcext:value-type="float">
            <text:p>40041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4403" calcext:value-type="float">
            <text:p>0.434403</text:p>
          </table:table-cell>
          <table:table-cell office:value-type="float" office:value="1531081" calcext:value-type="float">
            <text:p>1531081</text:p>
          </table:table-cell>
          <table:table-cell office:value-type="float" office:value="3.910503" calcext:value-type="float">
            <text:p>3.910503</text:p>
          </table:table-cell>
          <table:table-cell office:value-type="float" office:value="2.604177" calcext:value-type="float">
            <text:p>2.604177</text:p>
          </table:table-cell>
          <table:table-cell office:value-type="float" office:value="2.557553" calcext:value-type="float">
            <text:p>2.557553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7" calcext:value-type="float">
            <text:p>59647</text:p>
          </table:table-cell>
          <table:table-cell office:value-type="float" office:value="26067" calcext:value-type="float">
            <text:p>26067</text:p>
          </table:table-cell>
          <table:table-cell office:value-type="float" office:value="3726798976" calcext:value-type="float">
            <text:p>3726798976</text:p>
          </table:table-cell>
          <table:table-cell office:value-type="float" office:value="9138030902" calcext:value-type="float">
            <text:p>9138030902</text:p>
          </table:table-cell>
          <table:table-cell office:value-type="float" office:value="1440245" calcext:value-type="float">
            <text:p>1440245</text:p>
          </table:table-cell>
          <table:table-cell office:value-type="float" office:value="58810874" calcext:value-type="float">
            <text:p>58810874</text:p>
          </table:table-cell>
          <table:table-cell office:value-type="float" office:value="39092460" calcext:value-type="float">
            <text:p>39092460</text:p>
          </table:table-cell>
          <table:table-cell office:value-type="float" office:value="38517129" calcext:value-type="float">
            <text:p>3851712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7834" calcext:value-type="float">
            <text:p>0.407834</text:p>
          </table:table-cell>
          <table:table-cell office:value-type="float" office:value="1440245" calcext:value-type="float">
            <text:p>1440245</text:p>
          </table:table-cell>
          <table:table-cell office:value-type="float" office:value="3.752638" calcext:value-type="float">
            <text:p>3.752638</text:p>
          </table:table-cell>
          <table:table-cell office:value-type="float" office:value="2.494434" calcext:value-type="float">
            <text:p>2.494434</text:p>
          </table:table-cell>
          <table:table-cell office:value-type="float" office:value="2.457723" calcext:value-type="float">
            <text:p>2.457723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5" calcext:value-type="float">
            <text:p>59645</text:p>
          </table:table-cell>
          <table:table-cell office:value-type="float" office:value="26069" calcext:value-type="float">
            <text:p>26069</text:p>
          </table:table-cell>
          <table:table-cell office:value-type="float" office:value="3732696037" calcext:value-type="float">
            <text:p>3732696037</text:p>
          </table:table-cell>
          <table:table-cell office:value-type="float" office:value="9136111258" calcext:value-type="float">
            <text:p>9136111258</text:p>
          </table:table-cell>
          <table:table-cell office:value-type="float" office:value="1491976" calcext:value-type="float">
            <text:p>1491976</text:p>
          </table:table-cell>
          <table:table-cell office:value-type="float" office:value="59993661" calcext:value-type="float">
            <text:p>59993661</text:p>
          </table:table-cell>
          <table:table-cell office:value-type="float" office:value="40077552" calcext:value-type="float">
            <text:p>40077552</text:p>
          </table:table-cell>
          <table:table-cell office:value-type="float" office:value="39548720" calcext:value-type="float">
            <text:p>39548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8565" calcext:value-type="float">
            <text:p>0.408565</text:p>
          </table:table-cell>
          <table:table-cell office:value-type="float" office:value="1491976" calcext:value-type="float">
            <text:p>1491976</text:p>
          </table:table-cell>
          <table:table-cell office:value-type="float" office:value="3.82811" calcext:value-type="float">
            <text:p>3.82811</text:p>
          </table:table-cell>
          <table:table-cell office:value-type="float" office:value="2.557292" calcext:value-type="float">
            <text:p>2.557292</text:p>
          </table:table-cell>
          <table:table-cell office:value-type="float" office:value="2.523547" calcext:value-type="float">
            <text:p>2.523547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3" calcext:value-type="float">
            <text:p>59643</text:p>
          </table:table-cell>
          <table:table-cell office:value-type="float" office:value="26064" calcext:value-type="float">
            <text:p>26064</text:p>
          </table:table-cell>
          <table:table-cell office:value-type="float" office:value="3663684161" calcext:value-type="float">
            <text:p>3663684161</text:p>
          </table:table-cell>
          <table:table-cell office:value-type="float" office:value="9138579843" calcext:value-type="float">
            <text:p>9138579843</text:p>
          </table:table-cell>
          <table:table-cell office:value-type="float" office:value="1508996" calcext:value-type="float">
            <text:p>1508996</text:p>
          </table:table-cell>
          <table:table-cell office:value-type="float" office:value="61642215" calcext:value-type="float">
            <text:p>61642215</text:p>
          </table:table-cell>
          <table:table-cell office:value-type="float" office:value="41030217" calcext:value-type="float">
            <text:p>41030217</text:p>
          </table:table-cell>
          <table:table-cell office:value-type="float" office:value="40563369" calcext:value-type="float">
            <text:p>4056336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0903" calcext:value-type="float">
            <text:p>0.400903</text:p>
          </table:table-cell>
          <table:table-cell office:value-type="float" office:value="1508996" calcext:value-type="float">
            <text:p>1508996</text:p>
          </table:table-cell>
          <table:table-cell office:value-type="float" office:value="3.933302" calcext:value-type="float">
            <text:p>3.933302</text:p>
          </table:table-cell>
          <table:table-cell office:value-type="float" office:value="2.61808" calcext:value-type="float">
            <text:p>2.61808</text:p>
          </table:table-cell>
          <table:table-cell office:value-type="float" office:value="2.588291" calcext:value-type="float">
            <text:p>2.588291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1" calcext:value-type="float">
            <text:p>59641</text:p>
          </table:table-cell>
          <table:table-cell office:value-type="float" office:value="26064" calcext:value-type="float">
            <text:p>26064</text:p>
          </table:table-cell>
          <table:table-cell office:value-type="float" office:value="3669923740" calcext:value-type="float">
            <text:p>3669923740</text:p>
          </table:table-cell>
          <table:table-cell office:value-type="float" office:value="9136451466" calcext:value-type="float">
            <text:p>9136451466</text:p>
          </table:table-cell>
          <table:table-cell office:value-type="float" office:value="1489296" calcext:value-type="float">
            <text:p>1489296</text:p>
          </table:table-cell>
          <table:table-cell office:value-type="float" office:value="62106331" calcext:value-type="float">
            <text:p>62106331</text:p>
          </table:table-cell>
          <table:table-cell office:value-type="float" office:value="41082353" calcext:value-type="float">
            <text:p>41082353</text:p>
          </table:table-cell>
          <table:table-cell office:value-type="float" office:value="40582834" calcext:value-type="float">
            <text:p>40582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1679" calcext:value-type="float">
            <text:p>0.401679</text:p>
          </table:table-cell>
          <table:table-cell office:value-type="float" office:value="1489296" calcext:value-type="float">
            <text:p>1489296</text:p>
          </table:table-cell>
          <table:table-cell office:value-type="float" office:value="3.962917" calcext:value-type="float">
            <text:p>3.962917</text:p>
          </table:table-cell>
          <table:table-cell office:value-type="float" office:value="2.621406" calcext:value-type="float">
            <text:p>2.621406</text:p>
          </table:table-cell>
          <table:table-cell office:value-type="float" office:value="2.589533" calcext:value-type="float">
            <text:p>2.589533</text:p>
          </table:table-cell>
          <table:table-cell office:value-type="float" office:value="1.51" calcext:value-type="float">
            <text:p>1.5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53" calcext:value-type="float">
            <text:p>59653</text:p>
          </table:table-cell>
          <table:table-cell office:value-type="float" office:value="26900" calcext:value-type="float">
            <text:p>26900</text:p>
          </table:table-cell>
          <table:table-cell office:value-type="float" office:value="3143765125" calcext:value-type="float">
            <text:p>3143765125</text:p>
          </table:table-cell>
          <table:table-cell office:value-type="float" office:value="7371432205" calcext:value-type="float">
            <text:p>7371432205</text:p>
          </table:table-cell>
          <table:table-cell office:value-type="float" office:value="1256179" calcext:value-type="float">
            <text:p>1256179</text:p>
          </table:table-cell>
          <table:table-cell office:value-type="float" office:value="48316888" calcext:value-type="float">
            <text:p>48316888</text:p>
          </table:table-cell>
          <table:table-cell office:value-type="float" office:value="31936215" calcext:value-type="float">
            <text:p>31936215</text:p>
          </table:table-cell>
          <table:table-cell office:value-type="float" office:value="31417000" calcext:value-type="float">
            <text:p>3141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48" calcext:value-type="float">
            <text:p>0.42648</text:p>
          </table:table-cell>
          <table:table-cell office:value-type="float" office:value="1256179" calcext:value-type="float">
            <text:p>1256179</text:p>
          </table:table-cell>
          <table:table-cell office:value-type="float" office:value="3.716684" calcext:value-type="float">
            <text:p>3.716684</text:p>
          </table:table-cell>
          <table:table-cell office:value-type="float" office:value="2.456632" calcext:value-type="float">
            <text:p>2.456632</text:p>
          </table:table-cell>
          <table:table-cell office:value-type="float" office:value="2.416692" calcext:value-type="float">
            <text:p>2.416692</text:p>
          </table:table-cell>
          <table:table-cell office:value-type="float" office:value="1.51" calcext:value-type="float">
            <text:p>1.5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55" calcext:value-type="float">
            <text:p>59655</text:p>
          </table:table-cell>
          <table:table-cell office:value-type="float" office:value="26895" calcext:value-type="float">
            <text:p>26895</text:p>
          </table:table-cell>
          <table:table-cell office:value-type="float" office:value="3049803720" calcext:value-type="float">
            <text:p>3049803720</text:p>
          </table:table-cell>
          <table:table-cell office:value-type="float" office:value="7155776198" calcext:value-type="float">
            <text:p>7155776198</text:p>
          </table:table-cell>
          <table:table-cell office:value-type="float" office:value="1248163" calcext:value-type="float">
            <text:p>1248163</text:p>
          </table:table-cell>
          <table:table-cell office:value-type="float" office:value="47589365" calcext:value-type="float">
            <text:p>47589365</text:p>
          </table:table-cell>
          <table:table-cell office:value-type="float" office:value="31516421" calcext:value-type="float">
            <text:p>31516421</text:p>
          </table:table-cell>
          <table:table-cell office:value-type="float" office:value="31003885" calcext:value-type="float">
            <text:p>3100388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202" calcext:value-type="float">
            <text:p>0.426202</text:p>
          </table:table-cell>
          <table:table-cell office:value-type="float" office:value="1248163" calcext:value-type="float">
            <text:p>1248163</text:p>
          </table:table-cell>
          <table:table-cell office:value-type="float" office:value="3.66072" calcext:value-type="float">
            <text:p>3.66072</text:p>
          </table:table-cell>
          <table:table-cell office:value-type="float" office:value="2.42434" calcext:value-type="float">
            <text:p>2.42434</text:p>
          </table:table-cell>
          <table:table-cell office:value-type="float" office:value="2.384914" calcext:value-type="float">
            <text:p>2.384914</text:p>
          </table:table-cell>
          <table:table-cell office:value-type="float" office:value="1.51" calcext:value-type="float">
            <text:p>1.5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53" calcext:value-type="float">
            <text:p>59653</text:p>
          </table:table-cell>
          <table:table-cell office:value-type="float" office:value="26910" calcext:value-type="float">
            <text:p>269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2" calcext:value-type="float">
            <text:p>226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2262" calcext:value-type="float">
            <text:p>2262</text:p>
          </table:table-cell>
          <table:table-cell table:number-columns-repeated="2" office:value-type="float" office:value="0.000109" calcext:value-type="float">
            <text:p>0.000109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59651" calcext:value-type="float">
            <text:p>59651</text:p>
          </table:table-cell>
          <table:table-cell office:value-type="float" office:value="26063" calcext:value-type="float">
            <text:p>26063</text:p>
          </table:table-cell>
          <table:table-cell office:value-type="float" office:value="1037622" calcext:value-type="float">
            <text:p>1037622</text:p>
          </table:table-cell>
          <table:table-cell office:value-type="float" office:value="2575543" calcext:value-type="float">
            <text:p>257554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2875" calcext:value-type="float">
            <text:p>0.402875</text:p>
          </table:table-cell>
          <table:table-cell office:value-type="float" office:value="2" calcext:value-type="float">
            <text:p>2</text:p>
          </table:table-cell>
          <table:table-cell office:value-type="float" office:value="0.000416" calcext:value-type="float">
            <text:p>0.000416</text:p>
          </table:table-cell>
          <table:table-cell office:value-type="float" office:value="0.000736" calcext:value-type="float">
            <text:p>0.000736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57" calcext:value-type="float">
            <text:p>0.57</text:p>
          </table:table-cell>
          <table:table-cell office:value-type="float" office:value="5.75" calcext:value-type="float">
            <text:p>5.75</text:p>
          </table:table-cell>
        </table:table-row>
        <table:table-row table:style-name="ro1">
          <table:table-cell office:value-type="float" office:value="59649" calcext:value-type="float">
            <text:p>59649</text:p>
          </table:table-cell>
          <table:table-cell office:value-type="float" office:value="26064" calcext:value-type="float">
            <text:p>26064</text:p>
          </table:table-cell>
          <table:table-cell office:value-type="float" office:value="2151934" calcext:value-type="float">
            <text:p>2151934</text:p>
          </table:table-cell>
          <table:table-cell office:value-type="float" office:value="1461857" calcext:value-type="float">
            <text:p>1461857</text:p>
          </table:table-cell>
          <table:table-cell office:value-type="float" office:value="140" calcext:value-type="float">
            <text:p>140</text:p>
          </table:table-cell>
          <table:table-cell office:value-type="float" office:value="108086" calcext:value-type="float">
            <text:p>108086</text:p>
          </table:table-cell>
          <table:table-cell office:value-type="float" office:value="53592" calcext:value-type="float">
            <text:p>53592</text:p>
          </table:table-cell>
          <table:table-cell office:value-type="float" office:value="52101" calcext:value-type="float">
            <text:p>52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72055" calcext:value-type="float">
            <text:p>1.472055</text:p>
          </table:table-cell>
          <table:table-cell office:value-type="float" office:value="140" calcext:value-type="float">
            <text:p>140</text:p>
          </table:table-cell>
          <table:table-cell office:value-type="float" office:value="3.458752" calcext:value-type="float">
            <text:p>3.458752</text:p>
          </table:table-cell>
          <table:table-cell office:value-type="float" office:value="1.714944" calcext:value-type="float">
            <text:p>1.714944</text:p>
          </table:table-cell>
          <table:table-cell office:value-type="float" office:value="1.667232" calcext:value-type="float">
            <text:p>1.667232</text:p>
          </table:table-cell>
          <table:table-cell office:value-type="float" office:value="2.02" calcext:value-type="float">
            <text:p>2.02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59651" calcext:value-type="float">
            <text:p>59651</text:p>
          </table:table-cell>
          <table:table-cell office:value-type="float" office:value="26065" calcext:value-type="float">
            <text:p>26065</text:p>
          </table:table-cell>
          <table:table-cell office:value-type="float" office:value="1228699" calcext:value-type="float">
            <text:p>1228699</text:p>
          </table:table-cell>
          <table:table-cell office:value-type="float" office:value="3003335" calcext:value-type="float">
            <text:p>3003335</text:p>
          </table:table-cell>
          <table:table-cell office:value-type="float" office:value="3521" calcext:value-type="float">
            <text:p>3521</text:p>
          </table:table-cell>
          <table:table-cell office:value-type="float" office:value="61630" calcext:value-type="float">
            <text:p>61630</text:p>
          </table:table-cell>
          <table:table-cell office:value-type="float" office:value="60720" calcext:value-type="float">
            <text:p>60720</text:p>
          </table:table-cell>
          <table:table-cell office:value-type="float" office:value="60004" calcext:value-type="float">
            <text:p>6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9112" calcext:value-type="float">
            <text:p>0.409112</text:p>
          </table:table-cell>
          <table:table-cell office:value-type="float" office:value="3521" calcext:value-type="float">
            <text:p>3521</text:p>
          </table:table-cell>
          <table:table-cell office:value-type="float" office:value="1.97216" calcext:value-type="float">
            <text:p>1.97216</text:p>
          </table:table-cell>
          <table:table-cell office:value-type="float" office:value="1.94304" calcext:value-type="float">
            <text:p>1.94304</text:p>
          </table:table-cell>
          <table:table-cell office:value-type="float" office:value="1.920128" calcext:value-type="float">
            <text:p>1.920128</text:p>
          </table:table-cell>
          <table:table-cell table:number-columns-repeated="2"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9" calcext:value-type="float">
            <text:p>59649</text:p>
          </table:table-cell>
          <table:table-cell office:value-type="float" office:value="26066" calcext:value-type="float">
            <text:p>26066</text:p>
          </table:table-cell>
          <table:table-cell office:value-type="float" office:value="1168577" calcext:value-type="float">
            <text:p>1168577</text:p>
          </table:table-cell>
          <table:table-cell office:value-type="float" office:value="1590581" calcext:value-type="float">
            <text:p>1590581</text:p>
          </table:table-cell>
          <table:table-cell office:value-type="float" office:value="393" calcext:value-type="float">
            <text:p>393</text:p>
          </table:table-cell>
          <table:table-cell office:value-type="float" office:value="58680" calcext:value-type="float">
            <text:p>58680</text:p>
          </table:table-cell>
          <table:table-cell office:value-type="float" office:value="29289" calcext:value-type="float">
            <text:p>29289</text:p>
          </table:table-cell>
          <table:table-cell office:value-type="float" office:value="28575" calcext:value-type="float">
            <text:p>28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34686" calcext:value-type="float">
            <text:p>0.734686</text:p>
          </table:table-cell>
          <table:table-cell office:value-type="float" office:value="393" calcext:value-type="float">
            <text:p>393</text:p>
          </table:table-cell>
          <table:table-cell office:value-type="float" office:value="1.87776" calcext:value-type="float">
            <text:p>1.87776</text:p>
          </table:table-cell>
          <table:table-cell office:value-type="float" office:value="0.937248" calcext:value-type="float">
            <text:p>0.937248</text:p>
          </table:table-cell>
          <table:table-cell office:value-type="float" office:value="0.9144" calcext:value-type="float">
            <text:p>0.9144</text:p>
          </table:table-cell>
          <table:table-cell office:value-type="float" office:value="2" calcext:value-type="float">
            <text:p>2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51" calcext:value-type="float">
            <text:p>59651</text:p>
          </table:table-cell>
          <table:table-cell office:value-type="float" office:value="27024" calcext:value-type="float">
            <text:p>27024</text:p>
          </table:table-cell>
          <table:table-cell office:value-type="float" office:value="3588437797" calcext:value-type="float">
            <text:p>3588437797</text:p>
          </table:table-cell>
          <table:table-cell office:value-type="float" office:value="8779099250" calcext:value-type="float">
            <text:p>8779099250</text:p>
          </table:table-cell>
          <table:table-cell office:value-type="float" office:value="1486197" calcext:value-type="float">
            <text:p>1486197</text:p>
          </table:table-cell>
          <table:table-cell office:value-type="float" office:value="58973994" calcext:value-type="float">
            <text:p>58973994</text:p>
          </table:table-cell>
          <table:table-cell office:value-type="float" office:value="39377331" calcext:value-type="float">
            <text:p>39377331</text:p>
          </table:table-cell>
          <table:table-cell office:value-type="float" office:value="38829699" calcext:value-type="float">
            <text:p>3882969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8748" calcext:value-type="float">
            <text:p>0.408748</text:p>
          </table:table-cell>
          <table:table-cell office:value-type="float" office:value="1486197" calcext:value-type="float">
            <text:p>1486197</text:p>
          </table:table-cell>
          <table:table-cell office:value-type="float" office:value="3.935699" calcext:value-type="float">
            <text:p>3.935699</text:p>
          </table:table-cell>
          <table:table-cell office:value-type="float" office:value="2.627893" calcext:value-type="float">
            <text:p>2.627893</text:p>
          </table:table-cell>
          <table:table-cell office:value-type="float" office:value="2.591346" calcext:value-type="float">
            <text:p>2.591346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9" calcext:value-type="float">
            <text:p>59649</text:p>
          </table:table-cell>
          <table:table-cell office:value-type="float" office:value="27025" calcext:value-type="float">
            <text:p>27025</text:p>
          </table:table-cell>
          <table:table-cell office:value-type="float" office:value="3198385226" calcext:value-type="float">
            <text:p>3198385226</text:p>
          </table:table-cell>
          <table:table-cell office:value-type="float" office:value="7931263848" calcext:value-type="float">
            <text:p>7931263848</text:p>
          </table:table-cell>
          <table:table-cell office:value-type="float" office:value="1420160" calcext:value-type="float">
            <text:p>1420160</text:p>
          </table:table-cell>
          <table:table-cell office:value-type="float" office:value="53182839" calcext:value-type="float">
            <text:p>53182839</text:p>
          </table:table-cell>
          <table:table-cell office:value-type="float" office:value="35163921" calcext:value-type="float">
            <text:p>35163921</text:p>
          </table:table-cell>
          <table:table-cell office:value-type="float" office:value="34778123" calcext:value-type="float">
            <text:p>34778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3263" calcext:value-type="float">
            <text:p>0.403263</text:p>
          </table:table-cell>
          <table:table-cell office:value-type="float" office:value="1420160" calcext:value-type="float">
            <text:p>1420160</text:p>
          </table:table-cell>
          <table:table-cell office:value-type="float" office:value="3.54922" calcext:value-type="float">
            <text:p>3.54922</text:p>
          </table:table-cell>
          <table:table-cell office:value-type="float" office:value="2.346706" calcext:value-type="float">
            <text:p>2.346706</text:p>
          </table:table-cell>
          <table:table-cell office:value-type="float" office:value="2.320959" calcext:value-type="float">
            <text:p>2.320959</text:p>
          </table:table-cell>
          <table:table-cell office:value-type="float" office:value="1.51" calcext:value-type="float">
            <text:p>1.5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51" calcext:value-type="float">
            <text:p>59651</text:p>
          </table:table-cell>
          <table:table-cell office:value-type="float" office:value="27152" calcext:value-type="float">
            <text:p>27152</text:p>
          </table:table-cell>
          <table:table-cell office:value-type="float" office:value="632308419" calcext:value-type="float">
            <text:p>632308419</text:p>
          </table:table-cell>
          <table:table-cell office:value-type="float" office:value="1195297954" calcext:value-type="float">
            <text:p>1195297954</text:p>
          </table:table-cell>
          <table:table-cell office:value-type="float" office:value="413312" calcext:value-type="float">
            <text:p>413312</text:p>
          </table:table-cell>
          <table:table-cell office:value-type="float" office:value="16643797" calcext:value-type="float">
            <text:p>16643797</text:p>
          </table:table-cell>
          <table:table-cell office:value-type="float" office:value="10653030" calcext:value-type="float">
            <text:p>10653030</text:p>
          </table:table-cell>
          <table:table-cell office:value-type="float" office:value="10418482" calcext:value-type="float">
            <text:p>1041848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28997" calcext:value-type="float">
            <text:p>0.528997</text:p>
          </table:table-cell>
          <table:table-cell office:value-type="float" office:value="413312" calcext:value-type="float">
            <text:p>413312</text:p>
          </table:table-cell>
          <table:table-cell office:value-type="float" office:value="8.321898" calcext:value-type="float">
            <text:p>8.321898</text:p>
          </table:table-cell>
          <table:table-cell office:value-type="float" office:value="5.326515" calcext:value-type="float">
            <text:p>5.326515</text:p>
          </table:table-cell>
          <table:table-cell office:value-type="float" office:value="5.209241" calcext:value-type="float">
            <text:p>5.209241</text:p>
          </table:table-cell>
          <table:table-cell office:value-type="float" office:value="1.56" calcext:value-type="float">
            <text:p>1.56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7" calcext:value-type="float">
            <text:p>59647</text:p>
          </table:table-cell>
          <table:table-cell office:value-type="float" office:value="26069" calcext:value-type="float">
            <text:p>26069</text:p>
          </table:table-cell>
          <table:table-cell office:value-type="float" office:value="1210311" calcext:value-type="float">
            <text:p>1210311</text:p>
          </table:table-cell>
          <table:table-cell office:value-type="float" office:value="5307454" calcext:value-type="float">
            <text:p>5307454</text:p>
          </table:table-cell>
          <table:table-cell office:value-type="float" office:value="3617" calcext:value-type="float">
            <text:p>3617</text:p>
          </table:table-cell>
          <table:table-cell office:value-type="float" office:value="60716" calcext:value-type="float">
            <text:p>60716</text:p>
          </table:table-cell>
          <table:table-cell office:value-type="float" office:value="59945" calcext:value-type="float">
            <text:p>59945</text:p>
          </table:table-cell>
          <table:table-cell office:value-type="float" office:value="59386" calcext:value-type="float">
            <text:p>59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2804" calcext:value-type="float">
            <text:p>0.22804</text:p>
          </table:table-cell>
          <table:table-cell office:value-type="float" office:value="3617" calcext:value-type="float">
            <text:p>3617</text:p>
          </table:table-cell>
          <table:table-cell office:value-type="float" office:value="1.942912" calcext:value-type="float">
            <text:p>1.942912</text:p>
          </table:table-cell>
          <table:table-cell office:value-type="float" office:value="1.91824" calcext:value-type="float">
            <text:p>1.91824</text:p>
          </table:table-cell>
          <table:table-cell office:value-type="float" office:value="1.900352" calcext:value-type="float">
            <text:p>1.900352</text:p>
          </table:table-cell>
          <table:table-cell table:number-columns-repeated="2"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5" calcext:value-type="float">
            <text:p>59645</text:p>
          </table:table-cell>
          <table:table-cell office:value-type="float" office:value="26071" calcext:value-type="float">
            <text:p>26071</text:p>
          </table:table-cell>
          <table:table-cell office:value-type="float" office:value="1187375" calcext:value-type="float">
            <text:p>1187375</text:p>
          </table:table-cell>
          <table:table-cell office:value-type="float" office:value="2879467" calcext:value-type="float">
            <text:p>2879467</text:p>
          </table:table-cell>
          <table:table-cell office:value-type="float" office:value="351" calcext:value-type="float">
            <text:p>351</text:p>
          </table:table-cell>
          <table:table-cell office:value-type="float" office:value="59636" calcext:value-type="float">
            <text:p>59636</text:p>
          </table:table-cell>
          <table:table-cell office:value-type="float" office:value="29777" calcext:value-type="float">
            <text:p>29777</text:p>
          </table:table-cell>
          <table:table-cell office:value-type="float" office:value="29165" calcext:value-type="float">
            <text:p>29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2359" calcext:value-type="float">
            <text:p>0.412359</text:p>
          </table:table-cell>
          <table:table-cell office:value-type="float" office:value="351" calcext:value-type="float">
            <text:p>351</text:p>
          </table:table-cell>
          <table:table-cell office:value-type="float" office:value="1.908352" calcext:value-type="float">
            <text:p>1.908352</text:p>
          </table:table-cell>
          <table:table-cell office:value-type="float" office:value="0.952864" calcext:value-type="float">
            <text:p>0.952864</text:p>
          </table:table-cell>
          <table:table-cell office:value-type="float" office:value="0.93328" calcext:value-type="float">
            <text:p>0.93328</text:p>
          </table:table-cell>
          <table:table-cell office:value-type="float" office:value="2" calcext:value-type="float">
            <text:p>2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5" calcext:value-type="float">
            <text:p>59645</text:p>
          </table:table-cell>
          <table:table-cell office:value-type="float" office:value="26785" calcext:value-type="float">
            <text:p>26785</text:p>
          </table:table-cell>
          <table:table-cell office:value-type="float" office:value="2737292025" calcext:value-type="float">
            <text:p>2737292025</text:p>
          </table:table-cell>
          <table:table-cell office:value-type="float" office:value="6572980392" calcext:value-type="float">
            <text:p>6572980392</text:p>
          </table:table-cell>
          <table:table-cell office:value-type="float" office:value="1293858" calcext:value-type="float">
            <text:p>1293858</text:p>
          </table:table-cell>
          <table:table-cell office:value-type="float" office:value="50232684" calcext:value-type="float">
            <text:p>50232684</text:p>
          </table:table-cell>
          <table:table-cell office:value-type="float" office:value="33183909" calcext:value-type="float">
            <text:p>33183909</text:p>
          </table:table-cell>
          <table:table-cell office:value-type="float" office:value="32735669" calcext:value-type="float">
            <text:p>32735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6446" calcext:value-type="float">
            <text:p>0.416446</text:p>
          </table:table-cell>
          <table:table-cell office:value-type="float" office:value="1293858" calcext:value-type="float">
            <text:p>1293858</text:p>
          </table:table-cell>
          <table:table-cell office:value-type="float" office:value="4.50265" calcext:value-type="float">
            <text:p>4.50265</text:p>
          </table:table-cell>
          <table:table-cell office:value-type="float" office:value="2.974468" calcext:value-type="float">
            <text:p>2.974468</text:p>
          </table:table-cell>
          <table:table-cell office:value-type="float" office:value="2.934289" calcext:value-type="float">
            <text:p>2.934289</text:p>
          </table:table-cell>
          <table:table-cell office:value-type="float" office:value="1.51" calcext:value-type="float">
            <text:p>1.5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7" calcext:value-type="float">
            <text:p>59647</text:p>
          </table:table-cell>
          <table:table-cell office:value-type="float" office:value="26784" calcext:value-type="float">
            <text:p>26784</text:p>
          </table:table-cell>
          <table:table-cell office:value-type="float" office:value="2217349814" calcext:value-type="float">
            <text:p>2217349814</text:p>
          </table:table-cell>
          <table:table-cell office:value-type="float" office:value="5573701927" calcext:value-type="float">
            <text:p>5573701927</text:p>
          </table:table-cell>
          <table:table-cell office:value-type="float" office:value="1026288" calcext:value-type="float">
            <text:p>1026288</text:p>
          </table:table-cell>
          <table:table-cell office:value-type="float" office:value="36647549" calcext:value-type="float">
            <text:p>36647549</text:p>
          </table:table-cell>
          <table:table-cell office:value-type="float" office:value="24292765" calcext:value-type="float">
            <text:p>24292765</text:p>
          </table:table-cell>
          <table:table-cell office:value-type="float" office:value="24021888" calcext:value-type="float">
            <text:p>2402188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97824" calcext:value-type="float">
            <text:p>0.397824</text:p>
          </table:table-cell>
          <table:table-cell office:value-type="float" office:value="1026288" calcext:value-type="float">
            <text:p>1026288</text:p>
          </table:table-cell>
          <table:table-cell office:value-type="float" office:value="3.28034" calcext:value-type="float">
            <text:p>3.28034</text:p>
          </table:table-cell>
          <table:table-cell office:value-type="float" office:value="2.174457" calcext:value-type="float">
            <text:p>2.174457</text:p>
          </table:table-cell>
          <table:table-cell office:value-type="float" office:value="2.150211" calcext:value-type="float">
            <text:p>2.150211</text:p>
          </table:table-cell>
          <table:table-cell office:value-type="float" office:value="1.51" calcext:value-type="float">
            <text:p>1.5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5" calcext:value-type="float">
            <text:p>59645</text:p>
          </table:table-cell>
          <table:table-cell office:value-type="float" office:value="26841" calcext:value-type="float">
            <text:p>26841</text:p>
          </table:table-cell>
          <table:table-cell office:value-type="float" office:value="5163525" calcext:value-type="float">
            <text:p>5163525</text:p>
          </table:table-cell>
          <table:table-cell office:value-type="float" office:value="12759799" calcext:value-type="float">
            <text:p>12759799</text:p>
          </table:table-cell>
          <table:table-cell office:value-type="float" office:value="29451" calcext:value-type="float">
            <text:p>29451</text:p>
          </table:table-cell>
          <table:table-cell office:value-type="float" office:value="813" calcext:value-type="float">
            <text:p>813</text:p>
          </table:table-cell>
          <table:table-cell office:value-type="float" office:value="1675" calcext:value-type="float">
            <text:p>1675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4671" calcext:value-type="float">
            <text:p>0.404671</text:p>
          </table:table-cell>
          <table:table-cell office:value-type="float" office:value="29451" calcext:value-type="float">
            <text:p>29451</text:p>
          </table:table-cell>
          <table:table-cell office:value-type="float" office:value="0.000929" calcext:value-type="float">
            <text:p>0.000929</text:p>
          </table:table-cell>
          <table:table-cell office:value-type="float" office:value="0.001914" calcext:value-type="float">
            <text:p>0.001914</text:p>
          </table:table-cell>
          <table:table-cell office:value-type="float" office:value="0.000249" calcext:value-type="float">
            <text:p>0.000249</text:p>
          </table:table-cell>
          <table:table-cell office:value-type="float" office:value="0.49" calcext:value-type="float">
            <text:p>0.49</text:p>
          </table:table-cell>
          <table:table-cell office:value-type="float" office:value="7.68" calcext:value-type="float">
            <text:p>7.68</text:p>
          </table:table-cell>
        </table:table-row>
        <table:table-row table:style-name="ro1">
          <table:table-cell office:value-type="float" office:value="59643" calcext:value-type="float">
            <text:p>59643</text:p>
          </table:table-cell>
          <table:table-cell office:value-type="float" office:value="26066" calcext:value-type="float">
            <text:p>26066</text:p>
          </table:table-cell>
          <table:table-cell office:value-type="float" office:value="2337490" calcext:value-type="float">
            <text:p>2337490</text:p>
          </table:table-cell>
          <table:table-cell office:value-type="float" office:value="3138161" calcext:value-type="float">
            <text:p>3138161</text:p>
          </table:table-cell>
          <table:table-cell office:value-type="float" office:value="635" calcext:value-type="float">
            <text:p>635</text:p>
          </table:table-cell>
          <table:table-cell office:value-type="float" office:value="117410" calcext:value-type="float">
            <text:p>117410</text:p>
          </table:table-cell>
          <table:table-cell office:value-type="float" office:value="58521" calcext:value-type="float">
            <text:p>58521</text:p>
          </table:table-cell>
          <table:table-cell office:value-type="float" office:value="57062" calcext:value-type="float">
            <text:p>57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486" calcext:value-type="float">
            <text:p>0.74486</text:p>
          </table:table-cell>
          <table:table-cell office:value-type="float" office:value="635" calcext:value-type="float">
            <text:p>635</text:p>
          </table:table-cell>
          <table:table-cell office:value-type="float" office:value="3.75712" calcext:value-type="float">
            <text:p>3.75712</text:p>
          </table:table-cell>
          <table:table-cell office:value-type="float" office:value="1.872672" calcext:value-type="float">
            <text:p>1.872672</text:p>
          </table:table-cell>
          <table:table-cell office:value-type="float" office:value="1.825984" calcext:value-type="float">
            <text:p>1.825984</text:p>
          </table:table-cell>
          <table:table-cell office:value-type="float" office:value="2.01" calcext:value-type="float">
            <text:p>2.01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59641" calcext:value-type="float">
            <text:p>59641</text:p>
          </table:table-cell>
          <table:table-cell office:value-type="float" office:value="26066" calcext:value-type="float">
            <text:p>26066</text:p>
          </table:table-cell>
          <table:table-cell office:value-type="float" office:value="689875" calcext:value-type="float">
            <text:p>689875</text:p>
          </table:table-cell>
          <table:table-cell office:value-type="float" office:value="1677764" calcext:value-type="float">
            <text:p>1677764</text:p>
          </table:table-cell>
          <table:table-cell office:value-type="float" office:value="1905" calcext:value-type="float">
            <text:p>1905</text:p>
          </table:table-cell>
          <table:table-cell office:value-type="float" office:value="34616" calcext:value-type="float">
            <text:p>34616</text:p>
          </table:table-cell>
          <table:table-cell office:value-type="float" office:value="33978" calcext:value-type="float">
            <text:p>33978</text:p>
          </table:table-cell>
          <table:table-cell office:value-type="float" office:value="33559" calcext:value-type="float">
            <text:p>33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1187" calcext:value-type="float">
            <text:p>0.411187</text:p>
          </table:table-cell>
          <table:table-cell office:value-type="float" office:value="1905" calcext:value-type="float">
            <text:p>1905</text:p>
          </table:table-cell>
          <table:table-cell office:value-type="float" office:value="1.107712" calcext:value-type="float">
            <text:p>1.107712</text:p>
          </table:table-cell>
          <table:table-cell office:value-type="float" office:value="1.087296" calcext:value-type="float">
            <text:p>1.087296</text:p>
          </table:table-cell>
          <table:table-cell office:value-type="float" office:value="1.073888" calcext:value-type="float">
            <text:p>1.073888</text:p>
          </table:table-cell>
          <table:table-cell office:value-type="float" office:value="1.02" calcext:value-type="float">
            <text:p>1.02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3" calcext:value-type="float">
            <text:p>59643</text:p>
          </table:table-cell>
          <table:table-cell office:value-type="float" office:value="26068" calcext:value-type="float">
            <text:p>26068</text:p>
          </table:table-cell>
          <table:table-cell office:value-type="float" office:value="2210431" calcext:value-type="float">
            <text:p>2210431</text:p>
          </table:table-cell>
          <table:table-cell office:value-type="float" office:value="2992714" calcext:value-type="float">
            <text:p>2992714</text:p>
          </table:table-cell>
          <table:table-cell office:value-type="float" office:value="737" calcext:value-type="float">
            <text:p>737</text:p>
          </table:table-cell>
          <table:table-cell office:value-type="float" office:value="111043" calcext:value-type="float">
            <text:p>111043</text:p>
          </table:table-cell>
          <table:table-cell office:value-type="float" office:value="55361" calcext:value-type="float">
            <text:p>55361</text:p>
          </table:table-cell>
          <table:table-cell office:value-type="float" office:value="54076" calcext:value-type="float">
            <text:p>54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38604" calcext:value-type="float">
            <text:p>0.738604</text:p>
          </table:table-cell>
          <table:table-cell office:value-type="float" office:value="737" calcext:value-type="float">
            <text:p>737</text:p>
          </table:table-cell>
          <table:table-cell office:value-type="float" office:value="3.553376" calcext:value-type="float">
            <text:p>3.553376</text:p>
          </table:table-cell>
          <table:table-cell office:value-type="float" office:value="1.771552" calcext:value-type="float">
            <text:p>1.771552</text:p>
          </table:table-cell>
          <table:table-cell office:value-type="float" office:value="1.730432" calcext:value-type="float">
            <text:p>1.730432</text:p>
          </table:table-cell>
          <table:table-cell office:value-type="float" office:value="2.01" calcext:value-type="float">
            <text:p>2.0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1" calcext:value-type="float">
            <text:p>59641</text:p>
          </table:table-cell>
          <table:table-cell office:value-type="float" office:value="26068" calcext:value-type="float">
            <text:p>26068</text:p>
          </table:table-cell>
          <table:table-cell office:value-type="float" office:value="602807" calcext:value-type="float">
            <text:p>602807</text:p>
          </table:table-cell>
          <table:table-cell office:value-type="float" office:value="1541739" calcext:value-type="float">
            <text:p>1541739</text:p>
          </table:table-cell>
          <table:table-cell office:value-type="float" office:value="1649" calcext:value-type="float">
            <text:p>1649</text:p>
          </table:table-cell>
          <table:table-cell office:value-type="float" office:value="30259" calcext:value-type="float">
            <text:p>30259</text:p>
          </table:table-cell>
          <table:table-cell office:value-type="float" office:value="29859" calcext:value-type="float">
            <text:p>29859</text:p>
          </table:table-cell>
          <table:table-cell office:value-type="float" office:value="29462" calcext:value-type="float">
            <text:p>29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90992" calcext:value-type="float">
            <text:p>0.390992</text:p>
          </table:table-cell>
          <table:table-cell office:value-type="float" office:value="1649" calcext:value-type="float">
            <text:p>1649</text:p>
          </table:table-cell>
          <table:table-cell office:value-type="float" office:value="0.968288" calcext:value-type="float">
            <text:p>0.968288</text:p>
          </table:table-cell>
          <table:table-cell office:value-type="float" office:value="0.955488" calcext:value-type="float">
            <text:p>0.955488</text:p>
          </table:table-cell>
          <table:table-cell office:value-type="float" office:value="0.942784" calcext:value-type="float">
            <text:p>0.942784</text:p>
          </table:table-cell>
          <table:table-cell table:number-columns-repeated="2"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643" calcext:value-type="float">
            <text:p>59643</text:p>
          </table:table-cell>
          <table:table-cell office:value-type="float" office:value="26665" calcext:value-type="float">
            <text:p>26665</text:p>
          </table:table-cell>
          <table:table-cell office:value-type="float" office:value="2290317510" calcext:value-type="float">
            <text:p>2290317510</text:p>
          </table:table-cell>
          <table:table-cell office:value-type="float" office:value="5365885281" calcext:value-type="float">
            <text:p>5365885281</text:p>
          </table:table-cell>
          <table:table-cell office:value-type="float" office:value="921342" calcext:value-type="float">
            <text:p>921342</text:p>
          </table:table-cell>
          <table:table-cell office:value-type="float" office:value="35377808" calcext:value-type="float">
            <text:p>35377808</text:p>
          </table:table-cell>
          <table:table-cell office:value-type="float" office:value="23440021" calcext:value-type="float">
            <text:p>23440021</text:p>
          </table:table-cell>
          <table:table-cell office:value-type="float" office:value="23092401" calcext:value-type="float">
            <text:p>2309240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829" calcext:value-type="float">
            <text:p>0.426829</text:p>
          </table:table-cell>
          <table:table-cell office:value-type="float" office:value="921342" calcext:value-type="float">
            <text:p>921342</text:p>
          </table:table-cell>
          <table:table-cell office:value-type="float" office:value="3.792596" calcext:value-type="float">
            <text:p>3.792596</text:p>
          </table:table-cell>
          <table:table-cell office:value-type="float" office:value="2.512833" calcext:value-type="float">
            <text:p>2.512833</text:p>
          </table:table-cell>
          <table:table-cell office:value-type="float" office:value="2.475567" calcext:value-type="float">
            <text:p>2.475567</text:p>
          </table:table-cell>
          <table:table-cell office:value-type="float" office:value="1.51" calcext:value-type="float">
            <text:p>1.5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1" calcext:value-type="float">
            <text:p>59641</text:p>
          </table:table-cell>
          <table:table-cell office:value-type="float" office:value="26665" calcext:value-type="float">
            <text:p>26665</text:p>
          </table:table-cell>
          <table:table-cell office:value-type="float" office:value="2015270445" calcext:value-type="float">
            <text:p>2015270445</text:p>
          </table:table-cell>
          <table:table-cell office:value-type="float" office:value="4792197636" calcext:value-type="float">
            <text:p>4792197636</text:p>
          </table:table-cell>
          <table:table-cell office:value-type="float" office:value="822777" calcext:value-type="float">
            <text:p>822777</text:p>
          </table:table-cell>
          <table:table-cell office:value-type="float" office:value="30696591" calcext:value-type="float">
            <text:p>30696591</text:p>
          </table:table-cell>
          <table:table-cell office:value-type="float" office:value="20438235" calcext:value-type="float">
            <text:p>20438235</text:p>
          </table:table-cell>
          <table:table-cell office:value-type="float" office:value="20128300" calcext:value-type="float">
            <text:p>20128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0532" calcext:value-type="float">
            <text:p>0.420532</text:p>
          </table:table-cell>
          <table:table-cell office:value-type="float" office:value="822777" calcext:value-type="float">
            <text:p>822777</text:p>
          </table:table-cell>
          <table:table-cell office:value-type="float" office:value="3.290757" calcext:value-type="float">
            <text:p>3.290757</text:p>
          </table:table-cell>
          <table:table-cell office:value-type="float" office:value="2.191034" calcext:value-type="float">
            <text:p>2.191034</text:p>
          </table:table-cell>
          <table:table-cell office:value-type="float" office:value="2.157808" calcext:value-type="float">
            <text:p>2.157808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43" calcext:value-type="float">
            <text:p>59643</text:p>
          </table:table-cell>
          <table:table-cell office:value-type="float" office:value="26677" calcext:value-type="float">
            <text:p>26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5600" calcext:value-type="float">
            <text:p>5600</text:p>
          </table:table-cell>
          <table:table-cell table:number-columns-repeated="2" office:value-type="float" office:value="0.000171" calcext:value-type="float">
            <text:p>0.000171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1" calcext:value-type="float">
            <text:p>1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59715" calcext:value-type="float">
            <text:p>59715</text:p>
          </table:table-cell>
          <table:table-cell office:value-type="float" office:value="3" calcext:value-type="float">
            <text:p>3</text:p>
          </table:table-cell>
          <table:table-cell office:value-type="float" office:value="86594" calcext:value-type="float">
            <text:p>86594</text:p>
          </table:table-cell>
          <table:table-cell office:value-type="float" office:value="595838" calcext:value-type="float">
            <text:p>5958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45331" calcext:value-type="float">
            <text:p>0.145331</text:p>
          </table:table-cell>
          <table:table-cell office:value-type="float" office:value="0" calcext:value-type="float">
            <text:p>0</text:p>
          </table:table-cell>
          <table:table-cell office:value-type="float" office:value="0.000021" calcext:value-type="float">
            <text:p>0.00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 text:c="6"/>inf <text:s/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17" calcext:value-type="float">
            <text:p>59717</text:p>
          </table:table-cell>
          <table:table-cell office:value-type="float" office:value="3" calcext:value-type="float">
            <text:p>3</text:p>
          </table:table-cell>
          <table:table-cell office:value-type="float" office:value="50820" calcext:value-type="float">
            <text:p>50820</text:p>
          </table:table-cell>
          <table:table-cell office:value-type="float" office:value="354451" calcext:value-type="float">
            <text:p>35445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43377" calcext:value-type="float">
            <text:p>0.14337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15" calcext:value-type="float">
            <text:p>59715</text:p>
          </table:table-cell>
          <table:table-cell office:value-type="float" office:value="5" calcext:value-type="float">
            <text:p>5</text:p>
          </table:table-cell>
          <table:table-cell office:value-type="float" office:value="80970" calcext:value-type="float">
            <text:p>80970</text:p>
          </table:table-cell>
          <table:table-cell office:value-type="float" office:value="551873" calcext:value-type="float">
            <text:p>55187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46719" calcext:value-type="float">
            <text:p>0.146719</text:p>
          </table:table-cell>
          <table:table-cell office:value-type="float" office:value="6" calcext:value-type="float">
            <text:p>6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<text:s text:c="6"/>inf <text:s/></text:p>
          </table:table-cell>
        </table:table-row>
        <table:table-row table:style-name="ro1">
          <table:table-cell office:value-type="float" office:value="59717" calcext:value-type="float">
            <text:p>59717</text:p>
          </table:table-cell>
          <table:table-cell office:value-type="float" office:value="6" calcext:value-type="float">
            <text:p>6</text:p>
          </table:table-cell>
          <table:table-cell office:value-type="float" office:value="48025" calcext:value-type="float">
            <text:p>48025</text:p>
          </table:table-cell>
          <table:table-cell office:value-type="float" office:value="332195" calcext:value-type="float">
            <text:p>33219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44569" calcext:value-type="float">
            <text:p>0.14456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00043" calcext:value-type="float">
            <text:p>0.0000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inf <text:s/></text:p>
          </table:table-cell>
        </table:table-row>
        <table:table-row table:style-name="ro1">
          <table:table-cell office:value-type="float" office:value="59715" calcext:value-type="float">
            <text:p>59715</text:p>
          </table:table-cell>
          <table:table-cell office:value-type="float" office:value="1008" calcext:value-type="float">
            <text:p>1008</text:p>
          </table:table-cell>
          <table:table-cell office:value-type="float" office:value="2893990630" calcext:value-type="float">
            <text:p>2893990630</text:p>
          </table:table-cell>
          <table:table-cell office:value-type="float" office:value="8887370795" calcext:value-type="float">
            <text:p>8887370795</text:p>
          </table:table-cell>
          <table:table-cell office:value-type="float" office:value="2828013" calcext:value-type="float">
            <text:p>2828013</text:p>
          </table:table-cell>
          <table:table-cell office:value-type="float" office:value="122672308" calcext:value-type="float">
            <text:p>122672308</text:p>
          </table:table-cell>
          <table:table-cell office:value-type="float" office:value="82128461" calcext:value-type="float">
            <text:p>82128461</text:p>
          </table:table-cell>
          <table:table-cell office:value-type="float" office:value="80759519" calcext:value-type="float">
            <text:p>8075951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2563" calcext:value-type="float">
            <text:p>0.32563</text:p>
          </table:table-cell>
          <table:table-cell office:value-type="float" office:value="2828013" calcext:value-type="float">
            <text:p>2828013</text:p>
          </table:table-cell>
          <table:table-cell office:value-type="float" office:value="7.827545" calcext:value-type="float">
            <text:p>7.827545</text:p>
          </table:table-cell>
          <table:table-cell office:value-type="float" office:value="5.2405" calcext:value-type="float">
            <text:p>5.2405</text:p>
          </table:table-cell>
          <table:table-cell office:value-type="float" office:value="5.15315" calcext:value-type="float">
            <text:p>5.15315</text:p>
          </table:table-cell>
          <table:table-cell office:value-type="float" office:value="1.49" calcext:value-type="float">
            <text:p>1.49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717" calcext:value-type="float">
            <text:p>59717</text:p>
          </table:table-cell>
          <table:table-cell office:value-type="float" office:value="1009" calcext:value-type="float">
            <text:p>1009</text:p>
          </table:table-cell>
          <table:table-cell office:value-type="float" office:value="2893414247" calcext:value-type="float">
            <text:p>2893414247</text:p>
          </table:table-cell>
          <table:table-cell office:value-type="float" office:value="8886799142" calcext:value-type="float">
            <text:p>8886799142</text:p>
          </table:table-cell>
          <table:table-cell office:value-type="float" office:value="2816200" calcext:value-type="float">
            <text:p>2816200</text:p>
          </table:table-cell>
          <table:table-cell office:value-type="float" office:value="122660548" calcext:value-type="float">
            <text:p>122660548</text:p>
          </table:table-cell>
          <table:table-cell office:value-type="float" office:value="82246135" calcext:value-type="float">
            <text:p>82246135</text:p>
          </table:table-cell>
          <table:table-cell office:value-type="float" office:value="80783203" calcext:value-type="float">
            <text:p>80783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25586" calcext:value-type="float">
            <text:p>0.325586</text:p>
          </table:table-cell>
          <table:table-cell office:value-type="float" office:value="2816200" calcext:value-type="float">
            <text:p>2816200</text:p>
          </table:table-cell>
          <table:table-cell office:value-type="float" office:value="7.826795" calcext:value-type="float">
            <text:p>7.826795</text:p>
          </table:table-cell>
          <table:table-cell office:value-type="float" office:value="5.248009" calcext:value-type="float">
            <text:p>5.248009</text:p>
          </table:table-cell>
          <table:table-cell office:value-type="float" office:value="5.154661" calcext:value-type="float">
            <text:p>5.154661</text:p>
          </table:table-cell>
          <table:table-cell office:value-type="float" office:value="1.49" calcext:value-type="float">
            <text:p>1.49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719" calcext:value-type="float">
            <text:p>59719</text:p>
          </table:table-cell>
          <table:table-cell office:value-type="float" office:value="249" calcext:value-type="float">
            <text:p>249</text:p>
          </table:table-cell>
          <table:table-cell office:value-type="float" office:value="976514977" calcext:value-type="float">
            <text:p>976514977</text:p>
          </table:table-cell>
          <table:table-cell office:value-type="float" office:value="1999346842" calcext:value-type="float">
            <text:p>1999346842</text:p>
          </table:table-cell>
          <table:table-cell office:value-type="float" office:value="895943" calcext:value-type="float">
            <text:p>895943</text:p>
          </table:table-cell>
          <table:table-cell office:value-type="float" office:value="36216096" calcext:value-type="float">
            <text:p>36216096</text:p>
          </table:table-cell>
          <table:table-cell office:value-type="float" office:value="23984145" calcext:value-type="float">
            <text:p>23984145</text:p>
          </table:table-cell>
          <table:table-cell office:value-type="float" office:value="23431235" calcext:value-type="float">
            <text:p>23431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88417" calcext:value-type="float">
            <text:p>0.488417</text:p>
          </table:table-cell>
          <table:table-cell office:value-type="float" office:value="895943" calcext:value-type="float">
            <text:p>895943</text:p>
          </table:table-cell>
          <table:table-cell office:value-type="float" office:value="9.308555" calcext:value-type="float">
            <text:p>9.308555</text:p>
          </table:table-cell>
          <table:table-cell office:value-type="float" office:value="6.164599" calcext:value-type="float">
            <text:p>6.164599</text:p>
          </table:table-cell>
          <table:table-cell office:value-type="float" office:value="6.022486" calcext:value-type="float">
            <text:p>6.022486</text:p>
          </table:table-cell>
          <table:table-cell office:value-type="float" office:value="1.51" calcext:value-type="float">
            <text:p>1.5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651" calcext:value-type="float">
            <text:p>59651</text:p>
          </table:table-cell>
          <table:table-cell office:value-type="float" office:value="27402" calcext:value-type="float">
            <text:p>27402</text:p>
          </table:table-cell>
          <table:table-cell office:value-type="float" office:value="914127356" calcext:value-type="float">
            <text:p>914127356</text:p>
          </table:table-cell>
          <table:table-cell office:value-type="float" office:value="2212334809" calcext:value-type="float">
            <text:p>2212334809</text:p>
          </table:table-cell>
          <table:table-cell office:value-type="float" office:value="378997" calcext:value-type="float">
            <text:p>378997</text:p>
          </table:table-cell>
          <table:table-cell office:value-type="float" office:value="13244822" calcext:value-type="float">
            <text:p>13244822</text:p>
          </table:table-cell>
          <table:table-cell office:value-type="float" office:value="9032549" calcext:value-type="float">
            <text:p>9032549</text:p>
          </table:table-cell>
          <table:table-cell office:value-type="float" office:value="8904287" calcext:value-type="float">
            <text:p>890428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3196" calcext:value-type="float">
            <text:p>0.413196</text:p>
          </table:table-cell>
          <table:table-cell office:value-type="float" office:value="378997" calcext:value-type="float">
            <text:p>378997</text:p>
          </table:table-cell>
          <table:table-cell office:value-type="float" office:value="3.390674" calcext:value-type="float">
            <text:p>3.390674</text:p>
          </table:table-cell>
          <table:table-cell office:value-type="float" office:value="2.312333" calcext:value-type="float">
            <text:p>2.312333</text:p>
          </table:table-cell>
          <table:table-cell office:value-type="float" office:value="2.279497" calcext:value-type="float">
            <text:p>2.279497</text:p>
          </table:table-cell>
          <table:table-cell office:value-type="float" office:value="1.47" calcext:value-type="float">
            <text:p>1.47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9719" calcext:value-type="float">
            <text:p>59719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3" calcext:value-type="float">
            <text:p>12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1233" calcext:value-type="float">
            <text:p>123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2798672152" calcext:value-type="float">
            <text:p>2798672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7" calcext:value-type="float">
            <text:p>34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.84467440693058E+019" calcext:value-type="float">
            <text:p>1844674406930580000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3477" calcext:value-type="float">
            <text:p>347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19" calcext:value-type="float">
            <text:p>59719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840" calcext:value-type="float">
            <text:p>84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23" calcext:value-type="float">
            <text:p>59723</text:p>
          </table:table-cell>
          <table:table-cell office:value-type="float" office:value="2798672153" calcext:value-type="float">
            <text:p>2798672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.84464629686975E+019" calcext:value-type="float">
            <text:p>1844646296869750000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840" calcext:value-type="float">
            <text:p>84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19" calcext:value-type="float">
            <text:p>5971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44" calcext:value-type="float">
            <text:p>50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5044" calcext:value-type="float">
            <text:p>504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25" calcext:value-type="float">
            <text:p>59725</text:p>
          </table:table-cell>
          <table:table-cell office:value-type="float" office:value="2798672155" calcext:value-type="float">
            <text:p>2798672155</text:p>
          </table:table-cell>
          <table:table-cell office:value-type="float" office:value="4942" calcext:value-type="float">
            <text:p>4942</text:p>
          </table:table-cell>
          <table:table-cell office:value-type="float" office:value="59874" calcext:value-type="float">
            <text:p>59874</text:p>
          </table:table-cell>
          <table:table-cell office:value-type="float" office:value="7474" calcext:value-type="float">
            <text:p>7474</text:p>
          </table:table-cell>
          <table:table-cell office:value-type="float" office:value="302" calcext:value-type="float">
            <text:p>302</text:p>
          </table:table-cell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.84467440735646E+019" calcext:value-type="float">
            <text:p>18446744073564600000</text:p>
          </table:table-cell>
          <table:table-cell office:value-type="string" calcext:value-type="string">
            <text:p><text:s text:c="14"/></text:p>
          </table:table-cell>
          <table:table-cell office:value-type="float" office:value="0.08254" calcext:value-type="float">
            <text:p>0.08254</text:p>
          </table:table-cell>
          <table:table-cell office:value-type="float" office:value="7474" calcext:value-type="float">
            <text:p>7474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59719" calcext:value-type="float">
            <text:p>59719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1056" calcext:value-type="float">
            <text:p>105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27" calcext:value-type="float">
            <text:p>59727</text:p>
          </table:table-cell>
          <table:table-cell office:value-type="float" office:value="2798672157" calcext:value-type="float">
            <text:p>2798672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.8446462909532E+019" calcext:value-type="float">
            <text:p>1844646290953200000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1057" calcext:value-type="float">
            <text:p>105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15" calcext:value-type="float">
            <text:p>59715</text:p>
          </table:table-cell>
          <table:table-cell office:value-type="float" office:value="2270" calcext:value-type="float">
            <text:p>2270</text:p>
          </table:table-cell>
          <table:table-cell office:value-type="float" office:value="125" calcext:value-type="float">
            <text:p>125</text:p>
          </table:table-cell>
          <table:table-cell office:value-type="float" office:value="20832" calcext:value-type="float">
            <text:p>20832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06" calcext:value-type="float">
            <text:p>0.006</text:p>
          </table:table-cell>
          <table:table-cell office:value-type="float" office:value="60" calcext:value-type="float">
            <text:p>60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43" calcext:value-type="float">
            <text:p>0.43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59717" calcext:value-type="float">
            <text:p>59717</text:p>
          </table:table-cell>
          <table:table-cell office:value-type="float" office:value="2272" calcext:value-type="float">
            <text:p>227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19" calcext:value-type="float">
            <text:p>59719</text:p>
          </table:table-cell>
          <table:table-cell office:value-type="float" office:value="261" calcext:value-type="float">
            <text:p>26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table:number-columns-repeated="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3:01:49.690709750</meta:creation-date>
    <dc:date>2015-10-27T03:02:19.193795948</dc:date>
    <meta:editing-duration>P0D</meta:editing-duration>
    <meta:editing-cycles>1</meta:editing-cycles>
    <meta:document-statistic meta:table-count="1" meta:cell-count="5000" meta:object-count="0"/>
    <meta:generator>LibreOffice/4.2.8.2$Linux_X86_64 LibreOffice_project/420m0$Build-2</meta:generator>
  </office:meta>
</office:document-meta>
</file>